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2.04mm" svg:y="1071.18mm">
            <draw:object draw:notify-on-update-of-ranges="Sheet1.B238:Sheet1.B463 Sheet1.C238:Sheet1.C463 Sheet1.B238:Sheet1.B463 Sheet1.D238:Sheet1.D4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3.99mm" svg:y="1070.5mm">
            <draw:object draw:notify-on-update-of-ranges="Sheet1.M238:Sheet1.M463 Sheet1.N238:Sheet1.N463 Sheet1.M238:Sheet1.M463 Sheet1.O238:Sheet1.O4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.24mm" svg:y="3185.6mm">
            <draw:object draw:notify-on-update-of-ranges="Sheet1.B475:Sheet1.B700 Sheet1.C475:Sheet1.C700 Sheet1.B475:Sheet1.B700 Sheet1.D475:Sheet1.D7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O</text:p>
          </table:table-cell>
          <table:table-cell/>
          <table:table-cell office:value-type="string" calcext:value-type="string">
            <text:p>UNO</text:p>
          </table:table-cell>
          <table:table-cell/>
          <table:table-cell office:value-type="string" calcext:value-type="string">
            <text:p>UN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CNT1 - 8192</text:p>
          </table:table-cell>
          <table:table-cell table:number-columns-repeated="8"/>
          <table:table-cell office:value-type="string" calcext:value-type="string">
            <text:p>Plot c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ERROR %</text:p>
          </table:table-cell>
          <table:table-cell/>
          <table:table-cell office:value-type="string" calcext:value-type="string">
            <text:p>TCNT1</text:p>
          </table:table-cell>
          <table:table-cell/>
          <table:table-cell office:value-type="string" calcext:value-type="string">
            <text:p>TCNT1 – ERROR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3817" calcext:value-type="float">
            <text:p>-3817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4375" calcext:value-type="float">
            <text:p>4375</text:p>
          </table:table-cell>
          <table:table-cell/>
          <table:table-cell table:formula="of:=[.F5]-[.C5]" office:value-type="float" office:value="8192" calcext:value-type="float">
            <text:p>81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9049" calcext:value-type="float">
            <text:p>-29049</text:p>
          </table:table-cell>
          <table:table-cell table:style-name="ce1" office:value-type="percentage" office:value="-0.46" calcext:value-type="percentage">
            <text:p>-4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3809" calcext:value-type="float">
            <text:p>-3809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4383" calcext:value-type="float">
            <text:p>4383</text:p>
          </table:table-cell>
          <table:table-cell/>
          <table:table-cell table:formula="of:=[.F6]-[.C6]" office:value-type="float" office:value="8192" calcext:value-type="float">
            <text:p>8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8993" calcext:value-type="float">
            <text:p>-28993</text:p>
          </table:table-cell>
          <table:table-cell table:style-name="ce1" office:value-type="percentage" office:value="-0.46" calcext:value-type="percentage">
            <text:p>-4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3783" calcext:value-type="float">
            <text:p>-378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4409" calcext:value-type="float">
            <text:p>4409</text:p>
          </table:table-cell>
          <table:table-cell/>
          <table:table-cell table:formula="of:=[.F7]-[.C7]" office:value-type="float" office:value="8192" calcext:value-type="float">
            <text:p>819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8801" calcext:value-type="float">
            <text:p>-28801</text:p>
          </table:table-cell>
          <table:table-cell table:style-name="ce1" office:value-type="percentage" office:value="-0.46" calcext:value-type="percentage">
            <text:p>-4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3755" calcext:value-type="float">
            <text:p>-3755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4437" calcext:value-type="float">
            <text:p>4437</text:p>
          </table:table-cell>
          <table:table-cell/>
          <table:table-cell table:formula="of:=[.F8]-[.C8]" office:value-type="float" office:value="8192" calcext:value-type="float">
            <text:p>819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8655" calcext:value-type="float">
            <text:p>-28655</text:p>
          </table:table-cell>
          <table:table-cell table:style-name="ce1" office:value-type="percentage" office:value="-0.45" calcext:value-type="percentage">
            <text:p>-4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3731" calcext:value-type="float">
            <text:p>-3731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4461" calcext:value-type="float">
            <text:p>4461</text:p>
          </table:table-cell>
          <table:table-cell/>
          <table:table-cell table:formula="of:=[.F9]-[.C9]" office:value-type="float" office:value="8192" calcext:value-type="float">
            <text:p>81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8469" calcext:value-type="float">
            <text:p>-28469</text:p>
          </table:table-cell>
          <table:table-cell table:style-name="ce1" office:value-type="percentage" office:value="-0.45" calcext:value-type="percentage">
            <text:p>-4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3717" calcext:value-type="float">
            <text:p>-3717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4475" calcext:value-type="float">
            <text:p>4475</text:p>
          </table:table-cell>
          <table:table-cell/>
          <table:table-cell table:formula="of:=[.F10]-[.C10]" office:value-type="float" office:value="8192" calcext:value-type="float">
            <text:p>81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335" calcext:value-type="float">
            <text:p>-28335</text:p>
          </table:table-cell>
          <table:table-cell table:style-name="ce1" office:value-type="percentage" office:value="-0.45" calcext:value-type="percentage">
            <text:p>-4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3691" calcext:value-type="float">
            <text:p>-3691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4501" calcext:value-type="float">
            <text:p>4501</text:p>
          </table:table-cell>
          <table:table-cell/>
          <table:table-cell table:formula="of:=[.F11]-[.C11]" office:value-type="float" office:value="8192" calcext:value-type="float">
            <text:p>819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8143" calcext:value-type="float">
            <text:p>-28143</text:p>
          </table:table-cell>
          <table:table-cell table:style-name="ce1" office:value-type="percentage" office:value="-0.45" calcext:value-type="percentage">
            <text:p>-4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669" calcext:value-type="float">
            <text:p>-3669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4523" calcext:value-type="float">
            <text:p>4523</text:p>
          </table:table-cell>
          <table:table-cell/>
          <table:table-cell table:formula="of:=[.F12]-[.C12]" office:value-type="float" office:value="8192" calcext:value-type="float">
            <text:p>819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7993" calcext:value-type="float">
            <text:p>-27993</text:p>
          </table:table-cell>
          <table:table-cell table:style-name="ce1" office:value-type="percentage" office:value="-0.44" calcext:value-type="percentage">
            <text:p>-4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3645" calcext:value-type="float">
            <text:p>-3645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4547" calcext:value-type="float">
            <text:p>4547</text:p>
          </table:table-cell>
          <table:table-cell/>
          <table:table-cell table:formula="of:=[.F13]-[.C13]" office:value-type="float" office:value="8192" calcext:value-type="float">
            <text:p>81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7767" calcext:value-type="float">
            <text:p>-27767</text:p>
          </table:table-cell>
          <table:table-cell table:style-name="ce1" office:value-type="percentage" office:value="-0.44" calcext:value-type="percentage">
            <text:p>-4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3646" calcext:value-type="float">
            <text:p>-3646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4546" calcext:value-type="float">
            <text:p>4546</text:p>
          </table:table-cell>
          <table:table-cell/>
          <table:table-cell table:formula="of:=[.F14]-[.C14]" office:value-type="float" office:value="8192" calcext:value-type="float">
            <text:p>81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7799" calcext:value-type="float">
            <text:p>-27799</text:p>
          </table:table-cell>
          <table:table-cell table:style-name="ce1" office:value-type="percentage" office:value="-0.44" calcext:value-type="percentage">
            <text:p>-4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3615" calcext:value-type="float">
            <text:p>-3615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4577" calcext:value-type="float">
            <text:p>4577</text:p>
          </table:table-cell>
          <table:table-cell/>
          <table:table-cell table:formula="of:=[.F15]-[.C15]" office:value-type="float" office:value="8192" calcext:value-type="float">
            <text:p>819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7573" calcext:value-type="float">
            <text:p>-27573</text:p>
          </table:table-cell>
          <table:table-cell table:style-name="ce1" office:value-type="percentage" office:value="-0.44" calcext:value-type="percentage">
            <text:p>-4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3596" calcext:value-type="float">
            <text:p>-359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4596" calcext:value-type="float">
            <text:p>4596</text:p>
          </table:table-cell>
          <table:table-cell/>
          <table:table-cell table:formula="of:=[.F16]-[.C16]" office:value-type="float" office:value="8192" calcext:value-type="float">
            <text:p>819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7369" calcext:value-type="float">
            <text:p>-27369</text:p>
          </table:table-cell>
          <table:table-cell table:style-name="ce1" office:value-type="percentage" office:value="-0.43" calcext:value-type="percentage">
            <text:p>-4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3565" calcext:value-type="float">
            <text:p>-3565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4627" calcext:value-type="float">
            <text:p>4627</text:p>
          </table:table-cell>
          <table:table-cell/>
          <table:table-cell table:formula="of:=[.F17]-[.C17]" office:value-type="float" office:value="8192" calcext:value-type="float">
            <text:p>819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7191" calcext:value-type="float">
            <text:p>-27191</text:p>
          </table:table-cell>
          <table:table-cell table:style-name="ce1" office:value-type="percentage" office:value="-0.43" calcext:value-type="percentage">
            <text:p>-4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3549" calcext:value-type="float">
            <text:p>-3549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4643" calcext:value-type="float">
            <text:p>4643</text:p>
          </table:table-cell>
          <table:table-cell/>
          <table:table-cell table:formula="of:=[.F18]-[.C18]" office:value-type="float" office:value="8192" calcext:value-type="float">
            <text:p>81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7101" calcext:value-type="float">
            <text:p>-27101</text:p>
          </table:table-cell>
          <table:table-cell table:style-name="ce1" office:value-type="percentage" office:value="-0.43" calcext:value-type="percentage">
            <text:p>-4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3526" calcext:value-type="float">
            <text:p>-352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4666" calcext:value-type="float">
            <text:p>4666</text:p>
          </table:table-cell>
          <table:table-cell/>
          <table:table-cell table:formula="of:=[.F19]-[.C19]" office:value-type="float" office:value="8192" calcext:value-type="float">
            <text:p>81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6817" calcext:value-type="float">
            <text:p>-26817</text:p>
          </table:table-cell>
          <table:table-cell table:style-name="ce1" office:value-type="percentage" office:value="-0.42" calcext:value-type="percentage">
            <text:p>-4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502" calcext:value-type="float">
            <text:p>-3502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4690" calcext:value-type="float">
            <text:p>4690</text:p>
          </table:table-cell>
          <table:table-cell/>
          <table:table-cell table:formula="of:=[.F20]-[.C20]" office:value-type="float" office:value="8192" calcext:value-type="float">
            <text:p>81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6651" calcext:value-type="float">
            <text:p>-26651</text:p>
          </table:table-cell>
          <table:table-cell table:style-name="ce1" office:value-type="percentage" office:value="-0.42" calcext:value-type="percentage">
            <text:p>-4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3466" calcext:value-type="float">
            <text:p>-346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4726" calcext:value-type="float">
            <text:p>4726</text:p>
          </table:table-cell>
          <table:table-cell/>
          <table:table-cell table:formula="of:=[.F21]-[.C21]" office:value-type="float" office:value="8192" calcext:value-type="float">
            <text:p>819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6451" calcext:value-type="float">
            <text:p>-26451</text:p>
          </table:table-cell>
          <table:table-cell table:style-name="ce1" office:value-type="percentage" office:value="-0.42" calcext:value-type="percentage">
            <text:p>-4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3453" calcext:value-type="float">
            <text:p>-3453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4739" calcext:value-type="float">
            <text:p>4739</text:p>
          </table:table-cell>
          <table:table-cell/>
          <table:table-cell table:formula="of:=[.F22]-[.C22]" office:value-type="float" office:value="8192" calcext:value-type="float">
            <text:p>81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6321" calcext:value-type="float">
            <text:p>-26321</text:p>
          </table:table-cell>
          <table:table-cell table:style-name="ce1" office:value-type="percentage" office:value="-0.42" calcext:value-type="percentage">
            <text:p>-4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3425" calcext:value-type="float">
            <text:p>-3425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4767" calcext:value-type="float">
            <text:p>4767</text:p>
          </table:table-cell>
          <table:table-cell/>
          <table:table-cell table:formula="of:=[.F23]-[.C23]" office:value-type="float" office:value="8192" calcext:value-type="float">
            <text:p>819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6073" calcext:value-type="float">
            <text:p>-26073</text:p>
          </table:table-cell>
          <table:table-cell table:style-name="ce1" office:value-type="percentage" office:value="-0.41" calcext:value-type="percentage">
            <text:p>-4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3397" calcext:value-type="float">
            <text:p>-3397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4795" calcext:value-type="float">
            <text:p>4795</text:p>
          </table:table-cell>
          <table:table-cell/>
          <table:table-cell table:formula="of:=[.F24]-[.C24]" office:value-type="float" office:value="8192" calcext:value-type="float">
            <text:p>81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5893" calcext:value-type="float">
            <text:p>-25893</text:p>
          </table:table-cell>
          <table:table-cell table:style-name="ce1" office:value-type="percentage" office:value="-0.41" calcext:value-type="percentage">
            <text:p>-4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3372" calcext:value-type="float">
            <text:p>-3372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4820" calcext:value-type="float">
            <text:p>4820</text:p>
          </table:table-cell>
          <table:table-cell/>
          <table:table-cell table:formula="of:=[.F25]-[.C25]" office:value-type="float" office:value="8192" calcext:value-type="float">
            <text:p>819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5661" calcext:value-type="float">
            <text:p>-25661</text:p>
          </table:table-cell>
          <table:table-cell table:style-name="ce1" office:value-type="percentage" office:value="-0.41" calcext:value-type="percentage">
            <text:p>-4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3355" calcext:value-type="float">
            <text:p>-3355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4837" calcext:value-type="float">
            <text:p>4837</text:p>
          </table:table-cell>
          <table:table-cell/>
          <table:table-cell table:formula="of:=[.F26]-[.C26]" office:value-type="float" office:value="8192" calcext:value-type="float">
            <text:p>819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5547" calcext:value-type="float">
            <text:p>-25547</text:p>
          </table:table-cell>
          <table:table-cell table:style-name="ce1" office:value-type="percentage" office:value="-0.4" calcext:value-type="percentage">
            <text:p>-4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3324" calcext:value-type="float">
            <text:p>-3324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4868" calcext:value-type="float">
            <text:p>4868</text:p>
          </table:table-cell>
          <table:table-cell/>
          <table:table-cell table:formula="of:=[.F27]-[.C27]" office:value-type="float" office:value="8192" calcext:value-type="float">
            <text:p>819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5307" calcext:value-type="float">
            <text:p>-25307</text:p>
          </table:table-cell>
          <table:table-cell table:style-name="ce1" office:value-type="percentage" office:value="-0.4" calcext:value-type="percentage">
            <text:p>-4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292" calcext:value-type="float">
            <text:p>-3292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4900" calcext:value-type="float">
            <text:p>4900</text:p>
          </table:table-cell>
          <table:table-cell/>
          <table:table-cell table:formula="of:=[.F28]-[.C28]" office:value-type="float" office:value="8192" calcext:value-type="float">
            <text:p>819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5113" calcext:value-type="float">
            <text:p>-25113</text:p>
          </table:table-cell>
          <table:table-cell table:style-name="ce1" office:value-type="percentage" office:value="-0.4" calcext:value-type="percentage">
            <text:p>-4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3263" calcext:value-type="float">
            <text:p>-3263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4929" calcext:value-type="float">
            <text:p>4929</text:p>
          </table:table-cell>
          <table:table-cell/>
          <table:table-cell table:formula="of:=[.F29]-[.C29]" office:value-type="float" office:value="8192" calcext:value-type="float">
            <text:p>81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4829" calcext:value-type="float">
            <text:p>-24829</text:p>
          </table:table-cell>
          <table:table-cell table:style-name="ce1" office:value-type="percentage" office:value="-0.39" calcext:value-type="percentage">
            <text:p>-3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264" calcext:value-type="float">
            <text:p>-3264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4928" calcext:value-type="float">
            <text:p>4928</text:p>
          </table:table-cell>
          <table:table-cell/>
          <table:table-cell table:formula="of:=[.F30]-[.C30]" office:value-type="float" office:value="8192" calcext:value-type="float">
            <text:p>819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4871" calcext:value-type="float">
            <text:p>-24871</text:p>
          </table:table-cell>
          <table:table-cell table:style-name="ce1" office:value-type="percentage" office:value="-0.39" calcext:value-type="percentage">
            <text:p>-3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3233" calcext:value-type="float">
            <text:p>-3233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4959" calcext:value-type="float">
            <text:p>4959</text:p>
          </table:table-cell>
          <table:table-cell/>
          <table:table-cell table:formula="of:=[.F31]-[.C31]" office:value-type="float" office:value="8192" calcext:value-type="float">
            <text:p>819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24627" calcext:value-type="float">
            <text:p>-24627</text:p>
          </table:table-cell>
          <table:table-cell table:style-name="ce1" office:value-type="percentage" office:value="-0.39" calcext:value-type="percentage">
            <text:p>-3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3207" calcext:value-type="float">
            <text:p>-3207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4985" calcext:value-type="float">
            <text:p>4985</text:p>
          </table:table-cell>
          <table:table-cell/>
          <table:table-cell table:formula="of:=[.F32]-[.C32]" office:value-type="float" office:value="8192" calcext:value-type="float">
            <text:p>81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4407" calcext:value-type="float">
            <text:p>-24407</text:p>
          </table:table-cell>
          <table:table-cell table:style-name="ce1" office:value-type="percentage" office:value="-0.39" calcext:value-type="percentage">
            <text:p>-3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3170" calcext:value-type="float">
            <text:p>-3170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5022" calcext:value-type="float">
            <text:p>5022</text:p>
          </table:table-cell>
          <table:table-cell/>
          <table:table-cell table:formula="of:=[.F33]-[.C33]" office:value-type="float" office:value="8192" calcext:value-type="float">
            <text:p>819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24123" calcext:value-type="float">
            <text:p>-24123</text:p>
          </table:table-cell>
          <table:table-cell table:style-name="ce1" office:value-type="percentage" office:value="-0.38" calcext:value-type="percentage">
            <text:p>-3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3156" calcext:value-type="float">
            <text:p>-3156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5036" calcext:value-type="float">
            <text:p>5036</text:p>
          </table:table-cell>
          <table:table-cell/>
          <table:table-cell table:formula="of:=[.F34]-[.C34]" office:value-type="float" office:value="8192" calcext:value-type="float">
            <text:p>81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24007" calcext:value-type="float">
            <text:p>-24007</text:p>
          </table:table-cell>
          <table:table-cell table:style-name="ce1" office:value-type="percentage" office:value="-0.38" calcext:value-type="percentage">
            <text:p>-3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3120" calcext:value-type="float">
            <text:p>-3120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float" office:value="5072" calcext:value-type="float">
            <text:p>5072</text:p>
          </table:table-cell>
          <table:table-cell/>
          <table:table-cell table:formula="of:=[.F35]-[.C35]" office:value-type="float" office:value="8192" calcext:value-type="float">
            <text:p>819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23811" calcext:value-type="float">
            <text:p>-23811</text:p>
          </table:table-cell>
          <table:table-cell table:style-name="ce1" office:value-type="percentage" office:value="-0.38" calcext:value-type="percentage">
            <text:p>-3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3093" calcext:value-type="float">
            <text:p>-309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5099" calcext:value-type="float">
            <text:p>5099</text:p>
          </table:table-cell>
          <table:table-cell/>
          <table:table-cell table:formula="of:=[.F36]-[.C36]" office:value-type="float" office:value="8192" calcext:value-type="float">
            <text:p>819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23573" calcext:value-type="float">
            <text:p>-23573</text:p>
          </table:table-cell>
          <table:table-cell table:style-name="ce1" office:value-type="percentage" office:value="-0.37" calcext:value-type="percentage">
            <text:p>-3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3053" calcext:value-type="float">
            <text:p>-305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formula="of:=[.F37]-[.C37]" office:value-type="float" office:value="8192" calcext:value-type="float">
            <text:p>819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23311" calcext:value-type="float">
            <text:p>-23311</text:p>
          </table:table-cell>
          <table:table-cell table:style-name="ce1" office:value-type="percentage" office:value="-0.37" calcext:value-type="percentage">
            <text:p>-3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3035" calcext:value-type="float">
            <text:p>-3035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5157" calcext:value-type="float">
            <text:p>5157</text:p>
          </table:table-cell>
          <table:table-cell/>
          <table:table-cell table:formula="of:=[.F38]-[.C38]" office:value-type="float" office:value="8192" calcext:value-type="float">
            <text:p>819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23133" calcext:value-type="float">
            <text:p>-23133</text:p>
          </table:table-cell>
          <table:table-cell table:style-name="ce1" office:value-type="percentage" office:value="-0.37" calcext:value-type="percentage">
            <text:p>-3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3002" calcext:value-type="float">
            <text:p>-3002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5190" calcext:value-type="float">
            <text:p>5190</text:p>
          </table:table-cell>
          <table:table-cell/>
          <table:table-cell table:formula="of:=[.F39]-[.C39]" office:value-type="float" office:value="8192" calcext:value-type="float">
            <text:p>819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22859" calcext:value-type="float">
            <text:p>-22859</text:p>
          </table:table-cell>
          <table:table-cell table:style-name="ce1" office:value-type="percentage" office:value="-0.36" calcext:value-type="percentage">
            <text:p>-3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2967" calcext:value-type="float">
            <text:p>-2967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5225" calcext:value-type="float">
            <text:p>5225</text:p>
          </table:table-cell>
          <table:table-cell/>
          <table:table-cell table:formula="of:=[.F40]-[.C40]" office:value-type="float" office:value="8192" calcext:value-type="float">
            <text:p>819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22647" calcext:value-type="float">
            <text:p>-22647</text:p>
          </table:table-cell>
          <table:table-cell table:style-name="ce1" office:value-type="percentage" office:value="-0.36" calcext:value-type="percentage">
            <text:p>-3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2936" calcext:value-type="float">
            <text:p>-2936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5256" calcext:value-type="float">
            <text:p>5256</text:p>
          </table:table-cell>
          <table:table-cell/>
          <table:table-cell table:formula="of:=[.F41]-[.C41]" office:value-type="float" office:value="8192" calcext:value-type="float">
            <text:p>819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22373" calcext:value-type="float">
            <text:p>-22373</text:p>
          </table:table-cell>
          <table:table-cell table:style-name="ce1" office:value-type="percentage" office:value="-0.35" calcext:value-type="percentage">
            <text:p>-3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2919" calcext:value-type="float">
            <text:p>-2919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5273" calcext:value-type="float">
            <text:p>5273</text:p>
          </table:table-cell>
          <table:table-cell/>
          <table:table-cell table:formula="of:=[.F42]-[.C42]" office:value-type="float" office:value="8192" calcext:value-type="float">
            <text:p>819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2243" calcext:value-type="float">
            <text:p>-22243</text:p>
          </table:table-cell>
          <table:table-cell table:style-name="ce1" office:value-type="percentage" office:value="-0.35" calcext:value-type="percentage">
            <text:p>-3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2881" calcext:value-type="float">
            <text:p>-2881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5311" calcext:value-type="float">
            <text:p>5311</text:p>
          </table:table-cell>
          <table:table-cell/>
          <table:table-cell table:formula="of:=[.F43]-[.C43]" office:value-type="float" office:value="8192" calcext:value-type="float">
            <text:p>819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21945" calcext:value-type="float">
            <text:p>-21945</text:p>
          </table:table-cell>
          <table:table-cell table:style-name="ce1" office:value-type="percentage" office:value="-0.35" calcext:value-type="percentage">
            <text:p>-3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2846" calcext:value-type="float">
            <text:p>-2846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5346" calcext:value-type="float">
            <text:p>5346</text:p>
          </table:table-cell>
          <table:table-cell/>
          <table:table-cell table:formula="of:=[.F44]-[.C44]" office:value-type="float" office:value="8192" calcext:value-type="float">
            <text:p>819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21737" calcext:value-type="float">
            <text:p>-21737</text:p>
          </table:table-cell>
          <table:table-cell table:style-name="ce1" office:value-type="percentage" office:value="-0.34" calcext:value-type="percentage">
            <text:p>-3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2807" calcext:value-type="float">
            <text:p>-2807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5385" calcext:value-type="float">
            <text:p>5385</text:p>
          </table:table-cell>
          <table:table-cell/>
          <table:table-cell table:formula="of:=[.F45]-[.C45]" office:value-type="float" office:value="8192" calcext:value-type="float">
            <text:p>819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21421" calcext:value-type="float">
            <text:p>-21421</text:p>
          </table:table-cell>
          <table:table-cell table:style-name="ce1" office:value-type="percentage" office:value="-0.34" calcext:value-type="percentage">
            <text:p>-3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2815" calcext:value-type="float">
            <text:p>-2815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5377" calcext:value-type="float">
            <text:p>5377</text:p>
          </table:table-cell>
          <table:table-cell/>
          <table:table-cell table:formula="of:=[.F46]-[.C46]" office:value-type="float" office:value="8192" calcext:value-type="float">
            <text:p>81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21429" calcext:value-type="float">
            <text:p>-21429</text:p>
          </table:table-cell>
          <table:table-cell table:style-name="ce1" office:value-type="percentage" office:value="-0.34" calcext:value-type="percentage">
            <text:p>-3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2773" calcext:value-type="float">
            <text:p>-2773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5419" calcext:value-type="float">
            <text:p>5419</text:p>
          </table:table-cell>
          <table:table-cell/>
          <table:table-cell table:formula="of:=[.F47]-[.C47]" office:value-type="float" office:value="8192" calcext:value-type="float">
            <text:p>819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21087" calcext:value-type="float">
            <text:p>-21087</text:p>
          </table:table-cell>
          <table:table-cell table:style-name="ce1" office:value-type="percentage" office:value="-0.33" calcext:value-type="percentage">
            <text:p>-3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2743" calcext:value-type="float">
            <text:p>-2743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5449" calcext:value-type="float">
            <text:p>5449</text:p>
          </table:table-cell>
          <table:table-cell/>
          <table:table-cell table:formula="of:=[.F48]-[.C48]" office:value-type="float" office:value="8192" calcext:value-type="float">
            <text:p>819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20881" calcext:value-type="float">
            <text:p>-20881</text:p>
          </table:table-cell>
          <table:table-cell table:style-name="ce1" office:value-type="percentage" office:value="-0.33" calcext:value-type="percentage">
            <text:p>-3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2701" calcext:value-type="float">
            <text:p>-2701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5491" calcext:value-type="float">
            <text:p>5491</text:p>
          </table:table-cell>
          <table:table-cell/>
          <table:table-cell table:formula="of:=[.F49]-[.C49]" office:value-type="float" office:value="8192" calcext:value-type="float">
            <text:p>819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20569" calcext:value-type="float">
            <text:p>-20569</text:p>
          </table:table-cell>
          <table:table-cell table:style-name="ce1" office:value-type="percentage" office:value="-0.32" calcext:value-type="percentage">
            <text:p>-3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2685" calcext:value-type="float">
            <text:p>-2685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5507" calcext:value-type="float">
            <text:p>5507</text:p>
          </table:table-cell>
          <table:table-cell/>
          <table:table-cell table:formula="of:=[.F50]-[.C50]" office:value-type="float" office:value="8192" calcext:value-type="float">
            <text:p>819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20445" calcext:value-type="float">
            <text:p>-20445</text:p>
          </table:table-cell>
          <table:table-cell table:style-name="ce1" office:value-type="percentage" office:value="-0.32" calcext:value-type="percentage">
            <text:p>-3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2645" calcext:value-type="float">
            <text:p>-2645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5547" calcext:value-type="float">
            <text:p>5547</text:p>
          </table:table-cell>
          <table:table-cell/>
          <table:table-cell table:formula="of:=[.F51]-[.C51]" office:value-type="float" office:value="8192" calcext:value-type="float">
            <text:p>819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20123" calcext:value-type="float">
            <text:p>-20123</text:p>
          </table:table-cell>
          <table:table-cell table:style-name="ce1" office:value-type="percentage" office:value="-0.32" calcext:value-type="percentage">
            <text:p>-3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2610" calcext:value-type="float">
            <text:p>-261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582" calcext:value-type="float">
            <text:p>5582</text:p>
          </table:table-cell>
          <table:table-cell/>
          <table:table-cell table:formula="of:=[.F52]-[.C52]" office:value-type="float" office:value="8192" calcext:value-type="float">
            <text:p>819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9881" calcext:value-type="float">
            <text:p>-19881</text:p>
          </table:table-cell>
          <table:table-cell table:style-name="ce1" office:value-type="percentage" office:value="-0.31" calcext:value-type="percentage">
            <text:p>-3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2562" calcext:value-type="float">
            <text:p>-256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630" calcext:value-type="float">
            <text:p>5630</text:p>
          </table:table-cell>
          <table:table-cell/>
          <table:table-cell table:formula="of:=[.F53]-[.C53]" office:value-type="float" office:value="8192" calcext:value-type="float">
            <text:p>819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9559" calcext:value-type="float">
            <text:p>-19559</text:p>
          </table:table-cell>
          <table:table-cell table:style-name="ce1" office:value-type="percentage" office:value="-0.31" calcext:value-type="percentage">
            <text:p>-3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2549" calcext:value-type="float">
            <text:p>-254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643" calcext:value-type="float">
            <text:p>5643</text:p>
          </table:table-cell>
          <table:table-cell/>
          <table:table-cell table:formula="of:=[.F54]-[.C54]" office:value-type="float" office:value="8192" calcext:value-type="float">
            <text:p>819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9337" calcext:value-type="float">
            <text:p>-19337</text:p>
          </table:table-cell>
          <table:table-cell table:style-name="ce1" office:value-type="percentage" office:value="-0.3" calcext:value-type="percentage">
            <text:p>-3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2503" calcext:value-type="float">
            <text:p>-2503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5689" calcext:value-type="float">
            <text:p>5689</text:p>
          </table:table-cell>
          <table:table-cell/>
          <table:table-cell table:formula="of:=[.F55]-[.C55]" office:value-type="float" office:value="8192" calcext:value-type="float">
            <text:p>819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9025" calcext:value-type="float">
            <text:p>-19025</text:p>
          </table:table-cell>
          <table:table-cell table:style-name="ce1" office:value-type="percentage" office:value="-0.3" calcext:value-type="percentage">
            <text:p>-3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2470" calcext:value-type="float">
            <text:p>-247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5722" calcext:value-type="float">
            <text:p>5722</text:p>
          </table:table-cell>
          <table:table-cell/>
          <table:table-cell table:formula="of:=[.F56]-[.C56]" office:value-type="float" office:value="8192" calcext:value-type="float">
            <text:p>819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8805" calcext:value-type="float">
            <text:p>-18805</text:p>
          </table:table-cell>
          <table:table-cell table:style-name="ce1" office:value-type="percentage" office:value="-0.3" calcext:value-type="percentage">
            <text:p>-3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2424" calcext:value-type="float">
            <text:p>-242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5768" calcext:value-type="float">
            <text:p>5768</text:p>
          </table:table-cell>
          <table:table-cell/>
          <table:table-cell table:formula="of:=[.F57]-[.C57]" office:value-type="float" office:value="8192" calcext:value-type="float">
            <text:p>819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8441" calcext:value-type="float">
            <text:p>-18441</text:p>
          </table:table-cell>
          <table:table-cell table:style-name="ce1" office:value-type="percentage" office:value="-0.29" calcext:value-type="percentage">
            <text:p>-2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2407" calcext:value-type="float">
            <text:p>-2407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5785" calcext:value-type="float">
            <text:p>5785</text:p>
          </table:table-cell>
          <table:table-cell/>
          <table:table-cell table:formula="of:=[.F58]-[.C58]" office:value-type="float" office:value="8192" calcext:value-type="float">
            <text:p>819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18291" calcext:value-type="float">
            <text:p>-18291</text:p>
          </table:table-cell>
          <table:table-cell table:style-name="ce1" office:value-type="percentage" office:value="-0.29" calcext:value-type="percentage">
            <text:p>-2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359" calcext:value-type="float">
            <text:p>-2359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5833" calcext:value-type="float">
            <text:p>5833</text:p>
          </table:table-cell>
          <table:table-cell/>
          <table:table-cell table:formula="of:=[.F59]-[.C59]" office:value-type="float" office:value="8192" calcext:value-type="float">
            <text:p>819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17937" calcext:value-type="float">
            <text:p>-17937</text:p>
          </table:table-cell>
          <table:table-cell table:style-name="ce1" office:value-type="percentage" office:value="-0.28" calcext:value-type="percentage">
            <text:p>-2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325" calcext:value-type="float">
            <text:p>-232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5867" calcext:value-type="float">
            <text:p>5867</text:p>
          </table:table-cell>
          <table:table-cell/>
          <table:table-cell table:formula="of:=[.F60]-[.C60]" office:value-type="float" office:value="8192" calcext:value-type="float">
            <text:p>819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17673" calcext:value-type="float">
            <text:p>-17673</text:p>
          </table:table-cell>
          <table:table-cell table:style-name="ce1" office:value-type="percentage" office:value="-0.28" calcext:value-type="percentage">
            <text:p>-2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278" calcext:value-type="float">
            <text:p>-2278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5914" calcext:value-type="float">
            <text:p>5914</text:p>
          </table:table-cell>
          <table:table-cell/>
          <table:table-cell table:formula="of:=[.F61]-[.C61]" office:value-type="float" office:value="8192" calcext:value-type="float">
            <text:p>819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17321" calcext:value-type="float">
            <text:p>-17321</text:p>
          </table:table-cell>
          <table:table-cell table:style-name="ce1" office:value-type="percentage" office:value="-0.27" calcext:value-type="percentage">
            <text:p>-2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2282" calcext:value-type="float">
            <text:p>-228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5910" calcext:value-type="float">
            <text:p>5910</text:p>
          </table:table-cell>
          <table:table-cell/>
          <table:table-cell table:formula="of:=[.F62]-[.C62]" office:value-type="float" office:value="8192" calcext:value-type="float">
            <text:p>819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17355" calcext:value-type="float">
            <text:p>-17355</text:p>
          </table:table-cell>
          <table:table-cell table:style-name="ce1" office:value-type="percentage" office:value="-0.27" calcext:value-type="percentage">
            <text:p>-2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2227" calcext:value-type="float">
            <text:p>-2227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5965" calcext:value-type="float">
            <text:p>5965</text:p>
          </table:table-cell>
          <table:table-cell/>
          <table:table-cell table:formula="of:=[.F63]-[.C63]" office:value-type="float" office:value="8192" calcext:value-type="float">
            <text:p>81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16955" calcext:value-type="float">
            <text:p>-16955</text:p>
          </table:table-cell>
          <table:table-cell table:style-name="ce1" office:value-type="percentage" office:value="-0.27" calcext:value-type="percentage">
            <text:p>-2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2193" calcext:value-type="float">
            <text:p>-219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5999" calcext:value-type="float">
            <text:p>5999</text:p>
          </table:table-cell>
          <table:table-cell/>
          <table:table-cell table:formula="of:=[.F64]-[.C64]" office:value-type="float" office:value="8192" calcext:value-type="float">
            <text:p>819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16663" calcext:value-type="float">
            <text:p>-16663</text:p>
          </table:table-cell>
          <table:table-cell table:style-name="ce1" office:value-type="percentage" office:value="-0.26" calcext:value-type="percentage">
            <text:p>-2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2141" calcext:value-type="float">
            <text:p>-214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6051" calcext:value-type="float">
            <text:p>6051</text:p>
          </table:table-cell>
          <table:table-cell/>
          <table:table-cell table:formula="of:=[.F65]-[.C65]" office:value-type="float" office:value="8192" calcext:value-type="float">
            <text:p>819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16315" calcext:value-type="float">
            <text:p>-16315</text:p>
          </table:table-cell>
          <table:table-cell table:style-name="ce1" office:value-type="percentage" office:value="-0.26" calcext:value-type="percentage">
            <text:p>-2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2124" calcext:value-type="float">
            <text:p>-212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6068" calcext:value-type="float">
            <text:p>6068</text:p>
          </table:table-cell>
          <table:table-cell/>
          <table:table-cell table:formula="of:=[.F66]-[.C66]" office:value-type="float" office:value="8192" calcext:value-type="float">
            <text:p>819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16141" calcext:value-type="float">
            <text:p>-16141</text:p>
          </table:table-cell>
          <table:table-cell table:style-name="ce1" office:value-type="percentage" office:value="-0.25" calcext:value-type="percentage">
            <text:p>-2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2075" calcext:value-type="float">
            <text:p>-2075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6117" calcext:value-type="float">
            <text:p>6117</text:p>
          </table:table-cell>
          <table:table-cell/>
          <table:table-cell table:formula="of:=[.F67]-[.C67]" office:value-type="float" office:value="8192" calcext:value-type="float">
            <text:p>819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15705" calcext:value-type="float">
            <text:p>-15705</text:p>
          </table:table-cell>
          <table:table-cell table:style-name="ce1" office:value-type="percentage" office:value="-0.25" calcext:value-type="percentage">
            <text:p>-2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6164" calcext:value-type="float">
            <text:p>6164</text:p>
          </table:table-cell>
          <table:table-cell/>
          <table:table-cell table:formula="of:=[.F68]-[.C68]" office:value-type="float" office:value="8192" calcext:value-type="float">
            <text:p>819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15393" calcext:value-type="float">
            <text:p>-15393</text:p>
          </table:table-cell>
          <table:table-cell table:style-name="ce1" office:value-type="percentage" office:value="-0.24" calcext:value-type="percentage">
            <text:p>-2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1980" calcext:value-type="float">
            <text:p>-198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6212" calcext:value-type="float">
            <text:p>6212</text:p>
          </table:table-cell>
          <table:table-cell/>
          <table:table-cell table:formula="of:=[.F69]-[.C69]" office:value-type="float" office:value="8192" calcext:value-type="float">
            <text:p>819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15067" calcext:value-type="float">
            <text:p>-15067</text:p>
          </table:table-cell>
          <table:table-cell table:style-name="ce1" office:value-type="percentage" office:value="-0.24" calcext:value-type="percentage">
            <text:p>-2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958" calcext:value-type="float">
            <text:p>-195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6234" calcext:value-type="float">
            <text:p>6234</text:p>
          </table:table-cell>
          <table:table-cell/>
          <table:table-cell table:formula="of:=[.F70]-[.C70]" office:value-type="float" office:value="8192" calcext:value-type="float">
            <text:p>819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4913" calcext:value-type="float">
            <text:p>-14913</text:p>
          </table:table-cell>
          <table:table-cell table:style-name="ce1" office:value-type="percentage" office:value="-0.23" calcext:value-type="percentage">
            <text:p>-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1906" calcext:value-type="float">
            <text:p>-1906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6286" calcext:value-type="float">
            <text:p>6286</text:p>
          </table:table-cell>
          <table:table-cell/>
          <table:table-cell table:formula="of:=[.F71]-[.C71]" office:value-type="float" office:value="8192" calcext:value-type="float">
            <text:p>819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14489" calcext:value-type="float">
            <text:p>-14489</text:p>
          </table:table-cell>
          <table:table-cell table:style-name="ce1" office:value-type="percentage" office:value="-0.23" calcext:value-type="percentage">
            <text:p>-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1864" calcext:value-type="float">
            <text:p>-186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6328" calcext:value-type="float">
            <text:p>6328</text:p>
          </table:table-cell>
          <table:table-cell/>
          <table:table-cell table:formula="of:=[.F72]-[.C72]" office:value-type="float" office:value="8192" calcext:value-type="float">
            <text:p>819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14213" calcext:value-type="float">
            <text:p>-14213</text:p>
          </table:table-cell>
          <table:table-cell table:style-name="ce1" office:value-type="percentage" office:value="-0.22" calcext:value-type="percentage">
            <text:p>-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1810" calcext:value-type="float">
            <text:p>-1810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6382" calcext:value-type="float">
            <text:p>6382</text:p>
          </table:table-cell>
          <table:table-cell/>
          <table:table-cell table:formula="of:=[.F73]-[.C73]" office:value-type="float" office:value="8192" calcext:value-type="float">
            <text:p>819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13757" calcext:value-type="float">
            <text:p>-13757</text:p>
          </table:table-cell>
          <table:table-cell table:style-name="ce1" office:value-type="percentage" office:value="-0.22" calcext:value-type="percentage">
            <text:p>-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1784" calcext:value-type="float">
            <text:p>-1784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6408" calcext:value-type="float">
            <text:p>6408</text:p>
          </table:table-cell>
          <table:table-cell/>
          <table:table-cell table:formula="of:=[.F74]-[.C74]" office:value-type="float" office:value="8192" calcext:value-type="float">
            <text:p>819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13605" calcext:value-type="float">
            <text:p>-13605</text:p>
          </table:table-cell>
          <table:table-cell table:style-name="ce1" office:value-type="percentage" office:value="-0.21" calcext:value-type="percentage">
            <text:p>-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727" calcext:value-type="float">
            <text:p>-1727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6465" calcext:value-type="float">
            <text:p>6465</text:p>
          </table:table-cell>
          <table:table-cell/>
          <table:table-cell table:formula="of:=[.F75]-[.C75]" office:value-type="float" office:value="8192" calcext:value-type="float">
            <text:p>819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3149" calcext:value-type="float">
            <text:p>-13149</text:p>
          </table:table-cell>
          <table:table-cell table:style-name="ce1" office:value-type="percentage" office:value="-0.21" calcext:value-type="percentage">
            <text:p>-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683" calcext:value-type="float">
            <text:p>-1683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6509" calcext:value-type="float">
            <text:p>6509</text:p>
          </table:table-cell>
          <table:table-cell/>
          <table:table-cell table:formula="of:=[.F76]-[.C76]" office:value-type="float" office:value="8192" calcext:value-type="float">
            <text:p>819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2827" calcext:value-type="float">
            <text:p>-12827</text:p>
          </table:table-cell>
          <table:table-cell table:style-name="ce1" office:value-type="percentage" office:value="-0.2" calcext:value-type="percentage">
            <text:p>-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630" calcext:value-type="float">
            <text:p>-163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562" calcext:value-type="float">
            <text:p>6562</text:p>
          </table:table-cell>
          <table:table-cell/>
          <table:table-cell table:formula="of:=[.F77]-[.C77]" office:value-type="float" office:value="8192" calcext:value-type="float">
            <text:p>819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2337" calcext:value-type="float">
            <text:p>-12337</text:p>
          </table:table-cell>
          <table:table-cell table:style-name="ce1" office:value-type="percentage" office:value="-0.19" calcext:value-type="percentage">
            <text:p>-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632" calcext:value-type="float">
            <text:p>-163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560" calcext:value-type="float">
            <text:p>6560</text:p>
          </table:table-cell>
          <table:table-cell/>
          <table:table-cell table:formula="of:=[.F78]-[.C78]" office:value-type="float" office:value="8192" calcext:value-type="float">
            <text:p>819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2401" calcext:value-type="float">
            <text:p>-12401</text:p>
          </table:table-cell>
          <table:table-cell table:style-name="ce1" office:value-type="percentage" office:value="-0.19" calcext:value-type="percentage">
            <text:p>-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1576" calcext:value-type="float">
            <text:p>-1576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616" calcext:value-type="float">
            <text:p>6616</text:p>
          </table:table-cell>
          <table:table-cell/>
          <table:table-cell table:formula="of:=[.F79]-[.C79]" office:value-type="float" office:value="8192" calcext:value-type="float">
            <text:p>819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1877" calcext:value-type="float">
            <text:p>-11877</text:p>
          </table:table-cell>
          <table:table-cell table:style-name="ce1" office:value-type="percentage" office:value="-0.19" calcext:value-type="percentage">
            <text:p>-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26" calcext:value-type="float">
            <text:p>-1526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6666" calcext:value-type="float">
            <text:p>6666</text:p>
          </table:table-cell>
          <table:table-cell/>
          <table:table-cell table:formula="of:=[.F80]-[.C80]" office:value-type="float" office:value="8192" calcext:value-type="float">
            <text:p>819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1607" calcext:value-type="float">
            <text:p>-11607</text:p>
          </table:table-cell>
          <table:table-cell table:style-name="ce1" office:value-type="percentage" office:value="-0.18" calcext:value-type="percentage">
            <text:p>-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1468" calcext:value-type="float">
            <text:p>-146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724" calcext:value-type="float">
            <text:p>6724</text:p>
          </table:table-cell>
          <table:table-cell/>
          <table:table-cell table:formula="of:=[.F81]-[.C81]" office:value-type="float" office:value="8192" calcext:value-type="float">
            <text:p>819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1095" calcext:value-type="float">
            <text:p>-11095</text:p>
          </table:table-cell>
          <table:table-cell table:style-name="ce1" office:value-type="percentage" office:value="-0.17" calcext:value-type="percentage">
            <text:p>-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1442" calcext:value-type="float">
            <text:p>-1442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750" calcext:value-type="float">
            <text:p>6750</text:p>
          </table:table-cell>
          <table:table-cell/>
          <table:table-cell table:formula="of:=[.F82]-[.C82]" office:value-type="float" office:value="8192" calcext:value-type="float">
            <text:p>81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0917" calcext:value-type="float">
            <text:p>-10917</text:p>
          </table:table-cell>
          <table:table-cell table:style-name="ce1" office:value-type="percentage" office:value="-0.17" calcext:value-type="percentage">
            <text:p>-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1368" calcext:value-type="float">
            <text:p>-1368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824" calcext:value-type="float">
            <text:p>6824</text:p>
          </table:table-cell>
          <table:table-cell/>
          <table:table-cell table:formula="of:=[.F83]-[.C83]" office:value-type="float" office:value="8192" calcext:value-type="float">
            <text:p>819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10471" calcext:value-type="float">
            <text:p>-10471</text:p>
          </table:table-cell>
          <table:table-cell table:style-name="ce1" office:value-type="percentage" office:value="-0.16" calcext:value-type="percentage">
            <text:p>-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1326" calcext:value-type="float">
            <text:p>-132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866" calcext:value-type="float">
            <text:p>6866</text:p>
          </table:table-cell>
          <table:table-cell/>
          <table:table-cell table:formula="of:=[.F84]-[.C84]" office:value-type="float" office:value="8192" calcext:value-type="float">
            <text:p>819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10063" calcext:value-type="float">
            <text:p>-10063</text:p>
          </table:table-cell>
          <table:table-cell table:style-name="ce1" office:value-type="percentage" office:value="-0.16" calcext:value-type="percentage">
            <text:p>-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1268" calcext:value-type="float">
            <text:p>-1268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924" calcext:value-type="float">
            <text:p>6924</text:p>
          </table:table-cell>
          <table:table-cell/>
          <table:table-cell table:formula="of:=[.F85]-[.C85]" office:value-type="float" office:value="8192" calcext:value-type="float">
            <text:p>819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9595" calcext:value-type="float">
            <text:p>-9595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1246" calcext:value-type="float">
            <text:p>-1246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946" calcext:value-type="float">
            <text:p>6946</text:p>
          </table:table-cell>
          <table:table-cell/>
          <table:table-cell table:formula="of:=[.F86]-[.C86]" office:value-type="float" office:value="8192" calcext:value-type="float">
            <text:p>819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9419" calcext:value-type="float">
            <text:p>-9419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1174" calcext:value-type="float">
            <text:p>-117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7018" calcext:value-type="float">
            <text:p>7018</text:p>
          </table:table-cell>
          <table:table-cell/>
          <table:table-cell table:formula="of:=[.F87]-[.C87]" office:value-type="float" office:value="8192" calcext:value-type="float">
            <text:p>819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8913" calcext:value-type="float">
            <text:p>-8913</text:p>
          </table:table-cell>
          <table:table-cell table:style-name="ce1" office:value-type="percentage" office:value="-0.14" calcext:value-type="percentage">
            <text:p>-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1122" calcext:value-type="float">
            <text:p>-112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070" calcext:value-type="float">
            <text:p>7070</text:p>
          </table:table-cell>
          <table:table-cell/>
          <table:table-cell table:formula="of:=[.F88]-[.C88]" office:value-type="float" office:value="8192" calcext:value-type="float">
            <text:p>819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8527" calcext:value-type="float">
            <text:p>-8527</text:p>
          </table:table-cell>
          <table:table-cell table:style-name="ce1" office:value-type="percentage" office:value="-0.13" calcext:value-type="percentage">
            <text:p>-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1062" calcext:value-type="float">
            <text:p>-10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130" calcext:value-type="float">
            <text:p>7130</text:p>
          </table:table-cell>
          <table:table-cell/>
          <table:table-cell table:formula="of:=[.F89]-[.C89]" office:value-type="float" office:value="8192" calcext:value-type="float">
            <text:p>819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7991" calcext:value-type="float">
            <text:p>-7991</text:p>
          </table:table-cell>
          <table:table-cell table:style-name="ce1" office:value-type="percentage" office:value="-0.12" calcext:value-type="percentage">
            <text:p>-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29" calcext:value-type="float">
            <text:p>-102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163" calcext:value-type="float">
            <text:p>7163</text:p>
          </table:table-cell>
          <table:table-cell/>
          <table:table-cell table:formula="of:=[.F90]-[.C90]" office:value-type="float" office:value="8192" calcext:value-type="float">
            <text:p>819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7803" calcext:value-type="float">
            <text:p>-7803</text:p>
          </table:table-cell>
          <table:table-cell table:style-name="ce1" office:value-type="percentage" office:value="-0.12" calcext:value-type="percentage">
            <text:p>-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962" calcext:value-type="float">
            <text:p>-962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230" calcext:value-type="float">
            <text:p>7230</text:p>
          </table:table-cell>
          <table:table-cell/>
          <table:table-cell table:formula="of:=[.F91]-[.C91]" office:value-type="float" office:value="8192" calcext:value-type="float">
            <text:p>819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7265" calcext:value-type="float">
            <text:p>-7265</text:p>
          </table:table-cell>
          <table:table-cell table:style-name="ce1" office:value-type="percentage" office:value="-0.11" calcext:value-type="percentage">
            <text:p>-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906" calcext:value-type="float">
            <text:p>-90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286" calcext:value-type="float">
            <text:p>7286</text:p>
          </table:table-cell>
          <table:table-cell/>
          <table:table-cell table:formula="of:=[.F92]-[.C92]" office:value-type="float" office:value="8192" calcext:value-type="float">
            <text:p>819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-6843" calcext:value-type="float">
            <text:p>-6843</text:p>
          </table:table-cell>
          <table:table-cell table:style-name="ce1" office:value-type="percentage" office:value="-0.1" calcext:value-type="percentage">
            <text:p>-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835" calcext:value-type="float">
            <text:p>-83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7357" calcext:value-type="float">
            <text:p>7357</text:p>
          </table:table-cell>
          <table:table-cell/>
          <table:table-cell table:formula="of:=[.F93]-[.C93]" office:value-type="float" office:value="8192" calcext:value-type="float">
            <text:p>819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6245" calcext:value-type="float">
            <text:p>-6245</text:p>
          </table:table-cell>
          <table:table-cell table:style-name="ce1" office:value-type="percentage" office:value="-0.09" calcext:value-type="percentage">
            <text:p>-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827" calcext:value-type="float">
            <text:p>-82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7365" calcext:value-type="float">
            <text:p>7365</text:p>
          </table:table-cell>
          <table:table-cell/>
          <table:table-cell table:formula="of:=[.F94]-[.C94]" office:value-type="float" office:value="8192" calcext:value-type="float">
            <text:p>819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6271" calcext:value-type="float">
            <text:p>-6271</text:p>
          </table:table-cell>
          <table:table-cell table:style-name="ce1" office:value-type="percentage" office:value="-0.1" calcext:value-type="percentage">
            <text:p>-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763" calcext:value-type="float">
            <text:p>-76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7429" calcext:value-type="float">
            <text:p>7429</text:p>
          </table:table-cell>
          <table:table-cell/>
          <table:table-cell table:formula="of:=[.F95]-[.C95]" office:value-type="float" office:value="8192" calcext:value-type="float">
            <text:p>819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717" calcext:value-type="float">
            <text:p>-5717</text:p>
          </table:table-cell>
          <table:table-cell table:style-name="ce1" office:value-type="percentage" office:value="-0.09" calcext:value-type="percentage">
            <text:p>-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703" calcext:value-type="float">
            <text:p>-70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7489" calcext:value-type="float">
            <text:p>7489</text:p>
          </table:table-cell>
          <table:table-cell/>
          <table:table-cell table:formula="of:=[.F96]-[.C96]" office:value-type="float" office:value="8192" calcext:value-type="float">
            <text:p>8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5305" calcext:value-type="float">
            <text:p>-5305</text:p>
          </table:table-cell>
          <table:table-cell table:style-name="ce1" office:value-type="percentage" office:value="-0.08" calcext:value-type="percentage">
            <text:p>-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626" calcext:value-type="float">
            <text:p>-62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566" calcext:value-type="float">
            <text:p>7566</text:p>
          </table:table-cell>
          <table:table-cell/>
          <table:table-cell table:formula="of:=[.F97]-[.C97]" office:value-type="float" office:value="8192" calcext:value-type="float">
            <text:p>819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4717" calcext:value-type="float">
            <text:p>-4717</text:p>
          </table:table-cell>
          <table:table-cell table:style-name="ce1" office:value-type="percentage" office:value="-0.07" calcext:value-type="percentage">
            <text:p>-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593" calcext:value-type="float">
            <text:p>-59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599" calcext:value-type="float">
            <text:p>7599</text:p>
          </table:table-cell>
          <table:table-cell/>
          <table:table-cell table:formula="of:=[.F98]-[.C98]" office:value-type="float" office:value="8192" calcext:value-type="float">
            <text:p>819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4463" calcext:value-type="float">
            <text:p>-4463</text:p>
          </table:table-cell>
          <table:table-cell table:style-name="ce1" office:value-type="percentage" office:value="-0.07" calcext:value-type="percentage">
            <text:p>-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502" calcext:value-type="float">
            <text:p>-50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690" calcext:value-type="float">
            <text:p>7690</text:p>
          </table:table-cell>
          <table:table-cell/>
          <table:table-cell table:formula="of:=[.F99]-[.C99]" office:value-type="float" office:value="8192" calcext:value-type="float">
            <text:p>819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3847" calcext:value-type="float">
            <text:p>-3847</text:p>
          </table:table-cell>
          <table:table-cell table:style-name="ce1" office:value-type="percentage" office:value="-0.06" calcext:value-type="percentage">
            <text:p>-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50" calcext:value-type="float">
            <text:p>-4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742" calcext:value-type="float">
            <text:p>7742</text:p>
          </table:table-cell>
          <table:table-cell/>
          <table:table-cell table:formula="of:=[.F100]-[.C100]" office:value-type="float" office:value="8192" calcext:value-type="float">
            <text:p>819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-3391" calcext:value-type="float">
            <text:p>-3391</text:p>
          </table:table-cell>
          <table:table-cell table:style-name="ce1" office:value-type="percentage" office:value="-0.05" calcext:value-type="percentage">
            <text:p>-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371" calcext:value-type="float">
            <text:p>-37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821" calcext:value-type="float">
            <text:p>7821</text:p>
          </table:table-cell>
          <table:table-cell/>
          <table:table-cell table:formula="of:=[.F101]-[.C101]" office:value-type="float" office:value="8192" calcext:value-type="float">
            <text:p>819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2763" calcext:value-type="float">
            <text:p>-2763</text:p>
          </table:table-cell>
          <table:table-cell table:style-name="ce1" office:value-type="percentage" office:value="-0.04" calcext:value-type="percentage">
            <text:p>-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47" calcext:value-type="float">
            <text:p>-3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845" calcext:value-type="float">
            <text:p>7845</text:p>
          </table:table-cell>
          <table:table-cell/>
          <table:table-cell table:formula="of:=[.F102]-[.C102]" office:value-type="float" office:value="8192" calcext:value-type="float">
            <text:p>819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-2595" calcext:value-type="float">
            <text:p>-2595</text:p>
          </table:table-cell>
          <table:table-cell table:style-name="ce1" office:value-type="percentage" office:value="-0.04" calcext:value-type="percentage">
            <text:p>-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263" calcext:value-type="float">
            <text:p>-26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929" calcext:value-type="float">
            <text:p>7929</text:p>
          </table:table-cell>
          <table:table-cell/>
          <table:table-cell table:formula="of:=[.F103]-[.C103]" office:value-type="float" office:value="8192" calcext:value-type="float">
            <text:p>819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-1961" calcext:value-type="float">
            <text:p>-1961</text:p>
          </table:table-cell>
          <table:table-cell table:style-name="ce1" office:value-type="percentage" office:value="-0.03" calcext:value-type="percentage">
            <text:p>-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206" calcext:value-type="float">
            <text:p>-20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986" calcext:value-type="float">
            <text:p>7986</text:p>
          </table:table-cell>
          <table:table-cell/>
          <table:table-cell table:formula="of:=[.F104]-[.C104]" office:value-type="float" office:value="8192" calcext:value-type="float">
            <text:p>819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-1467" calcext:value-type="float">
            <text:p>-1467</text:p>
          </table:table-cell>
          <table:table-cell table:style-name="ce1" office:value-type="percentage" office:value="-0.02" calcext:value-type="percentage">
            <text:p>-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-115" calcext:value-type="float">
            <text:p>-11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077" calcext:value-type="float">
            <text:p>8077</text:p>
          </table:table-cell>
          <table:table-cell/>
          <table:table-cell table:formula="of:=[.F105]-[.C105]" office:value-type="float" office:value="8192" calcext:value-type="float">
            <text:p>819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-839" calcext:value-type="float">
            <text:p>-839</text:p>
          </table:table-cell>
          <table:table-cell table:style-name="ce1" office:value-type="percentage" office:value="-0.01" calcext:value-type="percentage">
            <text:p>-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14" calcext:value-type="float">
            <text:p>8114</text:p>
          </table:table-cell>
          <table:table-cell/>
          <table:table-cell table:formula="of:=[.F106]-[.C106]" office:value-type="float" office:value="8192" calcext:value-type="float">
            <text:p>819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-505" calcext:value-type="float">
            <text:p>-505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9" calcext:value-type="float">
            <text:p>8209</text:p>
          </table:table-cell>
          <table:table-cell/>
          <table:table-cell table:formula="of:=[.F107]-[.C107]" office:value-type="float" office:value="8192" calcext:value-type="float">
            <text:p>8192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72" calcext:value-type="float">
            <text:p>8272</text:p>
          </table:table-cell>
          <table:table-cell/>
          <table:table-cell table:formula="of:=[.F108]-[.C108]" office:value-type="float" office:value="8192" calcext:value-type="float">
            <text:p>81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727" calcext:value-type="float">
            <text:p>727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8" calcext:value-type="float">
            <text:p>8368</text:p>
          </table:table-cell>
          <table:table-cell/>
          <table:table-cell table:formula="of:=[.F109]-[.C109]" office:value-type="float" office:value="8192" calcext:value-type="float">
            <text:p>819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411" calcext:value-type="float">
            <text:p>1411</text:p>
          </table:table-cell>
          <table:table-cell table:style-name="ce1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5" calcext:value-type="float">
            <text:p>8365</text:p>
          </table:table-cell>
          <table:table-cell/>
          <table:table-cell table:formula="of:=[.F110]-[.C110]" office:value-type="float" office:value="8192" calcext:value-type="float">
            <text:p>819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365" calcext:value-type="float">
            <text:p>1365</text:p>
          </table:table-cell>
          <table:table-cell table:style-name="ce1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4" calcext:value-type="float">
            <text:p>8454</text:p>
          </table:table-cell>
          <table:table-cell/>
          <table:table-cell table:formula="of:=[.F111]-[.C111]" office:value-type="float" office:value="8192" calcext:value-type="float">
            <text:p>819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63" calcext:value-type="float">
            <text:p>2163</text:p>
          </table:table-cell>
          <table:table-cell table:style-name="ce1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27" calcext:value-type="float">
            <text:p>8527</text:p>
          </table:table-cell>
          <table:table-cell/>
          <table:table-cell table:formula="of:=[.F112]-[.C112]" office:value-type="float" office:value="8192" calcext:value-type="float">
            <text:p>819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645" calcext:value-type="float">
            <text:p>2645</text:p>
          </table:table-cell>
          <table:table-cell table:style-name="ce1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29" calcext:value-type="float">
            <text:p>8629</text:p>
          </table:table-cell>
          <table:table-cell/>
          <table:table-cell table:formula="of:=[.F113]-[.C113]" office:value-type="float" office:value="8192" calcext:value-type="float">
            <text:p>819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409" calcext:value-type="float">
            <text:p>3409</text:p>
          </table:table-cell>
          <table:table-cell table:style-name="ce1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84" calcext:value-type="float">
            <text:p>8684</text:p>
          </table:table-cell>
          <table:table-cell/>
          <table:table-cell table:formula="of:=[.F114]-[.C114]" office:value-type="float" office:value="8192" calcext:value-type="float">
            <text:p>819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787" calcext:value-type="float">
            <text:p>3787</text:p>
          </table:table-cell>
          <table:table-cell table:style-name="ce1" office:value-type="percentage" office:value="0.06" calcext:value-type="percentage">
            <text:p>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1" calcext:value-type="float">
            <text:p>8771</text:p>
          </table:table-cell>
          <table:table-cell/>
          <table:table-cell table:formula="of:=[.F115]-[.C115]" office:value-type="float" office:value="8192" calcext:value-type="float">
            <text:p>819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547" calcext:value-type="float">
            <text:p>4547</text:p>
          </table:table-cell>
          <table:table-cell table:style-name="ce1" office:value-type="percentage" office:value="0.07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60" calcext:value-type="float">
            <text:p>8860</text:p>
          </table:table-cell>
          <table:table-cell/>
          <table:table-cell table:formula="of:=[.F116]-[.C116]" office:value-type="float" office:value="8192" calcext:value-type="float">
            <text:p>819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5145" calcext:value-type="float">
            <text:p>5145</text:p>
          </table:table-cell>
          <table:table-cell table:style-name="ce1" office:value-type="percentage" office:value="0.08" calcext:value-type="percentage">
            <text:p>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65" calcext:value-type="float">
            <text:p>8965</text:p>
          </table:table-cell>
          <table:table-cell/>
          <table:table-cell table:formula="of:=[.F117]-[.C117]" office:value-type="float" office:value="8192" calcext:value-type="float">
            <text:p>8192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5961" calcext:value-type="float">
            <text:p>5961</text:p>
          </table:table-cell>
          <table:table-cell table:style-name="ce1" office:value-type="percentage" office:value="0.09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924" calcext:value-type="float">
            <text:p>-192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6268" calcext:value-type="float">
            <text:p>6268</text:p>
          </table:table-cell>
          <table:table-cell/>
          <table:table-cell table:formula="of:=[.F118]-[.C118]" office:value-type="float" office:value="8192" calcext:value-type="float">
            <text:p>819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14613" calcext:value-type="float">
            <text:p>-14613</text:p>
          </table:table-cell>
          <table:table-cell table:style-name="ce1" office:value-type="percentage" office:value="-0.23" calcext:value-type="percentage">
            <text:p>-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891" calcext:value-type="float">
            <text:p>-189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6301" calcext:value-type="float">
            <text:p>6301</text:p>
          </table:table-cell>
          <table:table-cell/>
          <table:table-cell table:formula="of:=[.F119]-[.C119]" office:value-type="float" office:value="8192" calcext:value-type="float">
            <text:p>8192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14407" calcext:value-type="float">
            <text:p>-14407</text:p>
          </table:table-cell>
          <table:table-cell table:style-name="ce1" office:value-type="percentage" office:value="-0.23" calcext:value-type="percentage">
            <text:p>-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865" calcext:value-type="float">
            <text:p>-186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6327" calcext:value-type="float">
            <text:p>6327</text:p>
          </table:table-cell>
          <table:table-cell/>
          <table:table-cell table:formula="of:=[.F120]-[.C120]" office:value-type="float" office:value="8192" calcext:value-type="float">
            <text:p>819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14169" calcext:value-type="float">
            <text:p>-14169</text:p>
          </table:table-cell>
          <table:table-cell table:style-name="ce1" office:value-type="percentage" office:value="-0.22" calcext:value-type="percentage">
            <text:p>-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1825" calcext:value-type="float">
            <text:p>-182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6367" calcext:value-type="float">
            <text:p>6367</text:p>
          </table:table-cell>
          <table:table-cell/>
          <table:table-cell table:formula="of:=[.F121]-[.C121]" office:value-type="float" office:value="8192" calcext:value-type="float">
            <text:p>819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13861" calcext:value-type="float">
            <text:p>-13861</text:p>
          </table:table-cell>
          <table:table-cell table:style-name="ce1" office:value-type="percentage" office:value="-0.22" calcext:value-type="percentage">
            <text:p>-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1812" calcext:value-type="float">
            <text:p>-181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6380" calcext:value-type="float">
            <text:p>6380</text:p>
          </table:table-cell>
          <table:table-cell/>
          <table:table-cell table:formula="of:=[.F122]-[.C122]" office:value-type="float" office:value="8192" calcext:value-type="float">
            <text:p>819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13779" calcext:value-type="float">
            <text:p>-13779</text:p>
          </table:table-cell>
          <table:table-cell table:style-name="ce1" office:value-type="percentage" office:value="-0.22" calcext:value-type="percentage">
            <text:p>-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1779" calcext:value-type="float">
            <text:p>-177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6413" calcext:value-type="float">
            <text:p>6413</text:p>
          </table:table-cell>
          <table:table-cell/>
          <table:table-cell table:formula="of:=[.F123]-[.C123]" office:value-type="float" office:value="8192" calcext:value-type="float">
            <text:p>819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13503" calcext:value-type="float">
            <text:p>-13503</text:p>
          </table:table-cell>
          <table:table-cell table:style-name="ce1" office:value-type="percentage" office:value="-0.21" calcext:value-type="percentage">
            <text:p>-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1750" calcext:value-type="float">
            <text:p>-175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6442" calcext:value-type="float">
            <text:p>6442</text:p>
          </table:table-cell>
          <table:table-cell/>
          <table:table-cell table:formula="of:=[.F124]-[.C124]" office:value-type="float" office:value="8192" calcext:value-type="float">
            <text:p>819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13311" calcext:value-type="float">
            <text:p>-13311</text:p>
          </table:table-cell>
          <table:table-cell table:style-name="ce1" office:value-type="percentage" office:value="-0.21" calcext:value-type="percentage">
            <text:p>-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1711" calcext:value-type="float">
            <text:p>-171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6481" calcext:value-type="float">
            <text:p>6481</text:p>
          </table:table-cell>
          <table:table-cell/>
          <table:table-cell table:formula="of:=[.F125]-[.C125]" office:value-type="float" office:value="8192" calcext:value-type="float">
            <text:p>819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12991" calcext:value-type="float">
            <text:p>-12991</text:p>
          </table:table-cell>
          <table:table-cell table:style-name="ce1" office:value-type="percentage" office:value="-0.2" calcext:value-type="percentage">
            <text:p>-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1718" calcext:value-type="float">
            <text:p>-1718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6474" calcext:value-type="float">
            <text:p>6474</text:p>
          </table:table-cell>
          <table:table-cell/>
          <table:table-cell table:formula="of:=[.F126]-[.C126]" office:value-type="float" office:value="8192" calcext:value-type="float">
            <text:p>819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13047" calcext:value-type="float">
            <text:p>-13047</text:p>
          </table:table-cell>
          <table:table-cell table:style-name="ce1" office:value-type="percentage" office:value="-0.2" calcext:value-type="percentage">
            <text:p>-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680" calcext:value-type="float">
            <text:p>-168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6512" calcext:value-type="float">
            <text:p>6512</text:p>
          </table:table-cell>
          <table:table-cell/>
          <table:table-cell table:formula="of:=[.F127]-[.C127]" office:value-type="float" office:value="8192" calcext:value-type="float">
            <text:p>819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12761" calcext:value-type="float">
            <text:p>-12761</text:p>
          </table:table-cell>
          <table:table-cell table:style-name="ce1" office:value-type="percentage" office:value="-0.2" calcext:value-type="percentage">
            <text:p>-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646" calcext:value-type="float">
            <text:p>-164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6546" calcext:value-type="float">
            <text:p>6546</text:p>
          </table:table-cell>
          <table:table-cell/>
          <table:table-cell table:formula="of:=[.F128]-[.C128]" office:value-type="float" office:value="8192" calcext:value-type="float">
            <text:p>819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2547" calcext:value-type="float">
            <text:p>-12547</text:p>
          </table:table-cell>
          <table:table-cell table:style-name="ce1" office:value-type="percentage" office:value="-0.2" calcext:value-type="percentage">
            <text:p>-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618" calcext:value-type="float">
            <text:p>-161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574" calcext:value-type="float">
            <text:p>6574</text:p>
          </table:table-cell>
          <table:table-cell/>
          <table:table-cell table:formula="of:=[.F129]-[.C129]" office:value-type="float" office:value="8192" calcext:value-type="float">
            <text:p>819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2281" calcext:value-type="float">
            <text:p>-12281</text:p>
          </table:table-cell>
          <table:table-cell table:style-name="ce1" office:value-type="percentage" office:value="-0.19" calcext:value-type="percentage">
            <text:p>-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97" calcext:value-type="float">
            <text:p>-1597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595" calcext:value-type="float">
            <text:p>6595</text:p>
          </table:table-cell>
          <table:table-cell/>
          <table:table-cell table:formula="of:=[.F130]-[.C130]" office:value-type="float" office:value="8192" calcext:value-type="float">
            <text:p>819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2145" calcext:value-type="float">
            <text:p>-12145</text:p>
          </table:table-cell>
          <table:table-cell table:style-name="ce1" office:value-type="percentage" office:value="-0.19" calcext:value-type="percentage">
            <text:p>-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558" calcext:value-type="float">
            <text:p>-155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table:formula="of:=[.F131]-[.C131]" office:value-type="float" office:value="8192" calcext:value-type="float">
            <text:p>819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1805" calcext:value-type="float">
            <text:p>-11805</text:p>
          </table:table-cell>
          <table:table-cell table:style-name="ce1" office:value-type="percentage" office:value="-0.18" calcext:value-type="percentage">
            <text:p>-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520" calcext:value-type="float">
            <text:p>-152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6672" calcext:value-type="float">
            <text:p>6672</text:p>
          </table:table-cell>
          <table:table-cell/>
          <table:table-cell table:formula="of:=[.F132]-[.C132]" office:value-type="float" office:value="8192" calcext:value-type="float">
            <text:p>819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11649" calcext:value-type="float">
            <text:p>-11649</text:p>
          </table:table-cell>
          <table:table-cell table:style-name="ce1" office:value-type="percentage" office:value="-0.18" calcext:value-type="percentage">
            <text:p>-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1491" calcext:value-type="float">
            <text:p>-1491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6701" calcext:value-type="float">
            <text:p>6701</text:p>
          </table:table-cell>
          <table:table-cell/>
          <table:table-cell table:formula="of:=[.F133]-[.C133]" office:value-type="float" office:value="8192" calcext:value-type="float">
            <text:p>819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1339" calcext:value-type="float">
            <text:p>-11339</text:p>
          </table:table-cell>
          <table:table-cell table:style-name="ce1" office:value-type="percentage" office:value="-0.18" calcext:value-type="percentage">
            <text:p>-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480" calcext:value-type="float">
            <text:p>-148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6712" calcext:value-type="float">
            <text:p>6712</text:p>
          </table:table-cell>
          <table:table-cell/>
          <table:table-cell table:formula="of:=[.F134]-[.C134]" office:value-type="float" office:value="8192" calcext:value-type="float">
            <text:p>819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1285" calcext:value-type="float">
            <text:p>-11285</text:p>
          </table:table-cell>
          <table:table-cell table:style-name="ce1" office:value-type="percentage" office:value="-0.18" calcext:value-type="percentage">
            <text:p>-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1444" calcext:value-type="float">
            <text:p>-144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748" calcext:value-type="float">
            <text:p>6748</text:p>
          </table:table-cell>
          <table:table-cell/>
          <table:table-cell table:formula="of:=[.F135]-[.C135]" office:value-type="float" office:value="8192" calcext:value-type="float">
            <text:p>819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0997" calcext:value-type="float">
            <text:p>-10997</text:p>
          </table:table-cell>
          <table:table-cell table:style-name="ce1" office:value-type="percentage" office:value="-0.17" calcext:value-type="percentage">
            <text:p>-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1418" calcext:value-type="float">
            <text:p>-141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774" calcext:value-type="float">
            <text:p>6774</text:p>
          </table:table-cell>
          <table:table-cell/>
          <table:table-cell table:formula="of:=[.F136]-[.C136]" office:value-type="float" office:value="8192" calcext:value-type="float">
            <text:p>819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0735" calcext:value-type="float">
            <text:p>-10735</text:p>
          </table:table-cell>
          <table:table-cell table:style-name="ce1" office:value-type="percentage" office:value="-0.17" calcext:value-type="percentage">
            <text:p>-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1376" calcext:value-type="float">
            <text:p>-137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816" calcext:value-type="float">
            <text:p>6816</text:p>
          </table:table-cell>
          <table:table-cell/>
          <table:table-cell table:formula="of:=[.F137]-[.C137]" office:value-type="float" office:value="8192" calcext:value-type="float">
            <text:p>8192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10451" calcext:value-type="float">
            <text:p>-10451</text:p>
          </table:table-cell>
          <table:table-cell table:style-name="ce1" office:value-type="percentage" office:value="-0.16" calcext:value-type="percentage">
            <text:p>-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1349" calcext:value-type="float">
            <text:p>-1349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843" calcext:value-type="float">
            <text:p>6843</text:p>
          </table:table-cell>
          <table:table-cell/>
          <table:table-cell table:formula="of:=[.F138]-[.C138]" office:value-type="float" office:value="8192" calcext:value-type="float">
            <text:p>8192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10231" calcext:value-type="float">
            <text:p>-10231</text:p>
          </table:table-cell>
          <table:table-cell table:style-name="ce1" office:value-type="percentage" office:value="-0.16" calcext:value-type="percentage">
            <text:p>-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317" calcext:value-type="float">
            <text:p>-131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875" calcext:value-type="float">
            <text:p>6875</text:p>
          </table:table-cell>
          <table:table-cell/>
          <table:table-cell table:formula="of:=[.F139]-[.C139]" office:value-type="float" office:value="8192" calcext:value-type="float">
            <text:p>819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9929" calcext:value-type="float">
            <text:p>-9929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277" calcext:value-type="float">
            <text:p>-127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915" calcext:value-type="float">
            <text:p>6915</text:p>
          </table:table-cell>
          <table:table-cell/>
          <table:table-cell table:formula="of:=[.F140]-[.C140]" office:value-type="float" office:value="8192" calcext:value-type="float">
            <text:p>819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9751" calcext:value-type="float">
            <text:p>-9751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1246" calcext:value-type="float">
            <text:p>-1246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946" calcext:value-type="float">
            <text:p>6946</text:p>
          </table:table-cell>
          <table:table-cell/>
          <table:table-cell table:formula="of:=[.F141]-[.C141]" office:value-type="float" office:value="8192" calcext:value-type="float">
            <text:p>8192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9421" calcext:value-type="float">
            <text:p>-9421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1244" calcext:value-type="float">
            <text:p>-1244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948" calcext:value-type="float">
            <text:p>6948</text:p>
          </table:table-cell>
          <table:table-cell/>
          <table:table-cell table:formula="of:=[.F142]-[.C142]" office:value-type="float" office:value="8192" calcext:value-type="float">
            <text:p>819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9443" calcext:value-type="float">
            <text:p>-9443</text:p>
          </table:table-cell>
          <table:table-cell table:style-name="ce1" office:value-type="percentage" office:value="-0.15" calcext:value-type="percentage">
            <text:p>-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1207" calcext:value-type="float">
            <text:p>-120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985" calcext:value-type="float">
            <text:p>6985</text:p>
          </table:table-cell>
          <table:table-cell/>
          <table:table-cell table:formula="of:=[.F143]-[.C143]" office:value-type="float" office:value="8192" calcext:value-type="float">
            <text:p>8192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9029" calcext:value-type="float">
            <text:p>-9029</text:p>
          </table:table-cell>
          <table:table-cell table:style-name="ce1" office:value-type="percentage" office:value="-0.14" calcext:value-type="percentage">
            <text:p>-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1171" calcext:value-type="float">
            <text:p>-117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7021" calcext:value-type="float">
            <text:p>7021</text:p>
          </table:table-cell>
          <table:table-cell/>
          <table:table-cell table:formula="of:=[.F144]-[.C144]" office:value-type="float" office:value="8192" calcext:value-type="float">
            <text:p>819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8851" calcext:value-type="float">
            <text:p>-8851</text:p>
          </table:table-cell>
          <table:table-cell table:style-name="ce1" office:value-type="percentage" office:value="-0.14" calcext:value-type="percentage">
            <text:p>-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1122" calcext:value-type="float">
            <text:p>-112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070" calcext:value-type="float">
            <text:p>7070</text:p>
          </table:table-cell>
          <table:table-cell/>
          <table:table-cell table:formula="of:=[.F145]-[.C145]" office:value-type="float" office:value="8192" calcext:value-type="float">
            <text:p>819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8549" calcext:value-type="float">
            <text:p>-8549</text:p>
          </table:table-cell>
          <table:table-cell table:style-name="ce1" office:value-type="percentage" office:value="-0.13" calcext:value-type="percentage">
            <text:p>-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1102" calcext:value-type="float">
            <text:p>-110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090" calcext:value-type="float">
            <text:p>7090</text:p>
          </table:table-cell>
          <table:table-cell/>
          <table:table-cell table:formula="of:=[.F146]-[.C146]" office:value-type="float" office:value="8192" calcext:value-type="float">
            <text:p>81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8327" calcext:value-type="float">
            <text:p>-8327</text:p>
          </table:table-cell>
          <table:table-cell table:style-name="ce1" office:value-type="percentage" office:value="-0.13" calcext:value-type="percentage">
            <text:p>-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-1062" calcext:value-type="float">
            <text:p>-10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130" calcext:value-type="float">
            <text:p>7130</text:p>
          </table:table-cell>
          <table:table-cell/>
          <table:table-cell table:formula="of:=[.F147]-[.C147]" office:value-type="float" office:value="8192" calcext:value-type="float">
            <text:p>819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8017" calcext:value-type="float">
            <text:p>-8017</text:p>
          </table:table-cell>
          <table:table-cell table:style-name="ce1" office:value-type="percentage" office:value="-0.12" calcext:value-type="percentage">
            <text:p>-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1025" calcext:value-type="float">
            <text:p>-102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167" calcext:value-type="float">
            <text:p>7167</text:p>
          </table:table-cell>
          <table:table-cell/>
          <table:table-cell table:formula="of:=[.F148]-[.C148]" office:value-type="float" office:value="8192" calcext:value-type="float">
            <text:p>819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-7815" calcext:value-type="float">
            <text:p>-7815</text:p>
          </table:table-cell>
          <table:table-cell table:style-name="ce1" office:value-type="percentage" office:value="-0.12" calcext:value-type="percentage">
            <text:p>-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84" calcext:value-type="float">
            <text:p>-98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208" calcext:value-type="float">
            <text:p>7208</text:p>
          </table:table-cell>
          <table:table-cell/>
          <table:table-cell table:formula="of:=[.F149]-[.C149]" office:value-type="float" office:value="8192" calcext:value-type="float">
            <text:p>8192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7441" calcext:value-type="float">
            <text:p>-7441</text:p>
          </table:table-cell>
          <table:table-cell table:style-name="ce1" office:value-type="percentage" office:value="-0.11" calcext:value-type="percentage">
            <text:p>-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964" calcext:value-type="float">
            <text:p>-96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228" calcext:value-type="float">
            <text:p>7228</text:p>
          </table:table-cell>
          <table:table-cell/>
          <table:table-cell table:formula="of:=[.F150]-[.C150]" office:value-type="float" office:value="8192" calcext:value-type="float">
            <text:p>819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7275" calcext:value-type="float">
            <text:p>-7275</text:p>
          </table:table-cell>
          <table:table-cell table:style-name="ce1" office:value-type="percentage" office:value="-0.11" calcext:value-type="percentage">
            <text:p>-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918" calcext:value-type="float">
            <text:p>-9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274" calcext:value-type="float">
            <text:p>7274</text:p>
          </table:table-cell>
          <table:table-cell/>
          <table:table-cell table:formula="of:=[.F151]-[.C151]" office:value-type="float" office:value="8192" calcext:value-type="float">
            <text:p>819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-6879" calcext:value-type="float">
            <text:p>-6879</text:p>
          </table:table-cell>
          <table:table-cell table:style-name="ce1" office:value-type="percentage" office:value="-0.11" calcext:value-type="percentage">
            <text:p>-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878" calcext:value-type="float">
            <text:p>-87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7314" calcext:value-type="float">
            <text:p>7314</text:p>
          </table:table-cell>
          <table:table-cell/>
          <table:table-cell table:formula="of:=[.F152]-[.C152]" office:value-type="float" office:value="8192" calcext:value-type="float">
            <text:p>819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6671" calcext:value-type="float">
            <text:p>-6671</text:p>
          </table:table-cell>
          <table:table-cell table:style-name="ce1" office:value-type="percentage" office:value="-0.1" calcext:value-type="percentage">
            <text:p>-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833" calcext:value-type="float">
            <text:p>-83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7359" calcext:value-type="float">
            <text:p>7359</text:p>
          </table:table-cell>
          <table:table-cell/>
          <table:table-cell table:formula="of:=[.F153]-[.C153]" office:value-type="float" office:value="8192" calcext:value-type="float">
            <text:p>819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-6339" calcext:value-type="float">
            <text:p>-6339</text:p>
          </table:table-cell>
          <table:table-cell table:style-name="ce1" office:value-type="percentage" office:value="-0.1" calcext:value-type="percentage">
            <text:p>-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819" calcext:value-type="float">
            <text:p>-81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7373" calcext:value-type="float">
            <text:p>7373</text:p>
          </table:table-cell>
          <table:table-cell/>
          <table:table-cell table:formula="of:=[.F154]-[.C154]" office:value-type="float" office:value="8192" calcext:value-type="float">
            <text:p>8192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6125" calcext:value-type="float">
            <text:p>-6125</text:p>
          </table:table-cell>
          <table:table-cell table:style-name="ce1" office:value-type="percentage" office:value="-0.09" calcext:value-type="percentage">
            <text:p>-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770" calcext:value-type="float">
            <text:p>-77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7422" calcext:value-type="float">
            <text:p>7422</text:p>
          </table:table-cell>
          <table:table-cell/>
          <table:table-cell table:formula="of:=[.F155]-[.C155]" office:value-type="float" office:value="8192" calcext:value-type="float">
            <text:p>819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5819" calcext:value-type="float">
            <text:p>-5819</text:p>
          </table:table-cell>
          <table:table-cell table:style-name="ce1" office:value-type="percentage" office:value="-0.09" calcext:value-type="percentage">
            <text:p>-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730" calcext:value-type="float">
            <text:p>-73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7462" calcext:value-type="float">
            <text:p>7462</text:p>
          </table:table-cell>
          <table:table-cell/>
          <table:table-cell table:formula="of:=[.F156]-[.C156]" office:value-type="float" office:value="8192" calcext:value-type="float">
            <text:p>819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5529" calcext:value-type="float">
            <text:p>-5529</text:p>
          </table:table-cell>
          <table:table-cell table:style-name="ce1" office:value-type="percentage" office:value="-0.08" calcext:value-type="percentage">
            <text:p>-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85" calcext:value-type="float">
            <text:p>-68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7507" calcext:value-type="float">
            <text:p>7507</text:p>
          </table:table-cell>
          <table:table-cell/>
          <table:table-cell table:formula="of:=[.F157]-[.C157]" office:value-type="float" office:value="8192" calcext:value-type="float">
            <text:p>8192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5161" calcext:value-type="float">
            <text:p>-5161</text:p>
          </table:table-cell>
          <table:table-cell table:style-name="ce1" office:value-type="percentage" office:value="-0.08" calcext:value-type="percentage">
            <text:p>-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80" calcext:value-type="float">
            <text:p>-68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7512" calcext:value-type="float">
            <text:p>7512</text:p>
          </table:table-cell>
          <table:table-cell/>
          <table:table-cell table:formula="of:=[.F158]-[.C158]" office:value-type="float" office:value="8192" calcext:value-type="float">
            <text:p>819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5189" calcext:value-type="float">
            <text:p>-5189</text:p>
          </table:table-cell>
          <table:table-cell table:style-name="ce1" office:value-type="percentage" office:value="-0.08" calcext:value-type="percentage">
            <text:p>-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638" calcext:value-type="float">
            <text:p>-63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554" calcext:value-type="float">
            <text:p>7554</text:p>
          </table:table-cell>
          <table:table-cell/>
          <table:table-cell table:formula="of:=[.F159]-[.C159]" office:value-type="float" office:value="8192" calcext:value-type="float">
            <text:p>819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4801" calcext:value-type="float">
            <text:p>-4801</text:p>
          </table:table-cell>
          <table:table-cell table:style-name="ce1" office:value-type="percentage" office:value="-0.07" calcext:value-type="percentage">
            <text:p>-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597" calcext:value-type="float">
            <text:p>-597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595" calcext:value-type="float">
            <text:p>7595</text:p>
          </table:table-cell>
          <table:table-cell/>
          <table:table-cell table:formula="of:=[.F160]-[.C160]" office:value-type="float" office:value="8192" calcext:value-type="float">
            <text:p>819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4469" calcext:value-type="float">
            <text:p>-4469</text:p>
          </table:table-cell>
          <table:table-cell table:style-name="ce1" office:value-type="percentage" office:value="-0.07" calcext:value-type="percentage">
            <text:p>-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549" calcext:value-type="float">
            <text:p>-549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643" calcext:value-type="float">
            <text:p>7643</text:p>
          </table:table-cell>
          <table:table-cell/>
          <table:table-cell table:formula="of:=[.F161]-[.C161]" office:value-type="float" office:value="8192" calcext:value-type="float">
            <text:p>8192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4153" calcext:value-type="float">
            <text:p>-4153</text:p>
          </table:table-cell>
          <table:table-cell table:style-name="ce1" office:value-type="percentage" office:value="-0.06" calcext:value-type="percentage">
            <text:p>-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23" calcext:value-type="float">
            <text:p>-52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669" calcext:value-type="float">
            <text:p>7669</text:p>
          </table:table-cell>
          <table:table-cell/>
          <table:table-cell table:formula="of:=[.F162]-[.C162]" office:value-type="float" office:value="8192" calcext:value-type="float">
            <text:p>8192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3943" calcext:value-type="float">
            <text:p>-3943</text:p>
          </table:table-cell>
          <table:table-cell table:style-name="ce1" office:value-type="percentage" office:value="-0.06" calcext:value-type="percentage">
            <text:p>-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472" calcext:value-type="float">
            <text:p>-47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720" calcext:value-type="float">
            <text:p>7720</text:p>
          </table:table-cell>
          <table:table-cell/>
          <table:table-cell table:formula="of:=[.F163]-[.C163]" office:value-type="float" office:value="8192" calcext:value-type="float">
            <text:p>8192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3559" calcext:value-type="float">
            <text:p>-3559</text:p>
          </table:table-cell>
          <table:table-cell table:style-name="ce1" office:value-type="percentage" office:value="-0.05" calcext:value-type="percentage">
            <text:p>-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29" calcext:value-type="float">
            <text:p>-42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763" calcext:value-type="float">
            <text:p>7763</text:p>
          </table:table-cell>
          <table:table-cell/>
          <table:table-cell table:formula="of:=[.F164]-[.C164]" office:value-type="float" office:value="8192" calcext:value-type="float">
            <text:p>819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-3229" calcext:value-type="float">
            <text:p>-3229</text:p>
          </table:table-cell>
          <table:table-cell table:style-name="ce1" office:value-type="percentage" office:value="-0.05" calcext:value-type="percentage">
            <text:p>-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380" calcext:value-type="float">
            <text:p>-38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812" calcext:value-type="float">
            <text:p>7812</text:p>
          </table:table-cell>
          <table:table-cell/>
          <table:table-cell table:formula="of:=[.F165]-[.C165]" office:value-type="float" office:value="8192" calcext:value-type="float">
            <text:p>819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2797" calcext:value-type="float">
            <text:p>-2797</text:p>
          </table:table-cell>
          <table:table-cell table:style-name="ce1" office:value-type="percentage" office:value="-0.04" calcext:value-type="percentage">
            <text:p>-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-354" calcext:value-type="float">
            <text:p>-35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838" calcext:value-type="float">
            <text:p>7838</text:p>
          </table:table-cell>
          <table:table-cell/>
          <table:table-cell table:formula="of:=[.F166]-[.C166]" office:value-type="float" office:value="8192" calcext:value-type="float">
            <text:p>819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2669" calcext:value-type="float">
            <text:p>-2669</text:p>
          </table:table-cell>
          <table:table-cell table:style-name="ce1" office:value-type="percentage" office:value="-0.04" calcext:value-type="percentage">
            <text:p>-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898" calcext:value-type="float">
            <text:p>7898</text:p>
          </table:table-cell>
          <table:table-cell/>
          <table:table-cell table:formula="of:=[.F167]-[.C167]" office:value-type="float" office:value="8192" calcext:value-type="float">
            <text:p>8192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2225" calcext:value-type="float">
            <text:p>-2225</text:p>
          </table:table-cell>
          <table:table-cell table:style-name="ce1" office:value-type="percentage" office:value="-0.03" calcext:value-type="percentage">
            <text:p>-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-252" calcext:value-type="float">
            <text:p>-25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940" calcext:value-type="float">
            <text:p>7940</text:p>
          </table:table-cell>
          <table:table-cell/>
          <table:table-cell table:formula="of:=[.F168]-[.C168]" office:value-type="float" office:value="8192" calcext:value-type="float">
            <text:p>8192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-1845" calcext:value-type="float">
            <text:p>-1845</text:p>
          </table:table-cell>
          <table:table-cell table:style-name="ce1" office:value-type="percentage" office:value="-0.02" calcext:value-type="percentage">
            <text:p>-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-206" calcext:value-type="float">
            <text:p>-20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986" calcext:value-type="float">
            <text:p>7986</text:p>
          </table:table-cell>
          <table:table-cell/>
          <table:table-cell table:formula="of:=[.F169]-[.C169]" office:value-type="float" office:value="8192" calcext:value-type="float">
            <text:p>819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-1505" calcext:value-type="float">
            <text:p>-1505</text:p>
          </table:table-cell>
          <table:table-cell table:style-name="ce1" office:value-type="percentage" office:value="-0.02" calcext:value-type="percentage">
            <text:p>-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70" calcext:value-type="float">
            <text:p>-17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8022" calcext:value-type="float">
            <text:p>8022</text:p>
          </table:table-cell>
          <table:table-cell/>
          <table:table-cell table:formula="of:=[.F170]-[.C170]" office:value-type="float" office:value="8192" calcext:value-type="float">
            <text:p>81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-1293" calcext:value-type="float">
            <text:p>-1293</text:p>
          </table:table-cell>
          <table:table-cell table:style-name="ce1" office:value-type="percentage" office:value="-0.02" calcext:value-type="percentage">
            <text:p>-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24" calcext:value-type="float">
            <text:p>-12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068" calcext:value-type="float">
            <text:p>8068</text:p>
          </table:table-cell>
          <table:table-cell/>
          <table:table-cell table:formula="of:=[.F171]-[.C171]" office:value-type="float" office:value="8192" calcext:value-type="float">
            <text:p>819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-897" calcext:value-type="float">
            <text:p>-897</text:p>
          </table:table-cell>
          <table:table-cell table:style-name="ce1" office:value-type="percentage" office:value="-0.01" calcext:value-type="percentage">
            <text:p>-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16" calcext:value-type="float">
            <text:p>8116</text:p>
          </table:table-cell>
          <table:table-cell/>
          <table:table-cell table:formula="of:=[.F172]-[.C172]" office:value-type="float" office:value="8192" calcext:value-type="float">
            <text:p>8192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-491" calcext:value-type="float">
            <text:p>-491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73" calcext:value-type="float">
            <text:p>8173</text:p>
          </table:table-cell>
          <table:table-cell/>
          <table:table-cell table:formula="of:=[.F173]-[.C173]" office:value-type="float" office:value="8192" calcext:value-type="float">
            <text:p>819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-81" calcext:value-type="float">
            <text:p>-81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69" calcext:value-type="float">
            <text:p>8169</text:p>
          </table:table-cell>
          <table:table-cell/>
          <table:table-cell table:formula="of:=[.F174]-[.C174]" office:value-type="float" office:value="8192" calcext:value-type="float">
            <text:p>819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-93" calcext:value-type="float">
            <text:p>-93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33" calcext:value-type="float">
            <text:p>8233</text:p>
          </table:table-cell>
          <table:table-cell/>
          <table:table-cell table:formula="of:=[.F175]-[.C175]" office:value-type="float" office:value="8192" calcext:value-type="float">
            <text:p>819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93" calcext:value-type="float">
            <text:p>293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75" calcext:value-type="float">
            <text:p>8275</text:p>
          </table:table-cell>
          <table:table-cell/>
          <table:table-cell table:formula="of:=[.F176]-[.C176]" office:value-type="float" office:value="8192" calcext:value-type="float">
            <text:p>819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661" calcext:value-type="float">
            <text:p>661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31" calcext:value-type="float">
            <text:p>8331</text:p>
          </table:table-cell>
          <table:table-cell/>
          <table:table-cell table:formula="of:=[.F177]-[.C177]" office:value-type="float" office:value="8192" calcext:value-type="float">
            <text:p>819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129" calcext:value-type="float">
            <text:p>1129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0" calcext:value-type="float">
            <text:p>8360</text:p>
          </table:table-cell>
          <table:table-cell/>
          <table:table-cell table:formula="of:=[.F178]-[.C178]" office:value-type="float" office:value="8192" calcext:value-type="float">
            <text:p>819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325" calcext:value-type="float">
            <text:p>1325</text:p>
          </table:table-cell>
          <table:table-cell table:style-name="ce1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423" calcext:value-type="float">
            <text:p>8423</text:p>
          </table:table-cell>
          <table:table-cell/>
          <table:table-cell table:formula="of:=[.F179]-[.C179]" office:value-type="float" office:value="8192" calcext:value-type="float">
            <text:p>819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777" calcext:value-type="float">
            <text:p>1777</text:p>
          </table:table-cell>
          <table:table-cell table:style-name="ce1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7" calcext:value-type="float">
            <text:p>8467</text:p>
          </table:table-cell>
          <table:table-cell/>
          <table:table-cell table:formula="of:=[.F180]-[.C180]" office:value-type="float" office:value="8192" calcext:value-type="float">
            <text:p>819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151" calcext:value-type="float">
            <text:p>2151</text:p>
          </table:table-cell>
          <table:table-cell table:style-name="ce1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30" calcext:value-type="float">
            <text:p>8530</text:p>
          </table:table-cell>
          <table:table-cell/>
          <table:table-cell table:formula="of:=[.F181]-[.C181]" office:value-type="float" office:value="8192" calcext:value-type="float">
            <text:p>81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691" calcext:value-type="float">
            <text:p>2691</text:p>
          </table:table-cell>
          <table:table-cell table:style-name="ce1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60" calcext:value-type="float">
            <text:p>8560</text:p>
          </table:table-cell>
          <table:table-cell/>
          <table:table-cell table:formula="of:=[.F182]-[.C182]" office:value-type="float" office:value="8192" calcext:value-type="float">
            <text:p>819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849" calcext:value-type="float">
            <text:p>2849</text:p>
          </table:table-cell>
          <table:table-cell table:style-name="ce1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24" calcext:value-type="float">
            <text:p>8624</text:p>
          </table:table-cell>
          <table:table-cell/>
          <table:table-cell table:formula="of:=[.F183]-[.C183]" office:value-type="float" office:value="8192" calcext:value-type="float">
            <text:p>8192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07" calcext:value-type="float">
            <text:p>3307</text:p>
          </table:table-cell>
          <table:table-cell table:style-name="ce1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65" calcext:value-type="float">
            <text:p>8665</text:p>
          </table:table-cell>
          <table:table-cell/>
          <table:table-cell table:formula="of:=[.F184]-[.C184]" office:value-type="float" office:value="8192" calcext:value-type="float">
            <text:p>8192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757" calcext:value-type="float">
            <text:p>3757</text:p>
          </table:table-cell>
          <table:table-cell table:style-name="ce1" office:value-type="percentage" office:value="0.06" calcext:value-type="percentage">
            <text:p>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37" calcext:value-type="float">
            <text:p>8737</text:p>
          </table:table-cell>
          <table:table-cell/>
          <table:table-cell table:formula="of:=[.F185]-[.C185]" office:value-type="float" office:value="8192" calcext:value-type="float">
            <text:p>819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165" calcext:value-type="float">
            <text:p>4165</text:p>
          </table:table-cell>
          <table:table-cell table:style-name="ce1" office:value-type="percentage" office:value="0.06" calcext:value-type="percentage">
            <text:p>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1" calcext:value-type="float">
            <text:p>8761</text:p>
          </table:table-cell>
          <table:table-cell/>
          <table:table-cell table:formula="of:=[.F186]-[.C186]" office:value-type="float" office:value="8192" calcext:value-type="float">
            <text:p>819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405" calcext:value-type="float">
            <text:p>4405</text:p>
          </table:table-cell>
          <table:table-cell table:style-name="ce1" office:value-type="percentage" office:value="0.07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31" calcext:value-type="float">
            <text:p>8831</text:p>
          </table:table-cell>
          <table:table-cell/>
          <table:table-cell table:formula="of:=[.F187]-[.C187]" office:value-type="float" office:value="8192" calcext:value-type="float">
            <text:p>819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4951" calcext:value-type="float">
            <text:p>4951</text:p>
          </table:table-cell>
          <table:table-cell table:style-name="ce1" office:value-type="percentage" office:value="0.07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95" calcext:value-type="float">
            <text:p>6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87" calcext:value-type="float">
            <text:p>8887</text:p>
          </table:table-cell>
          <table:table-cell/>
          <table:table-cell table:formula="of:=[.F188]-[.C188]" office:value-type="float" office:value="8192" calcext:value-type="float">
            <text:p>8192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5329" calcext:value-type="float">
            <text:p>5329</text:p>
          </table:table-cell>
          <table:table-cell table:style-name="ce1" office:value-type="percentage" office:value="0.08" calcext:value-type="percentage">
            <text:p>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48" calcext:value-type="float">
            <text:p>8948</text:p>
          </table:table-cell>
          <table:table-cell/>
          <table:table-cell table:formula="of:=[.F189]-[.C189]" office:value-type="float" office:value="8192" calcext:value-type="float">
            <text:p>819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863" calcext:value-type="float">
            <text:p>5863</text:p>
          </table:table-cell>
          <table:table-cell table:style-name="ce1" office:value-type="percentage" office:value="0.09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43" calcext:value-type="float">
            <text:p>8943</text:p>
          </table:table-cell>
          <table:table-cell/>
          <table:table-cell table:formula="of:=[.F190]-[.C190]" office:value-type="float" office:value="8192" calcext:value-type="float">
            <text:p>81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849" calcext:value-type="float">
            <text:p>5849</text:p>
          </table:table-cell>
          <table:table-cell table:style-name="ce1" office:value-type="percentage" office:value="0.09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24" calcext:value-type="float">
            <text:p>9024</text:p>
          </table:table-cell>
          <table:table-cell/>
          <table:table-cell table:formula="of:=[.F191]-[.C191]" office:value-type="float" office:value="8192" calcext:value-type="float">
            <text:p>8192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59" calcext:value-type="float">
            <text:p>6359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75" calcext:value-type="float">
            <text:p>9075</text:p>
          </table:table-cell>
          <table:table-cell/>
          <table:table-cell table:formula="of:=[.F192]-[.C192]" office:value-type="float" office:value="8192" calcext:value-type="float">
            <text:p>819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6819" calcext:value-type="float">
            <text:p>6819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49" calcext:value-type="float">
            <text:p>9149</text:p>
          </table:table-cell>
          <table:table-cell/>
          <table:table-cell table:formula="of:=[.F193]-[.C193]" office:value-type="float" office:value="8192" calcext:value-type="float">
            <text:p>8192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7441" calcext:value-type="float">
            <text:p>7441</text:p>
          </table:table-cell>
          <table:table-cell table:style-name="ce1" office:value-type="percentage" office:value="0.11" calcext:value-type="percentage">
            <text:p>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79" calcext:value-type="float">
            <text:p>9179</text:p>
          </table:table-cell>
          <table:table-cell/>
          <table:table-cell table:formula="of:=[.F194]-[.C194]" office:value-type="float" office:value="8192" calcext:value-type="float">
            <text:p>819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7585" calcext:value-type="float">
            <text:p>7585</text:p>
          </table:table-cell>
          <table:table-cell table:style-name="ce1" office:value-type="percentage" office:value="0.12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53" calcext:value-type="float">
            <text:p>10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245" calcext:value-type="float">
            <text:p>9245</text:p>
          </table:table-cell>
          <table:table-cell/>
          <table:table-cell table:formula="of:=[.F195]-[.C195]" office:value-type="float" office:value="8192" calcext:value-type="float">
            <text:p>819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8119" calcext:value-type="float">
            <text:p>8119</text:p>
          </table:table-cell>
          <table:table-cell table:style-name="ce1" office:value-type="percentage" office:value="0.12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02" calcext:value-type="float">
            <text:p>9302</text:p>
          </table:table-cell>
          <table:table-cell/>
          <table:table-cell table:formula="of:=[.F196]-[.C196]" office:value-type="float" office:value="8192" calcext:value-type="float">
            <text:p>819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8601" calcext:value-type="float">
            <text:p>8601</text:p>
          </table:table-cell>
          <table:table-cell table:style-name="ce1" office:value-type="percentage" office:value="0.13" calcext:value-type="percentage">
            <text:p>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195" calcext:value-type="float">
            <text:p>11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387" calcext:value-type="float">
            <text:p>9387</text:p>
          </table:table-cell>
          <table:table-cell/>
          <table:table-cell table:formula="of:=[.F197]-[.C197]" office:value-type="float" office:value="8192" calcext:value-type="float">
            <text:p>8192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9165" calcext:value-type="float">
            <text:p>9165</text:p>
          </table:table-cell>
          <table:table-cell table:style-name="ce1" office:value-type="percentage" office:value="0.14" calcext:value-type="percentage">
            <text:p>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412" calcext:value-type="float">
            <text:p>9412</text:p>
          </table:table-cell>
          <table:table-cell/>
          <table:table-cell table:formula="of:=[.F198]-[.C198]" office:value-type="float" office:value="8192" calcext:value-type="float">
            <text:p>8192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9341" calcext:value-type="float">
            <text:p>9341</text:p>
          </table:table-cell>
          <table:table-cell table:style-name="ce1" office:value-type="percentage" office:value="0.14" calcext:value-type="percentage">
            <text:p>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85" calcext:value-type="float">
            <text:p>12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77" calcext:value-type="float">
            <text:p>9477</text:p>
          </table:table-cell>
          <table:table-cell/>
          <table:table-cell table:formula="of:=[.F199]-[.C199]" office:value-type="float" office:value="8192" calcext:value-type="float">
            <text:p>819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9955" calcext:value-type="float">
            <text:p>9955</text:p>
          </table:table-cell>
          <table:table-cell table:style-name="ce1"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54" calcext:value-type="float">
            <text:p>13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546" calcext:value-type="float">
            <text:p>9546</text:p>
          </table:table-cell>
          <table:table-cell/>
          <table:table-cell table:formula="of:=[.F200]-[.C200]" office:value-type="float" office:value="8192" calcext:value-type="float">
            <text:p>819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427" calcext:value-type="float">
            <text:p>10427</text:p>
          </table:table-cell>
          <table:table-cell table:style-name="ce1" office:value-type="percentage" office:value="0.16" calcext:value-type="percentage">
            <text:p>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29" calcext:value-type="float">
            <text:p>14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621" calcext:value-type="float">
            <text:p>9621</text:p>
          </table:table-cell>
          <table:table-cell/>
          <table:table-cell table:formula="of:=[.F201]-[.C201]" office:value-type="float" office:value="8192" calcext:value-type="float">
            <text:p>819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0993" calcext:value-type="float">
            <text:p>10993</text:p>
          </table:table-cell>
          <table:table-cell table:style-name="ce1" office:value-type="percentage" office:value="0.17" calcext:value-type="percentage">
            <text:p>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62" calcext:value-type="float">
            <text:p>14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654" calcext:value-type="float">
            <text:p>9654</text:p>
          </table:table-cell>
          <table:table-cell/>
          <table:table-cell table:formula="of:=[.F202]-[.C202]" office:value-type="float" office:value="8192" calcext:value-type="float">
            <text:p>819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1259" calcext:value-type="float">
            <text:p>11259</text:p>
          </table:table-cell>
          <table:table-cell table:style-name="ce1" office:value-type="percentage" office:value="0.18" calcext:value-type="percentage">
            <text:p>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49" calcext:value-type="float">
            <text:p>15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741" calcext:value-type="float">
            <text:p>9741</text:p>
          </table:table-cell>
          <table:table-cell/>
          <table:table-cell table:formula="of:=[.F203]-[.C203]" office:value-type="float" office:value="8192" calcext:value-type="float">
            <text:p>819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1849" calcext:value-type="float">
            <text:p>11849</text:p>
          </table:table-cell>
          <table:table-cell table:style-name="ce1" office:value-type="percentage" office:value="0.18" calcext:value-type="percentage">
            <text:p>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611" calcext:value-type="float">
            <text:p>16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03" calcext:value-type="float">
            <text:p>9803</text:p>
          </table:table-cell>
          <table:table-cell/>
          <table:table-cell table:formula="of:=[.F204]-[.C204]" office:value-type="float" office:value="8192" calcext:value-type="float">
            <text:p>819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2379" calcext:value-type="float">
            <text:p>12379</text:p>
          </table:table-cell>
          <table:table-cell table:style-name="ce1" office:value-type="percentage" office:value="0.19" calcext:value-type="percentage">
            <text:p>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884" calcext:value-type="float">
            <text:p>9884</text:p>
          </table:table-cell>
          <table:table-cell/>
          <table:table-cell table:formula="of:=[.F205]-[.C205]" office:value-type="float" office:value="8192" calcext:value-type="float">
            <text:p>819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3033" calcext:value-type="float">
            <text:p>13033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876" calcext:value-type="float">
            <text:p>9876</text:p>
          </table:table-cell>
          <table:table-cell/>
          <table:table-cell table:formula="of:=[.F206]-[.C206]" office:value-type="float" office:value="8192" calcext:value-type="float">
            <text:p>819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3075" calcext:value-type="float">
            <text:p>13075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779" calcext:value-type="float">
            <text:p>177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71" calcext:value-type="float">
            <text:p>9971</text:p>
          </table:table-cell>
          <table:table-cell/>
          <table:table-cell table:formula="of:=[.F207]-[.C207]" office:value-type="float" office:value="8192" calcext:value-type="float">
            <text:p>819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3703" calcext:value-type="float">
            <text:p>13703</text:p>
          </table:table-cell>
          <table:table-cell table:style-name="ce1" office:value-type="percentage" office:value="0.21" calcext:value-type="percentage">
            <text:p>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843" calcext:value-type="float">
            <text:p>184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35" calcext:value-type="float">
            <text:p>10035</text:p>
          </table:table-cell>
          <table:table-cell/>
          <table:table-cell table:formula="of:=[.F208]-[.C208]" office:value-type="float" office:value="8192" calcext:value-type="float">
            <text:p>819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4177" calcext:value-type="float">
            <text:p>14177</text:p>
          </table:table-cell>
          <table:table-cell table:style-name="ce1" office:value-type="percentage" office:value="0.22" calcext:value-type="percentage">
            <text:p>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923" calcext:value-type="float">
            <text:p>19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15" calcext:value-type="float">
            <text:p>10115</text:p>
          </table:table-cell>
          <table:table-cell/>
          <table:table-cell table:formula="of:=[.F209]-[.C209]" office:value-type="float" office:value="8192" calcext:value-type="float">
            <text:p>819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4791" calcext:value-type="float">
            <text:p>14791</text:p>
          </table:table-cell>
          <table:table-cell table:style-name="ce1" office:value-type="percentage" office:value="0.23" calcext:value-type="percentage">
            <text:p>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978" calcext:value-type="float">
            <text:p>197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70" calcext:value-type="float">
            <text:p>10170</text:p>
          </table:table-cell>
          <table:table-cell/>
          <table:table-cell table:formula="of:=[.F210]-[.C210]" office:value-type="float" office:value="8192" calcext:value-type="float">
            <text:p>819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5119" calcext:value-type="float">
            <text:p>15119</text:p>
          </table:table-cell>
          <table:table-cell table:style-name="ce1" office:value-type="percentage" office:value="0.24" calcext:value-type="percentage">
            <text:p>2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052" calcext:value-type="float">
            <text:p>205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244" calcext:value-type="float">
            <text:p>10244</text:p>
          </table:table-cell>
          <table:table-cell/>
          <table:table-cell table:formula="of:=[.F211]-[.C211]" office:value-type="float" office:value="8192" calcext:value-type="float">
            <text:p>819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15781" calcext:value-type="float">
            <text:p>15781</text:p>
          </table:table-cell>
          <table:table-cell table:style-name="ce1" office:value-type="percentage" office:value="0.25" calcext:value-type="percentage">
            <text:p>2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121" calcext:value-type="float">
            <text:p>21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13" calcext:value-type="float">
            <text:p>10313</text:p>
          </table:table-cell>
          <table:table-cell/>
          <table:table-cell table:formula="of:=[.F212]-[.C212]" office:value-type="float" office:value="8192" calcext:value-type="float">
            <text:p>819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6343" calcext:value-type="float">
            <text:p>16343</text:p>
          </table:table-cell>
          <table:table-cell table:style-name="ce1" office:value-type="percentage" office:value="0.26" calcext:value-type="percentage">
            <text:p>2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219" calcext:value-type="float">
            <text:p>22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11" calcext:value-type="float">
            <text:p>10411</text:p>
          </table:table-cell>
          <table:table-cell/>
          <table:table-cell table:formula="of:=[.F213]-[.C213]" office:value-type="float" office:value="8192" calcext:value-type="float">
            <text:p>819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7041" calcext:value-type="float">
            <text:p>17041</text:p>
          </table:table-cell>
          <table:table-cell table:style-name="ce1" office:value-type="percentage" office:value="0.27" calcext:value-type="percentage">
            <text:p>2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41" calcext:value-type="float">
            <text:p>22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33" calcext:value-type="float">
            <text:p>10433</text:p>
          </table:table-cell>
          <table:table-cell/>
          <table:table-cell table:formula="of:=[.F214]-[.C214]" office:value-type="float" office:value="8192" calcext:value-type="float">
            <text:p>819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17201" calcext:value-type="float">
            <text:p>17201</text:p>
          </table:table-cell>
          <table:table-cell table:style-name="ce1" office:value-type="percentage" office:value="0.27" calcext:value-type="percentage">
            <text:p>2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26" calcext:value-type="float">
            <text:p>10526</text:p>
          </table:table-cell>
          <table:table-cell/>
          <table:table-cell table:formula="of:=[.F215]-[.C215]" office:value-type="float" office:value="8192" calcext:value-type="float">
            <text:p>819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947" calcext:value-type="float">
            <text:p>17947</text:p>
          </table:table-cell>
          <table:table-cell table:style-name="ce1" office:value-type="percentage" office:value="0.28" calcext:value-type="percentage">
            <text:p>2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412" calcext:value-type="float">
            <text:p>24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604" calcext:value-type="float">
            <text:p>10604</text:p>
          </table:table-cell>
          <table:table-cell/>
          <table:table-cell table:formula="of:=[.F216]-[.C216]" office:value-type="float" office:value="8192" calcext:value-type="float">
            <text:p>819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8491" calcext:value-type="float">
            <text:p>18491</text:p>
          </table:table-cell>
          <table:table-cell table:style-name="ce1" office:value-type="percentage" office:value="0.29" calcext:value-type="percentage">
            <text:p>2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506" calcext:value-type="float">
            <text:p>25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698" calcext:value-type="float">
            <text:p>10698</text:p>
          </table:table-cell>
          <table:table-cell/>
          <table:table-cell table:formula="of:=[.F217]-[.C217]" office:value-type="float" office:value="8192" calcext:value-type="float">
            <text:p>8192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261" calcext:value-type="float">
            <text:p>19261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64" calcext:value-type="float">
            <text:p>256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756" calcext:value-type="float">
            <text:p>10756</text:p>
          </table:table-cell>
          <table:table-cell/>
          <table:table-cell table:formula="of:=[.F218]-[.C218]" office:value-type="float" office:value="8192" calcext:value-type="float">
            <text:p>8192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9629" calcext:value-type="float">
            <text:p>19629</text:p>
          </table:table-cell>
          <table:table-cell table:style-name="ce1" office:value-type="percentage" office:value="0.31" calcext:value-type="percentage">
            <text:p>3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662" calcext:value-type="float">
            <text:p>266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854" calcext:value-type="float">
            <text:p>10854</text:p>
          </table:table-cell>
          <table:table-cell/>
          <table:table-cell table:formula="of:=[.F219]-[.C219]" office:value-type="float" office:value="8192" calcext:value-type="float">
            <text:p>819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20451" calcext:value-type="float">
            <text:p>20451</text:p>
          </table:table-cell>
          <table:table-cell table:style-name="ce1" office:value-type="percentage" office:value="0.32" calcext:value-type="percentage">
            <text:p>3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732" calcext:value-type="float">
            <text:p>27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924" calcext:value-type="float">
            <text:p>10924</text:p>
          </table:table-cell>
          <table:table-cell/>
          <table:table-cell table:formula="of:=[.F220]-[.C220]" office:value-type="float" office:value="8192" calcext:value-type="float">
            <text:p>819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1031" calcext:value-type="float">
            <text:p>21031</text:p>
          </table:table-cell>
          <table:table-cell table:style-name="ce1" office:value-type="percentage" office:value="0.33" calcext:value-type="percentage">
            <text:p>3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846" calcext:value-type="float">
            <text:p>284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038" calcext:value-type="float">
            <text:p>11038</text:p>
          </table:table-cell>
          <table:table-cell/>
          <table:table-cell table:formula="of:=[.F221]-[.C221]" office:value-type="float" office:value="8192" calcext:value-type="float">
            <text:p>819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1793" calcext:value-type="float">
            <text:p>21793</text:p>
          </table:table-cell>
          <table:table-cell table:style-name="ce1" office:value-type="percentage" office:value="0.34" calcext:value-type="percentage">
            <text:p>3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838" calcext:value-type="float">
            <text:p>283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030" calcext:value-type="float">
            <text:p>11030</text:p>
          </table:table-cell>
          <table:table-cell/>
          <table:table-cell table:formula="of:=[.F222]-[.C222]" office:value-type="float" office:value="8192" calcext:value-type="float">
            <text:p>819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1793" calcext:value-type="float">
            <text:p>21793</text:p>
          </table:table-cell>
          <table:table-cell table:style-name="ce1" office:value-type="percentage" office:value="0.34" calcext:value-type="percentage">
            <text:p>3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943" calcext:value-type="float">
            <text:p>294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135" calcext:value-type="float">
            <text:p>11135</text:p>
          </table:table-cell>
          <table:table-cell/>
          <table:table-cell table:formula="of:=[.F223]-[.C223]" office:value-type="float" office:value="8192" calcext:value-type="float">
            <text:p>819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2581" calcext:value-type="float">
            <text:p>22581</text:p>
          </table:table-cell>
          <table:table-cell table:style-name="ce1" office:value-type="percentage" office:value="0.36" calcext:value-type="percentage">
            <text:p>3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031" calcext:value-type="float">
            <text:p>30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223" calcext:value-type="float">
            <text:p>11223</text:p>
          </table:table-cell>
          <table:table-cell/>
          <table:table-cell table:formula="of:=[.F224]-[.C224]" office:value-type="float" office:value="8192" calcext:value-type="float">
            <text:p>819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23211" calcext:value-type="float">
            <text:p>23211</text:p>
          </table:table-cell>
          <table:table-cell table:style-name="ce1" office:value-type="percentage" office:value="0.37" calcext:value-type="percentage">
            <text:p>3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128" calcext:value-type="float">
            <text:p>3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320" calcext:value-type="float">
            <text:p>11320</text:p>
          </table:table-cell>
          <table:table-cell/>
          <table:table-cell table:formula="of:=[.F225]-[.C225]" office:value-type="float" office:value="8192" calcext:value-type="float">
            <text:p>819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24109" calcext:value-type="float">
            <text:p>24109</text:p>
          </table:table-cell>
          <table:table-cell table:style-name="ce1" office:value-type="percentage" office:value="0.38" calcext:value-type="percentage">
            <text:p>3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178" calcext:value-type="float">
            <text:p>317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370" calcext:value-type="float">
            <text:p>11370</text:p>
          </table:table-cell>
          <table:table-cell/>
          <table:table-cell table:formula="of:=[.F226]-[.C226]" office:value-type="float" office:value="8192" calcext:value-type="float">
            <text:p>819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24433" calcext:value-type="float">
            <text:p>24433</text:p>
          </table:table-cell>
          <table:table-cell table:style-name="ce1" office:value-type="percentage" office:value="0.39" calcext:value-type="percentage">
            <text:p>3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3308" calcext:value-type="float">
            <text:p>33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500" calcext:value-type="float">
            <text:p>11500</text:p>
          </table:table-cell>
          <table:table-cell/>
          <table:table-cell table:formula="of:=[.F227]-[.C227]" office:value-type="float" office:value="8192" calcext:value-type="float">
            <text:p>8192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25329" calcext:value-type="float">
            <text:p>25329</text:p>
          </table:table-cell>
          <table:table-cell table:style-name="ce1" office:value-type="percentage" office:value="0.4" calcext:value-type="percentage">
            <text:p>4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383" calcext:value-type="float">
            <text:p>338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575" calcext:value-type="float">
            <text:p>11575</text:p>
          </table:table-cell>
          <table:table-cell/>
          <table:table-cell table:formula="of:=[.F228]-[.C228]" office:value-type="float" office:value="8192" calcext:value-type="float">
            <text:p>819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25945" calcext:value-type="float">
            <text:p>25945</text:p>
          </table:table-cell>
          <table:table-cell table:style-name="ce1" office:value-type="percentage" office:value="0.41" calcext:value-type="percentage">
            <text:p>4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3505" calcext:value-type="float">
            <text:p>35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697" calcext:value-type="float">
            <text:p>11697</text:p>
          </table:table-cell>
          <table:table-cell/>
          <table:table-cell table:formula="of:=[.F229]-[.C229]" office:value-type="float" office:value="8192" calcext:value-type="float">
            <text:p>8192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6817" calcext:value-type="float">
            <text:p>26817</text:p>
          </table:table-cell>
          <table:table-cell table:style-name="ce1" office:value-type="percentage" office:value="0.42" calcext:value-type="percentage">
            <text:p>4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537" calcext:value-type="float">
            <text:p>353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1729" calcext:value-type="float">
            <text:p>11729</text:p>
          </table:table-cell>
          <table:table-cell/>
          <table:table-cell table:formula="of:=[.F230]-[.C230]" office:value-type="float" office:value="8192" calcext:value-type="float">
            <text:p>819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6991" calcext:value-type="float">
            <text:p>26991</text:p>
          </table:table-cell>
          <table:table-cell table:style-name="ce1" office:value-type="percentage" office:value="0.43" calcext:value-type="percentage">
            <text:p>43.00%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lot cal</text:p>
          </table:table-cell>
          <table:table-cell office:value-type="string" calcext:value-type="string">
            <text:p>UNO</text:p>
          </table:table-cell>
          <table:table-cell table:number-columns-repeated="7"/>
          <table:table-cell office:value-type="string" calcext:value-type="string">
            <text:p>UNO scaled</text:p>
          </table:table-cell>
          <table:table-cell/>
          <table:table-cell office:value-type="string" calcext:value-type="string">
            <text:p>UNO</text:p>
          </table:table-cell>
          <table:table-cell office:value-type="string" calcext:value-type="string">
            <text:p>PLOT cal scaled</text:p>
          </table:table-cell>
          <table:table-cell/>
          <table:table-cell office:value-type="string" calcext:value-type="string">
            <text:p>Plot cal</text:p>
          </table:table-cell>
        </table:table-row>
        <table:table-row table:style-name="ro1">
          <table:table-cell table:style-name="ce1" office:value-type="percentage" office:value="-0.46" calcext:value-type="percentage">
            <text:p>-46.00%</text:p>
          </table:table-cell>
          <table:table-cell office:value-type="float" office:value="15" calcext:value-type="float">
            <text:p>15</text:p>
          </table:table-cell>
          <table:table-cell table:formula="of:=[.A238]*100" office:value-type="float" office:value="-46" calcext:value-type="float">
            <text:p>-46</text:p>
          </table:table-cell>
          <table:table-cell office:value-type="float" office:value="-46" calcext:value-type="float">
            <text:p>-46</text:p>
          </table:table-cell>
          <table:table-cell table:number-columns-repeated="7"/>
          <table:table-cell table:formula="of:=7.61 * [.N238]" office:value-type="float" office:value="-29047.37" calcext:value-type="float">
            <text:p>-29047.37</text:p>
          </table:table-cell>
          <table:table-cell office:value-type="float" office:value="15" calcext:value-type="float">
            <text:p>15</text:p>
          </table:table-cell>
          <table:table-cell office:value-type="float" office:value="-3817" calcext:value-type="float">
            <text:p>-3817</text:p>
          </table:table-cell>
          <table:table-cell table:formula="of:=0.1314*[.Q238]" office:value-type="float" office:value="-3817.0386" calcext:value-type="float">
            <text:p>-3817.0386</text:p>
          </table:table-cell>
          <table:table-cell/>
          <table:table-cell office:value-type="float" office:value="-29049" calcext:value-type="float">
            <text:p>-29049</text:p>
          </table:table-cell>
        </table:table-row>
        <table:table-row table:style-name="ro1">
          <table:table-cell table:style-name="ce1" office:value-type="percentage" office:value="-0.46" calcext:value-type="percentage">
            <text:p>-46.00%</text:p>
          </table:table-cell>
          <table:table-cell office:value-type="float" office:value="16" calcext:value-type="float">
            <text:p>16</text:p>
          </table:table-cell>
          <table:table-cell table:formula="of:=[.A239]*100" office:value-type="float" office:value="-46" calcext:value-type="float">
            <text:p>-46</text:p>
          </table:table-cell>
          <table:table-cell office:value-type="float" office:value="-46" calcext:value-type="float">
            <text:p>-46</text:p>
          </table:table-cell>
          <table:table-cell table:number-columns-repeated="7"/>
          <table:table-cell table:formula="of:=7.61 * [.N239]" office:value-type="float" office:value="-28986.49" calcext:value-type="float">
            <text:p>-28986.49</text:p>
          </table:table-cell>
          <table:table-cell office:value-type="float" office:value="16" calcext:value-type="float">
            <text:p>16</text:p>
          </table:table-cell>
          <table:table-cell office:value-type="float" office:value="-3809" calcext:value-type="float">
            <text:p>-3809</text:p>
          </table:table-cell>
          <table:table-cell table:formula="of:=0.1314*[.Q239]" office:value-type="float" office:value="-3809.6802" calcext:value-type="float">
            <text:p>-3809.6802</text:p>
          </table:table-cell>
          <table:table-cell/>
          <table:table-cell office:value-type="float" office:value="-28993" calcext:value-type="float">
            <text:p>-28993</text:p>
          </table:table-cell>
        </table:table-row>
        <table:table-row table:style-name="ro1">
          <table:table-cell table:style-name="ce1" office:value-type="percentage" office:value="-0.46" calcext:value-type="percentage">
            <text:p>-46.00%</text:p>
          </table:table-cell>
          <table:table-cell office:value-type="float" office:value="17" calcext:value-type="float">
            <text:p>17</text:p>
          </table:table-cell>
          <table:table-cell table:formula="of:=[.A240]*100" office:value-type="float" office:value="-46" calcext:value-type="float">
            <text:p>-46</text:p>
          </table:table-cell>
          <table:table-cell office:value-type="float" office:value="-46" calcext:value-type="float">
            <text:p>-46</text:p>
          </table:table-cell>
          <table:table-cell table:number-columns-repeated="7"/>
          <table:table-cell table:formula="of:=7.61 * [.N240]" office:value-type="float" office:value="-28788.63" calcext:value-type="float">
            <text:p>-28788.63</text:p>
          </table:table-cell>
          <table:table-cell office:value-type="float" office:value="17" calcext:value-type="float">
            <text:p>17</text:p>
          </table:table-cell>
          <table:table-cell office:value-type="float" office:value="-3783" calcext:value-type="float">
            <text:p>-3783</text:p>
          </table:table-cell>
          <table:table-cell table:formula="of:=0.1314*[.Q240]" office:value-type="float" office:value="-3784.4514" calcext:value-type="float">
            <text:p>-3784.4514</text:p>
          </table:table-cell>
          <table:table-cell/>
          <table:table-cell office:value-type="float" office:value="-28801" calcext:value-type="float">
            <text:p>-28801</text:p>
          </table:table-cell>
        </table:table-row>
        <table:table-row table:style-name="ro1">
          <table:table-cell table:style-name="ce1" office:value-type="percentage" office:value="-0.45" calcext:value-type="percentage">
            <text:p>-45.00%</text:p>
          </table:table-cell>
          <table:table-cell office:value-type="float" office:value="18" calcext:value-type="float">
            <text:p>18</text:p>
          </table:table-cell>
          <table:table-cell table:formula="of:=[.A241]*100" office:value-type="float" office:value="-45" calcext:value-type="float">
            <text:p>-45</text:p>
          </table:table-cell>
          <table:table-cell office:value-type="float" office:value="-45" calcext:value-type="float">
            <text:p>-45</text:p>
          </table:table-cell>
          <table:table-cell table:number-columns-repeated="7"/>
          <table:table-cell table:formula="of:=7.61 * [.N241]" office:value-type="float" office:value="-28575.55" calcext:value-type="float">
            <text:p>-28575.55</text:p>
          </table:table-cell>
          <table:table-cell office:value-type="float" office:value="18" calcext:value-type="float">
            <text:p>18</text:p>
          </table:table-cell>
          <table:table-cell office:value-type="float" office:value="-3755" calcext:value-type="float">
            <text:p>-3755</text:p>
          </table:table-cell>
          <table:table-cell table:formula="of:=0.1314*[.Q241]" office:value-type="float" office:value="-3765.267" calcext:value-type="float">
            <text:p>-3765.267</text:p>
          </table:table-cell>
          <table:table-cell/>
          <table:table-cell office:value-type="float" office:value="-28655" calcext:value-type="float">
            <text:p>-28655</text:p>
          </table:table-cell>
        </table:table-row>
        <table:table-row table:style-name="ro1">
          <table:table-cell table:style-name="ce1" office:value-type="percentage" office:value="-0.45" calcext:value-type="percentage">
            <text:p>-45.00%</text:p>
          </table:table-cell>
          <table:table-cell office:value-type="float" office:value="19" calcext:value-type="float">
            <text:p>19</text:p>
          </table:table-cell>
          <table:table-cell table:formula="of:=[.A242]*100" office:value-type="float" office:value="-45" calcext:value-type="float">
            <text:p>-45</text:p>
          </table:table-cell>
          <table:table-cell office:value-type="float" office:value="-45" calcext:value-type="float">
            <text:p>-45</text:p>
          </table:table-cell>
          <table:table-cell table:number-columns-repeated="7"/>
          <table:table-cell table:formula="of:=7.61 * [.N242]" office:value-type="float" office:value="-28392.91" calcext:value-type="float">
            <text:p>-28392.91</text:p>
          </table:table-cell>
          <table:table-cell office:value-type="float" office:value="19" calcext:value-type="float">
            <text:p>19</text:p>
          </table:table-cell>
          <table:table-cell office:value-type="float" office:value="-3731" calcext:value-type="float">
            <text:p>-3731</text:p>
          </table:table-cell>
          <table:table-cell table:formula="of:=0.1314*[.Q242]" office:value-type="float" office:value="-3740.8266" calcext:value-type="float">
            <text:p>-3740.8266</text:p>
          </table:table-cell>
          <table:table-cell/>
          <table:table-cell office:value-type="float" office:value="-28469" calcext:value-type="float">
            <text:p>-28469</text:p>
          </table:table-cell>
        </table:table-row>
        <table:table-row table:style-name="ro1">
          <table:table-cell table:style-name="ce1" office:value-type="percentage" office:value="-0.45" calcext:value-type="percentage">
            <text:p>-45.00%</text:p>
          </table:table-cell>
          <table:table-cell office:value-type="float" office:value="20" calcext:value-type="float">
            <text:p>20</text:p>
          </table:table-cell>
          <table:table-cell table:formula="of:=[.A243]*100" office:value-type="float" office:value="-45" calcext:value-type="float">
            <text:p>-45</text:p>
          </table:table-cell>
          <table:table-cell office:value-type="float" office:value="-45" calcext:value-type="float">
            <text:p>-45</text:p>
          </table:table-cell>
          <table:table-cell table:number-columns-repeated="7"/>
          <table:table-cell table:formula="of:=7.61 * [.N243]" office:value-type="float" office:value="-28286.37" calcext:value-type="float">
            <text:p>-28286.37</text:p>
          </table:table-cell>
          <table:table-cell office:value-type="float" office:value="20" calcext:value-type="float">
            <text:p>20</text:p>
          </table:table-cell>
          <table:table-cell office:value-type="float" office:value="-3717" calcext:value-type="float">
            <text:p>-3717</text:p>
          </table:table-cell>
          <table:table-cell table:formula="of:=0.1314*[.Q243]" office:value-type="float" office:value="-3723.219" calcext:value-type="float">
            <text:p>-3723.219</text:p>
          </table:table-cell>
          <table:table-cell/>
          <table:table-cell office:value-type="float" office:value="-28335" calcext:value-type="float">
            <text:p>-28335</text:p>
          </table:table-cell>
        </table:table-row>
        <table:table-row table:style-name="ro1">
          <table:table-cell table:style-name="ce1" office:value-type="percentage" office:value="-0.45" calcext:value-type="percentage">
            <text:p>-45.00%</text:p>
          </table:table-cell>
          <table:table-cell office:value-type="float" office:value="21" calcext:value-type="float">
            <text:p>21</text:p>
          </table:table-cell>
          <table:table-cell table:formula="of:=[.A244]*100" office:value-type="float" office:value="-45" calcext:value-type="float">
            <text:p>-45</text:p>
          </table:table-cell>
          <table:table-cell office:value-type="float" office:value="-45" calcext:value-type="float">
            <text:p>-45</text:p>
          </table:table-cell>
          <table:table-cell table:number-columns-repeated="7"/>
          <table:table-cell table:formula="of:=7.61 * [.N244]" office:value-type="float" office:value="-28088.51" calcext:value-type="float">
            <text:p>-28088.51</text:p>
          </table:table-cell>
          <table:table-cell office:value-type="float" office:value="21" calcext:value-type="float">
            <text:p>21</text:p>
          </table:table-cell>
          <table:table-cell office:value-type="float" office:value="-3691" calcext:value-type="float">
            <text:p>-3691</text:p>
          </table:table-cell>
          <table:table-cell table:formula="of:=0.1314*[.Q244]" office:value-type="float" office:value="-3697.9902" calcext:value-type="float">
            <text:p>-3697.9902</text:p>
          </table:table-cell>
          <table:table-cell/>
          <table:table-cell office:value-type="float" office:value="-28143" calcext:value-type="float">
            <text:p>-28143</text:p>
          </table:table-cell>
        </table:table-row>
        <table:table-row table:style-name="ro1">
          <table:table-cell table:style-name="ce1" office:value-type="percentage" office:value="-0.44" calcext:value-type="percentage">
            <text:p>-44.00%</text:p>
          </table:table-cell>
          <table:table-cell office:value-type="float" office:value="22" calcext:value-type="float">
            <text:p>22</text:p>
          </table:table-cell>
          <table:table-cell table:formula="of:=[.A245]*100" office:value-type="float" office:value="-44" calcext:value-type="float">
            <text:p>-44</text:p>
          </table:table-cell>
          <table:table-cell office:value-type="float" office:value="-44" calcext:value-type="float">
            <text:p>-44</text:p>
          </table:table-cell>
          <table:table-cell table:number-columns-repeated="7"/>
          <table:table-cell table:formula="of:=7.61 * [.N245]" office:value-type="float" office:value="-27921.09" calcext:value-type="float">
            <text:p>-27921.09</text:p>
          </table:table-cell>
          <table:table-cell office:value-type="float" office:value="22" calcext:value-type="float">
            <text:p>22</text:p>
          </table:table-cell>
          <table:table-cell office:value-type="float" office:value="-3669" calcext:value-type="float">
            <text:p>-3669</text:p>
          </table:table-cell>
          <table:table-cell table:formula="of:=0.1314*[.Q245]" office:value-type="float" office:value="-3678.2802" calcext:value-type="float">
            <text:p>-3678.2802</text:p>
          </table:table-cell>
          <table:table-cell/>
          <table:table-cell office:value-type="float" office:value="-27993" calcext:value-type="float">
            <text:p>-27993</text:p>
          </table:table-cell>
        </table:table-row>
        <table:table-row table:style-name="ro1">
          <table:table-cell table:style-name="ce1" office:value-type="percentage" office:value="-0.44" calcext:value-type="percentage">
            <text:p>-44.00%</text:p>
          </table:table-cell>
          <table:table-cell office:value-type="float" office:value="23" calcext:value-type="float">
            <text:p>23</text:p>
          </table:table-cell>
          <table:table-cell table:formula="of:=[.A246]*100" office:value-type="float" office:value="-44" calcext:value-type="float">
            <text:p>-44</text:p>
          </table:table-cell>
          <table:table-cell office:value-type="float" office:value="-44" calcext:value-type="float">
            <text:p>-44</text:p>
          </table:table-cell>
          <table:table-cell table:number-columns-repeated="7"/>
          <table:table-cell table:formula="of:=7.61 * [.N246]" office:value-type="float" office:value="-27738.45" calcext:value-type="float">
            <text:p>-27738.45</text:p>
          </table:table-cell>
          <table:table-cell office:value-type="float" office:value="23" calcext:value-type="float">
            <text:p>23</text:p>
          </table:table-cell>
          <table:table-cell office:value-type="float" office:value="-3645" calcext:value-type="float">
            <text:p>-3645</text:p>
          </table:table-cell>
          <table:table-cell table:formula="of:=0.1314*[.Q246]" office:value-type="float" office:value="-3648.5838" calcext:value-type="float">
            <text:p>-3648.5838</text:p>
          </table:table-cell>
          <table:table-cell/>
          <table:table-cell office:value-type="float" office:value="-27767" calcext:value-type="float">
            <text:p>-27767</text:p>
          </table:table-cell>
        </table:table-row>
        <table:table-row table:style-name="ro1">
          <table:table-cell table:style-name="ce1" office:value-type="percentage" office:value="-0.44" calcext:value-type="percentage">
            <text:p>-44.00%</text:p>
          </table:table-cell>
          <table:table-cell office:value-type="float" office:value="24" calcext:value-type="float">
            <text:p>24</text:p>
          </table:table-cell>
          <table:table-cell table:formula="of:=[.A247]*100" office:value-type="float" office:value="-44" calcext:value-type="float">
            <text:p>-44</text:p>
          </table:table-cell>
          <table:table-cell office:value-type="float" office:value="-44" calcext:value-type="float">
            <text:p>-44</text:p>
          </table:table-cell>
          <table:table-cell table:number-columns-repeated="7"/>
          <table:table-cell table:formula="of:=7.61 * [.N247]" office:value-type="float" office:value="-27746.06" calcext:value-type="float">
            <text:p>-27746.06</text:p>
          </table:table-cell>
          <table:table-cell office:value-type="float" office:value="24" calcext:value-type="float">
            <text:p>24</text:p>
          </table:table-cell>
          <table:table-cell office:value-type="float" office:value="-3646" calcext:value-type="float">
            <text:p>-3646</text:p>
          </table:table-cell>
          <table:table-cell table:formula="of:=0.1314*[.Q247]" office:value-type="float" office:value="-3652.7886" calcext:value-type="float">
            <text:p>-3652.7886</text:p>
          </table:table-cell>
          <table:table-cell/>
          <table:table-cell office:value-type="float" office:value="-27799" calcext:value-type="float">
            <text:p>-27799</text:p>
          </table:table-cell>
        </table:table-row>
        <table:table-row table:style-name="ro1">
          <table:table-cell table:style-name="ce1" office:value-type="percentage" office:value="-0.44" calcext:value-type="percentage">
            <text:p>-44.00%</text:p>
          </table:table-cell>
          <table:table-cell office:value-type="float" office:value="25" calcext:value-type="float">
            <text:p>25</text:p>
          </table:table-cell>
          <table:table-cell table:formula="of:=[.A248]*100" office:value-type="float" office:value="-44" calcext:value-type="float">
            <text:p>-44</text:p>
          </table:table-cell>
          <table:table-cell office:value-type="float" office:value="-44" calcext:value-type="float">
            <text:p>-44</text:p>
          </table:table-cell>
          <table:table-cell table:number-columns-repeated="7"/>
          <table:table-cell table:formula="of:=7.61 * [.N248]" office:value-type="float" office:value="-27510.15" calcext:value-type="float">
            <text:p>-27510.15</text:p>
          </table:table-cell>
          <table:table-cell office:value-type="float" office:value="25" calcext:value-type="float">
            <text:p>25</text:p>
          </table:table-cell>
          <table:table-cell office:value-type="float" office:value="-3615" calcext:value-type="float">
            <text:p>-3615</text:p>
          </table:table-cell>
          <table:table-cell table:formula="of:=0.1314*[.Q248]" office:value-type="float" office:value="-3623.0922" calcext:value-type="float">
            <text:p>-3623.0922</text:p>
          </table:table-cell>
          <table:table-cell/>
          <table:table-cell office:value-type="float" office:value="-27573" calcext:value-type="float">
            <text:p>-27573</text:p>
          </table:table-cell>
        </table:table-row>
        <table:table-row table:style-name="ro1">
          <table:table-cell table:style-name="ce1" office:value-type="percentage" office:value="-0.43" calcext:value-type="percentage">
            <text:p>-43.00%</text:p>
          </table:table-cell>
          <table:table-cell office:value-type="float" office:value="26" calcext:value-type="float">
            <text:p>26</text:p>
          </table:table-cell>
          <table:table-cell table:formula="of:=[.A249]*100" office:value-type="float" office:value="-43" calcext:value-type="float">
            <text:p>-43</text:p>
          </table:table-cell>
          <table:table-cell office:value-type="float" office:value="-43" calcext:value-type="float">
            <text:p>-43</text:p>
          </table:table-cell>
          <table:table-cell table:number-columns-repeated="7"/>
          <table:table-cell table:formula="of:=7.61 * [.N249]" office:value-type="float" office:value="-27365.56" calcext:value-type="float">
            <text:p>-27365.56</text:p>
          </table:table-cell>
          <table:table-cell office:value-type="float" office:value="26" calcext:value-type="float">
            <text:p>26</text:p>
          </table:table-cell>
          <table:table-cell office:value-type="float" office:value="-3596" calcext:value-type="float">
            <text:p>-3596</text:p>
          </table:table-cell>
          <table:table-cell table:formula="of:=0.1314*[.Q249]" office:value-type="float" office:value="-3596.2866" calcext:value-type="float">
            <text:p>-3596.2866</text:p>
          </table:table-cell>
          <table:table-cell/>
          <table:table-cell office:value-type="float" office:value="-27369" calcext:value-type="float">
            <text:p>-27369</text:p>
          </table:table-cell>
        </table:table-row>
        <table:table-row table:style-name="ro1">
          <table:table-cell table:style-name="ce1" office:value-type="percentage" office:value="-0.43" calcext:value-type="percentage">
            <text:p>-43.00%</text:p>
          </table:table-cell>
          <table:table-cell office:value-type="float" office:value="27" calcext:value-type="float">
            <text:p>27</text:p>
          </table:table-cell>
          <table:table-cell table:formula="of:=[.A250]*100" office:value-type="float" office:value="-43" calcext:value-type="float">
            <text:p>-43</text:p>
          </table:table-cell>
          <table:table-cell office:value-type="float" office:value="-43" calcext:value-type="float">
            <text:p>-43</text:p>
          </table:table-cell>
          <table:table-cell table:number-columns-repeated="7"/>
          <table:table-cell table:formula="of:=7.61 * [.N250]" office:value-type="float" office:value="-27129.65" calcext:value-type="float">
            <text:p>-27129.65</text:p>
          </table:table-cell>
          <table:table-cell office:value-type="float" office:value="27" calcext:value-type="float">
            <text:p>27</text:p>
          </table:table-cell>
          <table:table-cell office:value-type="float" office:value="-3565" calcext:value-type="float">
            <text:p>-3565</text:p>
          </table:table-cell>
          <table:table-cell table:formula="of:=0.1314*[.Q250]" office:value-type="float" office:value="-3572.8974" calcext:value-type="float">
            <text:p>-3572.8974</text:p>
          </table:table-cell>
          <table:table-cell/>
          <table:table-cell office:value-type="float" office:value="-27191" calcext:value-type="float">
            <text:p>-27191</text:p>
          </table:table-cell>
        </table:table-row>
        <table:table-row table:style-name="ro1">
          <table:table-cell table:style-name="ce1" office:value-type="percentage" office:value="-0.43" calcext:value-type="percentage">
            <text:p>-43.00%</text:p>
          </table:table-cell>
          <table:table-cell office:value-type="float" office:value="28" calcext:value-type="float">
            <text:p>28</text:p>
          </table:table-cell>
          <table:table-cell table:formula="of:=[.A251]*100" office:value-type="float" office:value="-43" calcext:value-type="float">
            <text:p>-43</text:p>
          </table:table-cell>
          <table:table-cell office:value-type="float" office:value="-43" calcext:value-type="float">
            <text:p>-43</text:p>
          </table:table-cell>
          <table:table-cell table:number-columns-repeated="7"/>
          <table:table-cell table:formula="of:=7.61 * [.N251]" office:value-type="float" office:value="-27007.89" calcext:value-type="float">
            <text:p>-27007.89</text:p>
          </table:table-cell>
          <table:table-cell office:value-type="float" office:value="28" calcext:value-type="float">
            <text:p>28</text:p>
          </table:table-cell>
          <table:table-cell office:value-type="float" office:value="-3549" calcext:value-type="float">
            <text:p>-3549</text:p>
          </table:table-cell>
          <table:table-cell table:formula="of:=0.1314*[.Q251]" office:value-type="float" office:value="-3561.0714" calcext:value-type="float">
            <text:p>-3561.0714</text:p>
          </table:table-cell>
          <table:table-cell/>
          <table:table-cell office:value-type="float" office:value="-27101" calcext:value-type="float">
            <text:p>-27101</text:p>
          </table:table-cell>
        </table:table-row>
        <table:table-row table:style-name="ro1">
          <table:table-cell table:style-name="ce1" office:value-type="percentage" office:value="-0.42" calcext:value-type="percentage">
            <text:p>-42.00%</text:p>
          </table:table-cell>
          <table:table-cell office:value-type="float" office:value="29" calcext:value-type="float">
            <text:p>29</text:p>
          </table:table-cell>
          <table:table-cell table:formula="of:=[.A252]*100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7"/>
          <table:table-cell table:formula="of:=7.61 * [.N252]" office:value-type="float" office:value="-26832.86" calcext:value-type="float">
            <text:p>-26832.86</text:p>
          </table:table-cell>
          <table:table-cell office:value-type="float" office:value="29" calcext:value-type="float">
            <text:p>29</text:p>
          </table:table-cell>
          <table:table-cell office:value-type="float" office:value="-3526" calcext:value-type="float">
            <text:p>-3526</text:p>
          </table:table-cell>
          <table:table-cell table:formula="of:=0.1314*[.Q252]" office:value-type="float" office:value="-3523.7538" calcext:value-type="float">
            <text:p>-3523.7538</text:p>
          </table:table-cell>
          <table:table-cell/>
          <table:table-cell office:value-type="float" office:value="-26817" calcext:value-type="float">
            <text:p>-26817</text:p>
          </table:table-cell>
        </table:table-row>
        <table:table-row table:style-name="ro1">
          <table:table-cell table:style-name="ce1" office:value-type="percentage" office:value="-0.42" calcext:value-type="percentage">
            <text:p>-42.00%</text:p>
          </table:table-cell>
          <table:table-cell office:value-type="float" office:value="30" calcext:value-type="float">
            <text:p>30</text:p>
          </table:table-cell>
          <table:table-cell table:formula="of:=[.A253]*100" office:value-type="float" office:value="-42" calcext:value-type="float">
            <text:p>-42</text:p>
          </table:table-cell>
          <table:table-cell office:value-type="float" office:value="-42" calcext:value-type="float">
            <text:p>-42</text:p>
          </table:table-cell>
          <table:table-cell table:number-columns-repeated="7"/>
          <table:table-cell table:formula="of:=7.61 * [.N253]" office:value-type="float" office:value="-26650.22" calcext:value-type="float">
            <text:p>-26650.22</text:p>
          </table:table-cell>
          <table:table-cell office:value-type="float" office:value="30" calcext:value-type="float">
            <text:p>30</text:p>
          </table:table-cell>
          <table:table-cell office:value-type="float" office:value="-3502" calcext:value-type="float">
            <text:p>-3502</text:p>
          </table:table-cell>
          <table:table-cell table:formula="of:=0.1314*[.Q253]" office:value-type="float" office:value="-3501.9414" calcext:value-type="float">
            <text:p>-3501.9414</text:p>
          </table:table-cell>
          <table:table-cell/>
          <table:table-cell office:value-type="float" office:value="-26651" calcext:value-type="float">
            <text:p>-26651</text:p>
          </table:table-cell>
        </table:table-row>
        <table:table-row table:style-name="ro1">
          <table:table-cell table:style-name="ce1" office:value-type="percentage" office:value="-0.42" calcext:value-type="percentage">
            <text:p>-42.00%</text:p>
          </table:table-cell>
          <table:table-cell office:value-type="float" office:value="31" calcext:value-type="float">
            <text:p>31</text:p>
          </table:table-cell>
          <table:table-cell table:formula="of:=[.A254]*100" office:value-type="float" office:value="-42" calcext:value-type="float">
            <text:p>-42</text:p>
          </table:table-cell>
          <table:table-cell office:value-type="float" office:value="-42" calcext:value-type="float">
            <text:p>-42</text:p>
          </table:table-cell>
          <table:table-cell table:number-columns-repeated="7"/>
          <table:table-cell table:formula="of:=7.61 * [.N254]" office:value-type="float" office:value="-26376.26" calcext:value-type="float">
            <text:p>-26376.26</text:p>
          </table:table-cell>
          <table:table-cell office:value-type="float" office:value="31" calcext:value-type="float">
            <text:p>31</text:p>
          </table:table-cell>
          <table:table-cell office:value-type="float" office:value="-3466" calcext:value-type="float">
            <text:p>-3466</text:p>
          </table:table-cell>
          <table:table-cell table:formula="of:=0.1314*[.Q254]" office:value-type="float" office:value="-3475.6614" calcext:value-type="float">
            <text:p>-3475.6614</text:p>
          </table:table-cell>
          <table:table-cell/>
          <table:table-cell office:value-type="float" office:value="-26451" calcext:value-type="float">
            <text:p>-26451</text:p>
          </table:table-cell>
        </table:table-row>
        <table:table-row table:style-name="ro1">
          <table:table-cell table:style-name="ce1" office:value-type="percentage" office:value="-0.42" calcext:value-type="percentage">
            <text:p>-42.00%</text:p>
          </table:table-cell>
          <table:table-cell office:value-type="float" office:value="32" calcext:value-type="float">
            <text:p>32</text:p>
          </table:table-cell>
          <table:table-cell table:formula="of:=[.A255]*100" office:value-type="float" office:value="-42" calcext:value-type="float">
            <text:p>-42</text:p>
          </table:table-cell>
          <table:table-cell office:value-type="float" office:value="-42" calcext:value-type="float">
            <text:p>-42</text:p>
          </table:table-cell>
          <table:table-cell table:number-columns-repeated="7"/>
          <table:table-cell table:formula="of:=7.61 * [.N255]" office:value-type="float" office:value="-26277.33" calcext:value-type="float">
            <text:p>-26277.33</text:p>
          </table:table-cell>
          <table:table-cell office:value-type="float" office:value="32" calcext:value-type="float">
            <text:p>32</text:p>
          </table:table-cell>
          <table:table-cell office:value-type="float" office:value="-3453" calcext:value-type="float">
            <text:p>-3453</text:p>
          </table:table-cell>
          <table:table-cell table:formula="of:=0.1314*[.Q255]" office:value-type="float" office:value="-3458.5794" calcext:value-type="float">
            <text:p>-3458.5794</text:p>
          </table:table-cell>
          <table:table-cell/>
          <table:table-cell office:value-type="float" office:value="-26321" calcext:value-type="float">
            <text:p>-26321</text:p>
          </table:table-cell>
        </table:table-row>
        <table:table-row table:style-name="ro1">
          <table:table-cell table:style-name="ce1" office:value-type="percentage" office:value="-0.41" calcext:value-type="percentage">
            <text:p>-41.00%</text:p>
          </table:table-cell>
          <table:table-cell office:value-type="float" office:value="33" calcext:value-type="float">
            <text:p>33</text:p>
          </table:table-cell>
          <table:table-cell table:formula="of:=[.A256]*100" office:value-type="float" office:value="-41" calcext:value-type="float">
            <text:p>-41</text:p>
          </table:table-cell>
          <table:table-cell office:value-type="float" office:value="-41" calcext:value-type="float">
            <text:p>-41</text:p>
          </table:table-cell>
          <table:table-cell table:number-columns-repeated="7"/>
          <table:table-cell table:formula="of:=7.61 * [.N256]" office:value-type="float" office:value="-26064.25" calcext:value-type="float">
            <text:p>-26064.25</text:p>
          </table:table-cell>
          <table:table-cell office:value-type="float" office:value="33" calcext:value-type="float">
            <text:p>33</text:p>
          </table:table-cell>
          <table:table-cell office:value-type="float" office:value="-3425" calcext:value-type="float">
            <text:p>-3425</text:p>
          </table:table-cell>
          <table:table-cell table:formula="of:=0.1314*[.Q256]" office:value-type="float" office:value="-3425.9922" calcext:value-type="float">
            <text:p>-3425.9922</text:p>
          </table:table-cell>
          <table:table-cell/>
          <table:table-cell office:value-type="float" office:value="-26073" calcext:value-type="float">
            <text:p>-26073</text:p>
          </table:table-cell>
        </table:table-row>
        <table:table-row table:style-name="ro1">
          <table:table-cell table:style-name="ce1" office:value-type="percentage" office:value="-0.41" calcext:value-type="percentage">
            <text:p>-41.00%</text:p>
          </table:table-cell>
          <table:table-cell office:value-type="float" office:value="34" calcext:value-type="float">
            <text:p>34</text:p>
          </table:table-cell>
          <table:table-cell table:formula="of:=[.A257]*100" office:value-type="float" office:value="-41" calcext:value-type="float">
            <text:p>-41</text:p>
          </table:table-cell>
          <table:table-cell office:value-type="float" office:value="-41" calcext:value-type="float">
            <text:p>-41</text:p>
          </table:table-cell>
          <table:table-cell table:number-columns-repeated="7"/>
          <table:table-cell table:formula="of:=7.61 * [.N257]" office:value-type="float" office:value="-25851.17" calcext:value-type="float">
            <text:p>-25851.17</text:p>
          </table:table-cell>
          <table:table-cell office:value-type="float" office:value="34" calcext:value-type="float">
            <text:p>34</text:p>
          </table:table-cell>
          <table:table-cell office:value-type="float" office:value="-3397" calcext:value-type="float">
            <text:p>-3397</text:p>
          </table:table-cell>
          <table:table-cell table:formula="of:=0.1314*[.Q257]" office:value-type="float" office:value="-3402.3402" calcext:value-type="float">
            <text:p>-3402.3402</text:p>
          </table:table-cell>
          <table:table-cell/>
          <table:table-cell office:value-type="float" office:value="-25893" calcext:value-type="float">
            <text:p>-25893</text:p>
          </table:table-cell>
        </table:table-row>
        <table:table-row table:style-name="ro1">
          <table:table-cell table:style-name="ce1" office:value-type="percentage" office:value="-0.41" calcext:value-type="percentage">
            <text:p>-41.00%</text:p>
          </table:table-cell>
          <table:table-cell office:value-type="float" office:value="35" calcext:value-type="float">
            <text:p>35</text:p>
          </table:table-cell>
          <table:table-cell table:formula="of:=[.A258]*100" office:value-type="float" office:value="-41" calcext:value-type="float">
            <text:p>-41</text:p>
          </table:table-cell>
          <table:table-cell office:value-type="float" office:value="-41" calcext:value-type="float">
            <text:p>-41</text:p>
          </table:table-cell>
          <table:table-cell table:number-columns-repeated="7"/>
          <table:table-cell table:formula="of:=7.61 * [.N258]" office:value-type="float" office:value="-25660.92" calcext:value-type="float">
            <text:p>-25660.92</text:p>
          </table:table-cell>
          <table:table-cell office:value-type="float" office:value="35" calcext:value-type="float">
            <text:p>35</text:p>
          </table:table-cell>
          <table:table-cell office:value-type="float" office:value="-3372" calcext:value-type="float">
            <text:p>-3372</text:p>
          </table:table-cell>
          <table:table-cell table:formula="of:=0.1314*[.Q258]" office:value-type="float" office:value="-3371.8554" calcext:value-type="float">
            <text:p>-3371.8554</text:p>
          </table:table-cell>
          <table:table-cell/>
          <table:table-cell office:value-type="float" office:value="-25661" calcext:value-type="float">
            <text:p>-25661</text:p>
          </table:table-cell>
        </table:table-row>
        <table:table-row table:style-name="ro1">
          <table:table-cell table:style-name="ce1" office:value-type="percentage" office:value="-0.4" calcext:value-type="percentage">
            <text:p>-40.00%</text:p>
          </table:table-cell>
          <table:table-cell office:value-type="float" office:value="36" calcext:value-type="float">
            <text:p>36</text:p>
          </table:table-cell>
          <table:table-cell table:formula="of:=[.A259]*100" office:value-type="float" office:value="-40" calcext:value-type="float">
            <text:p>-40</text:p>
          </table:table-cell>
          <table:table-cell office:value-type="float" office:value="-40" calcext:value-type="float">
            <text:p>-40</text:p>
          </table:table-cell>
          <table:table-cell table:number-columns-repeated="7"/>
          <table:table-cell table:formula="of:=7.61 * [.N259]" office:value-type="float" office:value="-25531.55" calcext:value-type="float">
            <text:p>-25531.55</text:p>
          </table:table-cell>
          <table:table-cell office:value-type="float" office:value="36" calcext:value-type="float">
            <text:p>36</text:p>
          </table:table-cell>
          <table:table-cell office:value-type="float" office:value="-3355" calcext:value-type="float">
            <text:p>-3355</text:p>
          </table:table-cell>
          <table:table-cell table:formula="of:=0.1314*[.Q259]" office:value-type="float" office:value="-3356.8758" calcext:value-type="float">
            <text:p>-3356.8758</text:p>
          </table:table-cell>
          <table:table-cell/>
          <table:table-cell office:value-type="float" office:value="-25547" calcext:value-type="float">
            <text:p>-25547</text:p>
          </table:table-cell>
        </table:table-row>
        <table:table-row table:style-name="ro1">
          <table:table-cell table:style-name="ce1" office:value-type="percentage" office:value="-0.4" calcext:value-type="percentage">
            <text:p>-40.00%</text:p>
          </table:table-cell>
          <table:table-cell office:value-type="float" office:value="37" calcext:value-type="float">
            <text:p>37</text:p>
          </table:table-cell>
          <table:table-cell table:formula="of:=[.A260]*100" office:value-type="float" office:value="-40" calcext:value-type="float">
            <text:p>-40</text:p>
          </table:table-cell>
          <table:table-cell office:value-type="float" office:value="-40" calcext:value-type="float">
            <text:p>-40</text:p>
          </table:table-cell>
          <table:table-cell table:number-columns-repeated="7"/>
          <table:table-cell table:formula="of:=7.61 * [.N260]" office:value-type="float" office:value="-25295.64" calcext:value-type="float">
            <text:p>-25295.64</text:p>
          </table:table-cell>
          <table:table-cell office:value-type="float" office:value="37" calcext:value-type="float">
            <text:p>37</text:p>
          </table:table-cell>
          <table:table-cell office:value-type="float" office:value="-3324" calcext:value-type="float">
            <text:p>-3324</text:p>
          </table:table-cell>
          <table:table-cell table:formula="of:=0.1314*[.Q260]" office:value-type="float" office:value="-3325.3398" calcext:value-type="float">
            <text:p>-3325.3398</text:p>
          </table:table-cell>
          <table:table-cell/>
          <table:table-cell office:value-type="float" office:value="-25307" calcext:value-type="float">
            <text:p>-25307</text:p>
          </table:table-cell>
        </table:table-row>
        <table:table-row table:style-name="ro1">
          <table:table-cell table:style-name="ce1" office:value-type="percentage" office:value="-0.4" calcext:value-type="percentage">
            <text:p>-40.00%</text:p>
          </table:table-cell>
          <table:table-cell office:value-type="float" office:value="38" calcext:value-type="float">
            <text:p>38</text:p>
          </table:table-cell>
          <table:table-cell table:formula="of:=[.A261]*100" office:value-type="float" office:value="-40" calcext:value-type="float">
            <text:p>-40</text:p>
          </table:table-cell>
          <table:table-cell office:value-type="float" office:value="-40" calcext:value-type="float">
            <text:p>-40</text:p>
          </table:table-cell>
          <table:table-cell table:number-columns-repeated="7"/>
          <table:table-cell table:formula="of:=7.61 * [.N261]" office:value-type="float" office:value="-25052.12" calcext:value-type="float">
            <text:p>-25052.12</text:p>
          </table:table-cell>
          <table:table-cell office:value-type="float" office:value="38" calcext:value-type="float">
            <text:p>38</text:p>
          </table:table-cell>
          <table:table-cell office:value-type="float" office:value="-3292" calcext:value-type="float">
            <text:p>-3292</text:p>
          </table:table-cell>
          <table:table-cell table:formula="of:=0.1314*[.Q261]" office:value-type="float" office:value="-3299.8482" calcext:value-type="float">
            <text:p>-3299.8482</text:p>
          </table:table-cell>
          <table:table-cell/>
          <table:table-cell office:value-type="float" office:value="-25113" calcext:value-type="float">
            <text:p>-25113</text:p>
          </table:table-cell>
        </table:table-row>
        <table:table-row table:style-name="ro1">
          <table:table-cell table:style-name="ce1" office:value-type="percentage" office:value="-0.39" calcext:value-type="percentage">
            <text:p>-39.00%</text:p>
          </table:table-cell>
          <table:table-cell office:value-type="float" office:value="39" calcext:value-type="float">
            <text:p>39</text:p>
          </table:table-cell>
          <table:table-cell table:formula="of:=[.A262]*100" office:value-type="float" office:value="-39" calcext:value-type="float">
            <text:p>-39</text:p>
          </table:table-cell>
          <table:table-cell office:value-type="float" office:value="-39" calcext:value-type="float">
            <text:p>-39</text:p>
          </table:table-cell>
          <table:table-cell table:number-columns-repeated="7"/>
          <table:table-cell table:formula="of:=7.61 * [.N262]" office:value-type="float" office:value="-24831.43" calcext:value-type="float">
            <text:p>-24831.43</text:p>
          </table:table-cell>
          <table:table-cell office:value-type="float" office:value="39" calcext:value-type="float">
            <text:p>39</text:p>
          </table:table-cell>
          <table:table-cell office:value-type="float" office:value="-3263" calcext:value-type="float">
            <text:p>-3263</text:p>
          </table:table-cell>
          <table:table-cell table:formula="of:=0.1314*[.Q262]" office:value-type="float" office:value="-3262.5306" calcext:value-type="float">
            <text:p>-3262.5306</text:p>
          </table:table-cell>
          <table:table-cell/>
          <table:table-cell office:value-type="float" office:value="-24829" calcext:value-type="float">
            <text:p>-24829</text:p>
          </table:table-cell>
        </table:table-row>
        <table:table-row table:style-name="ro1">
          <table:table-cell table:style-name="ce1" office:value-type="percentage" office:value="-0.39" calcext:value-type="percentage">
            <text:p>-39.00%</text:p>
          </table:table-cell>
          <table:table-cell office:value-type="float" office:value="40" calcext:value-type="float">
            <text:p>40</text:p>
          </table:table-cell>
          <table:table-cell table:formula="of:=[.A263]*100" office:value-type="float" office:value="-39" calcext:value-type="float">
            <text:p>-39</text:p>
          </table:table-cell>
          <table:table-cell office:value-type="float" office:value="-39" calcext:value-type="float">
            <text:p>-39</text:p>
          </table:table-cell>
          <table:table-cell table:number-columns-repeated="7"/>
          <table:table-cell table:formula="of:=7.61 * [.N263]" office:value-type="float" office:value="-24839.04" calcext:value-type="float">
            <text:p>-24839.04</text:p>
          </table:table-cell>
          <table:table-cell office:value-type="float" office:value="40" calcext:value-type="float">
            <text:p>40</text:p>
          </table:table-cell>
          <table:table-cell office:value-type="float" office:value="-3264" calcext:value-type="float">
            <text:p>-3264</text:p>
          </table:table-cell>
          <table:table-cell table:formula="of:=0.1314*[.Q263]" office:value-type="float" office:value="-3268.0494" calcext:value-type="float">
            <text:p>-3268.0494</text:p>
          </table:table-cell>
          <table:table-cell/>
          <table:table-cell office:value-type="float" office:value="-24871" calcext:value-type="float">
            <text:p>-24871</text:p>
          </table:table-cell>
        </table:table-row>
        <table:table-row table:style-name="ro1">
          <table:table-cell table:style-name="ce1" office:value-type="percentage" office:value="-0.39" calcext:value-type="percentage">
            <text:p>-39.00%</text:p>
          </table:table-cell>
          <table:table-cell office:value-type="float" office:value="41" calcext:value-type="float">
            <text:p>41</text:p>
          </table:table-cell>
          <table:table-cell table:formula="of:=[.A264]*100" office:value-type="float" office:value="-39" calcext:value-type="float">
            <text:p>-39</text:p>
          </table:table-cell>
          <table:table-cell office:value-type="float" office:value="-39" calcext:value-type="float">
            <text:p>-39</text:p>
          </table:table-cell>
          <table:table-cell table:number-columns-repeated="7"/>
          <table:table-cell table:formula="of:=7.61 * [.N264]" office:value-type="float" office:value="-24603.13" calcext:value-type="float">
            <text:p>-24603.13</text:p>
          </table:table-cell>
          <table:table-cell office:value-type="float" office:value="41" calcext:value-type="float">
            <text:p>41</text:p>
          </table:table-cell>
          <table:table-cell office:value-type="float" office:value="-3233" calcext:value-type="float">
            <text:p>-3233</text:p>
          </table:table-cell>
          <table:table-cell table:formula="of:=0.1314*[.Q264]" office:value-type="float" office:value="-3235.9878" calcext:value-type="float">
            <text:p>-3235.9878</text:p>
          </table:table-cell>
          <table:table-cell/>
          <table:table-cell office:value-type="float" office:value="-24627" calcext:value-type="float">
            <text:p>-24627</text:p>
          </table:table-cell>
        </table:table-row>
        <table:table-row table:style-name="ro1">
          <table:table-cell table:style-name="ce1" office:value-type="percentage" office:value="-0.39" calcext:value-type="percentage">
            <text:p>-39.00%</text:p>
          </table:table-cell>
          <table:table-cell office:value-type="float" office:value="42" calcext:value-type="float">
            <text:p>42</text:p>
          </table:table-cell>
          <table:table-cell table:formula="of:=[.A265]*100" office:value-type="float" office:value="-39" calcext:value-type="float">
            <text:p>-39</text:p>
          </table:table-cell>
          <table:table-cell office:value-type="float" office:value="-39" calcext:value-type="float">
            <text:p>-39</text:p>
          </table:table-cell>
          <table:table-cell table:number-columns-repeated="7"/>
          <table:table-cell table:formula="of:=7.61 * [.N265]" office:value-type="float" office:value="-24405.27" calcext:value-type="float">
            <text:p>-24405.27</text:p>
          </table:table-cell>
          <table:table-cell office:value-type="float" office:value="42" calcext:value-type="float">
            <text:p>42</text:p>
          </table:table-cell>
          <table:table-cell office:value-type="float" office:value="-3207" calcext:value-type="float">
            <text:p>-3207</text:p>
          </table:table-cell>
          <table:table-cell table:formula="of:=0.1314*[.Q265]" office:value-type="float" office:value="-3207.0798" calcext:value-type="float">
            <text:p>-3207.0798</text:p>
          </table:table-cell>
          <table:table-cell/>
          <table:table-cell office:value-type="float" office:value="-24407" calcext:value-type="float">
            <text:p>-24407</text:p>
          </table:table-cell>
        </table:table-row>
        <table:table-row table:style-name="ro1">
          <table:table-cell table:style-name="ce1" office:value-type="percentage" office:value="-0.38" calcext:value-type="percentage">
            <text:p>-38.00%</text:p>
          </table:table-cell>
          <table:table-cell office:value-type="float" office:value="43" calcext:value-type="float">
            <text:p>43</text:p>
          </table:table-cell>
          <table:table-cell table:formula="of:=[.A266]*100" office:value-type="float" office:value="-38" calcext:value-type="float">
            <text:p>-38</text:p>
          </table:table-cell>
          <table:table-cell office:value-type="float" office:value="-38" calcext:value-type="float">
            <text:p>-38</text:p>
          </table:table-cell>
          <table:table-cell table:number-columns-repeated="7"/>
          <table:table-cell table:formula="of:=7.61 * [.N266]" office:value-type="float" office:value="-24123.7" calcext:value-type="float">
            <text:p>-24123.7</text:p>
          </table:table-cell>
          <table:table-cell office:value-type="float" office:value="43" calcext:value-type="float">
            <text:p>43</text:p>
          </table:table-cell>
          <table:table-cell office:value-type="float" office:value="-3170" calcext:value-type="float">
            <text:p>-3170</text:p>
          </table:table-cell>
          <table:table-cell table:formula="of:=0.1314*[.Q266]" office:value-type="float" office:value="-3169.7622" calcext:value-type="float">
            <text:p>-3169.7622</text:p>
          </table:table-cell>
          <table:table-cell/>
          <table:table-cell office:value-type="float" office:value="-24123" calcext:value-type="float">
            <text:p>-24123</text:p>
          </table:table-cell>
        </table:table-row>
        <table:table-row table:style-name="ro1">
          <table:table-cell table:style-name="ce1" office:value-type="percentage" office:value="-0.38" calcext:value-type="percentage">
            <text:p>-38.00%</text:p>
          </table:table-cell>
          <table:table-cell office:value-type="float" office:value="44" calcext:value-type="float">
            <text:p>44</text:p>
          </table:table-cell>
          <table:table-cell table:formula="of:=[.A267]*100" office:value-type="float" office:value="-38" calcext:value-type="float">
            <text:p>-38</text:p>
          </table:table-cell>
          <table:table-cell office:value-type="float" office:value="-38" calcext:value-type="float">
            <text:p>-38</text:p>
          </table:table-cell>
          <table:table-cell table:number-columns-repeated="7"/>
          <table:table-cell table:formula="of:=7.61 * [.N267]" office:value-type="float" office:value="-24017.16" calcext:value-type="float">
            <text:p>-24017.16</text:p>
          </table:table-cell>
          <table:table-cell office:value-type="float" office:value="44" calcext:value-type="float">
            <text:p>44</text:p>
          </table:table-cell>
          <table:table-cell office:value-type="float" office:value="-3156" calcext:value-type="float">
            <text:p>-3156</text:p>
          </table:table-cell>
          <table:table-cell table:formula="of:=0.1314*[.Q267]" office:value-type="float" office:value="-3154.5198" calcext:value-type="float">
            <text:p>-3154.5198</text:p>
          </table:table-cell>
          <table:table-cell/>
          <table:table-cell office:value-type="float" office:value="-24007" calcext:value-type="float">
            <text:p>-24007</text:p>
          </table:table-cell>
        </table:table-row>
        <table:table-row table:style-name="ro1">
          <table:table-cell table:style-name="ce1" office:value-type="percentage" office:value="-0.38" calcext:value-type="percentage">
            <text:p>-38.00%</text:p>
          </table:table-cell>
          <table:table-cell office:value-type="float" office:value="45" calcext:value-type="float">
            <text:p>45</text:p>
          </table:table-cell>
          <table:table-cell table:formula="of:=[.A268]*100" office:value-type="float" office:value="-38" calcext:value-type="float">
            <text:p>-38</text:p>
          </table:table-cell>
          <table:table-cell office:value-type="float" office:value="-38" calcext:value-type="float">
            <text:p>-38</text:p>
          </table:table-cell>
          <table:table-cell table:number-columns-repeated="7"/>
          <table:table-cell table:formula="of:=7.61 * [.N268]" office:value-type="float" office:value="-23743.2" calcext:value-type="float">
            <text:p>-23743.2</text:p>
          </table:table-cell>
          <table:table-cell office:value-type="float" office:value="45" calcext:value-type="float">
            <text:p>45</text:p>
          </table:table-cell>
          <table:table-cell office:value-type="float" office:value="-3120" calcext:value-type="float">
            <text:p>-3120</text:p>
          </table:table-cell>
          <table:table-cell table:formula="of:=0.1314*[.Q268]" office:value-type="float" office:value="-3128.7654" calcext:value-type="float">
            <text:p>-3128.7654</text:p>
          </table:table-cell>
          <table:table-cell/>
          <table:table-cell office:value-type="float" office:value="-23811" calcext:value-type="float">
            <text:p>-23811</text:p>
          </table:table-cell>
        </table:table-row>
        <table:table-row table:style-name="ro1">
          <table:table-cell table:style-name="ce1" office:value-type="percentage" office:value="-0.37" calcext:value-type="percentage">
            <text:p>-37.00%</text:p>
          </table:table-cell>
          <table:table-cell office:value-type="float" office:value="46" calcext:value-type="float">
            <text:p>46</text:p>
          </table:table-cell>
          <table:table-cell table:formula="of:=[.A269]*100" office:value-type="float" office:value="-37" calcext:value-type="float">
            <text:p>-37</text:p>
          </table:table-cell>
          <table:table-cell office:value-type="float" office:value="-37" calcext:value-type="float">
            <text:p>-37</text:p>
          </table:table-cell>
          <table:table-cell table:number-columns-repeated="7"/>
          <table:table-cell table:formula="of:=7.61 * [.N269]" office:value-type="float" office:value="-23537.73" calcext:value-type="float">
            <text:p>-23537.73</text:p>
          </table:table-cell>
          <table:table-cell office:value-type="float" office:value="46" calcext:value-type="float">
            <text:p>46</text:p>
          </table:table-cell>
          <table:table-cell office:value-type="float" office:value="-3093" calcext:value-type="float">
            <text:p>-3093</text:p>
          </table:table-cell>
          <table:table-cell table:formula="of:=0.1314*[.Q269]" office:value-type="float" office:value="-3097.4922" calcext:value-type="float">
            <text:p>-3097.4922</text:p>
          </table:table-cell>
          <table:table-cell/>
          <table:table-cell office:value-type="float" office:value="-23573" calcext:value-type="float">
            <text:p>-23573</text:p>
          </table:table-cell>
        </table:table-row>
        <table:table-row table:style-name="ro1">
          <table:table-cell table:style-name="ce1" office:value-type="percentage" office:value="-0.37" calcext:value-type="percentage">
            <text:p>-37.00%</text:p>
          </table:table-cell>
          <table:table-cell office:value-type="float" office:value="47" calcext:value-type="float">
            <text:p>47</text:p>
          </table:table-cell>
          <table:table-cell table:formula="of:=[.A270]*100" office:value-type="float" office:value="-37" calcext:value-type="float">
            <text:p>-37</text:p>
          </table:table-cell>
          <table:table-cell office:value-type="float" office:value="-37" calcext:value-type="float">
            <text:p>-37</text:p>
          </table:table-cell>
          <table:table-cell table:number-columns-repeated="7"/>
          <table:table-cell table:formula="of:=7.61 * [.N270]" office:value-type="float" office:value="-23233.33" calcext:value-type="float">
            <text:p>-23233.33</text:p>
          </table:table-cell>
          <table:table-cell office:value-type="float" office:value="47" calcext:value-type="float">
            <text:p>47</text:p>
          </table:table-cell>
          <table:table-cell office:value-type="float" office:value="-3053" calcext:value-type="float">
            <text:p>-3053</text:p>
          </table:table-cell>
          <table:table-cell table:formula="of:=0.1314*[.Q270]" office:value-type="float" office:value="-3063.0654" calcext:value-type="float">
            <text:p>-3063.0654</text:p>
          </table:table-cell>
          <table:table-cell/>
          <table:table-cell office:value-type="float" office:value="-23311" calcext:value-type="float">
            <text:p>-23311</text:p>
          </table:table-cell>
        </table:table-row>
        <table:table-row table:style-name="ro1">
          <table:table-cell table:style-name="ce1" office:value-type="percentage" office:value="-0.37" calcext:value-type="percentage">
            <text:p>-37.00%</text:p>
          </table:table-cell>
          <table:table-cell office:value-type="float" office:value="48" calcext:value-type="float">
            <text:p>48</text:p>
          </table:table-cell>
          <table:table-cell table:formula="of:=[.A271]*100" office:value-type="float" office:value="-37" calcext:value-type="float">
            <text:p>-37</text:p>
          </table:table-cell>
          <table:table-cell office:value-type="float" office:value="-37" calcext:value-type="float">
            <text:p>-37</text:p>
          </table:table-cell>
          <table:table-cell table:number-columns-repeated="7"/>
          <table:table-cell table:formula="of:=7.61 * [.N271]" office:value-type="float" office:value="-23096.35" calcext:value-type="float">
            <text:p>-23096.35</text:p>
          </table:table-cell>
          <table:table-cell office:value-type="float" office:value="48" calcext:value-type="float">
            <text:p>48</text:p>
          </table:table-cell>
          <table:table-cell office:value-type="float" office:value="-3035" calcext:value-type="float">
            <text:p>-3035</text:p>
          </table:table-cell>
          <table:table-cell table:formula="of:=0.1314*[.Q271]" office:value-type="float" office:value="-3039.6762" calcext:value-type="float">
            <text:p>-3039.6762</text:p>
          </table:table-cell>
          <table:table-cell/>
          <table:table-cell office:value-type="float" office:value="-23133" calcext:value-type="float">
            <text:p>-23133</text:p>
          </table:table-cell>
        </table:table-row>
        <table:table-row table:style-name="ro1">
          <table:table-cell table:style-name="ce1" office:value-type="percentage" office:value="-0.36" calcext:value-type="percentage">
            <text:p>-36.00%</text:p>
          </table:table-cell>
          <table:table-cell office:value-type="float" office:value="49" calcext:value-type="float">
            <text:p>49</text:p>
          </table:table-cell>
          <table:table-cell table:formula="of:=[.A272]*100" office:value-type="float" office:value="-36" calcext:value-type="float">
            <text:p>-36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table:formula="of:=7.61 * [.N272]" office:value-type="float" office:value="-22845.22" calcext:value-type="float">
            <text:p>-22845.22</text:p>
          </table:table-cell>
          <table:table-cell office:value-type="float" office:value="49" calcext:value-type="float">
            <text:p>49</text:p>
          </table:table-cell>
          <table:table-cell office:value-type="float" office:value="-3002" calcext:value-type="float">
            <text:p>-3002</text:p>
          </table:table-cell>
          <table:table-cell table:formula="of:=0.1314*[.Q272]" office:value-type="float" office:value="-3003.6726" calcext:value-type="float">
            <text:p>-3003.6726</text:p>
          </table:table-cell>
          <table:table-cell/>
          <table:table-cell office:value-type="float" office:value="-22859" calcext:value-type="float">
            <text:p>-22859</text:p>
          </table:table-cell>
        </table:table-row>
        <table:table-row table:style-name="ro1">
          <table:table-cell table:style-name="ce1" office:value-type="percentage" office:value="-0.36" calcext:value-type="percentage">
            <text:p>-36.00%</text:p>
          </table:table-cell>
          <table:table-cell office:value-type="float" office:value="50" calcext:value-type="float">
            <text:p>50</text:p>
          </table:table-cell>
          <table:table-cell table:formula="of:=[.A273]*100" office:value-type="float" office:value="-36" calcext:value-type="float">
            <text:p>-36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table:formula="of:=7.61 * [.N273]" office:value-type="float" office:value="-22578.87" calcext:value-type="float">
            <text:p>-22578.87</text:p>
          </table:table-cell>
          <table:table-cell office:value-type="float" office:value="50" calcext:value-type="float">
            <text:p>50</text:p>
          </table:table-cell>
          <table:table-cell office:value-type="float" office:value="-2967" calcext:value-type="float">
            <text:p>-2967</text:p>
          </table:table-cell>
          <table:table-cell table:formula="of:=0.1314*[.Q273]" office:value-type="float" office:value="-2975.8158" calcext:value-type="float">
            <text:p>-2975.8158</text:p>
          </table:table-cell>
          <table:table-cell/>
          <table:table-cell office:value-type="float" office:value="-22647" calcext:value-type="float">
            <text:p>-22647</text:p>
          </table:table-cell>
        </table:table-row>
        <table:table-row table:style-name="ro1">
          <table:table-cell table:style-name="ce1" office:value-type="percentage" office:value="-0.35" calcext:value-type="percentage">
            <text:p>-35.00%</text:p>
          </table:table-cell>
          <table:table-cell office:value-type="float" office:value="51" calcext:value-type="float">
            <text:p>51</text:p>
          </table:table-cell>
          <table:table-cell table:formula="of:=[.A274]*100" office:value-type="float" office:value="-35" calcext:value-type="float">
            <text:p>-35</text:p>
          </table:table-cell>
          <table:table-cell office:value-type="float" office:value="-35" calcext:value-type="float">
            <text:p>-35</text:p>
          </table:table-cell>
          <table:table-cell table:number-columns-repeated="7"/>
          <table:table-cell table:formula="of:=7.61 * [.N274]" office:value-type="float" office:value="-22342.96" calcext:value-type="float">
            <text:p>-22342.96</text:p>
          </table:table-cell>
          <table:table-cell office:value-type="float" office:value="51" calcext:value-type="float">
            <text:p>51</text:p>
          </table:table-cell>
          <table:table-cell office:value-type="float" office:value="-2936" calcext:value-type="float">
            <text:p>-2936</text:p>
          </table:table-cell>
          <table:table-cell table:formula="of:=0.1314*[.Q274]" office:value-type="float" office:value="-2939.8122" calcext:value-type="float">
            <text:p>-2939.8122</text:p>
          </table:table-cell>
          <table:table-cell/>
          <table:table-cell office:value-type="float" office:value="-22373" calcext:value-type="float">
            <text:p>-22373</text:p>
          </table:table-cell>
        </table:table-row>
        <table:table-row table:style-name="ro1">
          <table:table-cell table:style-name="ce1" office:value-type="percentage" office:value="-0.35" calcext:value-type="percentage">
            <text:p>-35.00%</text:p>
          </table:table-cell>
          <table:table-cell office:value-type="float" office:value="52" calcext:value-type="float">
            <text:p>52</text:p>
          </table:table-cell>
          <table:table-cell table:formula="of:=[.A275]*100" office:value-type="float" office:value="-35" calcext:value-type="float">
            <text:p>-35</text:p>
          </table:table-cell>
          <table:table-cell office:value-type="float" office:value="-35" calcext:value-type="float">
            <text:p>-35</text:p>
          </table:table-cell>
          <table:table-cell table:number-columns-repeated="7"/>
          <table:table-cell table:formula="of:=7.61 * [.N275]" office:value-type="float" office:value="-22213.59" calcext:value-type="float">
            <text:p>-22213.59</text:p>
          </table:table-cell>
          <table:table-cell office:value-type="float" office:value="52" calcext:value-type="float">
            <text:p>52</text:p>
          </table:table-cell>
          <table:table-cell office:value-type="float" office:value="-2919" calcext:value-type="float">
            <text:p>-2919</text:p>
          </table:table-cell>
          <table:table-cell table:formula="of:=0.1314*[.Q275]" office:value-type="float" office:value="-2922.7302" calcext:value-type="float">
            <text:p>-2922.7302</text:p>
          </table:table-cell>
          <table:table-cell/>
          <table:table-cell office:value-type="float" office:value="-22243" calcext:value-type="float">
            <text:p>-22243</text:p>
          </table:table-cell>
        </table:table-row>
        <table:table-row table:style-name="ro1">
          <table:table-cell table:style-name="ce1" office:value-type="percentage" office:value="-0.35" calcext:value-type="percentage">
            <text:p>-35.00%</text:p>
          </table:table-cell>
          <table:table-cell office:value-type="float" office:value="53" calcext:value-type="float">
            <text:p>53</text:p>
          </table:table-cell>
          <table:table-cell table:formula="of:=[.A276]*100" office:value-type="float" office:value="-35" calcext:value-type="float">
            <text:p>-35</text:p>
          </table:table-cell>
          <table:table-cell office:value-type="float" office:value="-35" calcext:value-type="float">
            <text:p>-35</text:p>
          </table:table-cell>
          <table:table-cell table:number-columns-repeated="7"/>
          <table:table-cell table:formula="of:=7.61 * [.N276]" office:value-type="float" office:value="-21924.41" calcext:value-type="float">
            <text:p>-21924.41</text:p>
          </table:table-cell>
          <table:table-cell office:value-type="float" office:value="53" calcext:value-type="float">
            <text:p>53</text:p>
          </table:table-cell>
          <table:table-cell office:value-type="float" office:value="-2881" calcext:value-type="float">
            <text:p>-2881</text:p>
          </table:table-cell>
          <table:table-cell table:formula="of:=0.1314*[.Q276]" office:value-type="float" office:value="-2883.573" calcext:value-type="float">
            <text:p>-2883.573</text:p>
          </table:table-cell>
          <table:table-cell/>
          <table:table-cell office:value-type="float" office:value="-21945" calcext:value-type="float">
            <text:p>-21945</text:p>
          </table:table-cell>
        </table:table-row>
        <table:table-row table:style-name="ro1">
          <table:table-cell table:style-name="ce1" office:value-type="percentage" office:value="-0.34" calcext:value-type="percentage">
            <text:p>-34.00%</text:p>
          </table:table-cell>
          <table:table-cell office:value-type="float" office:value="54" calcext:value-type="float">
            <text:p>54</text:p>
          </table:table-cell>
          <table:table-cell table:formula="of:=[.A277]*100" office:value-type="float" office:value="-34" calcext:value-type="float">
            <text:p>-34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formula="of:=7.61 * [.N277]" office:value-type="float" office:value="-21658.06" calcext:value-type="float">
            <text:p>-21658.06</text:p>
          </table:table-cell>
          <table:table-cell office:value-type="float" office:value="54" calcext:value-type="float">
            <text:p>54</text:p>
          </table:table-cell>
          <table:table-cell office:value-type="float" office:value="-2846" calcext:value-type="float">
            <text:p>-2846</text:p>
          </table:table-cell>
          <table:table-cell table:formula="of:=0.1314*[.Q277]" office:value-type="float" office:value="-2856.2418" calcext:value-type="float">
            <text:p>-2856.2418</text:p>
          </table:table-cell>
          <table:table-cell/>
          <table:table-cell office:value-type="float" office:value="-21737" calcext:value-type="float">
            <text:p>-21737</text:p>
          </table:table-cell>
        </table:table-row>
        <table:table-row table:style-name="ro1">
          <table:table-cell table:style-name="ce1" office:value-type="percentage" office:value="-0.34" calcext:value-type="percentage">
            <text:p>-34.00%</text:p>
          </table:table-cell>
          <table:table-cell office:value-type="float" office:value="55" calcext:value-type="float">
            <text:p>55</text:p>
          </table:table-cell>
          <table:table-cell table:formula="of:=[.A278]*100" office:value-type="float" office:value="-34" calcext:value-type="float">
            <text:p>-34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formula="of:=7.61 * [.N278]" office:value-type="float" office:value="-21361.27" calcext:value-type="float">
            <text:p>-21361.27</text:p>
          </table:table-cell>
          <table:table-cell office:value-type="float" office:value="55" calcext:value-type="float">
            <text:p>55</text:p>
          </table:table-cell>
          <table:table-cell office:value-type="float" office:value="-2807" calcext:value-type="float">
            <text:p>-2807</text:p>
          </table:table-cell>
          <table:table-cell table:formula="of:=0.1314*[.Q278]" office:value-type="float" office:value="-2814.7194" calcext:value-type="float">
            <text:p>-2814.7194</text:p>
          </table:table-cell>
          <table:table-cell/>
          <table:table-cell office:value-type="float" office:value="-21421" calcext:value-type="float">
            <text:p>-21421</text:p>
          </table:table-cell>
        </table:table-row>
        <table:table-row table:style-name="ro1">
          <table:table-cell table:style-name="ce1" office:value-type="percentage" office:value="-0.34" calcext:value-type="percentage">
            <text:p>-34.00%</text:p>
          </table:table-cell>
          <table:table-cell office:value-type="float" office:value="56" calcext:value-type="float">
            <text:p>56</text:p>
          </table:table-cell>
          <table:table-cell table:formula="of:=[.A279]*100" office:value-type="float" office:value="-34" calcext:value-type="float">
            <text:p>-34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formula="of:=7.61 * [.N279]" office:value-type="float" office:value="-21422.15" calcext:value-type="float">
            <text:p>-21422.15</text:p>
          </table:table-cell>
          <table:table-cell office:value-type="float" office:value="56" calcext:value-type="float">
            <text:p>56</text:p>
          </table:table-cell>
          <table:table-cell office:value-type="float" office:value="-2815" calcext:value-type="float">
            <text:p>-2815</text:p>
          </table:table-cell>
          <table:table-cell table:formula="of:=0.1314*[.Q279]" office:value-type="float" office:value="-2815.7706" calcext:value-type="float">
            <text:p>-2815.7706</text:p>
          </table:table-cell>
          <table:table-cell/>
          <table:table-cell office:value-type="float" office:value="-21429" calcext:value-type="float">
            <text:p>-21429</text:p>
          </table:table-cell>
        </table:table-row>
        <table:table-row table:style-name="ro1">
          <table:table-cell table:style-name="ce1" office:value-type="percentage" office:value="-0.33" calcext:value-type="percentage">
            <text:p>-33.00%</text:p>
          </table:table-cell>
          <table:table-cell office:value-type="float" office:value="57" calcext:value-type="float">
            <text:p>57</text:p>
          </table:table-cell>
          <table:table-cell table:formula="of:=[.A280]*100" office:value-type="float" office:value="-33" calcext:value-type="float">
            <text:p>-33</text:p>
          </table:table-cell>
          <table:table-cell office:value-type="float" office:value="-33" calcext:value-type="float">
            <text:p>-33</text:p>
          </table:table-cell>
          <table:table-cell table:number-columns-repeated="7"/>
          <table:table-cell table:formula="of:=7.61 * [.N280]" office:value-type="float" office:value="-21102.53" calcext:value-type="float">
            <text:p>-21102.53</text:p>
          </table:table-cell>
          <table:table-cell office:value-type="float" office:value="57" calcext:value-type="float">
            <text:p>57</text:p>
          </table:table-cell>
          <table:table-cell office:value-type="float" office:value="-2773" calcext:value-type="float">
            <text:p>-2773</text:p>
          </table:table-cell>
          <table:table-cell table:formula="of:=0.1314*[.Q280]" office:value-type="float" office:value="-2770.8318" calcext:value-type="float">
            <text:p>-2770.8318</text:p>
          </table:table-cell>
          <table:table-cell/>
          <table:table-cell office:value-type="float" office:value="-21087" calcext:value-type="float">
            <text:p>-21087</text:p>
          </table:table-cell>
        </table:table-row>
        <table:table-row table:style-name="ro1">
          <table:table-cell table:style-name="ce1" office:value-type="percentage" office:value="-0.33" calcext:value-type="percentage">
            <text:p>-33.00%</text:p>
          </table:table-cell>
          <table:table-cell office:value-type="float" office:value="58" calcext:value-type="float">
            <text:p>58</text:p>
          </table:table-cell>
          <table:table-cell table:formula="of:=[.A281]*100" office:value-type="float" office:value="-33" calcext:value-type="float">
            <text:p>-33</text:p>
          </table:table-cell>
          <table:table-cell office:value-type="float" office:value="-33" calcext:value-type="float">
            <text:p>-33</text:p>
          </table:table-cell>
          <table:table-cell table:number-columns-repeated="7"/>
          <table:table-cell table:formula="of:=7.61 * [.N281]" office:value-type="float" office:value="-20874.23" calcext:value-type="float">
            <text:p>-20874.23</text:p>
          </table:table-cell>
          <table:table-cell office:value-type="float" office:value="58" calcext:value-type="float">
            <text:p>58</text:p>
          </table:table-cell>
          <table:table-cell office:value-type="float" office:value="-2743" calcext:value-type="float">
            <text:p>-2743</text:p>
          </table:table-cell>
          <table:table-cell table:formula="of:=0.1314*[.Q281]" office:value-type="float" office:value="-2743.7634" calcext:value-type="float">
            <text:p>-2743.7634</text:p>
          </table:table-cell>
          <table:table-cell/>
          <table:table-cell office:value-type="float" office:value="-20881" calcext:value-type="float">
            <text:p>-20881</text:p>
          </table:table-cell>
        </table:table-row>
        <table:table-row table:style-name="ro1">
          <table:table-cell table:style-name="ce1" office:value-type="percentage" office:value="-0.32" calcext:value-type="percentage">
            <text:p>-32.00%</text:p>
          </table:table-cell>
          <table:table-cell office:value-type="float" office:value="59" calcext:value-type="float">
            <text:p>59</text:p>
          </table:table-cell>
          <table:table-cell table:formula="of:=[.A282]*100" office:value-type="float" office:value="-32" calcext:value-type="float">
            <text:p>-32</text:p>
          </table:table-cell>
          <table:table-cell office:value-type="float" office:value="-32" calcext:value-type="float">
            <text:p>-32</text:p>
          </table:table-cell>
          <table:table-cell table:number-columns-repeated="7"/>
          <table:table-cell table:formula="of:=7.61 * [.N282]" office:value-type="float" office:value="-20554.61" calcext:value-type="float">
            <text:p>-20554.61</text:p>
          </table:table-cell>
          <table:table-cell office:value-type="float" office:value="59" calcext:value-type="float">
            <text:p>59</text:p>
          </table:table-cell>
          <table:table-cell office:value-type="float" office:value="-2701" calcext:value-type="float">
            <text:p>-2701</text:p>
          </table:table-cell>
          <table:table-cell table:formula="of:=0.1314*[.Q282]" office:value-type="float" office:value="-2702.7666" calcext:value-type="float">
            <text:p>-2702.7666</text:p>
          </table:table-cell>
          <table:table-cell/>
          <table:table-cell office:value-type="float" office:value="-20569" calcext:value-type="float">
            <text:p>-20569</text:p>
          </table:table-cell>
        </table:table-row>
        <table:table-row table:style-name="ro1">
          <table:table-cell table:style-name="ce1" office:value-type="percentage" office:value="-0.32" calcext:value-type="percentage">
            <text:p>-32.00%</text:p>
          </table:table-cell>
          <table:table-cell office:value-type="float" office:value="60" calcext:value-type="float">
            <text:p>60</text:p>
          </table:table-cell>
          <table:table-cell table:formula="of:=[.A283]*100" office:value-type="float" office:value="-32" calcext:value-type="float">
            <text:p>-32</text:p>
          </table:table-cell>
          <table:table-cell office:value-type="float" office:value="-32" calcext:value-type="float">
            <text:p>-32</text:p>
          </table:table-cell>
          <table:table-cell table:number-columns-repeated="7"/>
          <table:table-cell table:formula="of:=7.61 * [.N283]" office:value-type="float" office:value="-20432.85" calcext:value-type="float">
            <text:p>-20432.85</text:p>
          </table:table-cell>
          <table:table-cell office:value-type="float" office:value="60" calcext:value-type="float">
            <text:p>60</text:p>
          </table:table-cell>
          <table:table-cell office:value-type="float" office:value="-2685" calcext:value-type="float">
            <text:p>-2685</text:p>
          </table:table-cell>
          <table:table-cell table:formula="of:=0.1314*[.Q283]" office:value-type="float" office:value="-2686.473" calcext:value-type="float">
            <text:p>-2686.473</text:p>
          </table:table-cell>
          <table:table-cell/>
          <table:table-cell office:value-type="float" office:value="-20445" calcext:value-type="float">
            <text:p>-20445</text:p>
          </table:table-cell>
        </table:table-row>
        <table:table-row table:style-name="ro1">
          <table:table-cell table:style-name="ce1" office:value-type="percentage" office:value="-0.32" calcext:value-type="percentage">
            <text:p>-32.00%</text:p>
          </table:table-cell>
          <table:table-cell office:value-type="float" office:value="61" calcext:value-type="float">
            <text:p>61</text:p>
          </table:table-cell>
          <table:table-cell table:formula="of:=[.A284]*100" office:value-type="float" office:value="-32" calcext:value-type="float">
            <text:p>-32</text:p>
          </table:table-cell>
          <table:table-cell office:value-type="float" office:value="-32" calcext:value-type="float">
            <text:p>-32</text:p>
          </table:table-cell>
          <table:table-cell table:number-columns-repeated="7"/>
          <table:table-cell table:formula="of:=7.61 * [.N284]" office:value-type="float" office:value="-20128.45" calcext:value-type="float">
            <text:p>-20128.45</text:p>
          </table:table-cell>
          <table:table-cell office:value-type="float" office:value="61" calcext:value-type="float">
            <text:p>61</text:p>
          </table:table-cell>
          <table:table-cell office:value-type="float" office:value="-2645" calcext:value-type="float">
            <text:p>-2645</text:p>
          </table:table-cell>
          <table:table-cell table:formula="of:=0.1314*[.Q284]" office:value-type="float" office:value="-2644.1622" calcext:value-type="float">
            <text:p>-2644.1622</text:p>
          </table:table-cell>
          <table:table-cell/>
          <table:table-cell office:value-type="float" office:value="-20123" calcext:value-type="float">
            <text:p>-20123</text:p>
          </table:table-cell>
        </table:table-row>
        <table:table-row table:style-name="ro1">
          <table:table-cell table:style-name="ce1" office:value-type="percentage" office:value="-0.31" calcext:value-type="percentage">
            <text:p>-31.00%</text:p>
          </table:table-cell>
          <table:table-cell office:value-type="float" office:value="62" calcext:value-type="float">
            <text:p>62</text:p>
          </table:table-cell>
          <table:table-cell table:formula="of:=[.A285]*100" office:value-type="float" office:value="-31" calcext:value-type="float">
            <text:p>-31</text:p>
          </table:table-cell>
          <table:table-cell office:value-type="float" office:value="-31" calcext:value-type="float">
            <text:p>-31</text:p>
          </table:table-cell>
          <table:table-cell table:number-columns-repeated="7"/>
          <table:table-cell table:formula="of:=7.61 * [.N285]" office:value-type="float" office:value="-19862.1" calcext:value-type="float">
            <text:p>-19862.1</text:p>
          </table:table-cell>
          <table:table-cell office:value-type="float" office:value="62" calcext:value-type="float">
            <text:p>62</text:p>
          </table:table-cell>
          <table:table-cell office:value-type="float" office:value="-2610" calcext:value-type="float">
            <text:p>-2610</text:p>
          </table:table-cell>
          <table:table-cell table:formula="of:=0.1314*[.Q285]" office:value-type="float" office:value="-2612.3634" calcext:value-type="float">
            <text:p>-2612.3634</text:p>
          </table:table-cell>
          <table:table-cell/>
          <table:table-cell office:value-type="float" office:value="-19881" calcext:value-type="float">
            <text:p>-19881</text:p>
          </table:table-cell>
        </table:table-row>
        <table:table-row table:style-name="ro1">
          <table:table-cell table:style-name="ce1" office:value-type="percentage" office:value="-0.31" calcext:value-type="percentage">
            <text:p>-31.00%</text:p>
          </table:table-cell>
          <table:table-cell office:value-type="float" office:value="63" calcext:value-type="float">
            <text:p>63</text:p>
          </table:table-cell>
          <table:table-cell table:formula="of:=[.A286]*100" office:value-type="float" office:value="-31" calcext:value-type="float">
            <text:p>-31</text:p>
          </table:table-cell>
          <table:table-cell office:value-type="float" office:value="-31" calcext:value-type="float">
            <text:p>-31</text:p>
          </table:table-cell>
          <table:table-cell table:number-columns-repeated="7"/>
          <table:table-cell table:formula="of:=7.61 * [.N286]" office:value-type="float" office:value="-19496.82" calcext:value-type="float">
            <text:p>-19496.82</text:p>
          </table:table-cell>
          <table:table-cell office:value-type="float" office:value="63" calcext:value-type="float">
            <text:p>63</text:p>
          </table:table-cell>
          <table:table-cell office:value-type="float" office:value="-2562" calcext:value-type="float">
            <text:p>-2562</text:p>
          </table:table-cell>
          <table:table-cell table:formula="of:=0.1314*[.Q286]" office:value-type="float" office:value="-2570.0526" calcext:value-type="float">
            <text:p>-2570.0526</text:p>
          </table:table-cell>
          <table:table-cell/>
          <table:table-cell office:value-type="float" office:value="-19559" calcext:value-type="float">
            <text:p>-19559</text:p>
          </table:table-cell>
        </table:table-row>
        <table:table-row table:style-name="ro1">
          <table:table-cell table:style-name="ce1" office:value-type="percentage" office:value="-0.3" calcext:value-type="percentage">
            <text:p>-30.00%</text:p>
          </table:table-cell>
          <table:table-cell office:value-type="float" office:value="64" calcext:value-type="float">
            <text:p>64</text:p>
          </table:table-cell>
          <table:table-cell table:formula="of:=[.A287]*100" office:value-type="float" office:value="-30" calcext:value-type="float">
            <text:p>-30</text:p>
          </table:table-cell>
          <table:table-cell office:value-type="float" office:value="-31" calcext:value-type="float">
            <text:p>-31</text:p>
          </table:table-cell>
          <table:table-cell table:number-columns-repeated="7"/>
          <table:table-cell table:formula="of:=7.61 * [.N287]" office:value-type="float" office:value="-19397.89" calcext:value-type="float">
            <text:p>-19397.89</text:p>
          </table:table-cell>
          <table:table-cell office:value-type="float" office:value="64" calcext:value-type="float">
            <text:p>64</text:p>
          </table:table-cell>
          <table:table-cell office:value-type="float" office:value="-2549" calcext:value-type="float">
            <text:p>-2549</text:p>
          </table:table-cell>
          <table:table-cell table:formula="of:=0.1314*[.Q287]" office:value-type="float" office:value="-2540.8818" calcext:value-type="float">
            <text:p>-2540.8818</text:p>
          </table:table-cell>
          <table:table-cell/>
          <table:table-cell office:value-type="float" office:value="-19337" calcext:value-type="float">
            <text:p>-19337</text:p>
          </table:table-cell>
        </table:table-row>
        <table:table-row table:style-name="ro1">
          <table:table-cell table:style-name="ce1" office:value-type="percentage" office:value="-0.3" calcext:value-type="percentage">
            <text:p>-30.00%</text:p>
          </table:table-cell>
          <table:table-cell office:value-type="float" office:value="65" calcext:value-type="float">
            <text:p>65</text:p>
          </table:table-cell>
          <table:table-cell table:formula="of:=[.A288]*100" office:value-type="float" office:value="-30" calcext:value-type="float">
            <text:p>-30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table:formula="of:=7.61 * [.N288]" office:value-type="float" office:value="-19047.83" calcext:value-type="float">
            <text:p>-19047.83</text:p>
          </table:table-cell>
          <table:table-cell office:value-type="float" office:value="65" calcext:value-type="float">
            <text:p>65</text:p>
          </table:table-cell>
          <table:table-cell office:value-type="float" office:value="-2503" calcext:value-type="float">
            <text:p>-2503</text:p>
          </table:table-cell>
          <table:table-cell table:formula="of:=0.1314*[.Q288]" office:value-type="float" office:value="-2499.885" calcext:value-type="float">
            <text:p>-2499.885</text:p>
          </table:table-cell>
          <table:table-cell/>
          <table:table-cell office:value-type="float" office:value="-19025" calcext:value-type="float">
            <text:p>-19025</text:p>
          </table:table-cell>
        </table:table-row>
        <table:table-row table:style-name="ro1">
          <table:table-cell table:style-name="ce1" office:value-type="percentage" office:value="-0.3" calcext:value-type="percentage">
            <text:p>-30.00%</text:p>
          </table:table-cell>
          <table:table-cell office:value-type="float" office:value="66" calcext:value-type="float">
            <text:p>66</text:p>
          </table:table-cell>
          <table:table-cell table:formula="of:=[.A289]*100" office:value-type="float" office:value="-30" calcext:value-type="float">
            <text:p>-30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table:formula="of:=7.61 * [.N289]" office:value-type="float" office:value="-18796.7" calcext:value-type="float">
            <text:p>-18796.7</text:p>
          </table:table-cell>
          <table:table-cell office:value-type="float" office:value="66" calcext:value-type="float">
            <text:p>66</text:p>
          </table:table-cell>
          <table:table-cell office:value-type="float" office:value="-2470" calcext:value-type="float">
            <text:p>-2470</text:p>
          </table:table-cell>
          <table:table-cell table:formula="of:=0.1314*[.Q289]" office:value-type="float" office:value="-2470.977" calcext:value-type="float">
            <text:p>-2470.977</text:p>
          </table:table-cell>
          <table:table-cell/>
          <table:table-cell office:value-type="float" office:value="-18805" calcext:value-type="float">
            <text:p>-18805</text:p>
          </table:table-cell>
        </table:table-row>
        <table:table-row table:style-name="ro1">
          <table:table-cell table:style-name="ce1" office:value-type="percentage" office:value="-0.29" calcext:value-type="percentage">
            <text:p>-29.00%</text:p>
          </table:table-cell>
          <table:table-cell office:value-type="float" office:value="67" calcext:value-type="float">
            <text:p>67</text:p>
          </table:table-cell>
          <table:table-cell table:formula="of:=[.A290]*100" office:value-type="float" office:value="-29" calcext:value-type="float">
            <text:p>-29</text:p>
          </table:table-cell>
          <table:table-cell office:value-type="float" office:value="-29" calcext:value-type="float">
            <text:p>-29</text:p>
          </table:table-cell>
          <table:table-cell table:number-columns-repeated="7"/>
          <table:table-cell table:formula="of:=7.61 * [.N290]" office:value-type="float" office:value="-18446.64" calcext:value-type="float">
            <text:p>-18446.64</text:p>
          </table:table-cell>
          <table:table-cell office:value-type="float" office:value="67" calcext:value-type="float">
            <text:p>67</text:p>
          </table:table-cell>
          <table:table-cell office:value-type="float" office:value="-2424" calcext:value-type="float">
            <text:p>-2424</text:p>
          </table:table-cell>
          <table:table-cell table:formula="of:=0.1314*[.Q290]" office:value-type="float" office:value="-2423.1474" calcext:value-type="float">
            <text:p>-2423.1474</text:p>
          </table:table-cell>
          <table:table-cell/>
          <table:table-cell office:value-type="float" office:value="-18441" calcext:value-type="float">
            <text:p>-18441</text:p>
          </table:table-cell>
        </table:table-row>
        <table:table-row table:style-name="ro1">
          <table:table-cell table:style-name="ce1" office:value-type="percentage" office:value="-0.29" calcext:value-type="percentage">
            <text:p>-29.00%</text:p>
          </table:table-cell>
          <table:table-cell office:value-type="float" office:value="68" calcext:value-type="float">
            <text:p>68</text:p>
          </table:table-cell>
          <table:table-cell table:formula="of:=[.A291]*100" office:value-type="float" office:value="-29" calcext:value-type="float">
            <text:p>-29</text:p>
          </table:table-cell>
          <table:table-cell office:value-type="float" office:value="-29" calcext:value-type="float">
            <text:p>-29</text:p>
          </table:table-cell>
          <table:table-cell table:number-columns-repeated="7"/>
          <table:table-cell table:formula="of:=7.61 * [.N291]" office:value-type="float" office:value="-18317.27" calcext:value-type="float">
            <text:p>-18317.27</text:p>
          </table:table-cell>
          <table:table-cell office:value-type="float" office:value="68" calcext:value-type="float">
            <text:p>68</text:p>
          </table:table-cell>
          <table:table-cell office:value-type="float" office:value="-2407" calcext:value-type="float">
            <text:p>-2407</text:p>
          </table:table-cell>
          <table:table-cell table:formula="of:=0.1314*[.Q291]" office:value-type="float" office:value="-2403.4374" calcext:value-type="float">
            <text:p>-2403.4374</text:p>
          </table:table-cell>
          <table:table-cell/>
          <table:table-cell office:value-type="float" office:value="-18291" calcext:value-type="float">
            <text:p>-18291</text:p>
          </table:table-cell>
        </table:table-row>
        <table:table-row table:style-name="ro1">
          <table:table-cell table:style-name="ce1" office:value-type="percentage" office:value="-0.28" calcext:value-type="percentage">
            <text:p>-28.00%</text:p>
          </table:table-cell>
          <table:table-cell office:value-type="float" office:value="69" calcext:value-type="float">
            <text:p>69</text:p>
          </table:table-cell>
          <table:table-cell table:formula="of:=[.A292]*100" office:value-type="float" office:value="-28" calcext:value-type="float">
            <text:p>-28</text:p>
          </table:table-cell>
          <table:table-cell office:value-type="float" office:value="-28" calcext:value-type="float">
            <text:p>-28</text:p>
          </table:table-cell>
          <table:table-cell table:number-columns-repeated="7"/>
          <table:table-cell table:formula="of:=7.61 * [.N292]" office:value-type="float" office:value="-17951.99" calcext:value-type="float">
            <text:p>-17951.99</text:p>
          </table:table-cell>
          <table:table-cell office:value-type="float" office:value="69" calcext:value-type="float">
            <text:p>69</text:p>
          </table:table-cell>
          <table:table-cell office:value-type="float" office:value="-2359" calcext:value-type="float">
            <text:p>-2359</text:p>
          </table:table-cell>
          <table:table-cell table:formula="of:=0.1314*[.Q292]" office:value-type="float" office:value="-2356.9218" calcext:value-type="float">
            <text:p>-2356.9218</text:p>
          </table:table-cell>
          <table:table-cell/>
          <table:table-cell office:value-type="float" office:value="-17937" calcext:value-type="float">
            <text:p>-17937</text:p>
          </table:table-cell>
        </table:table-row>
        <table:table-row table:style-name="ro1">
          <table:table-cell table:style-name="ce1" office:value-type="percentage" office:value="-0.28" calcext:value-type="percentage">
            <text:p>-28.00%</text:p>
          </table:table-cell>
          <table:table-cell office:value-type="float" office:value="70" calcext:value-type="float">
            <text:p>70</text:p>
          </table:table-cell>
          <table:table-cell table:formula="of:=[.A293]*100" office:value-type="float" office:value="-28" calcext:value-type="float">
            <text:p>-28</text:p>
          </table:table-cell>
          <table:table-cell office:value-type="float" office:value="-28" calcext:value-type="float">
            <text:p>-28</text:p>
          </table:table-cell>
          <table:table-cell table:number-columns-repeated="7"/>
          <table:table-cell table:formula="of:=7.61 * [.N293]" office:value-type="float" office:value="-17693.25" calcext:value-type="float">
            <text:p>-17693.25</text:p>
          </table:table-cell>
          <table:table-cell office:value-type="float" office:value="70" calcext:value-type="float">
            <text:p>70</text:p>
          </table:table-cell>
          <table:table-cell office:value-type="float" office:value="-2325" calcext:value-type="float">
            <text:p>-2325</text:p>
          </table:table-cell>
          <table:table-cell table:formula="of:=0.1314*[.Q293]" office:value-type="float" office:value="-2322.2322" calcext:value-type="float">
            <text:p>-2322.2322</text:p>
          </table:table-cell>
          <table:table-cell/>
          <table:table-cell office:value-type="float" office:value="-17673" calcext:value-type="float">
            <text:p>-17673</text:p>
          </table:table-cell>
        </table:table-row>
        <table:table-row table:style-name="ro1">
          <table:table-cell table:style-name="ce1" office:value-type="percentage" office:value="-0.27" calcext:value-type="percentage">
            <text:p>-27.00%</text:p>
          </table:table-cell>
          <table:table-cell office:value-type="float" office:value="71" calcext:value-type="float">
            <text:p>71</text:p>
          </table:table-cell>
          <table:table-cell table:formula="of:=[.A294]*100" office:value-type="float" office:value="-27" calcext:value-type="float">
            <text:p>-27</text:p>
          </table:table-cell>
          <table:table-cell office:value-type="float" office:value="-27" calcext:value-type="float">
            <text:p>-27</text:p>
          </table:table-cell>
          <table:table-cell table:number-columns-repeated="7"/>
          <table:table-cell table:formula="of:=7.61 * [.N294]" office:value-type="float" office:value="-17335.58" calcext:value-type="float">
            <text:p>-17335.58</text:p>
          </table:table-cell>
          <table:table-cell office:value-type="float" office:value="71" calcext:value-type="float">
            <text:p>71</text:p>
          </table:table-cell>
          <table:table-cell office:value-type="float" office:value="-2278" calcext:value-type="float">
            <text:p>-2278</text:p>
          </table:table-cell>
          <table:table-cell table:formula="of:=0.1314*[.Q294]" office:value-type="float" office:value="-2275.9794" calcext:value-type="float">
            <text:p>-2275.9794</text:p>
          </table:table-cell>
          <table:table-cell/>
          <table:table-cell office:value-type="float" office:value="-17321" calcext:value-type="float">
            <text:p>-17321</text:p>
          </table:table-cell>
        </table:table-row>
        <table:table-row table:style-name="ro1">
          <table:table-cell table:style-name="ce1" office:value-type="percentage" office:value="-0.27" calcext:value-type="percentage">
            <text:p>-27.00%</text:p>
          </table:table-cell>
          <table:table-cell office:value-type="float" office:value="72" calcext:value-type="float">
            <text:p>72</text:p>
          </table:table-cell>
          <table:table-cell table:formula="of:=[.A295]*100" office:value-type="float" office:value="-27" calcext:value-type="float">
            <text:p>-27</text:p>
          </table:table-cell>
          <table:table-cell office:value-type="float" office:value="-27" calcext:value-type="float">
            <text:p>-27</text:p>
          </table:table-cell>
          <table:table-cell table:number-columns-repeated="7"/>
          <table:table-cell table:formula="of:=7.61 * [.N295]" office:value-type="float" office:value="-17366.02" calcext:value-type="float">
            <text:p>-17366.02</text:p>
          </table:table-cell>
          <table:table-cell office:value-type="float" office:value="72" calcext:value-type="float">
            <text:p>72</text:p>
          </table:table-cell>
          <table:table-cell office:value-type="float" office:value="-2282" calcext:value-type="float">
            <text:p>-2282</text:p>
          </table:table-cell>
          <table:table-cell table:formula="of:=0.1314*[.Q295]" office:value-type="float" office:value="-2280.447" calcext:value-type="float">
            <text:p>-2280.447</text:p>
          </table:table-cell>
          <table:table-cell/>
          <table:table-cell office:value-type="float" office:value="-17355" calcext:value-type="float">
            <text:p>-17355</text:p>
          </table:table-cell>
        </table:table-row>
        <table:table-row table:style-name="ro1">
          <table:table-cell table:style-name="ce1" office:value-type="percentage" office:value="-0.27" calcext:value-type="percentage">
            <text:p>-27.00%</text:p>
          </table:table-cell>
          <table:table-cell office:value-type="float" office:value="73" calcext:value-type="float">
            <text:p>73</text:p>
          </table:table-cell>
          <table:table-cell table:formula="of:=[.A296]*100" office:value-type="float" office:value="-27" calcext:value-type="float">
            <text:p>-27</text:p>
          </table:table-cell>
          <table:table-cell office:value-type="float" office:value="-27" calcext:value-type="float">
            <text:p>-27</text:p>
          </table:table-cell>
          <table:table-cell table:number-columns-repeated="7"/>
          <table:table-cell table:formula="of:=7.61 * [.N296]" office:value-type="float" office:value="-16947.47" calcext:value-type="float">
            <text:p>-16947.47</text:p>
          </table:table-cell>
          <table:table-cell office:value-type="float" office:value="73" calcext:value-type="float">
            <text:p>73</text:p>
          </table:table-cell>
          <table:table-cell office:value-type="float" office:value="-2227" calcext:value-type="float">
            <text:p>-2227</text:p>
          </table:table-cell>
          <table:table-cell table:formula="of:=0.1314*[.Q296]" office:value-type="float" office:value="-2227.887" calcext:value-type="float">
            <text:p>-2227.887</text:p>
          </table:table-cell>
          <table:table-cell/>
          <table:table-cell office:value-type="float" office:value="-16955" calcext:value-type="float">
            <text:p>-16955</text:p>
          </table:table-cell>
        </table:table-row>
        <table:table-row table:style-name="ro1">
          <table:table-cell table:style-name="ce1" office:value-type="percentage" office:value="-0.26" calcext:value-type="percentage">
            <text:p>-26.00%</text:p>
          </table:table-cell>
          <table:table-cell office:value-type="float" office:value="74" calcext:value-type="float">
            <text:p>74</text:p>
          </table:table-cell>
          <table:table-cell table:formula="of:=[.A297]*100" office:value-type="float" office:value="-26" calcext:value-type="float">
            <text:p>-26</text:p>
          </table:table-cell>
          <table:table-cell office:value-type="float" office:value="-26" calcext:value-type="float">
            <text:p>-26</text:p>
          </table:table-cell>
          <table:table-cell table:number-columns-repeated="7"/>
          <table:table-cell table:formula="of:=7.61 * [.N297]" office:value-type="float" office:value="-16688.73" calcext:value-type="float">
            <text:p>-16688.73</text:p>
          </table:table-cell>
          <table:table-cell office:value-type="float" office:value="74" calcext:value-type="float">
            <text:p>74</text:p>
          </table:table-cell>
          <table:table-cell office:value-type="float" office:value="-2193" calcext:value-type="float">
            <text:p>-2193</text:p>
          </table:table-cell>
          <table:table-cell table:formula="of:=0.1314*[.Q297]" office:value-type="float" office:value="-2189.5182" calcext:value-type="float">
            <text:p>-2189.5182</text:p>
          </table:table-cell>
          <table:table-cell/>
          <table:table-cell office:value-type="float" office:value="-16663" calcext:value-type="float">
            <text:p>-16663</text:p>
          </table:table-cell>
        </table:table-row>
        <table:table-row table:style-name="ro1">
          <table:table-cell table:style-name="ce1" office:value-type="percentage" office:value="-0.26" calcext:value-type="percentage">
            <text:p>-26.00%</text:p>
          </table:table-cell>
          <table:table-cell office:value-type="float" office:value="75" calcext:value-type="float">
            <text:p>75</text:p>
          </table:table-cell>
          <table:table-cell table:formula="of:=[.A298]*100" office:value-type="float" office:value="-26" calcext:value-type="float">
            <text:p>-26</text:p>
          </table:table-cell>
          <table:table-cell office:value-type="float" office:value="-26" calcext:value-type="float">
            <text:p>-26</text:p>
          </table:table-cell>
          <table:table-cell table:number-columns-repeated="7"/>
          <table:table-cell table:formula="of:=7.61 * [.N298]" office:value-type="float" office:value="-16293.01" calcext:value-type="float">
            <text:p>-16293.01</text:p>
          </table:table-cell>
          <table:table-cell office:value-type="float" office:value="75" calcext:value-type="float">
            <text:p>75</text:p>
          </table:table-cell>
          <table:table-cell office:value-type="float" office:value="-2141" calcext:value-type="float">
            <text:p>-2141</text:p>
          </table:table-cell>
          <table:table-cell table:formula="of:=0.1314*[.Q298]" office:value-type="float" office:value="-2143.791" calcext:value-type="float">
            <text:p>-2143.791</text:p>
          </table:table-cell>
          <table:table-cell/>
          <table:table-cell office:value-type="float" office:value="-16315" calcext:value-type="float">
            <text:p>-16315</text:p>
          </table:table-cell>
        </table:table-row>
        <table:table-row table:style-name="ro1">
          <table:table-cell table:style-name="ce1" office:value-type="percentage" office:value="-0.25" calcext:value-type="percentage">
            <text:p>-25.00%</text:p>
          </table:table-cell>
          <table:table-cell office:value-type="float" office:value="76" calcext:value-type="float">
            <text:p>76</text:p>
          </table:table-cell>
          <table:table-cell table:formula="of:=[.A299]*100" office:value-type="float" office:value="-25" calcext:value-type="float">
            <text:p>-2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table:formula="of:=7.61 * [.N299]" office:value-type="float" office:value="-16163.64" calcext:value-type="float">
            <text:p>-16163.64</text:p>
          </table:table-cell>
          <table:table-cell office:value-type="float" office:value="76" calcext:value-type="float">
            <text:p>76</text:p>
          </table:table-cell>
          <table:table-cell office:value-type="float" office:value="-2124" calcext:value-type="float">
            <text:p>-2124</text:p>
          </table:table-cell>
          <table:table-cell table:formula="of:=0.1314*[.Q299]" office:value-type="float" office:value="-2120.9274" calcext:value-type="float">
            <text:p>-2120.9274</text:p>
          </table:table-cell>
          <table:table-cell/>
          <table:table-cell office:value-type="float" office:value="-16141" calcext:value-type="float">
            <text:p>-16141</text:p>
          </table:table-cell>
        </table:table-row>
        <table:table-row table:style-name="ro1">
          <table:table-cell table:style-name="ce1" office:value-type="percentage" office:value="-0.25" calcext:value-type="percentage">
            <text:p>-25.00%</text:p>
          </table:table-cell>
          <table:table-cell office:value-type="float" office:value="77" calcext:value-type="float">
            <text:p>77</text:p>
          </table:table-cell>
          <table:table-cell table:formula="of:=[.A300]*100" office:value-type="float" office:value="-25" calcext:value-type="float">
            <text:p>-2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table:formula="of:=7.61 * [.N300]" office:value-type="float" office:value="-15790.75" calcext:value-type="float">
            <text:p>-15790.75</text:p>
          </table:table-cell>
          <table:table-cell office:value-type="float" office:value="77" calcext:value-type="float">
            <text:p>77</text:p>
          </table:table-cell>
          <table:table-cell office:value-type="float" office:value="-2075" calcext:value-type="float">
            <text:p>-2075</text:p>
          </table:table-cell>
          <table:table-cell table:formula="of:=0.1314*[.Q300]" office:value-type="float" office:value="-2063.637" calcext:value-type="float">
            <text:p>-2063.637</text:p>
          </table:table-cell>
          <table:table-cell/>
          <table:table-cell office:value-type="float" office:value="-15705" calcext:value-type="float">
            <text:p>-15705</text:p>
          </table:table-cell>
        </table:table-row>
        <table:table-row table:style-name="ro1">
          <table:table-cell table:style-name="ce1" office:value-type="percentage" office:value="-0.24" calcext:value-type="percentage">
            <text:p>-24.00%</text:p>
          </table:table-cell>
          <table:table-cell office:value-type="float" office:value="78" calcext:value-type="float">
            <text:p>78</text:p>
          </table:table-cell>
          <table:table-cell table:formula="of:=[.A301]*100" office:value-type="float" office:value="-24" calcext:value-type="float">
            <text:p>-24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table:formula="of:=7.61 * [.N301]" office:value-type="float" office:value="-15433.08" calcext:value-type="float">
            <text:p>-15433.08</text:p>
          </table:table-cell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table:formula="of:=0.1314*[.Q301]" office:value-type="float" office:value="-2022.6402" calcext:value-type="float">
            <text:p>-2022.6402</text:p>
          </table:table-cell>
          <table:table-cell/>
          <table:table-cell office:value-type="float" office:value="-15393" calcext:value-type="float">
            <text:p>-15393</text:p>
          </table:table-cell>
        </table:table-row>
        <table:table-row table:style-name="ro1">
          <table:table-cell table:style-name="ce1" office:value-type="percentage" office:value="-0.24" calcext:value-type="percentage">
            <text:p>-24.00%</text:p>
          </table:table-cell>
          <table:table-cell office:value-type="float" office:value="79" calcext:value-type="float">
            <text:p>79</text:p>
          </table:table-cell>
          <table:table-cell table:formula="of:=[.A302]*100" office:value-type="float" office:value="-24" calcext:value-type="float">
            <text:p>-24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table:formula="of:=7.61 * [.N302]" office:value-type="float" office:value="-15067.8" calcext:value-type="float">
            <text:p>-15067.8</text:p>
          </table:table-cell>
          <table:table-cell office:value-type="float" office:value="79" calcext:value-type="float">
            <text:p>79</text:p>
          </table:table-cell>
          <table:table-cell office:value-type="float" office:value="-1980" calcext:value-type="float">
            <text:p>-1980</text:p>
          </table:table-cell>
          <table:table-cell table:formula="of:=0.1314*[.Q302]" office:value-type="float" office:value="-1979.8038" calcext:value-type="float">
            <text:p>-1979.8038</text:p>
          </table:table-cell>
          <table:table-cell/>
          <table:table-cell office:value-type="float" office:value="-15067" calcext:value-type="float">
            <text:p>-15067</text:p>
          </table:table-cell>
        </table:table-row>
        <table:table-row table:style-name="ro1">
          <table:table-cell table:style-name="ce1" office:value-type="percentage" office:value="-0.23" calcext:value-type="percentage">
            <text:p>-23.00%</text:p>
          </table:table-cell>
          <table:table-cell office:value-type="float" office:value="80" calcext:value-type="float">
            <text:p>80</text:p>
          </table:table-cell>
          <table:table-cell table:formula="of:=[.A303]*100" office:value-type="float" office:value="-23" calcext:value-type="float">
            <text:p>-23</text:p>
          </table:table-cell>
          <table:table-cell office:value-type="float" office:value="-23" calcext:value-type="float">
            <text:p>-23</text:p>
          </table:table-cell>
          <table:table-cell table:number-columns-repeated="7"/>
          <table:table-cell table:formula="of:=7.61 * [.N303]" office:value-type="float" office:value="-14900.38" calcext:value-type="float">
            <text:p>-14900.38</text:p>
          </table:table-cell>
          <table:table-cell office:value-type="float" office:value="80" calcext:value-type="float">
            <text:p>80</text:p>
          </table:table-cell>
          <table:table-cell office:value-type="float" office:value="-1958" calcext:value-type="float">
            <text:p>-1958</text:p>
          </table:table-cell>
          <table:table-cell table:formula="of:=0.1314*[.Q303]" office:value-type="float" office:value="-1959.5682" calcext:value-type="float">
            <text:p>-1959.5682</text:p>
          </table:table-cell>
          <table:table-cell/>
          <table:table-cell office:value-type="float" office:value="-14913" calcext:value-type="float">
            <text:p>-14913</text:p>
          </table:table-cell>
        </table:table-row>
        <table:table-row table:style-name="ro1">
          <table:table-cell table:style-name="ce1" office:value-type="percentage" office:value="-0.23" calcext:value-type="percentage">
            <text:p>-23.00%</text:p>
          </table:table-cell>
          <table:table-cell office:value-type="float" office:value="81" calcext:value-type="float">
            <text:p>81</text:p>
          </table:table-cell>
          <table:table-cell table:formula="of:=[.A304]*100" office:value-type="float" office:value="-23" calcext:value-type="float">
            <text:p>-23</text:p>
          </table:table-cell>
          <table:table-cell office:value-type="float" office:value="-23" calcext:value-type="float">
            <text:p>-23</text:p>
          </table:table-cell>
          <table:table-cell table:number-columns-repeated="7"/>
          <table:table-cell table:formula="of:=7.61 * [.N304]" office:value-type="float" office:value="-14504.66" calcext:value-type="float">
            <text:p>-14504.66</text:p>
          </table:table-cell>
          <table:table-cell office:value-type="float" office:value="81" calcext:value-type="float">
            <text:p>81</text:p>
          </table:table-cell>
          <table:table-cell office:value-type="float" office:value="-1906" calcext:value-type="float">
            <text:p>-1906</text:p>
          </table:table-cell>
          <table:table-cell table:formula="of:=0.1314*[.Q304]" office:value-type="float" office:value="-1903.8546" calcext:value-type="float">
            <text:p>-1903.8546</text:p>
          </table:table-cell>
          <table:table-cell/>
          <table:table-cell office:value-type="float" office:value="-14489" calcext:value-type="float">
            <text:p>-14489</text:p>
          </table:table-cell>
        </table:table-row>
        <table:table-row table:style-name="ro1">
          <table:table-cell table:style-name="ce1" office:value-type="percentage" office:value="-0.22" calcext:value-type="percentage">
            <text:p>-22.00%</text:p>
          </table:table-cell>
          <table:table-cell office:value-type="float" office:value="82" calcext:value-type="float">
            <text:p>82</text:p>
          </table:table-cell>
          <table:table-cell table:formula="of:=[.A305]*100" office:value-type="float" office:value="-22" calcext:value-type="float">
            <text:p>-22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 table:formula="of:=7.61 * [.N305]" office:value-type="float" office:value="-14185.04" calcext:value-type="float">
            <text:p>-14185.04</text:p>
          </table:table-cell>
          <table:table-cell office:value-type="float" office:value="82" calcext:value-type="float">
            <text:p>82</text:p>
          </table:table-cell>
          <table:table-cell office:value-type="float" office:value="-1864" calcext:value-type="float">
            <text:p>-1864</text:p>
          </table:table-cell>
          <table:table-cell table:formula="of:=0.1314*[.Q305]" office:value-type="float" office:value="-1867.5882" calcext:value-type="float">
            <text:p>-1867.5882</text:p>
          </table:table-cell>
          <table:table-cell/>
          <table:table-cell office:value-type="float" office:value="-14213" calcext:value-type="float">
            <text:p>-14213</text:p>
          </table:table-cell>
        </table:table-row>
        <table:table-row table:style-name="ro1">
          <table:table-cell table:style-name="ce1" office:value-type="percentage" office:value="-0.22" calcext:value-type="percentage">
            <text:p>-22.00%</text:p>
          </table:table-cell>
          <table:table-cell office:value-type="float" office:value="83" calcext:value-type="float">
            <text:p>83</text:p>
          </table:table-cell>
          <table:table-cell table:formula="of:=[.A306]*100" office:value-type="float" office:value="-22" calcext:value-type="float">
            <text:p>-22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 table:formula="of:=7.61 * [.N306]" office:value-type="float" office:value="-13774.1" calcext:value-type="float">
            <text:p>-13774.1</text:p>
          </table:table-cell>
          <table:table-cell office:value-type="float" office:value="83" calcext:value-type="float">
            <text:p>83</text:p>
          </table:table-cell>
          <table:table-cell office:value-type="float" office:value="-1810" calcext:value-type="float">
            <text:p>-1810</text:p>
          </table:table-cell>
          <table:table-cell table:formula="of:=0.1314*[.Q306]" office:value-type="float" office:value="-1807.6698" calcext:value-type="float">
            <text:p>-1807.6698</text:p>
          </table:table-cell>
          <table:table-cell/>
          <table:table-cell office:value-type="float" office:value="-13757" calcext:value-type="float">
            <text:p>-13757</text:p>
          </table:table-cell>
        </table:table-row>
        <table:table-row table:style-name="ro1">
          <table:table-cell table:style-name="ce1" office:value-type="percentage" office:value="-0.21" calcext:value-type="percentage">
            <text:p>-21.00%</text:p>
          </table:table-cell>
          <table:table-cell office:value-type="float" office:value="84" calcext:value-type="float">
            <text:p>84</text:p>
          </table:table-cell>
          <table:table-cell table:formula="of:=[.A307]*100" office:value-type="float" office:value="-21" calcext:value-type="float">
            <text:p>-21</text:p>
          </table:table-cell>
          <table:table-cell office:value-type="float" office:value="-21" calcext:value-type="float">
            <text:p>-21</text:p>
          </table:table-cell>
          <table:table-cell table:number-columns-repeated="7"/>
          <table:table-cell table:formula="of:=7.61 * [.N307]" office:value-type="float" office:value="-13576.24" calcext:value-type="float">
            <text:p>-13576.24</text:p>
          </table:table-cell>
          <table:table-cell office:value-type="float" office:value="84" calcext:value-type="float">
            <text:p>84</text:p>
          </table:table-cell>
          <table:table-cell office:value-type="float" office:value="-1784" calcext:value-type="float">
            <text:p>-1784</text:p>
          </table:table-cell>
          <table:table-cell table:formula="of:=0.1314*[.Q307]" office:value-type="float" office:value="-1787.697" calcext:value-type="float">
            <text:p>-1787.697</text:p>
          </table:table-cell>
          <table:table-cell/>
          <table:table-cell office:value-type="float" office:value="-13605" calcext:value-type="float">
            <text:p>-13605</text:p>
          </table:table-cell>
        </table:table-row>
        <table:table-row table:style-name="ro1">
          <table:table-cell table:style-name="ce1" office:value-type="percentage" office:value="-0.21" calcext:value-type="percentage">
            <text:p>-21.00%</text:p>
          </table:table-cell>
          <table:table-cell office:value-type="float" office:value="85" calcext:value-type="float">
            <text:p>85</text:p>
          </table:table-cell>
          <table:table-cell table:formula="of:=[.A308]*100" office:value-type="float" office:value="-21" calcext:value-type="float">
            <text:p>-21</text:p>
          </table:table-cell>
          <table:table-cell office:value-type="float" office:value="-21" calcext:value-type="float">
            <text:p>-21</text:p>
          </table:table-cell>
          <table:table-cell table:number-columns-repeated="7"/>
          <table:table-cell table:formula="of:=7.61 * [.N308]" office:value-type="float" office:value="-13142.47" calcext:value-type="float">
            <text:p>-13142.47</text:p>
          </table:table-cell>
          <table:table-cell office:value-type="float" office:value="85" calcext:value-type="float">
            <text:p>85</text:p>
          </table:table-cell>
          <table:table-cell office:value-type="float" office:value="-1727" calcext:value-type="float">
            <text:p>-1727</text:p>
          </table:table-cell>
          <table:table-cell table:formula="of:=0.1314*[.Q308]" office:value-type="float" office:value="-1727.7786" calcext:value-type="float">
            <text:p>-1727.7786</text:p>
          </table:table-cell>
          <table:table-cell/>
          <table:table-cell office:value-type="float" office:value="-13149" calcext:value-type="float">
            <text:p>-13149</text:p>
          </table:table-cell>
        </table:table-row>
        <table:table-row table:style-name="ro1">
          <table:table-cell table:style-name="ce1" office:value-type="percentage" office:value="-0.2" calcext:value-type="percentage">
            <text:p>-20.00%</text:p>
          </table:table-cell>
          <table:table-cell office:value-type="float" office:value="86" calcext:value-type="float">
            <text:p>86</text:p>
          </table:table-cell>
          <table:table-cell table:formula="of:=[.A309]*100" office:value-type="float" office:value="-20" calcext:value-type="float">
            <text:p>-20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formula="of:=7.61 * [.N309]" office:value-type="float" office:value="-12807.63" calcext:value-type="float">
            <text:p>-12807.63</text:p>
          </table:table-cell>
          <table:table-cell office:value-type="float" office:value="86" calcext:value-type="float">
            <text:p>86</text:p>
          </table:table-cell>
          <table:table-cell office:value-type="float" office:value="-1683" calcext:value-type="float">
            <text:p>-1683</text:p>
          </table:table-cell>
          <table:table-cell table:formula="of:=0.1314*[.Q309]" office:value-type="float" office:value="-1685.4678" calcext:value-type="float">
            <text:p>-1685.4678</text:p>
          </table:table-cell>
          <table:table-cell/>
          <table:table-cell office:value-type="float" office:value="-12827" calcext:value-type="float">
            <text:p>-12827</text:p>
          </table:table-cell>
        </table:table-row>
        <table:table-row table:style-name="ro1">
          <table:table-cell table:style-name="ce1" office:value-type="percentage" office:value="-0.19" calcext:value-type="percentage">
            <text:p>-19.00%</text:p>
          </table:table-cell>
          <table:table-cell office:value-type="float" office:value="87" calcext:value-type="float">
            <text:p>87</text:p>
          </table:table-cell>
          <table:table-cell table:formula="of:=[.A310]*100" office:value-type="float" office:value="-19" calcext:value-type="float">
            <text:p>-19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10]" office:value-type="float" office:value="-12404.3" calcext:value-type="float">
            <text:p>-12404.3</text:p>
          </table:table-cell>
          <table:table-cell office:value-type="float" office:value="87" calcext:value-type="float">
            <text:p>87</text:p>
          </table:table-cell>
          <table:table-cell office:value-type="float" office:value="-1630" calcext:value-type="float">
            <text:p>-1630</text:p>
          </table:table-cell>
          <table:table-cell table:formula="of:=0.1314*[.Q310]" office:value-type="float" office:value="-1621.0818" calcext:value-type="float">
            <text:p>-1621.0818</text:p>
          </table:table-cell>
          <table:table-cell/>
          <table:table-cell office:value-type="float" office:value="-12337" calcext:value-type="float">
            <text:p>-12337</text:p>
          </table:table-cell>
        </table:table-row>
        <table:table-row table:style-name="ro1">
          <table:table-cell table:style-name="ce1" office:value-type="percentage" office:value="-0.19" calcext:value-type="percentage">
            <text:p>-19.00%</text:p>
          </table:table-cell>
          <table:table-cell office:value-type="float" office:value="88" calcext:value-type="float">
            <text:p>88</text:p>
          </table:table-cell>
          <table:table-cell table:formula="of:=[.A311]*100" office:value-type="float" office:value="-19" calcext:value-type="float">
            <text:p>-19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11]" office:value-type="float" office:value="-12419.52" calcext:value-type="float">
            <text:p>-12419.52</text:p>
          </table:table-cell>
          <table:table-cell office:value-type="float" office:value="88" calcext:value-type="float">
            <text:p>88</text:p>
          </table:table-cell>
          <table:table-cell office:value-type="float" office:value="-1632" calcext:value-type="float">
            <text:p>-1632</text:p>
          </table:table-cell>
          <table:table-cell table:formula="of:=0.1314*[.Q311]" office:value-type="float" office:value="-1629.4914" calcext:value-type="float">
            <text:p>-1629.4914</text:p>
          </table:table-cell>
          <table:table-cell/>
          <table:table-cell office:value-type="float" office:value="-12401" calcext:value-type="float">
            <text:p>-12401</text:p>
          </table:table-cell>
        </table:table-row>
        <table:table-row table:style-name="ro1">
          <table:table-cell table:style-name="ce1" office:value-type="percentage" office:value="-0.19" calcext:value-type="percentage">
            <text:p>-19.00%</text:p>
          </table:table-cell>
          <table:table-cell office:value-type="float" office:value="89" calcext:value-type="float">
            <text:p>89</text:p>
          </table:table-cell>
          <table:table-cell table:formula="of:=[.A312]*100" office:value-type="float" office:value="-19" calcext:value-type="float">
            <text:p>-19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12]" office:value-type="float" office:value="-11993.36" calcext:value-type="float">
            <text:p>-11993.36</text:p>
          </table:table-cell>
          <table:table-cell office:value-type="float" office:value="89" calcext:value-type="float">
            <text:p>89</text:p>
          </table:table-cell>
          <table:table-cell office:value-type="float" office:value="-1576" calcext:value-type="float">
            <text:p>-1576</text:p>
          </table:table-cell>
          <table:table-cell table:formula="of:=0.1314*[.Q312]" office:value-type="float" office:value="-1560.6378" calcext:value-type="float">
            <text:p>-1560.6378</text:p>
          </table:table-cell>
          <table:table-cell/>
          <table:table-cell office:value-type="float" office:value="-11877" calcext:value-type="float">
            <text:p>-11877</text:p>
          </table:table-cell>
        </table:table-row>
        <table:table-row table:style-name="ro1">
          <table:table-cell table:style-name="ce1" office:value-type="percentage" office:value="-0.18" calcext:value-type="percentage">
            <text:p>-18.00%</text:p>
          </table:table-cell>
          <table:table-cell office:value-type="float" office:value="90" calcext:value-type="float">
            <text:p>90</text:p>
          </table:table-cell>
          <table:table-cell table:formula="of:=[.A313]*100" office:value-type="float" office:value="-18" calcext:value-type="float">
            <text:p>-18</text:p>
          </table:table-cell>
          <table:table-cell office:value-type="float" office:value="-18" calcext:value-type="float">
            <text:p>-18</text:p>
          </table:table-cell>
          <table:table-cell table:number-columns-repeated="7"/>
          <table:table-cell table:formula="of:=7.61 * [.N313]" office:value-type="float" office:value="-11612.86" calcext:value-type="float">
            <text:p>-11612.86</text:p>
          </table:table-cell>
          <table:table-cell office:value-type="float" office:value="90" calcext:value-type="float">
            <text:p>90</text:p>
          </table:table-cell>
          <table:table-cell office:value-type="float" office:value="-1526" calcext:value-type="float">
            <text:p>-1526</text:p>
          </table:table-cell>
          <table:table-cell table:formula="of:=0.1314*[.Q313]" office:value-type="float" office:value="-1525.1598" calcext:value-type="float">
            <text:p>-1525.1598</text:p>
          </table:table-cell>
          <table:table-cell/>
          <table:table-cell office:value-type="float" office:value="-11607" calcext:value-type="float">
            <text:p>-11607</text:p>
          </table:table-cell>
        </table:table-row>
        <table:table-row table:style-name="ro1">
          <table:table-cell table:style-name="ce1" office:value-type="percentage" office:value="-0.17" calcext:value-type="percentage">
            <text:p>-17.00%</text:p>
          </table:table-cell>
          <table:table-cell office:value-type="float" office:value="91" calcext:value-type="float">
            <text:p>91</text:p>
          </table:table-cell>
          <table:table-cell table:formula="of:=[.A314]*100" office:value-type="float" office:value="-17" calcext:value-type="float">
            <text:p>-17</text:p>
          </table:table-cell>
          <table:table-cell office:value-type="float" office:value="-17" calcext:value-type="float">
            <text:p>-17</text:p>
          </table:table-cell>
          <table:table-cell table:number-columns-repeated="7"/>
          <table:table-cell table:formula="of:=7.61 * [.N314]" office:value-type="float" office:value="-11171.48" calcext:value-type="float">
            <text:p>-11171.48</text:p>
          </table:table-cell>
          <table:table-cell office:value-type="float" office:value="91" calcext:value-type="float">
            <text:p>91</text:p>
          </table:table-cell>
          <table:table-cell office:value-type="float" office:value="-1468" calcext:value-type="float">
            <text:p>-1468</text:p>
          </table:table-cell>
          <table:table-cell table:formula="of:=0.1314*[.Q314]" office:value-type="float" office:value="-1457.883" calcext:value-type="float">
            <text:p>-1457.883</text:p>
          </table:table-cell>
          <table:table-cell/>
          <table:table-cell office:value-type="float" office:value="-11095" calcext:value-type="float">
            <text:p>-11095</text:p>
          </table:table-cell>
        </table:table-row>
        <table:table-row table:style-name="ro1">
          <table:table-cell table:style-name="ce1" office:value-type="percentage" office:value="-0.17" calcext:value-type="percentage">
            <text:p>-17.00%</text:p>
          </table:table-cell>
          <table:table-cell office:value-type="float" office:value="92" calcext:value-type="float">
            <text:p>92</text:p>
          </table:table-cell>
          <table:table-cell table:formula="of:=[.A315]*100" office:value-type="float" office:value="-17" calcext:value-type="float">
            <text:p>-17</text:p>
          </table:table-cell>
          <table:table-cell office:value-type="float" office:value="-17" calcext:value-type="float">
            <text:p>-17</text:p>
          </table:table-cell>
          <table:table-cell table:number-columns-repeated="7"/>
          <table:table-cell table:formula="of:=7.61 * [.N315]" office:value-type="float" office:value="-10973.62" calcext:value-type="float">
            <text:p>-10973.62</text:p>
          </table:table-cell>
          <table:table-cell office:value-type="float" office:value="92" calcext:value-type="float">
            <text:p>92</text:p>
          </table:table-cell>
          <table:table-cell office:value-type="float" office:value="-1442" calcext:value-type="float">
            <text:p>-1442</text:p>
          </table:table-cell>
          <table:table-cell table:formula="of:=0.1314*[.Q315]" office:value-type="float" office:value="-1434.4938" calcext:value-type="float">
            <text:p>-1434.4938</text:p>
          </table:table-cell>
          <table:table-cell/>
          <table:table-cell office:value-type="float" office:value="-10917" calcext:value-type="float">
            <text:p>-10917</text:p>
          </table:table-cell>
        </table:table-row>
        <table:table-row table:style-name="ro1">
          <table:table-cell table:style-name="ce1" office:value-type="percentage" office:value="-0.16" calcext:value-type="percentage">
            <text:p>-16.00%</text:p>
          </table:table-cell>
          <table:table-cell office:value-type="float" office:value="93" calcext:value-type="float">
            <text:p>93</text:p>
          </table:table-cell>
          <table:table-cell table:formula="of:=[.A316]*100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  <table:table-cell table:number-columns-repeated="7"/>
          <table:table-cell table:formula="of:=7.61 * [.N316]" office:value-type="float" office:value="-10410.48" calcext:value-type="float">
            <text:p>-10410.48</text:p>
          </table:table-cell>
          <table:table-cell office:value-type="float" office:value="93" calcext:value-type="float">
            <text:p>93</text:p>
          </table:table-cell>
          <table:table-cell office:value-type="float" office:value="-1368" calcext:value-type="float">
            <text:p>-1368</text:p>
          </table:table-cell>
          <table:table-cell table:formula="of:=0.1314*[.Q316]" office:value-type="float" office:value="-1375.8894" calcext:value-type="float">
            <text:p>-1375.8894</text:p>
          </table:table-cell>
          <table:table-cell/>
          <table:table-cell office:value-type="float" office:value="-10471" calcext:value-type="float">
            <text:p>-10471</text:p>
          </table:table-cell>
        </table:table-row>
        <table:table-row table:style-name="ro1">
          <table:table-cell table:style-name="ce1" office:value-type="percentage" office:value="-0.16" calcext:value-type="percentage">
            <text:p>-16.00%</text:p>
          </table:table-cell>
          <table:table-cell office:value-type="float" office:value="94" calcext:value-type="float">
            <text:p>94</text:p>
          </table:table-cell>
          <table:table-cell table:formula="of:=[.A317]*100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  <table:table-cell table:number-columns-repeated="7"/>
          <table:table-cell table:formula="of:=7.61 * [.N317]" office:value-type="float" office:value="-10090.86" calcext:value-type="float">
            <text:p>-10090.86</text:p>
          </table:table-cell>
          <table:table-cell office:value-type="float" office:value="94" calcext:value-type="float">
            <text:p>94</text:p>
          </table:table-cell>
          <table:table-cell office:value-type="float" office:value="-1326" calcext:value-type="float">
            <text:p>-1326</text:p>
          </table:table-cell>
          <table:table-cell table:formula="of:=0.1314*[.Q317]" office:value-type="float" office:value="-1322.2782" calcext:value-type="float">
            <text:p>-1322.2782</text:p>
          </table:table-cell>
          <table:table-cell/>
          <table:table-cell office:value-type="float" office:value="-10063" calcext:value-type="float">
            <text:p>-10063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95" calcext:value-type="float">
            <text:p>95</text:p>
          </table:table-cell>
          <table:table-cell table:formula="of:=[.A318]*100" office:value-type="float" office:value="-15" calcext:value-type="float">
            <text:p>-15</text:p>
          </table:table-cell>
          <table:table-cell office:value-type="float" office:value="-15" calcext:value-type="float">
            <text:p>-15</text:p>
          </table:table-cell>
          <table:table-cell table:number-columns-repeated="7"/>
          <table:table-cell table:formula="of:=7.61 * [.N318]" office:value-type="float" office:value="-9649.48" calcext:value-type="float">
            <text:p>-9649.48</text:p>
          </table:table-cell>
          <table:table-cell office:value-type="float" office:value="95" calcext:value-type="float">
            <text:p>95</text:p>
          </table:table-cell>
          <table:table-cell office:value-type="float" office:value="-1268" calcext:value-type="float">
            <text:p>-1268</text:p>
          </table:table-cell>
          <table:table-cell table:formula="of:=0.1314*[.Q318]" office:value-type="float" office:value="-1260.783" calcext:value-type="float">
            <text:p>-1260.783</text:p>
          </table:table-cell>
          <table:table-cell/>
          <table:table-cell office:value-type="float" office:value="-9595" calcext:value-type="float">
            <text:p>-9595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96" calcext:value-type="float">
            <text:p>96</text:p>
          </table:table-cell>
          <table:table-cell table:formula="of:=[.A319]*100" office:value-type="float" office:value="-15" calcext:value-type="float">
            <text:p>-15</text:p>
          </table:table-cell>
          <table:table-cell office:value-type="float" office:value="-15" calcext:value-type="float">
            <text:p>-15</text:p>
          </table:table-cell>
          <table:table-cell table:number-columns-repeated="7"/>
          <table:table-cell table:formula="of:=7.61 * [.N319]" office:value-type="float" office:value="-9482.06" calcext:value-type="float">
            <text:p>-9482.06</text:p>
          </table:table-cell>
          <table:table-cell office:value-type="float" office:value="96" calcext:value-type="float">
            <text:p>96</text:p>
          </table:table-cell>
          <table:table-cell office:value-type="float" office:value="-1246" calcext:value-type="float">
            <text:p>-1246</text:p>
          </table:table-cell>
          <table:table-cell table:formula="of:=0.1314*[.Q319]" office:value-type="float" office:value="-1237.6566" calcext:value-type="float">
            <text:p>-1237.6566</text:p>
          </table:table-cell>
          <table:table-cell/>
          <table:table-cell office:value-type="float" office:value="-9419" calcext:value-type="float">
            <text:p>-9419</text:p>
          </table:table-cell>
        </table:table-row>
        <table:table-row table:style-name="ro1">
          <table:table-cell table:style-name="ce1" office:value-type="percentage" office:value="-0.14" calcext:value-type="percentage">
            <text:p>-14.00%</text:p>
          </table:table-cell>
          <table:table-cell office:value-type="float" office:value="97" calcext:value-type="float">
            <text:p>97</text:p>
          </table:table-cell>
          <table:table-cell table:formula="of:=[.A320]*100" office:value-type="float" office:value="-14" calcext:value-type="float">
            <text:p>-14</text:p>
          </table:table-cell>
          <table:table-cell office:value-type="float" office:value="-14" calcext:value-type="float">
            <text:p>-14</text:p>
          </table:table-cell>
          <table:table-cell table:number-columns-repeated="7"/>
          <table:table-cell table:formula="of:=7.61 * [.N320]" office:value-type="float" office:value="-8934.14" calcext:value-type="float">
            <text:p>-8934.14</text:p>
          </table:table-cell>
          <table:table-cell office:value-type="float" office:value="97" calcext:value-type="float">
            <text:p>97</text:p>
          </table:table-cell>
          <table:table-cell office:value-type="float" office:value="-1174" calcext:value-type="float">
            <text:p>-1174</text:p>
          </table:table-cell>
          <table:table-cell table:formula="of:=0.1314*[.Q320]" office:value-type="float" office:value="-1171.1682" calcext:value-type="float">
            <text:p>-1171.1682</text:p>
          </table:table-cell>
          <table:table-cell/>
          <table:table-cell office:value-type="float" office:value="-8913" calcext:value-type="float">
            <text:p>-8913</text:p>
          </table:table-cell>
        </table:table-row>
        <table:table-row table:style-name="ro1">
          <table:table-cell table:style-name="ce1" office:value-type="percentage" office:value="-0.13" calcext:value-type="percentage">
            <text:p>-13.00%</text:p>
          </table:table-cell>
          <table:table-cell office:value-type="float" office:value="98" calcext:value-type="float">
            <text:p>98</text:p>
          </table:table-cell>
          <table:table-cell table:formula="of:=[.A321]*100" office:value-type="float" office:value="-13" calcext:value-type="float">
            <text:p>-13</text:p>
          </table:table-cell>
          <table:table-cell office:value-type="float" office:value="-13" calcext:value-type="float">
            <text:p>-13</text:p>
          </table:table-cell>
          <table:table-cell table:number-columns-repeated="7"/>
          <table:table-cell table:formula="of:=7.61 * [.N321]" office:value-type="float" office:value="-8538.42" calcext:value-type="float">
            <text:p>-8538.42</text:p>
          </table:table-cell>
          <table:table-cell office:value-type="float" office:value="98" calcext:value-type="float">
            <text:p>98</text:p>
          </table:table-cell>
          <table:table-cell office:value-type="float" office:value="-1122" calcext:value-type="float">
            <text:p>-1122</text:p>
          </table:table-cell>
          <table:table-cell table:formula="of:=0.1314*[.Q321]" office:value-type="float" office:value="-1120.4478" calcext:value-type="float">
            <text:p>-1120.4478</text:p>
          </table:table-cell>
          <table:table-cell/>
          <table:table-cell office:value-type="float" office:value="-8527" calcext:value-type="float">
            <text:p>-8527</text:p>
          </table:table-cell>
        </table:table-row>
        <table:table-row table:style-name="ro1">
          <table:table-cell table:style-name="ce1" office:value-type="percentage" office:value="-0.12" calcext:value-type="percentage">
            <text:p>-12.00%</text:p>
          </table:table-cell>
          <table:table-cell office:value-type="float" office:value="99" calcext:value-type="float">
            <text:p>99</text:p>
          </table:table-cell>
          <table:table-cell table:formula="of:=[.A322]*100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  <table:table-cell table:number-columns-repeated="7"/>
          <table:table-cell table:formula="of:=7.61 * [.N322]" office:value-type="float" office:value="-8081.82" calcext:value-type="float">
            <text:p>-8081.82</text:p>
          </table:table-cell>
          <table:table-cell office:value-type="float" office:value="99" calcext:value-type="float">
            <text:p>99</text:p>
          </table:table-cell>
          <table:table-cell office:value-type="float" office:value="-1062" calcext:value-type="float">
            <text:p>-1062</text:p>
          </table:table-cell>
          <table:table-cell table:formula="of:=0.1314*[.Q322]" office:value-type="float" office:value="-1050.0174" calcext:value-type="float">
            <text:p>-1050.0174</text:p>
          </table:table-cell>
          <table:table-cell/>
          <table:table-cell office:value-type="float" office:value="-7991" calcext:value-type="float">
            <text:p>-7991</text:p>
          </table:table-cell>
        </table:table-row>
        <table:table-row table:style-name="ro1">
          <table:table-cell table:style-name="ce1" office:value-type="percentage" office:value="-0.12" calcext:value-type="percentage">
            <text:p>-12.00%</text:p>
          </table:table-cell>
          <table:table-cell office:value-type="float" office:value="100" calcext:value-type="float">
            <text:p>100</text:p>
          </table:table-cell>
          <table:table-cell table:formula="of:=[.A323]*100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  <table:table-cell table:number-columns-repeated="7"/>
          <table:table-cell table:formula="of:=7.61 * [.N323]" office:value-type="float" office:value="-7830.69" calcext:value-type="float">
            <text:p>-7830.69</text:p>
          </table:table-cell>
          <table:table-cell office:value-type="float" office:value="100" calcext:value-type="float">
            <text:p>100</text:p>
          </table:table-cell>
          <table:table-cell office:value-type="float" office:value="-1029" calcext:value-type="float">
            <text:p>-1029</text:p>
          </table:table-cell>
          <table:table-cell table:formula="of:=0.1314*[.Q323]" office:value-type="float" office:value="-1025.3142" calcext:value-type="float">
            <text:p>-1025.3142</text:p>
          </table:table-cell>
          <table:table-cell/>
          <table:table-cell office:value-type="float" office:value="-7803" calcext:value-type="float">
            <text:p>-7803</text:p>
          </table:table-cell>
        </table:table-row>
        <table:table-row table:style-name="ro1">
          <table:table-cell table:style-name="ce1" office:value-type="percentage" office:value="-0.11" calcext:value-type="percentage">
            <text:p>-11.00%</text:p>
          </table:table-cell>
          <table:table-cell office:value-type="float" office:value="101" calcext:value-type="float">
            <text:p>101</text:p>
          </table:table-cell>
          <table:table-cell table:formula="of:=[.A324]*100" office:value-type="float" office:value="-11" calcext:value-type="float">
            <text:p>-11</text:p>
          </table:table-cell>
          <table:table-cell office:value-type="float" office:value="-11" calcext:value-type="float">
            <text:p>-11</text:p>
          </table:table-cell>
          <table:table-cell table:number-columns-repeated="7"/>
          <table:table-cell table:formula="of:=7.61 * [.N324]" office:value-type="float" office:value="-7320.82" calcext:value-type="float">
            <text:p>-7320.82</text:p>
          </table:table-cell>
          <table:table-cell office:value-type="float" office:value="101" calcext:value-type="float">
            <text:p>101</text:p>
          </table:table-cell>
          <table:table-cell office:value-type="float" office:value="-962" calcext:value-type="float">
            <text:p>-962</text:p>
          </table:table-cell>
          <table:table-cell table:formula="of:=0.1314*[.Q324]" office:value-type="float" office:value="-954.621" calcext:value-type="float">
            <text:p>-954.621</text:p>
          </table:table-cell>
          <table:table-cell/>
          <table:table-cell office:value-type="float" office:value="-7265" calcext:value-type="float">
            <text:p>-7265</text:p>
          </table:table-cell>
        </table:table-row>
        <table:table-row table:style-name="ro1">
          <table:table-cell table:style-name="ce1" office:value-type="percentage" office:value="-0.1" calcext:value-type="percentage">
            <text:p>-10.00%</text:p>
          </table:table-cell>
          <table:table-cell office:value-type="float" office:value="102" calcext:value-type="float">
            <text:p>102</text:p>
          </table:table-cell>
          <table:table-cell table:formula="of:=[.A325]*100"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number-columns-repeated="7"/>
          <table:table-cell table:formula="of:=7.61 * [.N325]" office:value-type="float" office:value="-6894.66" calcext:value-type="float">
            <text:p>-6894.66</text:p>
          </table:table-cell>
          <table:table-cell office:value-type="float" office:value="102" calcext:value-type="float">
            <text:p>102</text:p>
          </table:table-cell>
          <table:table-cell office:value-type="float" office:value="-906" calcext:value-type="float">
            <text:p>-906</text:p>
          </table:table-cell>
          <table:table-cell table:formula="of:=0.1314*[.Q325]" office:value-type="float" office:value="-899.1702" calcext:value-type="float">
            <text:p>-899.1702</text:p>
          </table:table-cell>
          <table:table-cell/>
          <table:table-cell office:value-type="float" office:value="-6843" calcext:value-type="float">
            <text:p>-6843</text:p>
          </table:table-cell>
        </table:table-row>
        <table:table-row table:style-name="ro1">
          <table:table-cell table:style-name="ce1" office:value-type="percentage" office:value="-0.09" calcext:value-type="percentage">
            <text:p>-9.00%</text:p>
          </table:table-cell>
          <table:table-cell office:value-type="float" office:value="103" calcext:value-type="float">
            <text:p>103</text:p>
          </table:table-cell>
          <table:table-cell table:formula="of:=[.A326]*100"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7"/>
          <table:table-cell table:formula="of:=7.61 * [.N326]" office:value-type="float" office:value="-6354.35" calcext:value-type="float">
            <text:p>-6354.35</text:p>
          </table:table-cell>
          <table:table-cell office:value-type="float" office:value="103" calcext:value-type="float">
            <text:p>103</text:p>
          </table:table-cell>
          <table:table-cell office:value-type="float" office:value="-835" calcext:value-type="float">
            <text:p>-835</text:p>
          </table:table-cell>
          <table:table-cell table:formula="of:=0.1314*[.Q326]" office:value-type="float" office:value="-820.593" calcext:value-type="float">
            <text:p>-820.593</text:p>
          </table:table-cell>
          <table:table-cell/>
          <table:table-cell office:value-type="float" office:value="-6245" calcext:value-type="float">
            <text:p>-6245</text:p>
          </table:table-cell>
        </table:table-row>
        <table:table-row table:style-name="ro1">
          <table:table-cell table:style-name="ce1" office:value-type="percentage" office:value="-0.1" calcext:value-type="percentage">
            <text:p>-10.00%</text:p>
          </table:table-cell>
          <table:table-cell office:value-type="float" office:value="104" calcext:value-type="float">
            <text:p>104</text:p>
          </table:table-cell>
          <table:table-cell table:formula="of:=[.A327]*100" office:value-type="float" office:value="-10" calcext:value-type="float">
            <text:p>-10</text:p>
          </table:table-cell>
          <table:table-cell office:value-type="float" office:value="-10" calcext:value-type="float">
            <text:p>-10</text:p>
          </table:table-cell>
          <table:table-cell table:number-columns-repeated="7"/>
          <table:table-cell table:formula="of:=7.61 * [.N327]" office:value-type="float" office:value="-6293.47" calcext:value-type="float">
            <text:p>-6293.47</text:p>
          </table:table-cell>
          <table:table-cell office:value-type="float" office:value="104" calcext:value-type="float">
            <text:p>104</text:p>
          </table:table-cell>
          <table:table-cell office:value-type="float" office:value="-827" calcext:value-type="float">
            <text:p>-827</text:p>
          </table:table-cell>
          <table:table-cell table:formula="of:=0.1314*[.Q327]" office:value-type="float" office:value="-824.0094" calcext:value-type="float">
            <text:p>-824.0094</text:p>
          </table:table-cell>
          <table:table-cell/>
          <table:table-cell office:value-type="float" office:value="-6271" calcext:value-type="float">
            <text:p>-6271</text:p>
          </table:table-cell>
        </table:table-row>
        <table:table-row table:style-name="ro1">
          <table:table-cell table:style-name="ce1" office:value-type="percentage" office:value="-0.09" calcext:value-type="percentage">
            <text:p>-9.00%</text:p>
          </table:table-cell>
          <table:table-cell office:value-type="float" office:value="105" calcext:value-type="float">
            <text:p>105</text:p>
          </table:table-cell>
          <table:table-cell table:formula="of:=[.A328]*100" office:value-type="float" office:value="-9" calcext:value-type="float">
            <text:p>-9</text:p>
          </table:table-cell>
          <table:table-cell office:value-type="float" office:value="-9" calcext:value-type="float">
            <text:p>-9</text:p>
          </table:table-cell>
          <table:table-cell table:number-columns-repeated="7"/>
          <table:table-cell table:formula="of:=7.61 * [.N328]" office:value-type="float" office:value="-5806.43" calcext:value-type="float">
            <text:p>-5806.43</text:p>
          </table:table-cell>
          <table:table-cell office:value-type="float" office:value="105" calcext:value-type="float">
            <text:p>105</text:p>
          </table:table-cell>
          <table:table-cell office:value-type="float" office:value="-763" calcext:value-type="float">
            <text:p>-763</text:p>
          </table:table-cell>
          <table:table-cell table:formula="of:=0.1314*[.Q328]" office:value-type="float" office:value="-751.2138" calcext:value-type="float">
            <text:p>-751.2138</text:p>
          </table:table-cell>
          <table:table-cell/>
          <table:table-cell office:value-type="float" office:value="-5717" calcext:value-type="float">
            <text:p>-5717</text:p>
          </table:table-cell>
        </table:table-row>
        <table:table-row table:style-name="ro1">
          <table:table-cell table:style-name="ce1" office:value-type="percentage" office:value="-0.08" calcext:value-type="percentage">
            <text:p>-8.00%</text:p>
          </table:table-cell>
          <table:table-cell office:value-type="float" office:value="106" calcext:value-type="float">
            <text:p>106</text:p>
          </table:table-cell>
          <table:table-cell table:formula="of:=[.A329]*100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  <table:table-cell table:number-columns-repeated="7"/>
          <table:table-cell table:formula="of:=7.61 * [.N329]" office:value-type="float" office:value="-5349.83" calcext:value-type="float">
            <text:p>-5349.83</text:p>
          </table:table-cell>
          <table:table-cell office:value-type="float" office:value="106" calcext:value-type="float">
            <text:p>106</text:p>
          </table:table-cell>
          <table:table-cell office:value-type="float" office:value="-703" calcext:value-type="float">
            <text:p>-703</text:p>
          </table:table-cell>
          <table:table-cell table:formula="of:=0.1314*[.Q329]" office:value-type="float" office:value="-697.077" calcext:value-type="float">
            <text:p>-697.077</text:p>
          </table:table-cell>
          <table:table-cell/>
          <table:table-cell office:value-type="float" office:value="-5305" calcext:value-type="float">
            <text:p>-5305</text:p>
          </table:table-cell>
        </table:table-row>
        <table:table-row table:style-name="ro1">
          <table:table-cell table:style-name="ce1" office:value-type="percentage" office:value="-0.07" calcext:value-type="percentage">
            <text:p>-7.00%</text:p>
          </table:table-cell>
          <table:table-cell office:value-type="float" office:value="107" calcext:value-type="float">
            <text:p>107</text:p>
          </table:table-cell>
          <table:table-cell table:formula="of:=[.A330]*100" office:value-type="float" office:value="-7" calcext:value-type="float">
            <text:p>-7</text:p>
          </table:table-cell>
          <table:table-cell office:value-type="float" office:value="-7" calcext:value-type="float">
            <text:p>-7</text:p>
          </table:table-cell>
          <table:table-cell table:number-columns-repeated="7"/>
          <table:table-cell table:formula="of:=7.61 * [.N330]" office:value-type="float" office:value="-4763.86" calcext:value-type="float">
            <text:p>-4763.86</text:p>
          </table:table-cell>
          <table:table-cell office:value-type="float" office:value="107" calcext:value-type="float">
            <text:p>107</text:p>
          </table:table-cell>
          <table:table-cell office:value-type="float" office:value="-626" calcext:value-type="float">
            <text:p>-626</text:p>
          </table:table-cell>
          <table:table-cell table:formula="of:=0.1314*[.Q330]" office:value-type="float" office:value="-619.8138" calcext:value-type="float">
            <text:p>-619.8138</text:p>
          </table:table-cell>
          <table:table-cell/>
          <table:table-cell office:value-type="float" office:value="-4717" calcext:value-type="float">
            <text:p>-4717</text:p>
          </table:table-cell>
        </table:table-row>
        <table:table-row table:style-name="ro1">
          <table:table-cell table:style-name="ce1" office:value-type="percentage" office:value="-0.07" calcext:value-type="percentage">
            <text:p>-7.00%</text:p>
          </table:table-cell>
          <table:table-cell office:value-type="float" office:value="108" calcext:value-type="float">
            <text:p>108</text:p>
          </table:table-cell>
          <table:table-cell table:formula="of:=[.A331]*100" office:value-type="float" office:value="-7" calcext:value-type="float">
            <text:p>-7</text:p>
          </table:table-cell>
          <table:table-cell office:value-type="float" office:value="-7" calcext:value-type="float">
            <text:p>-7</text:p>
          </table:table-cell>
          <table:table-cell table:number-columns-repeated="7"/>
          <table:table-cell table:formula="of:=7.61 * [.N331]" office:value-type="float" office:value="-4512.73" calcext:value-type="float">
            <text:p>-4512.73</text:p>
          </table:table-cell>
          <table:table-cell office:value-type="float" office:value="108" calcext:value-type="float">
            <text:p>108</text:p>
          </table:table-cell>
          <table:table-cell office:value-type="float" office:value="-593" calcext:value-type="float">
            <text:p>-593</text:p>
          </table:table-cell>
          <table:table-cell table:formula="of:=0.1314*[.Q331]" office:value-type="float" office:value="-586.4382" calcext:value-type="float">
            <text:p>-586.4382</text:p>
          </table:table-cell>
          <table:table-cell/>
          <table:table-cell office:value-type="float" office:value="-4463" calcext:value-type="float">
            <text:p>-4463</text:p>
          </table:table-cell>
        </table:table-row>
        <table:table-row table:style-name="ro1">
          <table:table-cell table:style-name="ce1" office:value-type="percentage" office:value="-0.06" calcext:value-type="percentage">
            <text:p>-6.00%</text:p>
          </table:table-cell>
          <table:table-cell office:value-type="float" office:value="109" calcext:value-type="float">
            <text:p>109</text:p>
          </table:table-cell>
          <table:table-cell table:formula="of:=[.A332]*100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  <table:table-cell table:number-columns-repeated="7"/>
          <table:table-cell table:formula="of:=7.61 * [.N332]" office:value-type="float" office:value="-3820.22" calcext:value-type="float">
            <text:p>-3820.22</text:p>
          </table:table-cell>
          <table:table-cell office:value-type="float" office:value="109" calcext:value-type="float">
            <text:p>109</text:p>
          </table:table-cell>
          <table:table-cell office:value-type="float" office:value="-502" calcext:value-type="float">
            <text:p>-502</text:p>
          </table:table-cell>
          <table:table-cell table:formula="of:=0.1314*[.Q332]" office:value-type="float" office:value="-505.4958" calcext:value-type="float">
            <text:p>-505.4958</text:p>
          </table:table-cell>
          <table:table-cell/>
          <table:table-cell office:value-type="float" office:value="-3847" calcext:value-type="float">
            <text:p>-3847</text:p>
          </table:table-cell>
        </table:table-row>
        <table:table-row table:style-name="ro1">
          <table:table-cell table:style-name="ce1" office:value-type="percentage" office:value="-0.05" calcext:value-type="percentage">
            <text:p>-5.00%</text:p>
          </table:table-cell>
          <table:table-cell office:value-type="float" office:value="110" calcext:value-type="float">
            <text:p>110</text:p>
          </table:table-cell>
          <table:table-cell table:formula="of:=[.A333]*100" office:value-type="float" office:value="-5" calcext:value-type="float">
            <text:p>-5</text:p>
          </table:table-cell>
          <table:table-cell office:value-type="float" office:value="-5" calcext:value-type="float">
            <text:p>-5</text:p>
          </table:table-cell>
          <table:table-cell table:number-columns-repeated="7"/>
          <table:table-cell table:formula="of:=7.61 * [.N333]" office:value-type="float" office:value="-3424.5" calcext:value-type="float">
            <text:p>-3424.5</text:p>
          </table:table-cell>
          <table:table-cell office:value-type="float" office:value="110" calcext:value-type="float">
            <text:p>110</text:p>
          </table:table-cell>
          <table:table-cell office:value-type="float" office:value="-450" calcext:value-type="float">
            <text:p>-450</text:p>
          </table:table-cell>
          <table:table-cell table:formula="of:=0.1314*[.Q333]" office:value-type="float" office:value="-445.5774" calcext:value-type="float">
            <text:p>-445.5774</text:p>
          </table:table-cell>
          <table:table-cell/>
          <table:table-cell office:value-type="float" office:value="-3391" calcext:value-type="float">
            <text:p>-3391</text:p>
          </table:table-cell>
        </table:table-row>
        <table:table-row table:style-name="ro1">
          <table:table-cell table:style-name="ce1" office:value-type="percentage" office:value="-0.04" calcext:value-type="percentage">
            <text:p>-4.00%</text:p>
          </table:table-cell>
          <table:table-cell office:value-type="float" office:value="111" calcext:value-type="float">
            <text:p>111</text:p>
          </table:table-cell>
          <table:table-cell table:formula="of:=[.A334]*100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7"/>
          <table:table-cell table:formula="of:=7.61 * [.N334]" office:value-type="float" office:value="-2823.31" calcext:value-type="float">
            <text:p>-2823.31</text:p>
          </table:table-cell>
          <table:table-cell office:value-type="float" office:value="111" calcext:value-type="float">
            <text:p>111</text:p>
          </table:table-cell>
          <table:table-cell office:value-type="float" office:value="-371" calcext:value-type="float">
            <text:p>-371</text:p>
          </table:table-cell>
          <table:table-cell table:formula="of:=0.1314*[.Q334]" office:value-type="float" office:value="-363.0582" calcext:value-type="float">
            <text:p>-363.0582</text:p>
          </table:table-cell>
          <table:table-cell/>
          <table:table-cell office:value-type="float" office:value="-2763" calcext:value-type="float">
            <text:p>-2763</text:p>
          </table:table-cell>
        </table:table-row>
        <table:table-row table:style-name="ro1">
          <table:table-cell table:style-name="ce1" office:value-type="percentage" office:value="-0.04" calcext:value-type="percentage">
            <text:p>-4.00%</text:p>
          </table:table-cell>
          <table:table-cell office:value-type="float" office:value="112" calcext:value-type="float">
            <text:p>112</text:p>
          </table:table-cell>
          <table:table-cell table:formula="of:=[.A335]*100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7"/>
          <table:table-cell table:formula="of:=7.61 * [.N335]" office:value-type="float" office:value="-2640.67" calcext:value-type="float">
            <text:p>-2640.67</text:p>
          </table:table-cell>
          <table:table-cell office:value-type="float" office:value="112" calcext:value-type="float">
            <text:p>112</text:p>
          </table:table-cell>
          <table:table-cell office:value-type="float" office:value="-347" calcext:value-type="float">
            <text:p>-347</text:p>
          </table:table-cell>
          <table:table-cell table:formula="of:=0.1314*[.Q335]" office:value-type="float" office:value="-340.983" calcext:value-type="float">
            <text:p>-340.983</text:p>
          </table:table-cell>
          <table:table-cell/>
          <table:table-cell office:value-type="float" office:value="-2595" calcext:value-type="float">
            <text:p>-2595</text:p>
          </table:table-cell>
        </table:table-row>
        <table:table-row table:style-name="ro1">
          <table:table-cell table:style-name="ce1" office:value-type="percentage" office:value="-0.03" calcext:value-type="percentage">
            <text:p>-3.00%</text:p>
          </table:table-cell>
          <table:table-cell office:value-type="float" office:value="113" calcext:value-type="float">
            <text:p>113</text:p>
          </table:table-cell>
          <table:table-cell table:formula="of:=[.A336]*100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 table:number-columns-repeated="7"/>
          <table:table-cell table:formula="of:=7.61 * [.N336]" office:value-type="float" office:value="-2001.43" calcext:value-type="float">
            <text:p>-2001.43</text:p>
          </table:table-cell>
          <table:table-cell office:value-type="float" office:value="113" calcext:value-type="float">
            <text:p>113</text:p>
          </table:table-cell>
          <table:table-cell office:value-type="float" office:value="-263" calcext:value-type="float">
            <text:p>-263</text:p>
          </table:table-cell>
          <table:table-cell table:formula="of:=0.1314*[.Q336]" office:value-type="float" office:value="-257.6754" calcext:value-type="float">
            <text:p>-257.6754</text:p>
          </table:table-cell>
          <table:table-cell/>
          <table:table-cell office:value-type="float" office:value="-1961" calcext:value-type="float">
            <text:p>-1961</text:p>
          </table:table-cell>
        </table:table-row>
        <table:table-row table:style-name="ro1">
          <table:table-cell table:style-name="ce1" office:value-type="percentage" office:value="-0.02" calcext:value-type="percentage">
            <text:p>-2.00%</text:p>
          </table:table-cell>
          <table:table-cell office:value-type="float" office:value="114" calcext:value-type="float">
            <text:p>114</text:p>
          </table:table-cell>
          <table:table-cell table:formula="of:=[.A337]*100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formula="of:=7.61 * [.N337]" office:value-type="float" office:value="-1567.66" calcext:value-type="float">
            <text:p>-1567.66</text:p>
          </table:table-cell>
          <table:table-cell office:value-type="float" office:value="114" calcext:value-type="float">
            <text:p>114</text:p>
          </table:table-cell>
          <table:table-cell office:value-type="float" office:value="-206" calcext:value-type="float">
            <text:p>-206</text:p>
          </table:table-cell>
          <table:table-cell table:formula="of:=0.1314*[.Q337]" office:value-type="float" office:value="-192.7638" calcext:value-type="float">
            <text:p>-192.7638</text:p>
          </table:table-cell>
          <table:table-cell/>
          <table:table-cell office:value-type="float" office:value="-1467" calcext:value-type="float">
            <text:p>-1467</text:p>
          </table:table-cell>
        </table:table-row>
        <table:table-row table:style-name="ro1">
          <table:table-cell table:style-name="ce1" office:value-type="percentage" office:value="-0.01" calcext:value-type="percentage">
            <text:p>-1.00%</text:p>
          </table:table-cell>
          <table:table-cell office:value-type="float" office:value="115" calcext:value-type="float">
            <text:p>115</text:p>
          </table:table-cell>
          <table:table-cell table:formula="of:=[.A338]*10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formula="of:=7.61 * [.N338]" office:value-type="float" office:value="-875.15" calcext:value-type="float">
            <text:p>-875.15</text:p>
          </table:table-cell>
          <table:table-cell office:value-type="float" office:value="115" calcext:value-type="float">
            <text:p>115</text:p>
          </table:table-cell>
          <table:table-cell office:value-type="float" office:value="-115" calcext:value-type="float">
            <text:p>-115</text:p>
          </table:table-cell>
          <table:table-cell table:formula="of:=0.1314*[.Q338]" office:value-type="float" office:value="-110.2446" calcext:value-type="float">
            <text:p>-110.2446</text:p>
          </table:table-cell>
          <table:table-cell/>
          <table:table-cell office:value-type="float" office:value="-839" calcext:value-type="float">
            <text:p>-839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16" calcext:value-type="float">
            <text:p>116</text:p>
          </table:table-cell>
          <table:table-cell table:formula="of:=[.A33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339]" office:value-type="float" office:value="-593.58" calcext:value-type="float">
            <text:p>-593.58</text:p>
          </table:table-cell>
          <table:table-cell office:value-type="float" office:value="116" calcext:value-type="float">
            <text:p>116</text:p>
          </table:table-cell>
          <table:table-cell office:value-type="float" office:value="-78" calcext:value-type="float">
            <text:p>-78</text:p>
          </table:table-cell>
          <table:table-cell table:formula="of:=0.1314*[.Q339]" office:value-type="float" office:value="-66.357" calcext:value-type="float">
            <text:p>-66.357</text:p>
          </table:table-cell>
          <table:table-cell/>
          <table:table-cell office:value-type="float" office:value="-505" calcext:value-type="float">
            <text:p>-505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17" calcext:value-type="float">
            <text:p>117</text:p>
          </table:table-cell>
          <table:table-cell table:formula="of:=[.A34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340]" office:value-type="float" office:value="129.37" calcext:value-type="float">
            <text:p>129.3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formula="of:=0.1314*[.Q340]" office:value-type="float" office:value="20.6298" calcext:value-type="float">
            <text:p>20.6298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percentage" office:value="0.01" calcext:value-type="percentage">
            <text:p>1.00%</text:p>
          </table:table-cell>
          <table:table-cell office:value-type="float" office:value="118" calcext:value-type="float">
            <text:p>118</text:p>
          </table:table-cell>
          <table:table-cell table:formula="of:=[.A341]*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341]" office:value-type="float" office:value="608.8" calcext:value-type="float">
            <text:p>608.8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formula="of:=0.1314*[.Q341]" office:value-type="float" office:value="95.5278" calcext:value-type="float">
            <text:p>95.5278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style-name="ce1" office:value-type="percentage" office:value="0.02" calcext:value-type="percentage">
            <text:p>2.00%</text:p>
          </table:table-cell>
          <table:table-cell office:value-type="float" office:value="119" calcext:value-type="float">
            <text:p>119</text:p>
          </table:table-cell>
          <table:table-cell table:formula="of:=[.A342]*10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7.61 * [.N342]" office:value-type="float" office:value="1339.36" calcext:value-type="float">
            <text:p>1339.36</text:p>
          </table:table-cell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table:formula="of:=0.1314*[.Q342]" office:value-type="float" office:value="185.4054" calcext:value-type="float">
            <text:p>185.4054</text:p>
          </table:table-cell>
          <table:table-cell/>
          <table:table-cell office:value-type="float" office:value="1411" calcext:value-type="float">
            <text:p>1411</text:p>
          </table:table-cell>
        </table:table-row>
        <table:table-row table:style-name="ro1">
          <table:table-cell table:style-name="ce1" office:value-type="percentage" office:value="0.02" calcext:value-type="percentage">
            <text:p>2.00%</text:p>
          </table:table-cell>
          <table:table-cell office:value-type="float" office:value="120" calcext:value-type="float">
            <text:p>120</text:p>
          </table:table-cell>
          <table:table-cell table:formula="of:=[.A343]*10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7.61 * [.N343]" office:value-type="float" office:value="1316.53" calcext:value-type="float">
            <text:p>1316.53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table:formula="of:=0.1314*[.Q343]" office:value-type="float" office:value="179.361" calcext:value-type="float">
            <text:p>179.361</text:p>
          </table:table-cell>
          <table:table-cell/>
          <table:table-cell office:value-type="float" office:value="1365" calcext:value-type="float">
            <text:p>1365</text:p>
          </table:table-cell>
        </table:table-row>
        <table:table-row table:style-name="ro1">
          <table:table-cell table:style-name="ce1" office:value-type="percentage" office:value="0.03" calcext:value-type="percentage">
            <text:p>3.00%</text:p>
          </table:table-cell>
          <table:table-cell office:value-type="float" office:value="121" calcext:value-type="float">
            <text:p>121</text:p>
          </table:table-cell>
          <table:table-cell table:formula="of:=[.A344]*10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7.61 * [.N344]" office:value-type="float" office:value="1993.82" calcext:value-type="float">
            <text:p>1993.82</text:p>
          </table:table-cell>
          <table:table-cell office:value-type="float" office:value="121" calcext:value-type="float">
            <text:p>121</text:p>
          </table:table-cell>
          <table:table-cell office:value-type="float" office:value="262" calcext:value-type="float">
            <text:p>262</text:p>
          </table:table-cell>
          <table:table-cell table:formula="of:=0.1314*[.Q344]" office:value-type="float" office:value="284.2182" calcext:value-type="float">
            <text:p>284.2182</text:p>
          </table:table-cell>
          <table:table-cell/>
          <table:table-cell office:value-type="float" office:value="2163" calcext:value-type="float">
            <text:p>2163</text:p>
          </table:table-cell>
        </table:table-row>
        <table:table-row table:style-name="ro1">
          <table:table-cell table:style-name="ce1" office:value-type="percentage" office:value="0.04" calcext:value-type="percentage">
            <text:p>4.00%</text:p>
          </table:table-cell>
          <table:table-cell office:value-type="float" office:value="122" calcext:value-type="float">
            <text:p>122</text:p>
          </table:table-cell>
          <table:table-cell table:formula="of:=[.A345]*10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7.61 * [.N345]" office:value-type="float" office:value="2549.35" calcext:value-type="float">
            <text:p>2549.35</text:p>
          </table:table-cell>
          <table:table-cell office:value-type="float" office:value="122" calcext:value-type="float">
            <text:p>122</text:p>
          </table:table-cell>
          <table:table-cell office:value-type="float" office:value="335" calcext:value-type="float">
            <text:p>335</text:p>
          </table:table-cell>
          <table:table-cell table:formula="of:=0.1314*[.Q345]" office:value-type="float" office:value="347.553" calcext:value-type="float">
            <text:p>347.553</text:p>
          </table:table-cell>
          <table:table-cell/>
          <table:table-cell office:value-type="float" office:value="2645" calcext:value-type="float">
            <text:p>2645</text:p>
          </table:table-cell>
        </table:table-row>
        <table:table-row table:style-name="ro1">
          <table:table-cell table:style-name="ce1" office:value-type="percentage" office:value="0.05" calcext:value-type="percentage">
            <text:p>5.00%</text:p>
          </table:table-cell>
          <table:table-cell office:value-type="float" office:value="123" calcext:value-type="float">
            <text:p>123</text:p>
          </table:table-cell>
          <table:table-cell table:formula="of:=[.A346]*10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7.61 * [.N346]" office:value-type="float" office:value="3325.57" calcext:value-type="float">
            <text:p>3325.57</text:p>
          </table:table-cell>
          <table:table-cell office:value-type="float" office:value="123" calcext:value-type="float">
            <text:p>123</text:p>
          </table:table-cell>
          <table:table-cell office:value-type="float" office:value="437" calcext:value-type="float">
            <text:p>437</text:p>
          </table:table-cell>
          <table:table-cell table:formula="of:=0.1314*[.Q346]" office:value-type="float" office:value="447.9426" calcext:value-type="float">
            <text:p>447.9426</text:p>
          </table:table-cell>
          <table:table-cell/>
          <table:table-cell office:value-type="float" office:value="3409" calcext:value-type="float">
            <text:p>3409</text:p>
          </table:table-cell>
        </table:table-row>
        <table:table-row table:style-name="ro1">
          <table:table-cell table:style-name="ce1" office:value-type="percentage" office:value="0.06" calcext:value-type="percentage">
            <text:p>6.00%</text:p>
          </table:table-cell>
          <table:table-cell office:value-type="float" office:value="124" calcext:value-type="float">
            <text:p>124</text:p>
          </table:table-cell>
          <table:table-cell table:formula="of:=[.A347]*10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7.61 * [.N347]" office:value-type="float" office:value="3744.12" calcext:value-type="float">
            <text:p>3744.12</text:p>
          </table:table-cell>
          <table:table-cell office:value-type="float" office:value="124" calcext:value-type="float">
            <text:p>124</text:p>
          </table:table-cell>
          <table:table-cell office:value-type="float" office:value="492" calcext:value-type="float">
            <text:p>492</text:p>
          </table:table-cell>
          <table:table-cell table:formula="of:=0.1314*[.Q347]" office:value-type="float" office:value="497.6118" calcext:value-type="float">
            <text:p>497.6118</text:p>
          </table:table-cell>
          <table:table-cell/>
          <table:table-cell office:value-type="float" office:value="3787" calcext:value-type="float">
            <text:p>3787</text:p>
          </table:table-cell>
        </table:table-row>
        <table:table-row table:style-name="ro1">
          <table:table-cell table:style-name="ce1" office:value-type="percentage" office:value="0.07" calcext:value-type="percentage">
            <text:p>7.00%</text:p>
          </table:table-cell>
          <table:table-cell office:value-type="float" office:value="125" calcext:value-type="float">
            <text:p>125</text:p>
          </table:table-cell>
          <table:table-cell table:formula="of:=[.A348]*10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formula="of:=7.61 * [.N348]" office:value-type="float" office:value="4406.19" calcext:value-type="float">
            <text:p>4406.19</text:p>
          </table:table-cell>
          <table:table-cell office:value-type="float" office:value="125" calcext:value-type="float">
            <text:p>125</text:p>
          </table:table-cell>
          <table:table-cell office:value-type="float" office:value="579" calcext:value-type="float">
            <text:p>579</text:p>
          </table:table-cell>
          <table:table-cell table:formula="of:=0.1314*[.Q348]" office:value-type="float" office:value="597.4758" calcext:value-type="float">
            <text:p>597.4758</text:p>
          </table:table-cell>
          <table:table-cell/>
          <table:table-cell office:value-type="float" office:value="4547" calcext:value-type="float">
            <text:p>4547</text:p>
          </table:table-cell>
        </table:table-row>
        <table:table-row table:style-name="ro1">
          <table:table-cell table:style-name="ce1" office:value-type="percentage" office:value="0.08" calcext:value-type="percentage">
            <text:p>8.00%</text:p>
          </table:table-cell>
          <table:table-cell office:value-type="float" office:value="126" calcext:value-type="float">
            <text:p>126</text:p>
          </table:table-cell>
          <table:table-cell table:formula="of:=[.A349]*10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7.61 * [.N349]" office:value-type="float" office:value="5083.48" calcext:value-type="float">
            <text:p>5083.48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formula="of:=0.1314*[.Q349]" office:value-type="float" office:value="676.053" calcext:value-type="float">
            <text:p>676.053</text:p>
          </table:table-cell>
          <table:table-cell/>
          <table:table-cell office:value-type="float" office:value="5145" calcext:value-type="float">
            <text:p>5145</text:p>
          </table:table-cell>
        </table:table-row>
        <table:table-row table:style-name="ro1">
          <table:table-cell table:style-name="ce1" office:value-type="percentage" office:value="0.09" calcext:value-type="percentage">
            <text:p>9.00%</text:p>
          </table:table-cell>
          <table:table-cell office:value-type="float" office:value="127" calcext:value-type="float">
            <text:p>127</text:p>
          </table:table-cell>
          <table:table-cell table:formula="of:=[.A350]*100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7.61 * [.N350]" office:value-type="float" office:value="5882.53" calcext:value-type="float">
            <text:p>5882.53</text:p>
          </table:table-cell>
          <table:table-cell office:value-type="float" office:value="127" calcext:value-type="float">
            <text:p>127</text:p>
          </table:table-cell>
          <table:table-cell office:value-type="float" office:value="773" calcext:value-type="float">
            <text:p>773</text:p>
          </table:table-cell>
          <table:table-cell table:formula="of:=0.1314*[.Q350]" office:value-type="float" office:value="783.2754" calcext:value-type="float">
            <text:p>783.2754</text:p>
          </table:table-cell>
          <table:table-cell/>
          <table:table-cell office:value-type="float" office:value="5961" calcext:value-type="float">
            <text:p>5961</text:p>
          </table:table-cell>
        </table:table-row>
        <table:table-row table:style-name="ro1">
          <table:table-cell table:style-name="ce1" office:value-type="percentage" office:value="-0.23" calcext:value-type="percentage">
            <text:p>-23.00%</text:p>
          </table:table-cell>
          <table:table-cell office:value-type="float" office:value="128" calcext:value-type="float">
            <text:p>128</text:p>
          </table:table-cell>
          <table:table-cell table:formula="of:=[.A351]*100" office:value-type="float" office:value="-23" calcext:value-type="float">
            <text:p>-23</text:p>
          </table:table-cell>
          <table:table-cell office:value-type="float" office:value="-23" calcext:value-type="float">
            <text:p>-23</text:p>
          </table:table-cell>
          <table:table-cell table:number-columns-repeated="7"/>
          <table:table-cell table:formula="of:=7.61 * [.N351]" office:value-type="float" office:value="-14641.64" calcext:value-type="float">
            <text:p>-14641.64</text:p>
          </table:table-cell>
          <table:table-cell office:value-type="float" office:value="128" calcext:value-type="float">
            <text:p>128</text:p>
          </table:table-cell>
          <table:table-cell office:value-type="float" office:value="-1924" calcext:value-type="float">
            <text:p>-1924</text:p>
          </table:table-cell>
          <table:table-cell table:formula="of:=0.1314*[.Q351]" office:value-type="float" office:value="-1920.1482" calcext:value-type="float">
            <text:p>-1920.1482</text:p>
          </table:table-cell>
          <table:table-cell/>
          <table:table-cell office:value-type="float" office:value="-14613" calcext:value-type="float">
            <text:p>-14613</text:p>
          </table:table-cell>
        </table:table-row>
        <table:table-row table:style-name="ro1">
          <table:table-cell table:style-name="ce1" office:value-type="percentage" office:value="-0.23" calcext:value-type="percentage">
            <text:p>-23.00%</text:p>
          </table:table-cell>
          <table:table-cell office:value-type="float" office:value="129" calcext:value-type="float">
            <text:p>129</text:p>
          </table:table-cell>
          <table:table-cell table:formula="of:=[.A352]*100" office:value-type="float" office:value="-23" calcext:value-type="float">
            <text:p>-23</text:p>
          </table:table-cell>
          <table:table-cell office:value-type="float" office:value="-23" calcext:value-type="float">
            <text:p>-23</text:p>
          </table:table-cell>
          <table:table-cell table:number-columns-repeated="7"/>
          <table:table-cell table:formula="of:=7.61 * [.N352]" office:value-type="float" office:value="-14390.51" calcext:value-type="float">
            <text:p>-14390.51</text:p>
          </table:table-cell>
          <table:table-cell office:value-type="float" office:value="129" calcext:value-type="float">
            <text:p>129</text:p>
          </table:table-cell>
          <table:table-cell office:value-type="float" office:value="-1891" calcext:value-type="float">
            <text:p>-1891</text:p>
          </table:table-cell>
          <table:table-cell table:formula="of:=0.1314*[.Q352]" office:value-type="float" office:value="-1893.0798" calcext:value-type="float">
            <text:p>-1893.0798</text:p>
          </table:table-cell>
          <table:table-cell/>
          <table:table-cell office:value-type="float" office:value="-14407" calcext:value-type="float">
            <text:p>-14407</text:p>
          </table:table-cell>
        </table:table-row>
        <table:table-row table:style-name="ro1">
          <table:table-cell table:style-name="ce1" office:value-type="percentage" office:value="-0.22" calcext:value-type="percentage">
            <text:p>-22.00%</text:p>
          </table:table-cell>
          <table:table-cell office:value-type="float" office:value="130" calcext:value-type="float">
            <text:p>130</text:p>
          </table:table-cell>
          <table:table-cell table:formula="of:=[.A353]*100" office:value-type="float" office:value="-22" calcext:value-type="float">
            <text:p>-22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 table:formula="of:=7.61 * [.N353]" office:value-type="float" office:value="-14192.65" calcext:value-type="float">
            <text:p>-14192.65</text:p>
          </table:table-cell>
          <table:table-cell office:value-type="float" office:value="130" calcext:value-type="float">
            <text:p>130</text:p>
          </table:table-cell>
          <table:table-cell office:value-type="float" office:value="-1865" calcext:value-type="float">
            <text:p>-1865</text:p>
          </table:table-cell>
          <table:table-cell table:formula="of:=0.1314*[.Q353]" office:value-type="float" office:value="-1861.8066" calcext:value-type="float">
            <text:p>-1861.8066</text:p>
          </table:table-cell>
          <table:table-cell/>
          <table:table-cell office:value-type="float" office:value="-14169" calcext:value-type="float">
            <text:p>-14169</text:p>
          </table:table-cell>
        </table:table-row>
        <table:table-row table:style-name="ro1">
          <table:table-cell table:style-name="ce1" office:value-type="percentage" office:value="-0.22" calcext:value-type="percentage">
            <text:p>-22.00%</text:p>
          </table:table-cell>
          <table:table-cell office:value-type="float" office:value="131" calcext:value-type="float">
            <text:p>131</text:p>
          </table:table-cell>
          <table:table-cell table:formula="of:=[.A354]*100" office:value-type="float" office:value="-22" calcext:value-type="float">
            <text:p>-22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 table:formula="of:=7.61 * [.N354]" office:value-type="float" office:value="-13888.25" calcext:value-type="float">
            <text:p>-13888.25</text:p>
          </table:table-cell>
          <table:table-cell office:value-type="float" office:value="131" calcext:value-type="float">
            <text:p>131</text:p>
          </table:table-cell>
          <table:table-cell office:value-type="float" office:value="-1825" calcext:value-type="float">
            <text:p>-1825</text:p>
          </table:table-cell>
          <table:table-cell table:formula="of:=0.1314*[.Q354]" office:value-type="float" office:value="-1821.3354" calcext:value-type="float">
            <text:p>-1821.3354</text:p>
          </table:table-cell>
          <table:table-cell/>
          <table:table-cell office:value-type="float" office:value="-13861" calcext:value-type="float">
            <text:p>-13861</text:p>
          </table:table-cell>
        </table:table-row>
        <table:table-row table:style-name="ro1">
          <table:table-cell table:style-name="ce1" office:value-type="percentage" office:value="-0.22" calcext:value-type="percentage">
            <text:p>-22.00%</text:p>
          </table:table-cell>
          <table:table-cell office:value-type="float" office:value="132" calcext:value-type="float">
            <text:p>132</text:p>
          </table:table-cell>
          <table:table-cell table:formula="of:=[.A355]*100" office:value-type="float" office:value="-22" calcext:value-type="float">
            <text:p>-22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 table:formula="of:=7.61 * [.N355]" office:value-type="float" office:value="-13789.32" calcext:value-type="float">
            <text:p>-13789.32</text:p>
          </table:table-cell>
          <table:table-cell office:value-type="float" office:value="132" calcext:value-type="float">
            <text:p>132</text:p>
          </table:table-cell>
          <table:table-cell office:value-type="float" office:value="-1812" calcext:value-type="float">
            <text:p>-1812</text:p>
          </table:table-cell>
          <table:table-cell table:formula="of:=0.1314*[.Q355]" office:value-type="float" office:value="-1810.5606" calcext:value-type="float">
            <text:p>-1810.5606</text:p>
          </table:table-cell>
          <table:table-cell/>
          <table:table-cell office:value-type="float" office:value="-13779" calcext:value-type="float">
            <text:p>-13779</text:p>
          </table:table-cell>
        </table:table-row>
        <table:table-row table:style-name="ro1">
          <table:table-cell table:style-name="ce1" office:value-type="percentage" office:value="-0.21" calcext:value-type="percentage">
            <text:p>-21.00%</text:p>
          </table:table-cell>
          <table:table-cell office:value-type="float" office:value="133" calcext:value-type="float">
            <text:p>133</text:p>
          </table:table-cell>
          <table:table-cell table:formula="of:=[.A356]*100" office:value-type="float" office:value="-21" calcext:value-type="float">
            <text:p>-21</text:p>
          </table:table-cell>
          <table:table-cell office:value-type="float" office:value="-21" calcext:value-type="float">
            <text:p>-21</text:p>
          </table:table-cell>
          <table:table-cell table:number-columns-repeated="7"/>
          <table:table-cell table:formula="of:=7.61 * [.N356]" office:value-type="float" office:value="-13538.19" calcext:value-type="float">
            <text:p>-13538.19</text:p>
          </table:table-cell>
          <table:table-cell office:value-type="float" office:value="133" calcext:value-type="float">
            <text:p>133</text:p>
          </table:table-cell>
          <table:table-cell office:value-type="float" office:value="-1779" calcext:value-type="float">
            <text:p>-1779</text:p>
          </table:table-cell>
          <table:table-cell table:formula="of:=0.1314*[.Q356]" office:value-type="float" office:value="-1774.2942" calcext:value-type="float">
            <text:p>-1774.2942</text:p>
          </table:table-cell>
          <table:table-cell/>
          <table:table-cell office:value-type="float" office:value="-13503" calcext:value-type="float">
            <text:p>-13503</text:p>
          </table:table-cell>
        </table:table-row>
        <table:table-row table:style-name="ro1">
          <table:table-cell table:style-name="ce1" office:value-type="percentage" office:value="-0.21" calcext:value-type="percentage">
            <text:p>-21.00%</text:p>
          </table:table-cell>
          <table:table-cell office:value-type="float" office:value="134" calcext:value-type="float">
            <text:p>134</text:p>
          </table:table-cell>
          <table:table-cell table:formula="of:=[.A357]*100" office:value-type="float" office:value="-21" calcext:value-type="float">
            <text:p>-21</text:p>
          </table:table-cell>
          <table:table-cell office:value-type="float" office:value="-21" calcext:value-type="float">
            <text:p>-21</text:p>
          </table:table-cell>
          <table:table-cell table:number-columns-repeated="7"/>
          <table:table-cell table:formula="of:=7.61 * [.N357]" office:value-type="float" office:value="-13317.5" calcext:value-type="float">
            <text:p>-13317.5</text:p>
          </table:table-cell>
          <table:table-cell office:value-type="float" office:value="134" calcext:value-type="float">
            <text:p>134</text:p>
          </table:table-cell>
          <table:table-cell office:value-type="float" office:value="-1750" calcext:value-type="float">
            <text:p>-1750</text:p>
          </table:table-cell>
          <table:table-cell table:formula="of:=0.1314*[.Q357]" office:value-type="float" office:value="-1749.0654" calcext:value-type="float">
            <text:p>-1749.0654</text:p>
          </table:table-cell>
          <table:table-cell/>
          <table:table-cell office:value-type="float" office:value="-13311" calcext:value-type="float">
            <text:p>-13311</text:p>
          </table:table-cell>
        </table:table-row>
        <table:table-row table:style-name="ro1">
          <table:table-cell table:style-name="ce1" office:value-type="percentage" office:value="-0.2" calcext:value-type="percentage">
            <text:p>-20.00%</text:p>
          </table:table-cell>
          <table:table-cell office:value-type="float" office:value="135" calcext:value-type="float">
            <text:p>135</text:p>
          </table:table-cell>
          <table:table-cell table:formula="of:=[.A358]*100" office:value-type="float" office:value="-20" calcext:value-type="float">
            <text:p>-20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formula="of:=7.61 * [.N358]" office:value-type="float" office:value="-13020.71" calcext:value-type="float">
            <text:p>-13020.71</text:p>
          </table:table-cell>
          <table:table-cell office:value-type="float" office:value="135" calcext:value-type="float">
            <text:p>135</text:p>
          </table:table-cell>
          <table:table-cell office:value-type="float" office:value="-1711" calcext:value-type="float">
            <text:p>-1711</text:p>
          </table:table-cell>
          <table:table-cell table:formula="of:=0.1314*[.Q358]" office:value-type="float" office:value="-1707.0174" calcext:value-type="float">
            <text:p>-1707.0174</text:p>
          </table:table-cell>
          <table:table-cell/>
          <table:table-cell office:value-type="float" office:value="-12991" calcext:value-type="float">
            <text:p>-12991</text:p>
          </table:table-cell>
        </table:table-row>
        <table:table-row table:style-name="ro1">
          <table:table-cell table:style-name="ce1" office:value-type="percentage" office:value="-0.2" calcext:value-type="percentage">
            <text:p>-20.00%</text:p>
          </table:table-cell>
          <table:table-cell office:value-type="float" office:value="136" calcext:value-type="float">
            <text:p>136</text:p>
          </table:table-cell>
          <table:table-cell table:formula="of:=[.A359]*100" office:value-type="float" office:value="-20" calcext:value-type="float">
            <text:p>-20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formula="of:=7.61 * [.N359]" office:value-type="float" office:value="-13073.98" calcext:value-type="float">
            <text:p>-13073.98</text:p>
          </table:table-cell>
          <table:table-cell office:value-type="float" office:value="136" calcext:value-type="float">
            <text:p>136</text:p>
          </table:table-cell>
          <table:table-cell office:value-type="float" office:value="-1718" calcext:value-type="float">
            <text:p>-1718</text:p>
          </table:table-cell>
          <table:table-cell table:formula="of:=0.1314*[.Q359]" office:value-type="float" office:value="-1714.3758" calcext:value-type="float">
            <text:p>-1714.3758</text:p>
          </table:table-cell>
          <table:table-cell/>
          <table:table-cell office:value-type="float" office:value="-13047" calcext:value-type="float">
            <text:p>-13047</text:p>
          </table:table-cell>
        </table:table-row>
        <table:table-row table:style-name="ro1">
          <table:table-cell table:style-name="ce1" office:value-type="percentage" office:value="-0.2" calcext:value-type="percentage">
            <text:p>-20.00%</text:p>
          </table:table-cell>
          <table:table-cell office:value-type="float" office:value="137" calcext:value-type="float">
            <text:p>137</text:p>
          </table:table-cell>
          <table:table-cell table:formula="of:=[.A360]*100" office:value-type="float" office:value="-20" calcext:value-type="float">
            <text:p>-20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formula="of:=7.61 * [.N360]" office:value-type="float" office:value="-12784.8" calcext:value-type="float">
            <text:p>-12784.8</text:p>
          </table:table-cell>
          <table:table-cell office:value-type="float" office:value="137" calcext:value-type="float">
            <text:p>137</text:p>
          </table:table-cell>
          <table:table-cell office:value-type="float" office:value="-1680" calcext:value-type="float">
            <text:p>-1680</text:p>
          </table:table-cell>
          <table:table-cell table:formula="of:=0.1314*[.Q360]" office:value-type="float" office:value="-1676.7954" calcext:value-type="float">
            <text:p>-1676.7954</text:p>
          </table:table-cell>
          <table:table-cell/>
          <table:table-cell office:value-type="float" office:value="-12761" calcext:value-type="float">
            <text:p>-12761</text:p>
          </table:table-cell>
        </table:table-row>
        <table:table-row table:style-name="ro1">
          <table:table-cell table:style-name="ce1" office:value-type="percentage" office:value="-0.2" calcext:value-type="percentage">
            <text:p>-20.00%</text:p>
          </table:table-cell>
          <table:table-cell office:value-type="float" office:value="138" calcext:value-type="float">
            <text:p>138</text:p>
          </table:table-cell>
          <table:table-cell table:formula="of:=[.A361]*100" office:value-type="float" office:value="-20" calcext:value-type="float">
            <text:p>-20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formula="of:=7.61 * [.N361]" office:value-type="float" office:value="-12526.06" calcext:value-type="float">
            <text:p>-12526.06</text:p>
          </table:table-cell>
          <table:table-cell office:value-type="float" office:value="138" calcext:value-type="float">
            <text:p>138</text:p>
          </table:table-cell>
          <table:table-cell office:value-type="float" office:value="-1646" calcext:value-type="float">
            <text:p>-1646</text:p>
          </table:table-cell>
          <table:table-cell table:formula="of:=0.1314*[.Q361]" office:value-type="float" office:value="-1648.6758" calcext:value-type="float">
            <text:p>-1648.6758</text:p>
          </table:table-cell>
          <table:table-cell/>
          <table:table-cell office:value-type="float" office:value="-12547" calcext:value-type="float">
            <text:p>-12547</text:p>
          </table:table-cell>
        </table:table-row>
        <table:table-row table:style-name="ro1">
          <table:table-cell table:style-name="ce1" office:value-type="percentage" office:value="-0.19" calcext:value-type="percentage">
            <text:p>-19.00%</text:p>
          </table:table-cell>
          <table:table-cell office:value-type="float" office:value="139" calcext:value-type="float">
            <text:p>139</text:p>
          </table:table-cell>
          <table:table-cell table:formula="of:=[.A362]*100" office:value-type="float" office:value="-19" calcext:value-type="float">
            <text:p>-19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62]" office:value-type="float" office:value="-12312.98" calcext:value-type="float">
            <text:p>-12312.98</text:p>
          </table:table-cell>
          <table:table-cell office:value-type="float" office:value="139" calcext:value-type="float">
            <text:p>139</text:p>
          </table:table-cell>
          <table:table-cell office:value-type="float" office:value="-1618" calcext:value-type="float">
            <text:p>-1618</text:p>
          </table:table-cell>
          <table:table-cell table:formula="of:=0.1314*[.Q362]" office:value-type="float" office:value="-1613.7234" calcext:value-type="float">
            <text:p>-1613.7234</text:p>
          </table:table-cell>
          <table:table-cell/>
          <table:table-cell office:value-type="float" office:value="-12281" calcext:value-type="float">
            <text:p>-12281</text:p>
          </table:table-cell>
        </table:table-row>
        <table:table-row table:style-name="ro1">
          <table:table-cell table:style-name="ce1" office:value-type="percentage" office:value="-0.19" calcext:value-type="percentage">
            <text:p>-19.00%</text:p>
          </table:table-cell>
          <table:table-cell office:value-type="float" office:value="140" calcext:value-type="float">
            <text:p>140</text:p>
          </table:table-cell>
          <table:table-cell table:formula="of:=[.A363]*100" office:value-type="float" office:value="-19" calcext:value-type="float">
            <text:p>-19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63]" office:value-type="float" office:value="-12153.17" calcext:value-type="float">
            <text:p>-12153.17</text:p>
          </table:table-cell>
          <table:table-cell office:value-type="float" office:value="140" calcext:value-type="float">
            <text:p>140</text:p>
          </table:table-cell>
          <table:table-cell office:value-type="float" office:value="-1597" calcext:value-type="float">
            <text:p>-1597</text:p>
          </table:table-cell>
          <table:table-cell table:formula="of:=0.1314*[.Q363]" office:value-type="float" office:value="-1595.853" calcext:value-type="float">
            <text:p>-1595.853</text:p>
          </table:table-cell>
          <table:table-cell/>
          <table:table-cell office:value-type="float" office:value="-12145" calcext:value-type="float">
            <text:p>-12145</text:p>
          </table:table-cell>
        </table:table-row>
        <table:table-row table:style-name="ro1">
          <table:table-cell table:style-name="ce1" office:value-type="percentage" office:value="-0.18" calcext:value-type="percentage">
            <text:p>-18.00%</text:p>
          </table:table-cell>
          <table:table-cell office:value-type="float" office:value="141" calcext:value-type="float">
            <text:p>141</text:p>
          </table:table-cell>
          <table:table-cell table:formula="of:=[.A364]*100"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table:number-columns-repeated="7"/>
          <table:table-cell table:formula="of:=7.61 * [.N364]" office:value-type="float" office:value="-11856.38" calcext:value-type="float">
            <text:p>-11856.38</text:p>
          </table:table-cell>
          <table:table-cell office:value-type="float" office:value="141" calcext:value-type="float">
            <text:p>141</text:p>
          </table:table-cell>
          <table:table-cell office:value-type="float" office:value="-1558" calcext:value-type="float">
            <text:p>-1558</text:p>
          </table:table-cell>
          <table:table-cell table:formula="of:=0.1314*[.Q364]" office:value-type="float" office:value="-1551.177" calcext:value-type="float">
            <text:p>-1551.177</text:p>
          </table:table-cell>
          <table:table-cell/>
          <table:table-cell office:value-type="float" office:value="-11805" calcext:value-type="float">
            <text:p>-11805</text:p>
          </table:table-cell>
        </table:table-row>
        <table:table-row table:style-name="ro1">
          <table:table-cell table:style-name="ce1" office:value-type="percentage" office:value="-0.18" calcext:value-type="percentage">
            <text:p>-18.00%</text:p>
          </table:table-cell>
          <table:table-cell office:value-type="float" office:value="142" calcext:value-type="float">
            <text:p>142</text:p>
          </table:table-cell>
          <table:table-cell table:formula="of:=[.A365]*100" office:value-type="float" office:value="-18" calcext:value-type="float">
            <text:p>-18</text:p>
          </table:table-cell>
          <table:table-cell office:value-type="float" office:value="-18" calcext:value-type="float">
            <text:p>-18</text:p>
          </table:table-cell>
          <table:table-cell table:number-columns-repeated="7"/>
          <table:table-cell table:formula="of:=7.61 * [.N365]" office:value-type="float" office:value="-11567.2" calcext:value-type="float">
            <text:p>-11567.2</text:p>
          </table:table-cell>
          <table:table-cell office:value-type="float" office:value="142" calcext:value-type="float">
            <text:p>142</text:p>
          </table:table-cell>
          <table:table-cell office:value-type="float" office:value="-1520" calcext:value-type="float">
            <text:p>-1520</text:p>
          </table:table-cell>
          <table:table-cell table:formula="of:=0.1314*[.Q365]" office:value-type="float" office:value="-1530.6786" calcext:value-type="float">
            <text:p>-1530.6786</text:p>
          </table:table-cell>
          <table:table-cell/>
          <table:table-cell office:value-type="float" office:value="-11649" calcext:value-type="float">
            <text:p>-11649</text:p>
          </table:table-cell>
        </table:table-row>
        <table:table-row table:style-name="ro1">
          <table:table-cell table:style-name="ce1" office:value-type="percentage" office:value="-0.18" calcext:value-type="percentage">
            <text:p>-18.00%</text:p>
          </table:table-cell>
          <table:table-cell office:value-type="float" office:value="143" calcext:value-type="float">
            <text:p>143</text:p>
          </table:table-cell>
          <table:table-cell table:formula="of:=[.A366]*100" office:value-type="float" office:value="-18" calcext:value-type="float">
            <text:p>-18</text:p>
          </table:table-cell>
          <table:table-cell office:value-type="float" office:value="-18" calcext:value-type="float">
            <text:p>-18</text:p>
          </table:table-cell>
          <table:table-cell table:number-columns-repeated="7"/>
          <table:table-cell table:formula="of:=7.61 * [.N366]" office:value-type="float" office:value="-11346.51" calcext:value-type="float">
            <text:p>-11346.51</text:p>
          </table:table-cell>
          <table:table-cell office:value-type="float" office:value="143" calcext:value-type="float">
            <text:p>143</text:p>
          </table:table-cell>
          <table:table-cell office:value-type="float" office:value="-1491" calcext:value-type="float">
            <text:p>-1491</text:p>
          </table:table-cell>
          <table:table-cell table:formula="of:=0.1314*[.Q366]" office:value-type="float" office:value="-1489.9446" calcext:value-type="float">
            <text:p>-1489.9446</text:p>
          </table:table-cell>
          <table:table-cell/>
          <table:table-cell office:value-type="float" office:value="-11339" calcext:value-type="float">
            <text:p>-11339</text:p>
          </table:table-cell>
        </table:table-row>
        <table:table-row table:style-name="ro1">
          <table:table-cell table:style-name="ce1" office:value-type="percentage" office:value="-0.18" calcext:value-type="percentage">
            <text:p>-18.00%</text:p>
          </table:table-cell>
          <table:table-cell office:value-type="float" office:value="144" calcext:value-type="float">
            <text:p>144</text:p>
          </table:table-cell>
          <table:table-cell table:formula="of:=[.A367]*100" office:value-type="float" office:value="-18" calcext:value-type="float">
            <text:p>-18</text:p>
          </table:table-cell>
          <table:table-cell office:value-type="float" office:value="-18" calcext:value-type="float">
            <text:p>-18</text:p>
          </table:table-cell>
          <table:table-cell table:number-columns-repeated="7"/>
          <table:table-cell table:formula="of:=7.61 * [.N367]" office:value-type="float" office:value="-11262.8" calcext:value-type="float">
            <text:p>-11262.8</text:p>
          </table:table-cell>
          <table:table-cell office:value-type="float" office:value="144" calcext:value-type="float">
            <text:p>144</text:p>
          </table:table-cell>
          <table:table-cell office:value-type="float" office:value="-1480" calcext:value-type="float">
            <text:p>-1480</text:p>
          </table:table-cell>
          <table:table-cell table:formula="of:=0.1314*[.Q367]" office:value-type="float" office:value="-1482.849" calcext:value-type="float">
            <text:p>-1482.849</text:p>
          </table:table-cell>
          <table:table-cell/>
          <table:table-cell office:value-type="float" office:value="-11285" calcext:value-type="float">
            <text:p>-11285</text:p>
          </table:table-cell>
        </table:table-row>
        <table:table-row table:style-name="ro1">
          <table:table-cell table:style-name="ce1" office:value-type="percentage" office:value="-0.17" calcext:value-type="percentage">
            <text:p>-17.00%</text:p>
          </table:table-cell>
          <table:table-cell office:value-type="float" office:value="145" calcext:value-type="float">
            <text:p>145</text:p>
          </table:table-cell>
          <table:table-cell table:formula="of:=[.A368]*100" office:value-type="float" office:value="-17" calcext:value-type="float">
            <text:p>-17</text:p>
          </table:table-cell>
          <table:table-cell office:value-type="float" office:value="-17" calcext:value-type="float">
            <text:p>-17</text:p>
          </table:table-cell>
          <table:table-cell table:number-columns-repeated="7"/>
          <table:table-cell table:formula="of:=7.61 * [.N368]" office:value-type="float" office:value="-10988.84" calcext:value-type="float">
            <text:p>-10988.84</text:p>
          </table:table-cell>
          <table:table-cell office:value-type="float" office:value="145" calcext:value-type="float">
            <text:p>145</text:p>
          </table:table-cell>
          <table:table-cell office:value-type="float" office:value="-1444" calcext:value-type="float">
            <text:p>-1444</text:p>
          </table:table-cell>
          <table:table-cell table:formula="of:=0.1314*[.Q368]" office:value-type="float" office:value="-1445.0058" calcext:value-type="float">
            <text:p>-1445.0058</text:p>
          </table:table-cell>
          <table:table-cell/>
          <table:table-cell office:value-type="float" office:value="-10997" calcext:value-type="float">
            <text:p>-10997</text:p>
          </table:table-cell>
        </table:table-row>
        <table:table-row table:style-name="ro1">
          <table:table-cell table:style-name="ce1" office:value-type="percentage" office:value="-0.17" calcext:value-type="percentage">
            <text:p>-17.00%</text:p>
          </table:table-cell>
          <table:table-cell office:value-type="float" office:value="146" calcext:value-type="float">
            <text:p>146</text:p>
          </table:table-cell>
          <table:table-cell table:formula="of:=[.A369]*100" office:value-type="float" office:value="-17" calcext:value-type="float">
            <text:p>-17</text:p>
          </table:table-cell>
          <table:table-cell office:value-type="float" office:value="-17" calcext:value-type="float">
            <text:p>-17</text:p>
          </table:table-cell>
          <table:table-cell table:number-columns-repeated="7"/>
          <table:table-cell table:formula="of:=7.61 * [.N369]" office:value-type="float" office:value="-10790.98" calcext:value-type="float">
            <text:p>-10790.98</text:p>
          </table:table-cell>
          <table:table-cell office:value-type="float" office:value="146" calcext:value-type="float">
            <text:p>146</text:p>
          </table:table-cell>
          <table:table-cell office:value-type="float" office:value="-1418" calcext:value-type="float">
            <text:p>-1418</text:p>
          </table:table-cell>
          <table:table-cell table:formula="of:=0.1314*[.Q369]" office:value-type="float" office:value="-1410.579" calcext:value-type="float">
            <text:p>-1410.579</text:p>
          </table:table-cell>
          <table:table-cell/>
          <table:table-cell office:value-type="float" office:value="-10735" calcext:value-type="float">
            <text:p>-10735</text:p>
          </table:table-cell>
        </table:table-row>
        <table:table-row table:style-name="ro1">
          <table:table-cell table:style-name="ce1" office:value-type="percentage" office:value="-0.16" calcext:value-type="percentage">
            <text:p>-16.00%</text:p>
          </table:table-cell>
          <table:table-cell office:value-type="float" office:value="147" calcext:value-type="float">
            <text:p>147</text:p>
          </table:table-cell>
          <table:table-cell table:formula="of:=[.A370]*100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  <table:table-cell table:number-columns-repeated="7"/>
          <table:table-cell table:formula="of:=7.61 * [.N370]" office:value-type="float" office:value="-10471.36" calcext:value-type="float">
            <text:p>-10471.36</text:p>
          </table:table-cell>
          <table:table-cell office:value-type="float" office:value="147" calcext:value-type="float">
            <text:p>147</text:p>
          </table:table-cell>
          <table:table-cell office:value-type="float" office:value="-1376" calcext:value-type="float">
            <text:p>-1376</text:p>
          </table:table-cell>
          <table:table-cell table:formula="of:=0.1314*[.Q370]" office:value-type="float" office:value="-1373.2614" calcext:value-type="float">
            <text:p>-1373.2614</text:p>
          </table:table-cell>
          <table:table-cell/>
          <table:table-cell office:value-type="float" office:value="-10451" calcext:value-type="float">
            <text:p>-10451</text:p>
          </table:table-cell>
        </table:table-row>
        <table:table-row table:style-name="ro1">
          <table:table-cell table:style-name="ce1" office:value-type="percentage" office:value="-0.16" calcext:value-type="percentage">
            <text:p>-16.00%</text:p>
          </table:table-cell>
          <table:table-cell office:value-type="float" office:value="148" calcext:value-type="float">
            <text:p>148</text:p>
          </table:table-cell>
          <table:table-cell table:formula="of:=[.A371]*100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  <table:table-cell table:number-columns-repeated="7"/>
          <table:table-cell table:formula="of:=7.61 * [.N371]" office:value-type="float" office:value="-10265.89" calcext:value-type="float">
            <text:p>-10265.89</text:p>
          </table:table-cell>
          <table:table-cell office:value-type="float" office:value="148" calcext:value-type="float">
            <text:p>148</text:p>
          </table:table-cell>
          <table:table-cell office:value-type="float" office:value="-1349" calcext:value-type="float">
            <text:p>-1349</text:p>
          </table:table-cell>
          <table:table-cell table:formula="of:=0.1314*[.Q371]" office:value-type="float" office:value="-1344.3534" calcext:value-type="float">
            <text:p>-1344.3534</text:p>
          </table:table-cell>
          <table:table-cell/>
          <table:table-cell office:value-type="float" office:value="-10231" calcext:value-type="float">
            <text:p>-10231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149" calcext:value-type="float">
            <text:p>149</text:p>
          </table:table-cell>
          <table:table-cell table:formula="of:=[.A372]*100"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table:number-columns-repeated="7"/>
          <table:table-cell table:formula="of:=7.61 * [.N372]" office:value-type="float" office:value="-10022.37" calcext:value-type="float">
            <text:p>-10022.37</text:p>
          </table:table-cell>
          <table:table-cell office:value-type="float" office:value="149" calcext:value-type="float">
            <text:p>149</text:p>
          </table:table-cell>
          <table:table-cell office:value-type="float" office:value="-1317" calcext:value-type="float">
            <text:p>-1317</text:p>
          </table:table-cell>
          <table:table-cell table:formula="of:=0.1314*[.Q372]" office:value-type="float" office:value="-1304.6706" calcext:value-type="float">
            <text:p>-1304.6706</text:p>
          </table:table-cell>
          <table:table-cell/>
          <table:table-cell office:value-type="float" office:value="-9929" calcext:value-type="float">
            <text:p>-9929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150" calcext:value-type="float">
            <text:p>150</text:p>
          </table:table-cell>
          <table:table-cell table:formula="of:=[.A373]*100" office:value-type="float" office:value="-15" calcext:value-type="float">
            <text:p>-15</text:p>
          </table:table-cell>
          <table:table-cell office:value-type="float" office:value="-15" calcext:value-type="float">
            <text:p>-15</text:p>
          </table:table-cell>
          <table:table-cell table:number-columns-repeated="7"/>
          <table:table-cell table:formula="of:=7.61 * [.N373]" office:value-type="float" office:value="-9717.97" calcext:value-type="float">
            <text:p>-9717.97</text:p>
          </table:table-cell>
          <table:table-cell office:value-type="float" office:value="150" calcext:value-type="float">
            <text:p>150</text:p>
          </table:table-cell>
          <table:table-cell office:value-type="float" office:value="-1277" calcext:value-type="float">
            <text:p>-1277</text:p>
          </table:table-cell>
          <table:table-cell table:formula="of:=0.1314*[.Q373]" office:value-type="float" office:value="-1281.2814" calcext:value-type="float">
            <text:p>-1281.2814</text:p>
          </table:table-cell>
          <table:table-cell/>
          <table:table-cell office:value-type="float" office:value="-9751" calcext:value-type="float">
            <text:p>-9751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151" calcext:value-type="float">
            <text:p>151</text:p>
          </table:table-cell>
          <table:table-cell table:formula="of:=[.A374]*100" office:value-type="float" office:value="-15" calcext:value-type="float">
            <text:p>-15</text:p>
          </table:table-cell>
          <table:table-cell office:value-type="float" office:value="-15" calcext:value-type="float">
            <text:p>-15</text:p>
          </table:table-cell>
          <table:table-cell table:number-columns-repeated="7"/>
          <table:table-cell table:formula="of:=7.61 * [.N374]" office:value-type="float" office:value="-9482.06" calcext:value-type="float">
            <text:p>-9482.06</text:p>
          </table:table-cell>
          <table:table-cell office:value-type="float" office:value="151" calcext:value-type="float">
            <text:p>151</text:p>
          </table:table-cell>
          <table:table-cell office:value-type="float" office:value="-1246" calcext:value-type="float">
            <text:p>-1246</text:p>
          </table:table-cell>
          <table:table-cell table:formula="of:=0.1314*[.Q374]" office:value-type="float" office:value="-1237.9194" calcext:value-type="float">
            <text:p>-1237.9194</text:p>
          </table:table-cell>
          <table:table-cell/>
          <table:table-cell office:value-type="float" office:value="-9421" calcext:value-type="float">
            <text:p>-9421</text:p>
          </table:table-cell>
        </table:table-row>
        <table:table-row table:style-name="ro1">
          <table:table-cell table:style-name="ce1" office:value-type="percentage" office:value="-0.15" calcext:value-type="percentage">
            <text:p>-15.00%</text:p>
          </table:table-cell>
          <table:table-cell office:value-type="float" office:value="152" calcext:value-type="float">
            <text:p>152</text:p>
          </table:table-cell>
          <table:table-cell table:formula="of:=[.A375]*100" office:value-type="float" office:value="-15" calcext:value-type="float">
            <text:p>-15</text:p>
          </table:table-cell>
          <table:table-cell office:value-type="float" office:value="-15" calcext:value-type="float">
            <text:p>-15</text:p>
          </table:table-cell>
          <table:table-cell table:number-columns-repeated="7"/>
          <table:table-cell table:formula="of:=7.61 * [.N375]" office:value-type="float" office:value="-9466.84" calcext:value-type="float">
            <text:p>-9466.84</text:p>
          </table:table-cell>
          <table:table-cell office:value-type="float" office:value="152" calcext:value-type="float">
            <text:p>152</text:p>
          </table:table-cell>
          <table:table-cell office:value-type="float" office:value="-1244" calcext:value-type="float">
            <text:p>-1244</text:p>
          </table:table-cell>
          <table:table-cell table:formula="of:=0.1314*[.Q375]" office:value-type="float" office:value="-1240.8102" calcext:value-type="float">
            <text:p>-1240.8102</text:p>
          </table:table-cell>
          <table:table-cell/>
          <table:table-cell office:value-type="float" office:value="-9443" calcext:value-type="float">
            <text:p>-9443</text:p>
          </table:table-cell>
        </table:table-row>
        <table:table-row table:style-name="ro1">
          <table:table-cell table:style-name="ce1" office:value-type="percentage" office:value="-0.14" calcext:value-type="percentage">
            <text:p>-14.00%</text:p>
          </table:table-cell>
          <table:table-cell office:value-type="float" office:value="153" calcext:value-type="float">
            <text:p>153</text:p>
          </table:table-cell>
          <table:table-cell table:formula="of:=[.A376]*100" office:value-type="float" office:value="-14" calcext:value-type="float">
            <text:p>-14</text:p>
          </table:table-cell>
          <table:table-cell office:value-type="float" office:value="-14" calcext:value-type="float">
            <text:p>-14</text:p>
          </table:table-cell>
          <table:table-cell table:number-columns-repeated="7"/>
          <table:table-cell table:formula="of:=7.61 * [.N376]" office:value-type="float" office:value="-9185.27" calcext:value-type="float">
            <text:p>-9185.27</text:p>
          </table:table-cell>
          <table:table-cell office:value-type="float" office:value="153" calcext:value-type="float">
            <text:p>153</text:p>
          </table:table-cell>
          <table:table-cell office:value-type="float" office:value="-1207" calcext:value-type="float">
            <text:p>-1207</text:p>
          </table:table-cell>
          <table:table-cell table:formula="of:=0.1314*[.Q376]" office:value-type="float" office:value="-1186.4106" calcext:value-type="float">
            <text:p>-1186.4106</text:p>
          </table:table-cell>
          <table:table-cell/>
          <table:table-cell office:value-type="float" office:value="-9029" calcext:value-type="float">
            <text:p>-9029</text:p>
          </table:table-cell>
        </table:table-row>
        <table:table-row table:style-name="ro1">
          <table:table-cell table:style-name="ce1" office:value-type="percentage" office:value="-0.14" calcext:value-type="percentage">
            <text:p>-14.00%</text:p>
          </table:table-cell>
          <table:table-cell office:value-type="float" office:value="154" calcext:value-type="float">
            <text:p>154</text:p>
          </table:table-cell>
          <table:table-cell table:formula="of:=[.A377]*100" office:value-type="float" office:value="-14" calcext:value-type="float">
            <text:p>-14</text:p>
          </table:table-cell>
          <table:table-cell office:value-type="float" office:value="-14" calcext:value-type="float">
            <text:p>-14</text:p>
          </table:table-cell>
          <table:table-cell table:number-columns-repeated="7"/>
          <table:table-cell table:formula="of:=7.61 * [.N377]" office:value-type="float" office:value="-8911.31" calcext:value-type="float">
            <text:p>-8911.31</text:p>
          </table:table-cell>
          <table:table-cell office:value-type="float" office:value="154" calcext:value-type="float">
            <text:p>154</text:p>
          </table:table-cell>
          <table:table-cell office:value-type="float" office:value="-1171" calcext:value-type="float">
            <text:p>-1171</text:p>
          </table:table-cell>
          <table:table-cell table:formula="of:=0.1314*[.Q377]" office:value-type="float" office:value="-1163.0214" calcext:value-type="float">
            <text:p>-1163.0214</text:p>
          </table:table-cell>
          <table:table-cell/>
          <table:table-cell office:value-type="float" office:value="-8851" calcext:value-type="float">
            <text:p>-8851</text:p>
          </table:table-cell>
        </table:table-row>
        <table:table-row table:style-name="ro1">
          <table:table-cell table:style-name="ce1" office:value-type="percentage" office:value="-0.13" calcext:value-type="percentage">
            <text:p>-13.00%</text:p>
          </table:table-cell>
          <table:table-cell office:value-type="float" office:value="155" calcext:value-type="float">
            <text:p>155</text:p>
          </table:table-cell>
          <table:table-cell table:formula="of:=[.A378]*100" office:value-type="float" office:value="-13" calcext:value-type="float">
            <text:p>-13</text:p>
          </table:table-cell>
          <table:table-cell office:value-type="float" office:value="-13" calcext:value-type="float">
            <text:p>-13</text:p>
          </table:table-cell>
          <table:table-cell table:number-columns-repeated="7"/>
          <table:table-cell table:formula="of:=7.61 * [.N378]" office:value-type="float" office:value="-8538.42" calcext:value-type="float">
            <text:p>-8538.42</text:p>
          </table:table-cell>
          <table:table-cell office:value-type="float" office:value="155" calcext:value-type="float">
            <text:p>155</text:p>
          </table:table-cell>
          <table:table-cell office:value-type="float" office:value="-1122" calcext:value-type="float">
            <text:p>-1122</text:p>
          </table:table-cell>
          <table:table-cell table:formula="of:=0.1314*[.Q378]" office:value-type="float" office:value="-1123.3386" calcext:value-type="float">
            <text:p>-1123.3386</text:p>
          </table:table-cell>
          <table:table-cell/>
          <table:table-cell office:value-type="float" office:value="-8549" calcext:value-type="float">
            <text:p>-8549</text:p>
          </table:table-cell>
        </table:table-row>
        <table:table-row table:style-name="ro1">
          <table:table-cell table:style-name="ce1" office:value-type="percentage" office:value="-0.13" calcext:value-type="percentage">
            <text:p>-13.00%</text:p>
          </table:table-cell>
          <table:table-cell office:value-type="float" office:value="156" calcext:value-type="float">
            <text:p>156</text:p>
          </table:table-cell>
          <table:table-cell table:formula="of:=[.A379]*100" office:value-type="float" office:value="-13" calcext:value-type="float">
            <text:p>-13</text:p>
          </table:table-cell>
          <table:table-cell office:value-type="float" office:value="-13" calcext:value-type="float">
            <text:p>-13</text:p>
          </table:table-cell>
          <table:table-cell table:number-columns-repeated="7"/>
          <table:table-cell table:formula="of:=7.61 * [.N379]" office:value-type="float" office:value="-8386.22" calcext:value-type="float">
            <text:p>-8386.22</text:p>
          </table:table-cell>
          <table:table-cell office:value-type="float" office:value="156" calcext:value-type="float">
            <text:p>156</text:p>
          </table:table-cell>
          <table:table-cell office:value-type="float" office:value="-1102" calcext:value-type="float">
            <text:p>-1102</text:p>
          </table:table-cell>
          <table:table-cell table:formula="of:=0.1314*[.Q379]" office:value-type="float" office:value="-1094.1678" calcext:value-type="float">
            <text:p>-1094.1678</text:p>
          </table:table-cell>
          <table:table-cell/>
          <table:table-cell office:value-type="float" office:value="-8327" calcext:value-type="float">
            <text:p>-8327</text:p>
          </table:table-cell>
        </table:table-row>
        <table:table-row table:style-name="ro1">
          <table:table-cell table:style-name="ce1" office:value-type="percentage" office:value="-0.12" calcext:value-type="percentage">
            <text:p>-12.00%</text:p>
          </table:table-cell>
          <table:table-cell office:value-type="float" office:value="157" calcext:value-type="float">
            <text:p>157</text:p>
          </table:table-cell>
          <table:table-cell table:formula="of:=[.A380]*100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  <table:table-cell table:number-columns-repeated="7"/>
          <table:table-cell table:formula="of:=7.61 * [.N380]" office:value-type="float" office:value="-8081.82" calcext:value-type="float">
            <text:p>-8081.82</text:p>
          </table:table-cell>
          <table:table-cell office:value-type="float" office:value="157" calcext:value-type="float">
            <text:p>157</text:p>
          </table:table-cell>
          <table:table-cell office:value-type="float" office:value="-1062" calcext:value-type="float">
            <text:p>-1062</text:p>
          </table:table-cell>
          <table:table-cell table:formula="of:=0.1314*[.Q380]" office:value-type="float" office:value="-1053.4338" calcext:value-type="float">
            <text:p>-1053.4338</text:p>
          </table:table-cell>
          <table:table-cell/>
          <table:table-cell office:value-type="float" office:value="-8017" calcext:value-type="float">
            <text:p>-8017</text:p>
          </table:table-cell>
        </table:table-row>
        <table:table-row table:style-name="ro1">
          <table:table-cell table:style-name="ce1" office:value-type="percentage" office:value="-0.12" calcext:value-type="percentage">
            <text:p>-12.00%</text:p>
          </table:table-cell>
          <table:table-cell office:value-type="float" office:value="158" calcext:value-type="float">
            <text:p>158</text:p>
          </table:table-cell>
          <table:table-cell table:formula="of:=[.A381]*100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  <table:table-cell table:number-columns-repeated="7"/>
          <table:table-cell table:formula="of:=7.61 * [.N381]" office:value-type="float" office:value="-7800.25" calcext:value-type="float">
            <text:p>-7800.25</text:p>
          </table:table-cell>
          <table:table-cell office:value-type="float" office:value="158" calcext:value-type="float">
            <text:p>158</text:p>
          </table:table-cell>
          <table:table-cell office:value-type="float" office:value="-1025" calcext:value-type="float">
            <text:p>-1025</text:p>
          </table:table-cell>
          <table:table-cell table:formula="of:=0.1314*[.Q381]" office:value-type="float" office:value="-1026.891" calcext:value-type="float">
            <text:p>-1026.891</text:p>
          </table:table-cell>
          <table:table-cell/>
          <table:table-cell office:value-type="float" office:value="-7815" calcext:value-type="float">
            <text:p>-7815</text:p>
          </table:table-cell>
        </table:table-row>
        <table:table-row table:style-name="ro1">
          <table:table-cell table:style-name="ce1" office:value-type="percentage" office:value="-0.11" calcext:value-type="percentage">
            <text:p>-11.00%</text:p>
          </table:table-cell>
          <table:table-cell office:value-type="float" office:value="159" calcext:value-type="float">
            <text:p>159</text:p>
          </table:table-cell>
          <table:table-cell table:formula="of:=[.A382]*100"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number-columns-repeated="7"/>
          <table:table-cell table:formula="of:=7.61 * [.N382]" office:value-type="float" office:value="-7488.24" calcext:value-type="float">
            <text:p>-7488.24</text:p>
          </table:table-cell>
          <table:table-cell office:value-type="float" office:value="159" calcext:value-type="float">
            <text:p>159</text:p>
          </table:table-cell>
          <table:table-cell office:value-type="float" office:value="-984" calcext:value-type="float">
            <text:p>-984</text:p>
          </table:table-cell>
          <table:table-cell table:formula="of:=0.1314*[.Q382]" office:value-type="float" office:value="-977.7474" calcext:value-type="float">
            <text:p>-977.7474</text:p>
          </table:table-cell>
          <table:table-cell/>
          <table:table-cell office:value-type="float" office:value="-7441" calcext:value-type="float">
            <text:p>-7441</text:p>
          </table:table-cell>
        </table:table-row>
        <table:table-row table:style-name="ro1">
          <table:table-cell table:style-name="ce1" office:value-type="percentage" office:value="-0.11" calcext:value-type="percentage">
            <text:p>-11.00%</text:p>
          </table:table-cell>
          <table:table-cell office:value-type="float" office:value="160" calcext:value-type="float">
            <text:p>160</text:p>
          </table:table-cell>
          <table:table-cell table:formula="of:=[.A383]*100" office:value-type="float" office:value="-11" calcext:value-type="float">
            <text:p>-11</text:p>
          </table:table-cell>
          <table:table-cell office:value-type="float" office:value="-11" calcext:value-type="float">
            <text:p>-11</text:p>
          </table:table-cell>
          <table:table-cell table:number-columns-repeated="7"/>
          <table:table-cell table:formula="of:=7.61 * [.N383]" office:value-type="float" office:value="-7336.04" calcext:value-type="float">
            <text:p>-7336.04</text:p>
          </table:table-cell>
          <table:table-cell office:value-type="float" office:value="160" calcext:value-type="float">
            <text:p>160</text:p>
          </table:table-cell>
          <table:table-cell office:value-type="float" office:value="-964" calcext:value-type="float">
            <text:p>-964</text:p>
          </table:table-cell>
          <table:table-cell table:formula="of:=0.1314*[.Q383]" office:value-type="float" office:value="-955.935" calcext:value-type="float">
            <text:p>-955.935</text:p>
          </table:table-cell>
          <table:table-cell/>
          <table:table-cell office:value-type="float" office:value="-7275" calcext:value-type="float">
            <text:p>-7275</text:p>
          </table:table-cell>
        </table:table-row>
        <table:table-row table:style-name="ro1">
          <table:table-cell table:style-name="ce1" office:value-type="percentage" office:value="-0.11" calcext:value-type="percentage">
            <text:p>-11.00%</text:p>
          </table:table-cell>
          <table:table-cell office:value-type="float" office:value="161" calcext:value-type="float">
            <text:p>161</text:p>
          </table:table-cell>
          <table:table-cell table:formula="of:=[.A384]*100" office:value-type="float" office:value="-11" calcext:value-type="float">
            <text:p>-11</text:p>
          </table:table-cell>
          <table:table-cell office:value-type="float" office:value="-11" calcext:value-type="float">
            <text:p>-11</text:p>
          </table:table-cell>
          <table:table-cell table:number-columns-repeated="7"/>
          <table:table-cell table:formula="of:=7.61 * [.N384]" office:value-type="float" office:value="-6985.98" calcext:value-type="float">
            <text:p>-6985.98</text:p>
          </table:table-cell>
          <table:table-cell office:value-type="float" office:value="161" calcext:value-type="float">
            <text:p>161</text:p>
          </table:table-cell>
          <table:table-cell office:value-type="float" office:value="-918" calcext:value-type="float">
            <text:p>-918</text:p>
          </table:table-cell>
          <table:table-cell table:formula="of:=0.1314*[.Q384]" office:value-type="float" office:value="-903.9006" calcext:value-type="float">
            <text:p>-903.9006</text:p>
          </table:table-cell>
          <table:table-cell/>
          <table:table-cell office:value-type="float" office:value="-6879" calcext:value-type="float">
            <text:p>-6879</text:p>
          </table:table-cell>
        </table:table-row>
        <table:table-row table:style-name="ro1">
          <table:table-cell table:style-name="ce1" office:value-type="percentage" office:value="-0.1" calcext:value-type="percentage">
            <text:p>-10.00%</text:p>
          </table:table-cell>
          <table:table-cell office:value-type="float" office:value="162" calcext:value-type="float">
            <text:p>162</text:p>
          </table:table-cell>
          <table:table-cell table:formula="of:=[.A385]*100" office:value-type="float" office:value="-10" calcext:value-type="float">
            <text:p>-10</text:p>
          </table:table-cell>
          <table:table-cell office:value-type="float" office:value="-10" calcext:value-type="float">
            <text:p>-10</text:p>
          </table:table-cell>
          <table:table-cell table:number-columns-repeated="7"/>
          <table:table-cell table:formula="of:=7.61 * [.N385]" office:value-type="float" office:value="-6681.58" calcext:value-type="float">
            <text:p>-6681.58</text:p>
          </table:table-cell>
          <table:table-cell office:value-type="float" office:value="162" calcext:value-type="float">
            <text:p>162</text:p>
          </table:table-cell>
          <table:table-cell office:value-type="float" office:value="-878" calcext:value-type="float">
            <text:p>-878</text:p>
          </table:table-cell>
          <table:table-cell table:formula="of:=0.1314*[.Q385]" office:value-type="float" office:value="-876.5694" calcext:value-type="float">
            <text:p>-876.5694</text:p>
          </table:table-cell>
          <table:table-cell/>
          <table:table-cell office:value-type="float" office:value="-6671" calcext:value-type="float">
            <text:p>-6671</text:p>
          </table:table-cell>
        </table:table-row>
        <table:table-row table:style-name="ro1">
          <table:table-cell table:style-name="ce1" office:value-type="percentage" office:value="-0.1" calcext:value-type="percentage">
            <text:p>-10.00%</text:p>
          </table:table-cell>
          <table:table-cell office:value-type="float" office:value="163" calcext:value-type="float">
            <text:p>163</text:p>
          </table:table-cell>
          <table:table-cell table:formula="of:=[.A386]*100" office:value-type="float" office:value="-10" calcext:value-type="float">
            <text:p>-10</text:p>
          </table:table-cell>
          <table:table-cell office:value-type="float" office:value="-10" calcext:value-type="float">
            <text:p>-10</text:p>
          </table:table-cell>
          <table:table-cell table:number-columns-repeated="7"/>
          <table:table-cell table:formula="of:=7.61 * [.N386]" office:value-type="float" office:value="-6339.13" calcext:value-type="float">
            <text:p>-6339.13</text:p>
          </table:table-cell>
          <table:table-cell office:value-type="float" office:value="163" calcext:value-type="float">
            <text:p>163</text:p>
          </table:table-cell>
          <table:table-cell office:value-type="float" office:value="-833" calcext:value-type="float">
            <text:p>-833</text:p>
          </table:table-cell>
          <table:table-cell table:formula="of:=0.1314*[.Q386]" office:value-type="float" office:value="-832.9446" calcext:value-type="float">
            <text:p>-832.9446</text:p>
          </table:table-cell>
          <table:table-cell/>
          <table:table-cell office:value-type="float" office:value="-6339" calcext:value-type="float">
            <text:p>-6339</text:p>
          </table:table-cell>
        </table:table-row>
        <table:table-row table:style-name="ro1">
          <table:table-cell table:style-name="ce1" office:value-type="percentage" office:value="-0.09" calcext:value-type="percentage">
            <text:p>-9.00%</text:p>
          </table:table-cell>
          <table:table-cell office:value-type="float" office:value="164" calcext:value-type="float">
            <text:p>164</text:p>
          </table:table-cell>
          <table:table-cell table:formula="of:=[.A387]*100" office:value-type="float" office:value="-9" calcext:value-type="float">
            <text:p>-9</text:p>
          </table:table-cell>
          <table:table-cell office:value-type="float" office:value="-9" calcext:value-type="float">
            <text:p>-9</text:p>
          </table:table-cell>
          <table:table-cell table:number-columns-repeated="7"/>
          <table:table-cell table:formula="of:=7.61 * [.N387]" office:value-type="float" office:value="-6232.59" calcext:value-type="float">
            <text:p>-6232.59</text:p>
          </table:table-cell>
          <table:table-cell office:value-type="float" office:value="164" calcext:value-type="float">
            <text:p>164</text:p>
          </table:table-cell>
          <table:table-cell office:value-type="float" office:value="-819" calcext:value-type="float">
            <text:p>-819</text:p>
          </table:table-cell>
          <table:table-cell table:formula="of:=0.1314*[.Q387]" office:value-type="float" office:value="-804.825" calcext:value-type="float">
            <text:p>-804.825</text:p>
          </table:table-cell>
          <table:table-cell/>
          <table:table-cell office:value-type="float" office:value="-6125" calcext:value-type="float">
            <text:p>-6125</text:p>
          </table:table-cell>
        </table:table-row>
        <table:table-row table:style-name="ro1">
          <table:table-cell table:style-name="ce1" office:value-type="percentage" office:value="-0.09" calcext:value-type="percentage">
            <text:p>-9.00%</text:p>
          </table:table-cell>
          <table:table-cell office:value-type="float" office:value="165" calcext:value-type="float">
            <text:p>165</text:p>
          </table:table-cell>
          <table:table-cell table:formula="of:=[.A388]*100" office:value-type="float" office:value="-9" calcext:value-type="float">
            <text:p>-9</text:p>
          </table:table-cell>
          <table:table-cell office:value-type="float" office:value="-9" calcext:value-type="float">
            <text:p>-9</text:p>
          </table:table-cell>
          <table:table-cell table:number-columns-repeated="7"/>
          <table:table-cell table:formula="of:=7.61 * [.N388]" office:value-type="float" office:value="-5859.7" calcext:value-type="float">
            <text:p>-5859.7</text:p>
          </table:table-cell>
          <table:table-cell office:value-type="float" office:value="165" calcext:value-type="float">
            <text:p>165</text:p>
          </table:table-cell>
          <table:table-cell office:value-type="float" office:value="-770" calcext:value-type="float">
            <text:p>-770</text:p>
          </table:table-cell>
          <table:table-cell table:formula="of:=0.1314*[.Q388]" office:value-type="float" office:value="-764.6166" calcext:value-type="float">
            <text:p>-764.6166</text:p>
          </table:table-cell>
          <table:table-cell/>
          <table:table-cell office:value-type="float" office:value="-5819" calcext:value-type="float">
            <text:p>-5819</text:p>
          </table:table-cell>
        </table:table-row>
        <table:table-row table:style-name="ro1">
          <table:table-cell table:style-name="ce1" office:value-type="percentage" office:value="-0.08" calcext:value-type="percentage">
            <text:p>-8.00%</text:p>
          </table:table-cell>
          <table:table-cell office:value-type="float" office:value="166" calcext:value-type="float">
            <text:p>166</text:p>
          </table:table-cell>
          <table:table-cell table:formula="of:=[.A389]*100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  <table:table-cell table:number-columns-repeated="7"/>
          <table:table-cell table:formula="of:=7.61 * [.N389]" office:value-type="float" office:value="-5555.3" calcext:value-type="float">
            <text:p>-5555.3</text:p>
          </table:table-cell>
          <table:table-cell office:value-type="float" office:value="166" calcext:value-type="float">
            <text:p>166</text:p>
          </table:table-cell>
          <table:table-cell office:value-type="float" office:value="-730" calcext:value-type="float">
            <text:p>-730</text:p>
          </table:table-cell>
          <table:table-cell table:formula="of:=0.1314*[.Q389]" office:value-type="float" office:value="-726.5106" calcext:value-type="float">
            <text:p>-726.5106</text:p>
          </table:table-cell>
          <table:table-cell/>
          <table:table-cell office:value-type="float" office:value="-5529" calcext:value-type="float">
            <text:p>-5529</text:p>
          </table:table-cell>
        </table:table-row>
        <table:table-row table:style-name="ro1">
          <table:table-cell table:style-name="ce1" office:value-type="percentage" office:value="-0.08" calcext:value-type="percentage">
            <text:p>-8.00%</text:p>
          </table:table-cell>
          <table:table-cell office:value-type="float" office:value="167" calcext:value-type="float">
            <text:p>167</text:p>
          </table:table-cell>
          <table:table-cell table:formula="of:=[.A390]*100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  <table:table-cell table:number-columns-repeated="7"/>
          <table:table-cell table:formula="of:=7.61 * [.N390]" office:value-type="float" office:value="-5212.85" calcext:value-type="float">
            <text:p>-5212.85</text:p>
          </table:table-cell>
          <table:table-cell office:value-type="float" office:value="167" calcext:value-type="float">
            <text:p>167</text:p>
          </table:table-cell>
          <table:table-cell office:value-type="float" office:value="-685" calcext:value-type="float">
            <text:p>-685</text:p>
          </table:table-cell>
          <table:table-cell table:formula="of:=0.1314*[.Q390]" office:value-type="float" office:value="-678.1554" calcext:value-type="float">
            <text:p>-678.1554</text:p>
          </table:table-cell>
          <table:table-cell/>
          <table:table-cell office:value-type="float" office:value="-5161" calcext:value-type="float">
            <text:p>-5161</text:p>
          </table:table-cell>
        </table:table-row>
        <table:table-row table:style-name="ro1">
          <table:table-cell table:style-name="ce1" office:value-type="percentage" office:value="-0.08" calcext:value-type="percentage">
            <text:p>-8.00%</text:p>
          </table:table-cell>
          <table:table-cell office:value-type="float" office:value="168" calcext:value-type="float">
            <text:p>168</text:p>
          </table:table-cell>
          <table:table-cell table:formula="of:=[.A391]*100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  <table:table-cell table:number-columns-repeated="7"/>
          <table:table-cell table:formula="of:=7.61 * [.N391]" office:value-type="float" office:value="-5174.8" calcext:value-type="float">
            <text:p>-5174.8</text:p>
          </table:table-cell>
          <table:table-cell office:value-type="float" office:value="168" calcext:value-type="float">
            <text:p>168</text:p>
          </table:table-cell>
          <table:table-cell office:value-type="float" office:value="-680" calcext:value-type="float">
            <text:p>-680</text:p>
          </table:table-cell>
          <table:table-cell table:formula="of:=0.1314*[.Q391]" office:value-type="float" office:value="-681.8346" calcext:value-type="float">
            <text:p>-681.8346</text:p>
          </table:table-cell>
          <table:table-cell/>
          <table:table-cell office:value-type="float" office:value="-5189" calcext:value-type="float">
            <text:p>-5189</text:p>
          </table:table-cell>
        </table:table-row>
        <table:table-row table:style-name="ro1">
          <table:table-cell table:style-name="ce1" office:value-type="percentage" office:value="-0.07" calcext:value-type="percentage">
            <text:p>-7.00%</text:p>
          </table:table-cell>
          <table:table-cell office:value-type="float" office:value="169" calcext:value-type="float">
            <text:p>169</text:p>
          </table:table-cell>
          <table:table-cell table:formula="of:=[.A392]*100" office:value-type="float" office:value="-7" calcext:value-type="float">
            <text:p>-7</text:p>
          </table:table-cell>
          <table:table-cell office:value-type="float" office:value="-7" calcext:value-type="float">
            <text:p>-7</text:p>
          </table:table-cell>
          <table:table-cell table:number-columns-repeated="7"/>
          <table:table-cell table:formula="of:=7.61 * [.N392]" office:value-type="float" office:value="-4855.18" calcext:value-type="float">
            <text:p>-4855.18</text:p>
          </table:table-cell>
          <table:table-cell office:value-type="float" office:value="169" calcext:value-type="float">
            <text:p>169</text:p>
          </table:table-cell>
          <table:table-cell office:value-type="float" office:value="-638" calcext:value-type="float">
            <text:p>-638</text:p>
          </table:table-cell>
          <table:table-cell table:formula="of:=0.1314*[.Q392]" office:value-type="float" office:value="-630.8514" calcext:value-type="float">
            <text:p>-630.8514</text:p>
          </table:table-cell>
          <table:table-cell/>
          <table:table-cell office:value-type="float" office:value="-4801" calcext:value-type="float">
            <text:p>-4801</text:p>
          </table:table-cell>
        </table:table-row>
        <table:table-row table:style-name="ro1">
          <table:table-cell table:style-name="ce1" office:value-type="percentage" office:value="-0.07" calcext:value-type="percentage">
            <text:p>-7.00%</text:p>
          </table:table-cell>
          <table:table-cell office:value-type="float" office:value="170" calcext:value-type="float">
            <text:p>170</text:p>
          </table:table-cell>
          <table:table-cell table:formula="of:=[.A393]*100" office:value-type="float" office:value="-7" calcext:value-type="float">
            <text:p>-7</text:p>
          </table:table-cell>
          <table:table-cell office:value-type="float" office:value="-7" calcext:value-type="float">
            <text:p>-7</text:p>
          </table:table-cell>
          <table:table-cell table:number-columns-repeated="7"/>
          <table:table-cell table:formula="of:=7.61 * [.N393]" office:value-type="float" office:value="-4543.17" calcext:value-type="float">
            <text:p>-4543.17</text:p>
          </table:table-cell>
          <table:table-cell office:value-type="float" office:value="170" calcext:value-type="float">
            <text:p>170</text:p>
          </table:table-cell>
          <table:table-cell office:value-type="float" office:value="-597" calcext:value-type="float">
            <text:p>-597</text:p>
          </table:table-cell>
          <table:table-cell table:formula="of:=0.1314*[.Q393]" office:value-type="float" office:value="-587.2266" calcext:value-type="float">
            <text:p>-587.2266</text:p>
          </table:table-cell>
          <table:table-cell/>
          <table:table-cell office:value-type="float" office:value="-4469" calcext:value-type="float">
            <text:p>-4469</text:p>
          </table:table-cell>
        </table:table-row>
        <table:table-row table:style-name="ro1">
          <table:table-cell table:style-name="ce1" office:value-type="percentage" office:value="-0.06" calcext:value-type="percentage">
            <text:p>-6.00%</text:p>
          </table:table-cell>
          <table:table-cell office:value-type="float" office:value="171" calcext:value-type="float">
            <text:p>171</text:p>
          </table:table-cell>
          <table:table-cell table:formula="of:=[.A394]*100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  <table:table-cell table:number-columns-repeated="7"/>
          <table:table-cell table:formula="of:=7.61 * [.N394]" office:value-type="float" office:value="-4177.89" calcext:value-type="float">
            <text:p>-4177.89</text:p>
          </table:table-cell>
          <table:table-cell office:value-type="float" office:value="171" calcext:value-type="float">
            <text:p>171</text:p>
          </table:table-cell>
          <table:table-cell office:value-type="float" office:value="-549" calcext:value-type="float">
            <text:p>-549</text:p>
          </table:table-cell>
          <table:table-cell table:formula="of:=0.1314*[.Q394]" office:value-type="float" office:value="-545.7042" calcext:value-type="float">
            <text:p>-545.7042</text:p>
          </table:table-cell>
          <table:table-cell/>
          <table:table-cell office:value-type="float" office:value="-4153" calcext:value-type="float">
            <text:p>-4153</text:p>
          </table:table-cell>
        </table:table-row>
        <table:table-row table:style-name="ro1">
          <table:table-cell table:style-name="ce1" office:value-type="percentage" office:value="-0.06" calcext:value-type="percentage">
            <text:p>-6.00%</text:p>
          </table:table-cell>
          <table:table-cell office:value-type="float" office:value="172" calcext:value-type="float">
            <text:p>172</text:p>
          </table:table-cell>
          <table:table-cell table:formula="of:=[.A395]*100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  <table:table-cell table:number-columns-repeated="7"/>
          <table:table-cell table:formula="of:=7.61 * [.N395]" office:value-type="float" office:value="-3980.03" calcext:value-type="float">
            <text:p>-3980.03</text:p>
          </table:table-cell>
          <table:table-cell office:value-type="float" office:value="172" calcext:value-type="float">
            <text:p>172</text:p>
          </table:table-cell>
          <table:table-cell office:value-type="float" office:value="-523" calcext:value-type="float">
            <text:p>-523</text:p>
          </table:table-cell>
          <table:table-cell table:formula="of:=0.1314*[.Q395]" office:value-type="float" office:value="-518.1102" calcext:value-type="float">
            <text:p>-518.1102</text:p>
          </table:table-cell>
          <table:table-cell/>
          <table:table-cell office:value-type="float" office:value="-3943" calcext:value-type="float">
            <text:p>-3943</text:p>
          </table:table-cell>
        </table:table-row>
        <table:table-row table:style-name="ro1">
          <table:table-cell table:style-name="ce1" office:value-type="percentage" office:value="-0.05" calcext:value-type="percentage">
            <text:p>-5.00%</text:p>
          </table:table-cell>
          <table:table-cell office:value-type="float" office:value="173" calcext:value-type="float">
            <text:p>173</text:p>
          </table:table-cell>
          <table:table-cell table:formula="of:=[.A396]*100" office:value-type="float" office:value="-5" calcext:value-type="float">
            <text:p>-5</text:p>
          </table:table-cell>
          <table:table-cell office:value-type="float" office:value="-5" calcext:value-type="float">
            <text:p>-5</text:p>
          </table:table-cell>
          <table:table-cell table:number-columns-repeated="7"/>
          <table:table-cell table:formula="of:=7.61 * [.N396]" office:value-type="float" office:value="-3591.92" calcext:value-type="float">
            <text:p>-3591.92</text:p>
          </table:table-cell>
          <table:table-cell office:value-type="float" office:value="173" calcext:value-type="float">
            <text:p>173</text:p>
          </table:table-cell>
          <table:table-cell office:value-type="float" office:value="-472" calcext:value-type="float">
            <text:p>-472</text:p>
          </table:table-cell>
          <table:table-cell table:formula="of:=0.1314*[.Q396]" office:value-type="float" office:value="-467.6526" calcext:value-type="float">
            <text:p>-467.6526</text:p>
          </table:table-cell>
          <table:table-cell/>
          <table:table-cell office:value-type="float" office:value="-3559" calcext:value-type="float">
            <text:p>-3559</text:p>
          </table:table-cell>
        </table:table-row>
        <table:table-row table:style-name="ro1">
          <table:table-cell table:style-name="ce1" office:value-type="percentage" office:value="-0.05" calcext:value-type="percentage">
            <text:p>-5.00%</text:p>
          </table:table-cell>
          <table:table-cell office:value-type="float" office:value="174" calcext:value-type="float">
            <text:p>174</text:p>
          </table:table-cell>
          <table:table-cell table:formula="of:=[.A397]*100" office:value-type="float" office:value="-5" calcext:value-type="float">
            <text:p>-5</text:p>
          </table:table-cell>
          <table:table-cell office:value-type="float" office:value="-5" calcext:value-type="float">
            <text:p>-5</text:p>
          </table:table-cell>
          <table:table-cell table:number-columns-repeated="7"/>
          <table:table-cell table:formula="of:=7.61 * [.N397]" office:value-type="float" office:value="-3264.69" calcext:value-type="float">
            <text:p>-3264.69</text:p>
          </table:table-cell>
          <table:table-cell office:value-type="float" office:value="174" calcext:value-type="float">
            <text:p>174</text:p>
          </table:table-cell>
          <table:table-cell office:value-type="float" office:value="-429" calcext:value-type="float">
            <text:p>-429</text:p>
          </table:table-cell>
          <table:table-cell table:formula="of:=0.1314*[.Q397]" office:value-type="float" office:value="-424.2906" calcext:value-type="float">
            <text:p>-424.2906</text:p>
          </table:table-cell>
          <table:table-cell/>
          <table:table-cell office:value-type="float" office:value="-3229" calcext:value-type="float">
            <text:p>-3229</text:p>
          </table:table-cell>
        </table:table-row>
        <table:table-row table:style-name="ro1">
          <table:table-cell table:style-name="ce1" office:value-type="percentage" office:value="-0.04" calcext:value-type="percentage">
            <text:p>-4.00%</text:p>
          </table:table-cell>
          <table:table-cell office:value-type="float" office:value="175" calcext:value-type="float">
            <text:p>175</text:p>
          </table:table-cell>
          <table:table-cell table:formula="of:=[.A398]*100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7"/>
          <table:table-cell table:formula="of:=7.61 * [.N398]" office:value-type="float" office:value="-2891.8" calcext:value-type="float">
            <text:p>-2891.8</text:p>
          </table:table-cell>
          <table:table-cell office:value-type="float" office:value="175" calcext:value-type="float">
            <text:p>175</text:p>
          </table:table-cell>
          <table:table-cell office:value-type="float" office:value="-380" calcext:value-type="float">
            <text:p>-380</text:p>
          </table:table-cell>
          <table:table-cell table:formula="of:=0.1314*[.Q398]" office:value-type="float" office:value="-367.5258" calcext:value-type="float">
            <text:p>-367.5258</text:p>
          </table:table-cell>
          <table:table-cell/>
          <table:table-cell office:value-type="float" office:value="-2797" calcext:value-type="float">
            <text:p>-2797</text:p>
          </table:table-cell>
        </table:table-row>
        <table:table-row table:style-name="ro1">
          <table:table-cell table:style-name="ce1" office:value-type="percentage" office:value="-0.04" calcext:value-type="percentage">
            <text:p>-4.00%</text:p>
          </table:table-cell>
          <table:table-cell office:value-type="float" office:value="176" calcext:value-type="float">
            <text:p>176</text:p>
          </table:table-cell>
          <table:table-cell table:formula="of:=[.A399]*100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7"/>
          <table:table-cell table:formula="of:=7.61 * [.N399]" office:value-type="float" office:value="-2693.94" calcext:value-type="float">
            <text:p>-2693.94</text:p>
          </table:table-cell>
          <table:table-cell office:value-type="float" office:value="176" calcext:value-type="float">
            <text:p>176</text:p>
          </table:table-cell>
          <table:table-cell office:value-type="float" office:value="-354" calcext:value-type="float">
            <text:p>-354</text:p>
          </table:table-cell>
          <table:table-cell table:formula="of:=0.1314*[.Q399]" office:value-type="float" office:value="-350.7066" calcext:value-type="float">
            <text:p>-350.7066</text:p>
          </table:table-cell>
          <table:table-cell/>
          <table:table-cell office:value-type="float" office:value="-2669" calcext:value-type="float">
            <text:p>-2669</text:p>
          </table:table-cell>
        </table:table-row>
        <table:table-row table:style-name="ro1">
          <table:table-cell table:style-name="ce1" office:value-type="percentage" office:value="-0.03" calcext:value-type="percentage">
            <text:p>-3.00%</text:p>
          </table:table-cell>
          <table:table-cell office:value-type="float" office:value="177" calcext:value-type="float">
            <text:p>177</text:p>
          </table:table-cell>
          <table:table-cell table:formula="of:=[.A400]*100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 table:number-columns-repeated="7"/>
          <table:table-cell table:formula="of:=7.61 * [.N400]" office:value-type="float" office:value="-2237.34" calcext:value-type="float">
            <text:p>-2237.34</text:p>
          </table:table-cell>
          <table:table-cell office:value-type="float" office:value="177" calcext:value-type="float">
            <text:p>177</text:p>
          </table:table-cell>
          <table:table-cell office:value-type="float" office:value="-294" calcext:value-type="float">
            <text:p>-294</text:p>
          </table:table-cell>
          <table:table-cell table:formula="of:=0.1314*[.Q400]" office:value-type="float" office:value="-292.365" calcext:value-type="float">
            <text:p>-292.365</text:p>
          </table:table-cell>
          <table:table-cell/>
          <table:table-cell office:value-type="float" office:value="-2225" calcext:value-type="float">
            <text:p>-2225</text:p>
          </table:table-cell>
        </table:table-row>
        <table:table-row table:style-name="ro1">
          <table:table-cell table:style-name="ce1" office:value-type="percentage" office:value="-0.02" calcext:value-type="percentage">
            <text:p>-2.00%</text:p>
          </table:table-cell>
          <table:table-cell office:value-type="float" office:value="178" calcext:value-type="float">
            <text:p>178</text:p>
          </table:table-cell>
          <table:table-cell table:formula="of:=[.A401]*100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7"/>
          <table:table-cell table:formula="of:=7.61 * [.N401]" office:value-type="float" office:value="-1917.72" calcext:value-type="float">
            <text:p>-1917.72</text:p>
          </table:table-cell>
          <table:table-cell office:value-type="float" office:value="178" calcext:value-type="float">
            <text:p>178</text:p>
          </table:table-cell>
          <table:table-cell office:value-type="float" office:value="-252" calcext:value-type="float">
            <text:p>-252</text:p>
          </table:table-cell>
          <table:table-cell table:formula="of:=0.1314*[.Q401]" office:value-type="float" office:value="-242.433" calcext:value-type="float">
            <text:p>-242.433</text:p>
          </table:table-cell>
          <table:table-cell/>
          <table:table-cell office:value-type="float" office:value="-1845" calcext:value-type="float">
            <text:p>-1845</text:p>
          </table:table-cell>
        </table:table-row>
        <table:table-row table:style-name="ro1">
          <table:table-cell table:style-name="ce1" office:value-type="percentage" office:value="-0.02" calcext:value-type="percentage">
            <text:p>-2.00%</text:p>
          </table:table-cell>
          <table:table-cell office:value-type="float" office:value="179" calcext:value-type="float">
            <text:p>179</text:p>
          </table:table-cell>
          <table:table-cell table:formula="of:=[.A402]*100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formula="of:=7.61 * [.N402]" office:value-type="float" office:value="-1567.66" calcext:value-type="float">
            <text:p>-1567.66</text:p>
          </table:table-cell>
          <table:table-cell office:value-type="float" office:value="179" calcext:value-type="float">
            <text:p>179</text:p>
          </table:table-cell>
          <table:table-cell office:value-type="float" office:value="-206" calcext:value-type="float">
            <text:p>-206</text:p>
          </table:table-cell>
          <table:table-cell table:formula="of:=0.1314*[.Q402]" office:value-type="float" office:value="-197.757" calcext:value-type="float">
            <text:p>-197.757</text:p>
          </table:table-cell>
          <table:table-cell/>
          <table:table-cell office:value-type="float" office:value="-1505" calcext:value-type="float">
            <text:p>-1505</text:p>
          </table:table-cell>
        </table:table-row>
        <table:table-row table:style-name="ro1">
          <table:table-cell table:style-name="ce1" office:value-type="percentage" office:value="-0.02" calcext:value-type="percentage">
            <text:p>-2.00%</text:p>
          </table:table-cell>
          <table:table-cell office:value-type="float" office:value="180" calcext:value-type="float">
            <text:p>180</text:p>
          </table:table-cell>
          <table:table-cell table:formula="of:=[.A403]*100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formula="of:=7.61 * [.N403]" office:value-type="float" office:value="-1293.7" calcext:value-type="float">
            <text:p>-1293.7</text:p>
          </table:table-cell>
          <table:table-cell office:value-type="float" office:value="180" calcext:value-type="float">
            <text:p>180</text:p>
          </table:table-cell>
          <table:table-cell office:value-type="float" office:value="-170" calcext:value-type="float">
            <text:p>-170</text:p>
          </table:table-cell>
          <table:table-cell table:formula="of:=0.1314*[.Q403]" office:value-type="float" office:value="-169.9002" calcext:value-type="float">
            <text:p>-169.9002</text:p>
          </table:table-cell>
          <table:table-cell/>
          <table:table-cell office:value-type="float" office:value="-1293" calcext:value-type="float">
            <text:p>-1293</text:p>
          </table:table-cell>
        </table:table-row>
        <table:table-row table:style-name="ro1">
          <table:table-cell table:style-name="ce1" office:value-type="percentage" office:value="-0.01" calcext:value-type="percentage">
            <text:p>-1.00%</text:p>
          </table:table-cell>
          <table:table-cell office:value-type="float" office:value="181" calcext:value-type="float">
            <text:p>181</text:p>
          </table:table-cell>
          <table:table-cell table:formula="of:=[.A404]*10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formula="of:=7.61 * [.N404]" office:value-type="float" office:value="-943.64" calcext:value-type="float">
            <text:p>-943.64</text:p>
          </table:table-cell>
          <table:table-cell office:value-type="float" office:value="181" calcext:value-type="float">
            <text:p>181</text:p>
          </table:table-cell>
          <table:table-cell office:value-type="float" office:value="-124" calcext:value-type="float">
            <text:p>-124</text:p>
          </table:table-cell>
          <table:table-cell table:formula="of:=0.1314*[.Q404]" office:value-type="float" office:value="-117.8658" calcext:value-type="float">
            <text:p>-117.8658</text:p>
          </table:table-cell>
          <table:table-cell/>
          <table:table-cell office:value-type="float" office:value="-897" calcext:value-type="float">
            <text:p>-897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82" calcext:value-type="float">
            <text:p>182</text:p>
          </table:table-cell>
          <table:table-cell table:formula="of:=[.A4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405]" office:value-type="float" office:value="-578.36" calcext:value-type="float">
            <text:p>-578.36</text:p>
          </table:table-cell>
          <table:table-cell office:value-type="float" office:value="182" calcext:value-type="float">
            <text:p>182</text:p>
          </table:table-cell>
          <table:table-cell office:value-type="float" office:value="-76" calcext:value-type="float">
            <text:p>-76</text:p>
          </table:table-cell>
          <table:table-cell table:formula="of:=0.1314*[.Q405]" office:value-type="float" office:value="-64.5174" calcext:value-type="float">
            <text:p>-64.5174</text:p>
          </table:table-cell>
          <table:table-cell/>
          <table:table-cell office:value-type="float" office:value="-491" calcext:value-type="float">
            <text:p>-491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83" calcext:value-type="float">
            <text:p>183</text:p>
          </table:table-cell>
          <table:table-cell table:formula="of:=[.A4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406]" office:value-type="float" office:value="-144.59" calcext:value-type="float">
            <text:p>-144.59</text:p>
          </table:table-cell>
          <table:table-cell office:value-type="float" office:value="183" calcext:value-type="float">
            <text:p>183</text:p>
          </table:table-cell>
          <table:table-cell office:value-type="float" office:value="-19" calcext:value-type="float">
            <text:p>-19</text:p>
          </table:table-cell>
          <table:table-cell table:formula="of:=0.1314*[.Q406]" office:value-type="float" office:value="-10.6434" calcext:value-type="float">
            <text:p>-10.6434</text:p>
          </table:table-cell>
          <table:table-cell/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84" calcext:value-type="float">
            <text:p>184</text:p>
          </table:table-cell>
          <table:table-cell table:formula="of:=[.A4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407]" office:value-type="float" office:value="-175.03" calcext:value-type="float">
            <text:p>-175.03</text:p>
          </table:table-cell>
          <table:table-cell office:value-type="float" office:value="184" calcext:value-type="float">
            <text:p>184</text:p>
          </table:table-cell>
          <table:table-cell office:value-type="float" office:value="-23" calcext:value-type="float">
            <text:p>-23</text:p>
          </table:table-cell>
          <table:table-cell table:formula="of:=0.1314*[.Q407]" office:value-type="float" office:value="-12.2202" calcext:value-type="float">
            <text:p>-12.2202</text:p>
          </table:table-cell>
          <table:table-cell/>
          <table:table-cell office:value-type="float" office:value="-93" calcext:value-type="float">
            <text:p>-93</text:p>
          </table:table-cell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 table:formula="of:=[.A4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7.61 * [.N408]" office:value-type="float" office:value="312.01" calcext:value-type="float">
            <text:p>312.01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table:formula="of:=0.1314*[.Q408]" office:value-type="float" office:value="38.5002" calcext:value-type="float">
            <text:p>38.5002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percentage" office:value="0.01" calcext:value-type="percentage">
            <text:p>1.00%</text:p>
          </table:table-cell>
          <table:table-cell office:value-type="float" office:value="186" calcext:value-type="float">
            <text:p>186</text:p>
          </table:table-cell>
          <table:table-cell table:formula="of:=[.A409]*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7.61 * [.N409]" office:value-type="float" office:value="631.63" calcext:value-type="float">
            <text:p>631.63</text:p>
          </table:table-cell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table:formula="of:=0.1314*[.Q409]" office:value-type="float" office:value="86.8554" calcext:value-type="float">
            <text:p>86.8554</text:p>
          </table:table-cell>
          <table:table-cell/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percentage" office:value="0.01" calcext:value-type="percentage">
            <text:p>1.00%</text:p>
          </table:table-cell>
          <table:table-cell office:value-type="float" office:value="187" calcext:value-type="float">
            <text:p>187</text:p>
          </table:table-cell>
          <table:table-cell table:formula="of:=[.A410]*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7.61 * [.N410]" office:value-type="float" office:value="1057.79" calcext:value-type="float">
            <text:p>1057.79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table:formula="of:=0.1314*[.Q410]" office:value-type="float" office:value="148.3506" calcext:value-type="float">
            <text:p>148.3506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table:style-name="ce1" office:value-type="percentage" office:value="0.02" calcext:value-type="percentage">
            <text:p>2.00%</text:p>
          </table:table-cell>
          <table:table-cell office:value-type="float" office:value="188" calcext:value-type="float">
            <text:p>188</text:p>
          </table:table-cell>
          <table:table-cell table:formula="of:=[.A411]*10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7.61 * [.N411]" office:value-type="float" office:value="1278.48" calcext:value-type="float">
            <text:p>1278.48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table:formula="of:=0.1314*[.Q411]" office:value-type="float" office:value="174.105" calcext:value-type="float">
            <text:p>174.105</text:p>
          </table:table-cell>
          <table:table-cell/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1" office:value-type="percentage" office:value="0.02" calcext:value-type="percentage">
            <text:p>2.00%</text:p>
          </table:table-cell>
          <table:table-cell office:value-type="float" office:value="189" calcext:value-type="float">
            <text:p>189</text:p>
          </table:table-cell>
          <table:table-cell table:formula="of:=[.A412]*10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7.61 * [.N412]" office:value-type="float" office:value="1757.91" calcext:value-type="float">
            <text:p>1757.91</text:p>
          </table:table-cell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table:formula="of:=0.1314*[.Q412]" office:value-type="float" office:value="233.4978" calcext:value-type="float">
            <text:p>233.4978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1">
          <table:table-cell table:style-name="ce1" office:value-type="percentage" office:value="0.03" calcext:value-type="percentage">
            <text:p>3.00%</text:p>
          </table:table-cell>
          <table:table-cell office:value-type="float" office:value="190" calcext:value-type="float">
            <text:p>190</text:p>
          </table:table-cell>
          <table:table-cell table:formula="of:=[.A413]*10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7.61 * [.N413]" office:value-type="float" office:value="2092.75" calcext:value-type="float">
            <text:p>2092.75</text:p>
          </table:table-cell>
          <table:table-cell office:value-type="float" office:value="190" calcext:value-type="float">
            <text:p>190</text:p>
          </table:table-cell>
          <table:table-cell office:value-type="float" office:value="275" calcext:value-type="float">
            <text:p>275</text:p>
          </table:table-cell>
          <table:table-cell table:formula="of:=0.1314*[.Q413]" office:value-type="float" office:value="282.6414" calcext:value-type="float">
            <text:p>282.6414</text:p>
          </table:table-cell>
          <table:table-cell/>
          <table:table-cell office:value-type="float" office:value="2151" calcext:value-type="float">
            <text:p>2151</text:p>
          </table:table-cell>
        </table:table-row>
        <table:table-row table:style-name="ro1">
          <table:table-cell table:style-name="ce1" office:value-type="percentage" office:value="0.04" calcext:value-type="percentage">
            <text:p>4.00%</text:p>
          </table:table-cell>
          <table:table-cell office:value-type="float" office:value="191" calcext:value-type="float">
            <text:p>191</text:p>
          </table:table-cell>
          <table:table-cell table:formula="of:=[.A414]*10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7.61 * [.N414]" office:value-type="float" office:value="2572.18" calcext:value-type="float">
            <text:p>2572.18</text:p>
          </table:table-cell>
          <table:table-cell office:value-type="float" office:value="191" calcext:value-type="float">
            <text:p>191</text:p>
          </table:table-cell>
          <table:table-cell office:value-type="float" office:value="338" calcext:value-type="float">
            <text:p>338</text:p>
          </table:table-cell>
          <table:table-cell table:formula="of:=0.1314*[.Q414]" office:value-type="float" office:value="353.5974" calcext:value-type="float">
            <text:p>353.5974</text:p>
          </table:table-cell>
          <table:table-cell/>
          <table:table-cell office:value-type="float" office:value="2691" calcext:value-type="float">
            <text:p>2691</text:p>
          </table:table-cell>
        </table:table-row>
        <table:table-row table:style-name="ro1">
          <table:table-cell table:style-name="ce1" office:value-type="percentage" office:value="0.04" calcext:value-type="percentage">
            <text:p>4.00%</text:p>
          </table:table-cell>
          <table:table-cell office:value-type="float" office:value="192" calcext:value-type="float">
            <text:p>192</text:p>
          </table:table-cell>
          <table:table-cell table:formula="of:=[.A415]*10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7.61 * [.N415]" office:value-type="float" office:value="2800.48" calcext:value-type="float">
            <text:p>2800.48</text:p>
          </table:table-cell>
          <table:table-cell office:value-type="float" office:value="192" calcext:value-type="float">
            <text:p>192</text:p>
          </table:table-cell>
          <table:table-cell office:value-type="float" office:value="368" calcext:value-type="float">
            <text:p>368</text:p>
          </table:table-cell>
          <table:table-cell table:formula="of:=0.1314*[.Q415]" office:value-type="float" office:value="374.3586" calcext:value-type="float">
            <text:p>374.3586</text:p>
          </table:table-cell>
          <table:table-cell/>
          <table:table-cell office:value-type="float" office:value="2849" calcext:value-type="float">
            <text:p>2849</text:p>
          </table:table-cell>
        </table:table-row>
        <table:table-row table:style-name="ro1">
          <table:table-cell table:style-name="ce1" office:value-type="percentage" office:value="0.05" calcext:value-type="percentage">
            <text:p>5.00%</text:p>
          </table:table-cell>
          <table:table-cell office:value-type="float" office:value="193" calcext:value-type="float">
            <text:p>193</text:p>
          </table:table-cell>
          <table:table-cell table:formula="of:=[.A416]*10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7.61 * [.N416]" office:value-type="float" office:value="3287.52" calcext:value-type="float">
            <text:p>3287.52</text:p>
          </table:table-cell>
          <table:table-cell office:value-type="float" office:value="193" calcext:value-type="float">
            <text:p>193</text:p>
          </table:table-cell>
          <table:table-cell office:value-type="float" office:value="432" calcext:value-type="float">
            <text:p>432</text:p>
          </table:table-cell>
          <table:table-cell table:formula="of:=0.1314*[.Q416]" office:value-type="float" office:value="434.5398" calcext:value-type="float">
            <text:p>434.5398</text:p>
          </table:table-cell>
          <table:table-cell/>
          <table:table-cell office:value-type="float" office:value="3307" calcext:value-type="float">
            <text:p>3307</text:p>
          </table:table-cell>
        </table:table-row>
        <table:table-row table:style-name="ro1">
          <table:table-cell table:style-name="ce1" office:value-type="percentage" office:value="0.06" calcext:value-type="percentage">
            <text:p>6.00%</text:p>
          </table:table-cell>
          <table:table-cell office:value-type="float" office:value="194" calcext:value-type="float">
            <text:p>194</text:p>
          </table:table-cell>
          <table:table-cell table:formula="of:=[.A417]*10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7.61 * [.N417]" office:value-type="float" office:value="3599.53" calcext:value-type="float">
            <text:p>3599.53</text:p>
          </table:table-cell>
          <table:table-cell office:value-type="float" office:value="194" calcext:value-type="float">
            <text:p>194</text:p>
          </table:table-cell>
          <table:table-cell office:value-type="float" office:value="473" calcext:value-type="float">
            <text:p>473</text:p>
          </table:table-cell>
          <table:table-cell table:formula="of:=0.1314*[.Q417]" office:value-type="float" office:value="493.6698" calcext:value-type="float">
            <text:p>493.6698</text:p>
          </table:table-cell>
          <table:table-cell/>
          <table:table-cell office:value-type="float" office:value="3757" calcext:value-type="float">
            <text:p>3757</text:p>
          </table:table-cell>
        </table:table-row>
        <table:table-row table:style-name="ro1">
          <table:table-cell table:style-name="ce1" office:value-type="percentage" office:value="0.06" calcext:value-type="percentage">
            <text:p>6.00%</text:p>
          </table:table-cell>
          <table:table-cell office:value-type="float" office:value="195" calcext:value-type="float">
            <text:p>195</text:p>
          </table:table-cell>
          <table:table-cell table:formula="of:=[.A418]*10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7.61 * [.N418]" office:value-type="float" office:value="4147.45" calcext:value-type="float">
            <text:p>4147.45</text:p>
          </table:table-cell>
          <table:table-cell office:value-type="float" office:value="195" calcext:value-type="float">
            <text:p>195</text:p>
          </table:table-cell>
          <table:table-cell office:value-type="float" office:value="545" calcext:value-type="float">
            <text:p>545</text:p>
          </table:table-cell>
          <table:table-cell table:formula="of:=0.1314*[.Q418]" office:value-type="float" office:value="547.281" calcext:value-type="float">
            <text:p>547.281</text:p>
          </table:table-cell>
          <table:table-cell/>
          <table:table-cell office:value-type="float" office:value="4165" calcext:value-type="float">
            <text:p>4165</text:p>
          </table:table-cell>
        </table:table-row>
        <table:table-row table:style-name="ro1">
          <table:table-cell table:style-name="ce1" office:value-type="percentage" office:value="0.07" calcext:value-type="percentage">
            <text:p>7.00%</text:p>
          </table:table-cell>
          <table:table-cell office:value-type="float" office:value="196" calcext:value-type="float">
            <text:p>196</text:p>
          </table:table-cell>
          <table:table-cell table:formula="of:=[.A419]*100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7.61 * [.N419]" office:value-type="float" office:value="4330.09" calcext:value-type="float">
            <text:p>4330.09</text:p>
          </table:table-cell>
          <table:table-cell office:value-type="float" office:value="196" calcext:value-type="float">
            <text:p>196</text:p>
          </table:table-cell>
          <table:table-cell office:value-type="float" office:value="569" calcext:value-type="float">
            <text:p>569</text:p>
          </table:table-cell>
          <table:table-cell table:formula="of:=0.1314*[.Q419]" office:value-type="float" office:value="578.817" calcext:value-type="float">
            <text:p>578.817</text:p>
          </table:table-cell>
          <table:table-cell/>
          <table:table-cell office:value-type="float" office:value="4405" calcext:value-type="float">
            <text:p>4405</text:p>
          </table:table-cell>
        </table:table-row>
        <table:table-row table:style-name="ro1">
          <table:table-cell table:style-name="ce1" office:value-type="percentage" office:value="0.07" calcext:value-type="percentage">
            <text:p>7.00%</text:p>
          </table:table-cell>
          <table:table-cell office:value-type="float" office:value="197" calcext:value-type="float">
            <text:p>197</text:p>
          </table:table-cell>
          <table:table-cell table:formula="of:=[.A420]*10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formula="of:=7.61 * [.N420]" office:value-type="float" office:value="4862.79" calcext:value-type="float">
            <text:p>4862.79</text:p>
          </table:table-cell>
          <table:table-cell office:value-type="float" office:value="197" calcext:value-type="float">
            <text:p>197</text:p>
          </table:table-cell>
          <table:table-cell office:value-type="float" office:value="639" calcext:value-type="float">
            <text:p>639</text:p>
          </table:table-cell>
          <table:table-cell table:formula="of:=0.1314*[.Q420]" office:value-type="float" office:value="650.5614" calcext:value-type="float">
            <text:p>650.5614</text:p>
          </table:table-cell>
          <table:table-cell/>
          <table:table-cell office:value-type="float" office:value="4951" calcext:value-type="float">
            <text:p>4951</text:p>
          </table:table-cell>
        </table:table-row>
        <table:table-row table:style-name="ro1">
          <table:table-cell table:style-name="ce1" office:value-type="percentage" office:value="0.08" calcext:value-type="percentage">
            <text:p>8.00%</text:p>
          </table:table-cell>
          <table:table-cell office:value-type="float" office:value="198" calcext:value-type="float">
            <text:p>198</text:p>
          </table:table-cell>
          <table:table-cell table:formula="of:=[.A421]*10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7.61 * [.N421]" office:value-type="float" office:value="5288.95" calcext:value-type="float">
            <text:p>5288.95</text:p>
          </table:table-cell>
          <table:table-cell office:value-type="float" office:value="198" calcext:value-type="float">
            <text:p>198</text:p>
          </table:table-cell>
          <table:table-cell office:value-type="float" office:value="695" calcext:value-type="float">
            <text:p>695</text:p>
          </table:table-cell>
          <table:table-cell table:formula="of:=0.1314*[.Q421]" office:value-type="float" office:value="700.2306" calcext:value-type="float">
            <text:p>700.2306</text:p>
          </table:table-cell>
          <table:table-cell/>
          <table:table-cell office:value-type="float" office:value="5329" calcext:value-type="float">
            <text:p>5329</text:p>
          </table:table-cell>
        </table:table-row>
        <table:table-row table:style-name="ro1">
          <table:table-cell table:style-name="ce1" office:value-type="percentage" office:value="0.09" calcext:value-type="percentage">
            <text:p>9.00%</text:p>
          </table:table-cell>
          <table:table-cell office:value-type="float" office:value="199" calcext:value-type="float">
            <text:p>199</text:p>
          </table:table-cell>
          <table:table-cell table:formula="of:=[.A422]*100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7.61 * [.N422]" office:value-type="float" office:value="5753.16" calcext:value-type="float">
            <text:p>5753.16</text:p>
          </table:table-cell>
          <table:table-cell office:value-type="float" office:value="199" calcext:value-type="float">
            <text:p>199</text:p>
          </table:table-cell>
          <table:table-cell office:value-type="float" office:value="756" calcext:value-type="float">
            <text:p>756</text:p>
          </table:table-cell>
          <table:table-cell table:formula="of:=0.1314*[.Q422]" office:value-type="float" office:value="770.3982" calcext:value-type="float">
            <text:p>770.3982</text:p>
          </table:table-cell>
          <table:table-cell/>
          <table:table-cell office:value-type="float" office:value="5863" calcext:value-type="float">
            <text:p>5863</text:p>
          </table:table-cell>
        </table:table-row>
        <table:table-row table:style-name="ro1">
          <table:table-cell table:style-name="ce1" office:value-type="percentage" office:value="0.09" calcext:value-type="percentage">
            <text:p>9.00%</text:p>
          </table:table-cell>
          <table:table-cell office:value-type="float" office:value="200" calcext:value-type="float">
            <text:p>200</text:p>
          </table:table-cell>
          <table:table-cell table:formula="of:=[.A423]*100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7.61 * [.N423]" office:value-type="float" office:value="5715.11" calcext:value-type="float">
            <text:p>5715.11</text:p>
          </table:table-cell>
          <table:table-cell office:value-type="float" office:value="200" calcext:value-type="float">
            <text:p>200</text:p>
          </table:table-cell>
          <table:table-cell office:value-type="float" office:value="751" calcext:value-type="float">
            <text:p>751</text:p>
          </table:table-cell>
          <table:table-cell table:formula="of:=0.1314*[.Q423]" office:value-type="float" office:value="768.5586" calcext:value-type="float">
            <text:p>768.5586</text:p>
          </table:table-cell>
          <table:table-cell/>
          <table:table-cell office:value-type="float" office:value="5849" calcext:value-type="float">
            <text:p>5849</text:p>
          </table:table-cell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201" calcext:value-type="float">
            <text:p>201</text:p>
          </table:table-cell>
          <table:table-cell table:formula="of:=[.A424]*10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7.61 * [.N424]" office:value-type="float" office:value="6331.52" calcext:value-type="float">
            <text:p>6331.52</text:p>
          </table:table-cell>
          <table:table-cell office:value-type="float" office:value="201" calcext:value-type="float">
            <text:p>201</text:p>
          </table:table-cell>
          <table:table-cell office:value-type="float" office:value="832" calcext:value-type="float">
            <text:p>832</text:p>
          </table:table-cell>
          <table:table-cell table:formula="of:=0.1314*[.Q424]" office:value-type="float" office:value="835.5726" calcext:value-type="float">
            <text:p>835.5726</text:p>
          </table:table-cell>
          <table:table-cell/>
          <table:table-cell office:value-type="float" office:value="6359" calcext:value-type="float">
            <text:p>6359</text:p>
          </table:table-cell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202" calcext:value-type="float">
            <text:p>202</text:p>
          </table:table-cell>
          <table:table-cell table:formula="of:=[.A425]*10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7.61 * [.N425]" office:value-type="float" office:value="6719.63" calcext:value-type="float">
            <text:p>6719.63</text:p>
          </table:table-cell>
          <table:table-cell office:value-type="float" office:value="202" calcext:value-type="float">
            <text:p>202</text:p>
          </table:table-cell>
          <table:table-cell office:value-type="float" office:value="883" calcext:value-type="float">
            <text:p>883</text:p>
          </table:table-cell>
          <table:table-cell table:formula="of:=0.1314*[.Q425]" office:value-type="float" office:value="896.0166" calcext:value-type="float">
            <text:p>896.0166</text:p>
          </table:table-cell>
          <table:table-cell/>
          <table:table-cell office:value-type="float" office:value="6819" calcext:value-type="float">
            <text:p>6819</text:p>
          </table:table-cell>
        </table:table-row>
        <table:table-row table:style-name="ro1">
          <table:table-cell table:style-name="ce1" office:value-type="percentage" office:value="0.11" calcext:value-type="percentage">
            <text:p>11.00%</text:p>
          </table:table-cell>
          <table:table-cell office:value-type="float" office:value="203" calcext:value-type="float">
            <text:p>203</text:p>
          </table:table-cell>
          <table:table-cell table:formula="of:=[.A426]*100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formula="of:=7.61 * [.N426]" office:value-type="float" office:value="7282.77" calcext:value-type="float">
            <text:p>7282.77</text:p>
          </table:table-cell>
          <table:table-cell office:value-type="float" office:value="203" calcext:value-type="float">
            <text:p>203</text:p>
          </table:table-cell>
          <table:table-cell office:value-type="float" office:value="957" calcext:value-type="float">
            <text:p>957</text:p>
          </table:table-cell>
          <table:table-cell table:formula="of:=0.1314*[.Q426]" office:value-type="float" office:value="977.7474" calcext:value-type="float">
            <text:p>977.7474</text:p>
          </table:table-cell>
          <table:table-cell/>
          <table:table-cell office:value-type="float" office:value="7441" calcext:value-type="float">
            <text:p>7441</text:p>
          </table:table-cell>
        </table:table-row>
        <table:table-row table:style-name="ro1">
          <table:table-cell table:style-name="ce1" office:value-type="percentage" office:value="0.12" calcext:value-type="percentage">
            <text:p>12.00%</text:p>
          </table:table-cell>
          <table:table-cell office:value-type="float" office:value="204" calcext:value-type="float">
            <text:p>204</text:p>
          </table:table-cell>
          <table:table-cell table:formula="of:=[.A427]*10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formula="of:=7.61 * [.N427]" office:value-type="float" office:value="7511.07" calcext:value-type="float">
            <text:p>7511.07</text:p>
          </table:table-cell>
          <table:table-cell office:value-type="float" office:value="204" calcext:value-type="float">
            <text:p>204</text:p>
          </table:table-cell>
          <table:table-cell office:value-type="float" office:value="987" calcext:value-type="float">
            <text:p>987</text:p>
          </table:table-cell>
          <table:table-cell table:formula="of:=0.1314*[.Q427]" office:value-type="float" office:value="996.669" calcext:value-type="float">
            <text:p>996.669</text:p>
          </table:table-cell>
          <table:table-cell/>
          <table:table-cell office:value-type="float" office:value="7585" calcext:value-type="float">
            <text:p>7585</text:p>
          </table:table-cell>
        </table:table-row>
        <table:table-row table:style-name="ro1">
          <table:table-cell table:style-name="ce1" office:value-type="percentage" office:value="0.12" calcext:value-type="percentage">
            <text:p>12.00%</text:p>
          </table:table-cell>
          <table:table-cell office:value-type="float" office:value="205" calcext:value-type="float">
            <text:p>205</text:p>
          </table:table-cell>
          <table:table-cell table:formula="of:=[.A428]*10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formula="of:=7.61 * [.N428]" office:value-type="float" office:value="8013.33" calcext:value-type="float">
            <text:p>8013.33</text:p>
          </table:table-cell>
          <table:table-cell office:value-type="float" office:value="205" calcext:value-type="float">
            <text:p>205</text:p>
          </table:table-cell>
          <table:table-cell office:value-type="float" office:value="1053" calcext:value-type="float">
            <text:p>1053</text:p>
          </table:table-cell>
          <table:table-cell table:formula="of:=0.1314*[.Q428]" office:value-type="float" office:value="1066.8366" calcext:value-type="float">
            <text:p>1066.8366</text:p>
          </table:table-cell>
          <table:table-cell/>
          <table:table-cell office:value-type="float" office:value="8119" calcext:value-type="float">
            <text:p>8119</text:p>
          </table:table-cell>
        </table:table-row>
        <table:table-row table:style-name="ro1">
          <table:table-cell table:style-name="ce1" office:value-type="percentage" office:value="0.13" calcext:value-type="percentage">
            <text:p>13.00%</text:p>
          </table:table-cell>
          <table:table-cell office:value-type="float" office:value="206" calcext:value-type="float">
            <text:p>206</text:p>
          </table:table-cell>
          <table:table-cell table:formula="of:=[.A429]*100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formula="of:=7.61 * [.N429]" office:value-type="float" office:value="8447.1" calcext:value-type="float">
            <text:p>8447.1</text:p>
          </table:table-cell>
          <table:table-cell office:value-type="float" office:value="206" calcext:value-type="float">
            <text:p>206</text:p>
          </table:table-cell>
          <table:table-cell office:value-type="float" office:value="1110" calcext:value-type="float">
            <text:p>1110</text:p>
          </table:table-cell>
          <table:table-cell table:formula="of:=0.1314*[.Q429]" office:value-type="float" office:value="1130.1714" calcext:value-type="float">
            <text:p>1130.1714</text:p>
          </table:table-cell>
          <table:table-cell/>
          <table:table-cell office:value-type="float" office:value="8601" calcext:value-type="float">
            <text:p>8601</text:p>
          </table:table-cell>
        </table:table-row>
        <table:table-row table:style-name="ro1">
          <table:table-cell table:style-name="ce1" office:value-type="percentage" office:value="0.14" calcext:value-type="percentage">
            <text:p>14.00%</text:p>
          </table:table-cell>
          <table:table-cell office:value-type="float" office:value="207" calcext:value-type="float">
            <text:p>207</text:p>
          </table:table-cell>
          <table:table-cell table:formula="of:=[.A430]*10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7.61 * [.N430]" office:value-type="float" office:value="9093.95" calcext:value-type="float">
            <text:p>9093.95</text:p>
          </table:table-cell>
          <table:table-cell office:value-type="float" office:value="207" calcext:value-type="float">
            <text:p>207</text:p>
          </table:table-cell>
          <table:table-cell office:value-type="float" office:value="1195" calcext:value-type="float">
            <text:p>1195</text:p>
          </table:table-cell>
          <table:table-cell table:formula="of:=0.1314*[.Q430]" office:value-type="float" office:value="1204.281" calcext:value-type="float">
            <text:p>1204.281</text:p>
          </table:table-cell>
          <table:table-cell/>
          <table:table-cell office:value-type="float" office:value="9165" calcext:value-type="float">
            <text:p>9165</text:p>
          </table:table-cell>
        </table:table-row>
        <table:table-row table:style-name="ro1">
          <table:table-cell table:style-name="ce1" office:value-type="percentage" office:value="0.14" calcext:value-type="percentage">
            <text:p>14.00%</text:p>
          </table:table-cell>
          <table:table-cell office:value-type="float" office:value="208" calcext:value-type="float">
            <text:p>208</text:p>
          </table:table-cell>
          <table:table-cell table:formula="of:=[.A431]*10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7.61 * [.N431]" office:value-type="float" office:value="9284.2" calcext:value-type="float">
            <text:p>9284.2</text:p>
          </table:table-cell>
          <table:table-cell office:value-type="float" office:value="208" calcext:value-type="float">
            <text:p>208</text:p>
          </table:table-cell>
          <table:table-cell office:value-type="float" office:value="1220" calcext:value-type="float">
            <text:p>1220</text:p>
          </table:table-cell>
          <table:table-cell table:formula="of:=0.1314*[.Q431]" office:value-type="float" office:value="1227.4074" calcext:value-type="float">
            <text:p>1227.4074</text:p>
          </table:table-cell>
          <table:table-cell/>
          <table:table-cell office:value-type="float" office:value="9341" calcext:value-type="float">
            <text:p>9341</text:p>
          </table:table-cell>
        </table:table-row>
        <table:table-row table:style-name="ro1">
          <table:table-cell table:style-name="ce1" office:value-type="percentage" office:value="0.15" calcext:value-type="percentage">
            <text:p>15.00%</text:p>
          </table:table-cell>
          <table:table-cell office:value-type="float" office:value="209" calcext:value-type="float">
            <text:p>209</text:p>
          </table:table-cell>
          <table:table-cell table:formula="of:=[.A432]*10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formula="of:=7.61 * [.N432]" office:value-type="float" office:value="9778.85" calcext:value-type="float">
            <text:p>9778.85</text:p>
          </table:table-cell>
          <table:table-cell office:value-type="float" office:value="209" calcext:value-type="float">
            <text:p>209</text:p>
          </table:table-cell>
          <table:table-cell office:value-type="float" office:value="1285" calcext:value-type="float">
            <text:p>1285</text:p>
          </table:table-cell>
          <table:table-cell table:formula="of:=0.1314*[.Q432]" office:value-type="float" office:value="1308.087" calcext:value-type="float">
            <text:p>1308.087</text:p>
          </table:table-cell>
          <table:table-cell/>
          <table:table-cell office:value-type="float" office:value="9955" calcext:value-type="float">
            <text:p>9955</text:p>
          </table:table-cell>
        </table:table-row>
        <table:table-row table:style-name="ro1">
          <table:table-cell table:style-name="ce1" office:value-type="percentage" office:value="0.16" calcext:value-type="percentage">
            <text:p>16.00%</text:p>
          </table:table-cell>
          <table:table-cell office:value-type="float" office:value="210" calcext:value-type="float">
            <text:p>210</text:p>
          </table:table-cell>
          <table:table-cell table:formula="of:=[.A433]*10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formula="of:=7.61 * [.N433]" office:value-type="float" office:value="10303.94" calcext:value-type="float">
            <text:p>10303.94</text:p>
          </table:table-cell>
          <table:table-cell office:value-type="float" office:value="210" calcext:value-type="float">
            <text:p>210</text:p>
          </table:table-cell>
          <table:table-cell office:value-type="float" office:value="1354" calcext:value-type="float">
            <text:p>1354</text:p>
          </table:table-cell>
          <table:table-cell table:formula="of:=0.1314*[.Q433]" office:value-type="float" office:value="1370.1078" calcext:value-type="float">
            <text:p>1370.1078</text:p>
          </table:table-cell>
          <table:table-cell/>
          <table:table-cell office:value-type="float" office:value="10427" calcext:value-type="float">
            <text:p>10427</text:p>
          </table:table-cell>
        </table:table-row>
        <table:table-row table:style-name="ro1">
          <table:table-cell table:style-name="ce1" office:value-type="percentage" office:value="0.17" calcext:value-type="percentage">
            <text:p>17.00%</text:p>
          </table:table-cell>
          <table:table-cell office:value-type="float" office:value="211" calcext:value-type="float">
            <text:p>211</text:p>
          </table:table-cell>
          <table:table-cell table:formula="of:=[.A434]*100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7.61 * [.N434]" office:value-type="float" office:value="10874.69" calcext:value-type="float">
            <text:p>10874.69</text:p>
          </table:table-cell>
          <table:table-cell office:value-type="float" office:value="211" calcext:value-type="float">
            <text:p>211</text:p>
          </table:table-cell>
          <table:table-cell office:value-type="float" office:value="1429" calcext:value-type="float">
            <text:p>1429</text:p>
          </table:table-cell>
          <table:table-cell table:formula="of:=0.1314*[.Q434]" office:value-type="float" office:value="1444.4802" calcext:value-type="float">
            <text:p>1444.4802</text:p>
          </table:table-cell>
          <table:table-cell/>
          <table:table-cell office:value-type="float" office:value="10993" calcext:value-type="float">
            <text:p>10993</text:p>
          </table:table-cell>
        </table:table-row>
        <table:table-row table:style-name="ro1">
          <table:table-cell table:style-name="ce1" office:value-type="percentage" office:value="0.18" calcext:value-type="percentage">
            <text:p>18.00%</text:p>
          </table:table-cell>
          <table:table-cell office:value-type="float" office:value="212" calcext:value-type="float">
            <text:p>212</text:p>
          </table:table-cell>
          <table:table-cell table:formula="of:=[.A435]*10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7.61 * [.N435]" office:value-type="float" office:value="11125.82" calcext:value-type="float">
            <text:p>11125.82</text:p>
          </table:table-cell>
          <table:table-cell office:value-type="float" office:value="212" calcext:value-type="float">
            <text:p>212</text:p>
          </table:table-cell>
          <table:table-cell office:value-type="float" office:value="1462" calcext:value-type="float">
            <text:p>1462</text:p>
          </table:table-cell>
          <table:table-cell table:formula="of:=0.1314*[.Q435]" office:value-type="float" office:value="1479.4326" calcext:value-type="float">
            <text:p>1479.4326</text:p>
          </table:table-cell>
          <table:table-cell/>
          <table:table-cell office:value-type="float" office:value="11259" calcext:value-type="float">
            <text:p>11259</text:p>
          </table:table-cell>
        </table:table-row>
        <table:table-row table:style-name="ro1">
          <table:table-cell table:style-name="ce1" office:value-type="percentage" office:value="0.18" calcext:value-type="percentage">
            <text:p>18.00%</text:p>
          </table:table-cell>
          <table:table-cell office:value-type="float" office:value="213" calcext:value-type="float">
            <text:p>213</text:p>
          </table:table-cell>
          <table:table-cell table:formula="of:=[.A436]*100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7.61 * [.N436]" office:value-type="float" office:value="11787.89" calcext:value-type="float">
            <text:p>11787.89</text:p>
          </table:table-cell>
          <table:table-cell office:value-type="float" office:value="213" calcext:value-type="float">
            <text:p>213</text:p>
          </table:table-cell>
          <table:table-cell office:value-type="float" office:value="1549" calcext:value-type="float">
            <text:p>1549</text:p>
          </table:table-cell>
          <table:table-cell table:formula="of:=0.1314*[.Q436]" office:value-type="float" office:value="1556.9586" calcext:value-type="float">
            <text:p>1556.9586</text:p>
          </table:table-cell>
          <table:table-cell/>
          <table:table-cell office:value-type="float" office:value="11849" calcext:value-type="float">
            <text:p>11849</text:p>
          </table:table-cell>
        </table:table-row>
        <table:table-row table:style-name="ro1">
          <table:table-cell table:style-name="ce1" office:value-type="percentage" office:value="0.19" calcext:value-type="percentage">
            <text:p>19.00%</text:p>
          </table:table-cell>
          <table:table-cell office:value-type="float" office:value="214" calcext:value-type="float">
            <text:p>214</text:p>
          </table:table-cell>
          <table:table-cell table:formula="of:=[.A437]*100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formula="of:=7.61 * [.N437]" office:value-type="float" office:value="12259.71" calcext:value-type="float">
            <text:p>12259.71</text:p>
          </table:table-cell>
          <table:table-cell office:value-type="float" office:value="214" calcext:value-type="float">
            <text:p>214</text:p>
          </table:table-cell>
          <table:table-cell office:value-type="float" office:value="1611" calcext:value-type="float">
            <text:p>1611</text:p>
          </table:table-cell>
          <table:table-cell table:formula="of:=0.1314*[.Q437]" office:value-type="float" office:value="1626.6006" calcext:value-type="float">
            <text:p>1626.6006</text:p>
          </table:table-cell>
          <table:table-cell/>
          <table:table-cell office:value-type="float" office:value="12379" calcext:value-type="float">
            <text:p>12379</text:p>
          </table:table-cell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office:value-type="float" office:value="215" calcext:value-type="float">
            <text:p>215</text:p>
          </table:table-cell>
          <table:table-cell table:formula="of:=[.A438]*10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formula="of:=7.61 * [.N438]" office:value-type="float" office:value="12876.12" calcext:value-type="float">
            <text:p>12876.12</text:p>
          </table:table-cell>
          <table:table-cell office:value-type="float" office:value="215" calcext:value-type="float">
            <text:p>215</text:p>
          </table:table-cell>
          <table:table-cell office:value-type="float" office:value="1692" calcext:value-type="float">
            <text:p>1692</text:p>
          </table:table-cell>
          <table:table-cell table:formula="of:=0.1314*[.Q438]" office:value-type="float" office:value="1712.5362" calcext:value-type="float">
            <text:p>1712.5362</text:p>
          </table:table-cell>
          <table:table-cell/>
          <table:table-cell office:value-type="float" office:value="13033" calcext:value-type="float">
            <text:p>13033</text:p>
          </table:table-cell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office:value-type="float" office:value="216" calcext:value-type="float">
            <text:p>216</text:p>
          </table:table-cell>
          <table:table-cell table:formula="of:=[.A439]*10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formula="of:=7.61 * [.N439]" office:value-type="float" office:value="12815.24" calcext:value-type="float">
            <text:p>12815.24</text:p>
          </table:table-cell>
          <table:table-cell office:value-type="float" office:value="216" calcext:value-type="float">
            <text:p>216</text:p>
          </table:table-cell>
          <table:table-cell office:value-type="float" office:value="1684" calcext:value-type="float">
            <text:p>1684</text:p>
          </table:table-cell>
          <table:table-cell table:formula="of:=0.1314*[.Q439]" office:value-type="float" office:value="1718.055" calcext:value-type="float">
            <text:p>1718.055</text:p>
          </table:table-cell>
          <table:table-cell/>
          <table:table-cell office:value-type="float" office:value="13075" calcext:value-type="float">
            <text:p>13075</text:p>
          </table:table-cell>
        </table:table-row>
        <table:table-row table:style-name="ro1">
          <table:table-cell table:style-name="ce1" office:value-type="percentage" office:value="0.21" calcext:value-type="percentage">
            <text:p>21.00%</text:p>
          </table:table-cell>
          <table:table-cell office:value-type="float" office:value="217" calcext:value-type="float">
            <text:p>217</text:p>
          </table:table-cell>
          <table:table-cell table:formula="of:=[.A440]*100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7.61 * [.N440]" office:value-type="float" office:value="13538.19" calcext:value-type="float">
            <text:p>13538.19</text:p>
          </table:table-cell>
          <table:table-cell office:value-type="float" office:value="217" calcext:value-type="float">
            <text:p>217</text:p>
          </table:table-cell>
          <table:table-cell office:value-type="float" office:value="1779" calcext:value-type="float">
            <text:p>1779</text:p>
          </table:table-cell>
          <table:table-cell table:formula="of:=0.1314*[.Q440]" office:value-type="float" office:value="1800.5742" calcext:value-type="float">
            <text:p>1800.5742</text:p>
          </table:table-cell>
          <table:table-cell/>
          <table:table-cell office:value-type="float" office:value="13703" calcext:value-type="float">
            <text:p>13703</text:p>
          </table:table-cell>
        </table:table-row>
        <table:table-row table:style-name="ro1">
          <table:table-cell table:style-name="ce1" office:value-type="percentage" office:value="0.22" calcext:value-type="percentage">
            <text:p>22.00%</text:p>
          </table:table-cell>
          <table:table-cell office:value-type="float" office:value="218" calcext:value-type="float">
            <text:p>218</text:p>
          </table:table-cell>
          <table:table-cell table:formula="of:=[.A441]*100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table:formula="of:=7.61 * [.N441]" office:value-type="float" office:value="14025.23" calcext:value-type="float">
            <text:p>14025.23</text:p>
          </table:table-cell>
          <table:table-cell office:value-type="float" office:value="218" calcext:value-type="float">
            <text:p>218</text:p>
          </table:table-cell>
          <table:table-cell office:value-type="float" office:value="1843" calcext:value-type="float">
            <text:p>1843</text:p>
          </table:table-cell>
          <table:table-cell table:formula="of:=0.1314*[.Q441]" office:value-type="float" office:value="1862.8578" calcext:value-type="float">
            <text:p>1862.8578</text:p>
          </table:table-cell>
          <table:table-cell/>
          <table:table-cell office:value-type="float" office:value="14177" calcext:value-type="float">
            <text:p>14177</text:p>
          </table:table-cell>
        </table:table-row>
        <table:table-row table:style-name="ro1">
          <table:table-cell table:style-name="ce1" office:value-type="percentage" office:value="0.23" calcext:value-type="percentage">
            <text:p>23.00%</text:p>
          </table:table-cell>
          <table:table-cell office:value-type="float" office:value="219" calcext:value-type="float">
            <text:p>219</text:p>
          </table:table-cell>
          <table:table-cell table:formula="of:=[.A442]*100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7.61 * [.N442]" office:value-type="float" office:value="14634.03" calcext:value-type="float">
            <text:p>14634.03</text:p>
          </table:table-cell>
          <table:table-cell office:value-type="float" office:value="219" calcext:value-type="float">
            <text:p>219</text:p>
          </table:table-cell>
          <table:table-cell office:value-type="float" office:value="1923" calcext:value-type="float">
            <text:p>1923</text:p>
          </table:table-cell>
          <table:table-cell table:formula="of:=0.1314*[.Q442]" office:value-type="float" office:value="1943.5374" calcext:value-type="float">
            <text:p>1943.5374</text:p>
          </table:table-cell>
          <table:table-cell/>
          <table:table-cell office:value-type="float" office:value="14791" calcext:value-type="float">
            <text:p>14791</text:p>
          </table:table-cell>
        </table:table-row>
        <table:table-row table:style-name="ro1">
          <table:table-cell table:style-name="ce1" office:value-type="percentage" office:value="0.24" calcext:value-type="percentage">
            <text:p>24.00%</text:p>
          </table:table-cell>
          <table:table-cell office:value-type="float" office:value="220" calcext:value-type="float">
            <text:p>220</text:p>
          </table:table-cell>
          <table:table-cell table:formula="of:=[.A443]*100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7.61 * [.N443]" office:value-type="float" office:value="15052.58" calcext:value-type="float">
            <text:p>15052.58</text:p>
          </table:table-cell>
          <table:table-cell office:value-type="float" office:value="220" calcext:value-type="float">
            <text:p>220</text:p>
          </table:table-cell>
          <table:table-cell office:value-type="float" office:value="1978" calcext:value-type="float">
            <text:p>1978</text:p>
          </table:table-cell>
          <table:table-cell table:formula="of:=0.1314*[.Q443]" office:value-type="float" office:value="1986.6366" calcext:value-type="float">
            <text:p>1986.6366</text:p>
          </table:table-cell>
          <table:table-cell/>
          <table:table-cell office:value-type="float" office:value="15119" calcext:value-type="float">
            <text:p>15119</text:p>
          </table:table-cell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221" calcext:value-type="float">
            <text:p>221</text:p>
          </table:table-cell>
          <table:table-cell table:formula="of:=[.A444]*10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formula="of:=7.61 * [.N444]" office:value-type="float" office:value="15615.72" calcext:value-type="float">
            <text:p>15615.72</text:p>
          </table:table-cell>
          <table:table-cell office:value-type="float" office:value="221" calcext:value-type="float">
            <text:p>221</text:p>
          </table:table-cell>
          <table:table-cell office:value-type="float" office:value="2052" calcext:value-type="float">
            <text:p>2052</text:p>
          </table:table-cell>
          <table:table-cell table:formula="of:=0.1314*[.Q444]" office:value-type="float" office:value="2073.6234" calcext:value-type="float">
            <text:p>2073.6234</text:p>
          </table:table-cell>
          <table:table-cell/>
          <table:table-cell office:value-type="float" office:value="15781" calcext:value-type="float">
            <text:p>15781</text:p>
          </table:table-cell>
        </table:table-row>
        <table:table-row table:style-name="ro1">
          <table:table-cell table:style-name="ce1" office:value-type="percentage" office:value="0.26" calcext:value-type="percentage">
            <text:p>26.00%</text:p>
          </table:table-cell>
          <table:table-cell office:value-type="float" office:value="222" calcext:value-type="float">
            <text:p>222</text:p>
          </table:table-cell>
          <table:table-cell table:formula="of:=[.A445]*10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formula="of:=7.61 * [.N445]" office:value-type="float" office:value="16140.81" calcext:value-type="float">
            <text:p>16140.81</text:p>
          </table:table-cell>
          <table:table-cell office:value-type="float" office:value="222" calcext:value-type="float">
            <text:p>222</text:p>
          </table:table-cell>
          <table:table-cell office:value-type="float" office:value="2121" calcext:value-type="float">
            <text:p>2121</text:p>
          </table:table-cell>
          <table:table-cell table:formula="of:=0.1314*[.Q445]" office:value-type="float" office:value="2147.4702" calcext:value-type="float">
            <text:p>2147.4702</text:p>
          </table:table-cell>
          <table:table-cell/>
          <table:table-cell office:value-type="float" office:value="16343" calcext:value-type="float">
            <text:p>16343</text:p>
          </table:table-cell>
        </table:table-row>
        <table:table-row table:style-name="ro1">
          <table:table-cell table:style-name="ce1" office:value-type="percentage" office:value="0.27" calcext:value-type="percentage">
            <text:p>27.00%</text:p>
          </table:table-cell>
          <table:table-cell office:value-type="float" office:value="223" calcext:value-type="float">
            <text:p>223</text:p>
          </table:table-cell>
          <table:table-cell table:formula="of:=[.A446]*100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formula="of:=7.61 * [.N446]" office:value-type="float" office:value="16886.59" calcext:value-type="float">
            <text:p>16886.59</text:p>
          </table:table-cell>
          <table:table-cell office:value-type="float" office:value="223" calcext:value-type="float">
            <text:p>223</text:p>
          </table:table-cell>
          <table:table-cell office:value-type="float" office:value="2219" calcext:value-type="float">
            <text:p>2219</text:p>
          </table:table-cell>
          <table:table-cell table:formula="of:=0.1314*[.Q446]" office:value-type="float" office:value="2239.1874" calcext:value-type="float">
            <text:p>2239.1874</text:p>
          </table:table-cell>
          <table:table-cell/>
          <table:table-cell office:value-type="float" office:value="17041" calcext:value-type="float">
            <text:p>17041</text:p>
          </table:table-cell>
        </table:table-row>
        <table:table-row table:style-name="ro1">
          <table:table-cell table:style-name="ce1" office:value-type="percentage" office:value="0.27" calcext:value-type="percentage">
            <text:p>27.00%</text:p>
          </table:table-cell>
          <table:table-cell office:value-type="float" office:value="224" calcext:value-type="float">
            <text:p>224</text:p>
          </table:table-cell>
          <table:table-cell table:formula="of:=[.A447]*100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formula="of:=7.61 * [.N447]" office:value-type="float" office:value="17054.01" calcext:value-type="float">
            <text:p>17054.01</text:p>
          </table:table-cell>
          <table:table-cell office:value-type="float" office:value="224" calcext:value-type="float">
            <text:p>224</text:p>
          </table:table-cell>
          <table:table-cell office:value-type="float" office:value="2241" calcext:value-type="float">
            <text:p>2241</text:p>
          </table:table-cell>
          <table:table-cell table:formula="of:=0.1314*[.Q447]" office:value-type="float" office:value="2260.2114" calcext:value-type="float">
            <text:p>2260.2114</text:p>
          </table:table-cell>
          <table:table-cell/>
          <table:table-cell office:value-type="float" office:value="17201" calcext:value-type="float">
            <text:p>17201</text:p>
          </table:table-cell>
        </table:table-row>
        <table:table-row table:style-name="ro1">
          <table:table-cell table:style-name="ce1" office:value-type="percentage" office:value="0.28" calcext:value-type="percentage">
            <text:p>28.00%</text:p>
          </table:table-cell>
          <table:table-cell office:value-type="float" office:value="225" calcext:value-type="float">
            <text:p>225</text:p>
          </table:table-cell>
          <table:table-cell table:formula="of:=[.A448]*100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formula="of:=7.61 * [.N448]" office:value-type="float" office:value="17761.74" calcext:value-type="float">
            <text:p>17761.74</text:p>
          </table:table-cell>
          <table:table-cell office:value-type="float" office:value="225" calcext:value-type="float">
            <text:p>225</text:p>
          </table:table-cell>
          <table:table-cell office:value-type="float" office:value="2334" calcext:value-type="float">
            <text:p>2334</text:p>
          </table:table-cell>
          <table:table-cell table:formula="of:=0.1314*[.Q448]" office:value-type="float" office:value="2358.2358" calcext:value-type="float">
            <text:p>2358.2358</text:p>
          </table:table-cell>
          <table:table-cell/>
          <table:table-cell office:value-type="float" office:value="17947" calcext:value-type="float">
            <text:p>17947</text:p>
          </table:table-cell>
        </table:table-row>
        <table:table-row table:style-name="ro1">
          <table:table-cell table:style-name="ce1" office:value-type="percentage" office:value="0.29" calcext:value-type="percentage">
            <text:p>29.00%</text:p>
          </table:table-cell>
          <table:table-cell office:value-type="float" office:value="226" calcext:value-type="float">
            <text:p>226</text:p>
          </table:table-cell>
          <table:table-cell table:formula="of:=[.A449]*100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formula="of:=7.61 * [.N449]" office:value-type="float" office:value="18355.32" calcext:value-type="float">
            <text:p>18355.32</text:p>
          </table:table-cell>
          <table:table-cell office:value-type="float" office:value="226" calcext:value-type="float">
            <text:p>226</text:p>
          </table:table-cell>
          <table:table-cell office:value-type="float" office:value="2412" calcext:value-type="float">
            <text:p>2412</text:p>
          </table:table-cell>
          <table:table-cell table:formula="of:=0.1314*[.Q449]" office:value-type="float" office:value="2429.7174" calcext:value-type="float">
            <text:p>2429.7174</text:p>
          </table:table-cell>
          <table:table-cell/>
          <table:table-cell office:value-type="float" office:value="18491" calcext:value-type="float">
            <text:p>18491</text:p>
          </table:table-cell>
        </table:table-row>
        <table:table-row table:style-name="ro1">
          <table:table-cell table:style-name="ce1" office:value-type="percentage" office:value="0.3" calcext:value-type="percentage">
            <text:p>30.00%</text:p>
          </table:table-cell>
          <table:table-cell office:value-type="float" office:value="227" calcext:value-type="float">
            <text:p>227</text:p>
          </table:table-cell>
          <table:table-cell table:formula="of:=[.A450]*10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formula="of:=7.61 * [.N450]" office:value-type="float" office:value="19070.66" calcext:value-type="float">
            <text:p>19070.66</text:p>
          </table:table-cell>
          <table:table-cell office:value-type="float" office:value="227" calcext:value-type="float">
            <text:p>227</text:p>
          </table:table-cell>
          <table:table-cell office:value-type="float" office:value="2506" calcext:value-type="float">
            <text:p>2506</text:p>
          </table:table-cell>
          <table:table-cell table:formula="of:=0.1314*[.Q450]" office:value-type="float" office:value="2530.8954" calcext:value-type="float">
            <text:p>2530.8954</text:p>
          </table:table-cell>
          <table:table-cell/>
          <table:table-cell office:value-type="float" office:value="19261" calcext:value-type="float">
            <text:p>19261</text:p>
          </table:table-cell>
        </table:table-row>
        <table:table-row table:style-name="ro1">
          <table:table-cell table:style-name="ce1" office:value-type="percentage" office:value="0.31" calcext:value-type="percentage">
            <text:p>31.00%</text:p>
          </table:table-cell>
          <table:table-cell office:value-type="float" office:value="228" calcext:value-type="float">
            <text:p>228</text:p>
          </table:table-cell>
          <table:table-cell table:formula="of:=[.A451]*100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7.61 * [.N451]" office:value-type="float" office:value="19512.04" calcext:value-type="float">
            <text:p>19512.04</text:p>
          </table:table-cell>
          <table:table-cell office:value-type="float" office:value="228" calcext:value-type="float">
            <text:p>228</text:p>
          </table:table-cell>
          <table:table-cell office:value-type="float" office:value="2564" calcext:value-type="float">
            <text:p>2564</text:p>
          </table:table-cell>
          <table:table-cell table:formula="of:=0.1314*[.Q451]" office:value-type="float" office:value="2579.2506" calcext:value-type="float">
            <text:p>2579.2506</text:p>
          </table:table-cell>
          <table:table-cell/>
          <table:table-cell office:value-type="float" office:value="19629" calcext:value-type="float">
            <text:p>19629</text:p>
          </table:table-cell>
        </table:table-row>
        <table:table-row table:style-name="ro1">
          <table:table-cell table:style-name="ce1" office:value-type="percentage" office:value="0.32" calcext:value-type="percentage">
            <text:p>32.00%</text:p>
          </table:table-cell>
          <table:table-cell office:value-type="float" office:value="229" calcext:value-type="float">
            <text:p>229</text:p>
          </table:table-cell>
          <table:table-cell table:formula="of:=[.A452]*100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formula="of:=7.61 * [.N452]" office:value-type="float" office:value="20257.82" calcext:value-type="float">
            <text:p>20257.82</text:p>
          </table:table-cell>
          <table:table-cell office:value-type="float" office:value="229" calcext:value-type="float">
            <text:p>229</text:p>
          </table:table-cell>
          <table:table-cell office:value-type="float" office:value="2662" calcext:value-type="float">
            <text:p>2662</text:p>
          </table:table-cell>
          <table:table-cell table:formula="of:=0.1314*[.Q452]" office:value-type="float" office:value="2687.2614" calcext:value-type="float">
            <text:p>2687.2614</text:p>
          </table:table-cell>
          <table:table-cell/>
          <table:table-cell office:value-type="float" office:value="20451" calcext:value-type="float">
            <text:p>20451</text:p>
          </table:table-cell>
        </table:table-row>
        <table:table-row table:style-name="ro1">
          <table:table-cell table:style-name="ce1" office:value-type="percentage" office:value="0.33" calcext:value-type="percentage">
            <text:p>33.00%</text:p>
          </table:table-cell>
          <table:table-cell office:value-type="float" office:value="230" calcext:value-type="float">
            <text:p>230</text:p>
          </table:table-cell>
          <table:table-cell table:formula="of:=[.A453]*100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formula="of:=7.61 * [.N453]" office:value-type="float" office:value="20790.52" calcext:value-type="float">
            <text:p>20790.52</text:p>
          </table:table-cell>
          <table:table-cell office:value-type="float" office:value="230" calcext:value-type="float">
            <text:p>230</text:p>
          </table:table-cell>
          <table:table-cell office:value-type="float" office:value="2732" calcext:value-type="float">
            <text:p>2732</text:p>
          </table:table-cell>
          <table:table-cell table:formula="of:=0.1314*[.Q453]" office:value-type="float" office:value="2763.4734" calcext:value-type="float">
            <text:p>2763.4734</text:p>
          </table:table-cell>
          <table:table-cell/>
          <table:table-cell office:value-type="float" office:value="21031" calcext:value-type="float">
            <text:p>21031</text:p>
          </table:table-cell>
        </table:table-row>
        <table:table-row table:style-name="ro1">
          <table:table-cell table:style-name="ce1" office:value-type="percentage" office:value="0.34" calcext:value-type="percentage">
            <text:p>34.00%</text:p>
          </table:table-cell>
          <table:table-cell office:value-type="float" office:value="231" calcext:value-type="float">
            <text:p>231</text:p>
          </table:table-cell>
          <table:table-cell table:formula="of:=[.A454]*100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formula="of:=7.61 * [.N454]" office:value-type="float" office:value="21658.06" calcext:value-type="float">
            <text:p>21658.06</text:p>
          </table:table-cell>
          <table:table-cell office:value-type="float" office:value="231" calcext:value-type="float">
            <text:p>231</text:p>
          </table:table-cell>
          <table:table-cell office:value-type="float" office:value="2846" calcext:value-type="float">
            <text:p>2846</text:p>
          </table:table-cell>
          <table:table-cell table:formula="of:=0.1314*[.Q454]" office:value-type="float" office:value="2863.6002" calcext:value-type="float">
            <text:p>2863.6002</text:p>
          </table:table-cell>
          <table:table-cell/>
          <table:table-cell office:value-type="float" office:value="21793" calcext:value-type="float">
            <text:p>21793</text:p>
          </table:table-cell>
        </table:table-row>
        <table:table-row table:style-name="ro1">
          <table:table-cell table:style-name="ce1" office:value-type="percentage" office:value="0.34" calcext:value-type="percentage">
            <text:p>34.00%</text:p>
          </table:table-cell>
          <table:table-cell office:value-type="float" office:value="232" calcext:value-type="float">
            <text:p>232</text:p>
          </table:table-cell>
          <table:table-cell table:formula="of:=[.A455]*100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formula="of:=7.61 * [.N455]" office:value-type="float" office:value="21597.18" calcext:value-type="float">
            <text:p>21597.18</text:p>
          </table:table-cell>
          <table:table-cell office:value-type="float" office:value="232" calcext:value-type="float">
            <text:p>232</text:p>
          </table:table-cell>
          <table:table-cell office:value-type="float" office:value="2838" calcext:value-type="float">
            <text:p>2838</text:p>
          </table:table-cell>
          <table:table-cell table:formula="of:=0.1314*[.Q455]" office:value-type="float" office:value="2863.6002" calcext:value-type="float">
            <text:p>2863.6002</text:p>
          </table:table-cell>
          <table:table-cell/>
          <table:table-cell office:value-type="float" office:value="21793" calcext:value-type="float">
            <text:p>21793</text:p>
          </table:table-cell>
        </table:table-row>
        <table:table-row table:style-name="ro1">
          <table:table-cell table:style-name="ce1" office:value-type="percentage" office:value="0.36" calcext:value-type="percentage">
            <text:p>36.00%</text:p>
          </table:table-cell>
          <table:table-cell office:value-type="float" office:value="233" calcext:value-type="float">
            <text:p>233</text:p>
          </table:table-cell>
          <table:table-cell table:formula="of:=[.A456]*100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formula="of:=7.61 * [.N456]" office:value-type="float" office:value="22396.23" calcext:value-type="float">
            <text:p>22396.23</text:p>
          </table:table-cell>
          <table:table-cell office:value-type="float" office:value="233" calcext:value-type="float">
            <text:p>233</text:p>
          </table:table-cell>
          <table:table-cell office:value-type="float" office:value="2943" calcext:value-type="float">
            <text:p>2943</text:p>
          </table:table-cell>
          <table:table-cell table:formula="of:=0.1314*[.Q456]" office:value-type="float" office:value="2967.1434" calcext:value-type="float">
            <text:p>2967.1434</text:p>
          </table:table-cell>
          <table:table-cell/>
          <table:table-cell office:value-type="float" office:value="22581" calcext:value-type="float">
            <text:p>22581</text:p>
          </table:table-cell>
        </table:table-row>
        <table:table-row table:style-name="ro1">
          <table:table-cell table:style-name="ce1" office:value-type="percentage" office:value="0.37" calcext:value-type="percentage">
            <text:p>37.00%</text:p>
          </table:table-cell>
          <table:table-cell office:value-type="float" office:value="234" calcext:value-type="float">
            <text:p>234</text:p>
          </table:table-cell>
          <table:table-cell table:formula="of:=[.A457]*10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formula="of:=7.61 * [.N457]" office:value-type="float" office:value="23065.91" calcext:value-type="float">
            <text:p>23065.91</text:p>
          </table:table-cell>
          <table:table-cell office:value-type="float" office:value="234" calcext:value-type="float">
            <text:p>234</text:p>
          </table:table-cell>
          <table:table-cell office:value-type="float" office:value="3031" calcext:value-type="float">
            <text:p>3031</text:p>
          </table:table-cell>
          <table:table-cell table:formula="of:=0.1314*[.Q457]" office:value-type="float" office:value="3049.9254" calcext:value-type="float">
            <text:p>3049.9254</text:p>
          </table:table-cell>
          <table:table-cell/>
          <table:table-cell office:value-type="float" office:value="23211" calcext:value-type="float">
            <text:p>23211</text:p>
          </table:table-cell>
        </table:table-row>
        <table:table-row table:style-name="ro1">
          <table:table-cell table:style-name="ce1" office:value-type="percentage" office:value="0.38" calcext:value-type="percentage">
            <text:p>38.00%</text:p>
          </table:table-cell>
          <table:table-cell office:value-type="float" office:value="235" calcext:value-type="float">
            <text:p>235</text:p>
          </table:table-cell>
          <table:table-cell table:formula="of:=[.A458]*100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formula="of:=7.61 * [.N458]" office:value-type="float" office:value="23804.08" calcext:value-type="float">
            <text:p>23804.08</text:p>
          </table:table-cell>
          <table:table-cell office:value-type="float" office:value="235" calcext:value-type="float">
            <text:p>235</text:p>
          </table:table-cell>
          <table:table-cell office:value-type="float" office:value="3128" calcext:value-type="float">
            <text:p>3128</text:p>
          </table:table-cell>
          <table:table-cell table:formula="of:=0.1314*[.Q458]" office:value-type="float" office:value="3167.9226" calcext:value-type="float">
            <text:p>3167.9226</text:p>
          </table:table-cell>
          <table:table-cell/>
          <table:table-cell office:value-type="float" office:value="24109" calcext:value-type="float">
            <text:p>24109</text:p>
          </table:table-cell>
        </table:table-row>
        <table:table-row table:style-name="ro1">
          <table:table-cell table:style-name="ce1" office:value-type="percentage" office:value="0.39" calcext:value-type="percentage">
            <text:p>39.00%</text:p>
          </table:table-cell>
          <table:table-cell office:value-type="float" office:value="236" calcext:value-type="float">
            <text:p>236</text:p>
          </table:table-cell>
          <table:table-cell table:formula="of:=[.A459]*100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formula="of:=7.61 * [.N459]" office:value-type="float" office:value="24184.58" calcext:value-type="float">
            <text:p>24184.58</text:p>
          </table:table-cell>
          <table:table-cell office:value-type="float" office:value="236" calcext:value-type="float">
            <text:p>236</text:p>
          </table:table-cell>
          <table:table-cell office:value-type="float" office:value="3178" calcext:value-type="float">
            <text:p>3178</text:p>
          </table:table-cell>
          <table:table-cell table:formula="of:=0.1314*[.Q459]" office:value-type="float" office:value="3210.4962" calcext:value-type="float">
            <text:p>3210.4962</text:p>
          </table:table-cell>
          <table:table-cell/>
          <table:table-cell office:value-type="float" office:value="24433" calcext:value-type="float">
            <text:p>24433</text:p>
          </table:table-cell>
        </table:table-row>
        <table:table-row table:style-name="ro1">
          <table:table-cell table:style-name="ce1" office:value-type="percentage" office:value="0.4" calcext:value-type="percentage">
            <text:p>40.00%</text:p>
          </table:table-cell>
          <table:table-cell office:value-type="float" office:value="237" calcext:value-type="float">
            <text:p>237</text:p>
          </table:table-cell>
          <table:table-cell table:formula="of:=[.A460]*10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formula="of:=7.61 * [.N460]" office:value-type="float" office:value="25173.88" calcext:value-type="float">
            <text:p>25173.88</text:p>
          </table:table-cell>
          <table:table-cell office:value-type="float" office:value="237" calcext:value-type="float">
            <text:p>237</text:p>
          </table:table-cell>
          <table:table-cell office:value-type="float" office:value="3308" calcext:value-type="float">
            <text:p>3308</text:p>
          </table:table-cell>
          <table:table-cell table:formula="of:=0.1314*[.Q460]" office:value-type="float" office:value="3328.2306" calcext:value-type="float">
            <text:p>3328.2306</text:p>
          </table:table-cell>
          <table:table-cell/>
          <table:table-cell office:value-type="float" office:value="25329" calcext:value-type="float">
            <text:p>25329</text:p>
          </table:table-cell>
        </table:table-row>
        <table:table-row table:style-name="ro1">
          <table:table-cell table:style-name="ce1" office:value-type="percentage" office:value="0.41" calcext:value-type="percentage">
            <text:p>41.00%</text:p>
          </table:table-cell>
          <table:table-cell office:value-type="float" office:value="238" calcext:value-type="float">
            <text:p>238</text:p>
          </table:table-cell>
          <table:table-cell table:formula="of:=[.A461]*100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formula="of:=7.61 * [.N461]" office:value-type="float" office:value="25744.63" calcext:value-type="float">
            <text:p>25744.63</text:p>
          </table:table-cell>
          <table:table-cell office:value-type="float" office:value="238" calcext:value-type="float">
            <text:p>238</text:p>
          </table:table-cell>
          <table:table-cell office:value-type="float" office:value="3383" calcext:value-type="float">
            <text:p>3383</text:p>
          </table:table-cell>
          <table:table-cell table:formula="of:=0.1314*[.Q461]" office:value-type="float" office:value="3409.173" calcext:value-type="float">
            <text:p>3409.173</text:p>
          </table:table-cell>
          <table:table-cell/>
          <table:table-cell office:value-type="float" office:value="25945" calcext:value-type="float">
            <text:p>25945</text:p>
          </table:table-cell>
        </table:table-row>
        <table:table-row table:style-name="ro1">
          <table:table-cell table:style-name="ce1" office:value-type="percentage" office:value="0.42" calcext:value-type="percentage">
            <text:p>42.00%</text:p>
          </table:table-cell>
          <table:table-cell office:value-type="float" office:value="239" calcext:value-type="float">
            <text:p>239</text:p>
          </table:table-cell>
          <table:table-cell table:formula="of:=[.A462]*100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formula="of:=7.61 * [.N462]" office:value-type="float" office:value="26673.05" calcext:value-type="float">
            <text:p>26673.05</text:p>
          </table:table-cell>
          <table:table-cell office:value-type="float" office:value="239" calcext:value-type="float">
            <text:p>239</text:p>
          </table:table-cell>
          <table:table-cell office:value-type="float" office:value="3505" calcext:value-type="float">
            <text:p>3505</text:p>
          </table:table-cell>
          <table:table-cell table:formula="of:=0.1314*[.Q462]" office:value-type="float" office:value="3523.7538" calcext:value-type="float">
            <text:p>3523.7538</text:p>
          </table:table-cell>
          <table:table-cell/>
          <table:table-cell office:value-type="float" office:value="26817" calcext:value-type="float">
            <text:p>26817</text:p>
          </table:table-cell>
        </table:table-row>
        <table:table-row table:style-name="ro1">
          <table:table-cell table:style-name="ce1" office:value-type="percentage" office:value="0.43" calcext:value-type="percentage">
            <text:p>43.00%</text:p>
          </table:table-cell>
          <table:table-cell office:value-type="float" office:value="240" calcext:value-type="float">
            <text:p>240</text:p>
          </table:table-cell>
          <table:table-cell table:formula="of:=[.A463]*100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formula="of:=7.61 * [.N463]" office:value-type="float" office:value="26916.57" calcext:value-type="float">
            <text:p>26916.57</text:p>
          </table:table-cell>
          <table:table-cell office:value-type="float" office:value="240" calcext:value-type="float">
            <text:p>240</text:p>
          </table:table-cell>
          <table:table-cell office:value-type="float" office:value="3537" calcext:value-type="float">
            <text:p>3537</text:p>
          </table:table-cell>
          <table:table-cell table:formula="of:=0.1314*[.Q463]" office:value-type="float" office:value="3546.6174" calcext:value-type="float">
            <text:p>3546.6174</text:p>
          </table:table-cell>
          <table:table-cell/>
          <table:table-cell office:value-type="float" office:value="26991" calcext:value-type="float">
            <text:p>26991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3817" calcext:value-type="float">
            <text:p>-3817</text:p>
          </table:table-cell>
          <table:table-cell office:value-type="float" office:value="-3808" calcext:value-type="float">
            <text:p>-380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808" calcext:value-type="float">
            <text:p>-3808</text:p>
          </table:table-cell>
          <table:table-cell office:value-type="float" office:value="-46" calcext:value-type="float">
            <text:p>-46</text:p>
          </table:table-cell>
          <table:table-cell office:value-type="float" office:value="4384" calcext:value-type="float">
            <text:p>4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3809" calcext:value-type="float">
            <text:p>-3809</text:p>
          </table:table-cell>
          <table:table-cell office:value-type="float" office:value="-3805" calcext:value-type="float">
            <text:p>-3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805" calcext:value-type="float">
            <text:p>-3805</text:p>
          </table:table-cell>
          <table:table-cell office:value-type="float" office:value="-46" calcext:value-type="float">
            <text:p>-46</text:p>
          </table:table-cell>
          <table:table-cell office:value-type="float" office:value="4387" calcext:value-type="float">
            <text:p>4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3783" calcext:value-type="float">
            <text:p>-3783</text:p>
          </table:table-cell>
          <table:table-cell office:value-type="float" office:value="-3779" calcext:value-type="float">
            <text:p>-377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779" calcext:value-type="float">
            <text:p>-3779</text:p>
          </table:table-cell>
          <table:table-cell office:value-type="float" office:value="-46" calcext:value-type="float">
            <text:p>-46</text:p>
          </table:table-cell>
          <table:table-cell office:value-type="float" office:value="4413" calcext:value-type="float">
            <text:p>44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3755" calcext:value-type="float">
            <text:p>-3755</text:p>
          </table:table-cell>
          <table:table-cell office:value-type="float" office:value="-3752" calcext:value-type="float">
            <text:p>-37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752" calcext:value-type="float">
            <text:p>-3752</text:p>
          </table:table-cell>
          <table:table-cell office:value-type="float" office:value="-45" calcext:value-type="float">
            <text:p>-45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3731" calcext:value-type="float">
            <text:p>-3731</text:p>
          </table:table-cell>
          <table:table-cell office:value-type="float" office:value="-3728" calcext:value-type="float">
            <text:p>-372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3728" calcext:value-type="float">
            <text:p>-3728</text:p>
          </table:table-cell>
          <table:table-cell office:value-type="float" office:value="-45" calcext:value-type="float">
            <text:p>-45</text:p>
          </table:table-cell>
          <table:table-cell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3717" calcext:value-type="float">
            <text:p>-3717</text:p>
          </table:table-cell>
          <table:table-cell office:value-type="float" office:value="-3718" calcext:value-type="float">
            <text:p>-37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3718" calcext:value-type="float">
            <text:p>-3718</text:p>
          </table:table-cell>
          <table:table-cell office:value-type="float" office:value="-45" calcext:value-type="float">
            <text:p>-45</text:p>
          </table:table-cell>
          <table:table-cell office:value-type="float" office:value="4474" calcext:value-type="float">
            <text:p>44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3691" calcext:value-type="float">
            <text:p>-3691</text:p>
          </table:table-cell>
          <table:table-cell office:value-type="float" office:value="-3687" calcext:value-type="float">
            <text:p>-368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3687" calcext:value-type="float">
            <text:p>-3687</text:p>
          </table:table-cell>
          <table:table-cell office:value-type="float" office:value="-45" calcext:value-type="float">
            <text:p>-45</text:p>
          </table:table-cell>
          <table:table-cell office:value-type="float" office:value="4505" calcext:value-type="float">
            <text:p>45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669" calcext:value-type="float">
            <text:p>-3669</text:p>
          </table:table-cell>
          <table:table-cell office:value-type="float" office:value="-3668" calcext:value-type="float">
            <text:p>-366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3668" calcext:value-type="float">
            <text:p>-3668</text:p>
          </table:table-cell>
          <table:table-cell office:value-type="float" office:value="-44" calcext:value-type="float">
            <text:p>-44</text:p>
          </table:table-cell>
          <table:table-cell office:value-type="float" office:value="4524" calcext:value-type="float">
            <text:p>4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3645" calcext:value-type="float">
            <text:p>-3645</text:p>
          </table:table-cell>
          <table:table-cell office:value-type="float" office:value="-3634" calcext:value-type="float">
            <text:p>-36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3634" calcext:value-type="float">
            <text:p>-3634</text:p>
          </table:table-cell>
          <table:table-cell office:value-type="float" office:value="-44" calcext:value-type="float">
            <text:p>-44</text:p>
          </table:table-cell>
          <table:table-cell office:value-type="float" office:value="4558" calcext:value-type="float">
            <text:p>45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3646" calcext:value-type="float">
            <text:p>-3646</text:p>
          </table:table-cell>
          <table:table-cell office:value-type="float" office:value="-3642" calcext:value-type="float">
            <text:p>-364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3642" calcext:value-type="float">
            <text:p>-3642</text:p>
          </table:table-cell>
          <table:table-cell office:value-type="float" office:value="-44" calcext:value-type="float">
            <text:p>-44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3615" calcext:value-type="float">
            <text:p>-3615</text:p>
          </table:table-cell>
          <table:table-cell office:value-type="float" office:value="-3614" calcext:value-type="float">
            <text:p>-36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3614" calcext:value-type="float">
            <text:p>-3614</text:p>
          </table:table-cell>
          <table:table-cell office:value-type="float" office:value="-44" calcext:value-type="float">
            <text:p>-44</text:p>
          </table:table-cell>
          <table:table-cell office:value-type="float" office:value="4578" calcext:value-type="float">
            <text:p>4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3596" calcext:value-type="float">
            <text:p>-3596</text:p>
          </table:table-cell>
          <table:table-cell office:value-type="float" office:value="-3595" calcext:value-type="float">
            <text:p>-35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3595" calcext:value-type="float">
            <text:p>-3595</text:p>
          </table:table-cell>
          <table:table-cell office:value-type="float" office:value="-43" calcext:value-type="float">
            <text:p>-43</text:p>
          </table:table-cell>
          <table:table-cell office:value-type="float" office:value="4597" calcext:value-type="float">
            <text:p>4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3565" calcext:value-type="float">
            <text:p>-3565</text:p>
          </table:table-cell>
          <table:table-cell office:value-type="float" office:value="-3563" calcext:value-type="float">
            <text:p>-356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3563" calcext:value-type="float">
            <text:p>-3563</text:p>
          </table:table-cell>
          <table:table-cell office:value-type="float" office:value="-43" calcext:value-type="float">
            <text:p>-43</text:p>
          </table:table-cell>
          <table:table-cell office:value-type="float" office:value="4629" calcext:value-type="float">
            <text:p>4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3549" calcext:value-type="float">
            <text:p>-3549</text:p>
          </table:table-cell>
          <table:table-cell office:value-type="float" office:value="-3551" calcext:value-type="float">
            <text:p>-355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3551" calcext:value-type="float">
            <text:p>-3551</text:p>
          </table:table-cell>
          <table:table-cell office:value-type="float" office:value="-43" calcext:value-type="float">
            <text:p>-43</text:p>
          </table:table-cell>
          <table:table-cell office:value-type="float" office:value="4641" calcext:value-type="float">
            <text:p>4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3526" calcext:value-type="float">
            <text:p>-3526</text:p>
          </table:table-cell>
          <table:table-cell office:value-type="float" office:value="-3518" calcext:value-type="float">
            <text:p>-35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3518" calcext:value-type="float">
            <text:p>-3518</text:p>
          </table:table-cell>
          <table:table-cell office:value-type="float" office:value="-42" calcext:value-type="float">
            <text:p>-42</text:p>
          </table:table-cell>
          <table:table-cell office:value-type="float" office:value="4674" calcext:value-type="float">
            <text:p>46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502" calcext:value-type="float">
            <text:p>-3502</text:p>
          </table:table-cell>
          <table:table-cell office:value-type="float" office:value="-3496" calcext:value-type="float">
            <text:p>-34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3496" calcext:value-type="float">
            <text:p>-3496</text:p>
          </table:table-cell>
          <table:table-cell office:value-type="float" office:value="-42" calcext:value-type="float">
            <text:p>-42</text:p>
          </table:table-cell>
          <table:table-cell office:value-type="float" office:value="4696" calcext:value-type="float">
            <text:p>4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3466" calcext:value-type="float">
            <text:p>-3466</text:p>
          </table:table-cell>
          <table:table-cell office:value-type="float" office:value="-3468" calcext:value-type="float">
            <text:p>-346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3468" calcext:value-type="float">
            <text:p>-3468</text:p>
          </table:table-cell>
          <table:table-cell office:value-type="float" office:value="-42" calcext:value-type="float">
            <text:p>-42</text:p>
          </table:table-cell>
          <table:table-cell office:value-type="float" office:value="4724" calcext:value-type="float">
            <text:p>4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3453" calcext:value-type="float">
            <text:p>-3453</text:p>
          </table:table-cell>
          <table:table-cell office:value-type="float" office:value="-3452" calcext:value-type="float">
            <text:p>-34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3452" calcext:value-type="float">
            <text:p>-3452</text:p>
          </table:table-cell>
          <table:table-cell office:value-type="float" office:value="-42" calcext:value-type="float">
            <text:p>-42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3425" calcext:value-type="float">
            <text:p>-3425</text:p>
          </table:table-cell>
          <table:table-cell office:value-type="float" office:value="-3421" calcext:value-type="float">
            <text:p>-342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3421" calcext:value-type="float">
            <text:p>-3421</text:p>
          </table:table-cell>
          <table:table-cell office:value-type="float" office:value="-41" calcext:value-type="float">
            <text:p>-41</text:p>
          </table:table-cell>
          <table:table-cell office:value-type="float" office:value="4771" calcext:value-type="float">
            <text:p>4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3397" calcext:value-type="float">
            <text:p>-3397</text:p>
          </table:table-cell>
          <table:table-cell office:value-type="float" office:value="-3394" calcext:value-type="float">
            <text:p>-339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3394" calcext:value-type="float">
            <text:p>-3394</text:p>
          </table:table-cell>
          <table:table-cell office:value-type="float" office:value="-41" calcext:value-type="float">
            <text:p>-41</text:p>
          </table:table-cell>
          <table:table-cell office:value-type="float" office:value="4798" calcext:value-type="float">
            <text:p>47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3372" calcext:value-type="float">
            <text:p>-3372</text:p>
          </table:table-cell>
          <table:table-cell office:value-type="float" office:value="-3359" calcext:value-type="float">
            <text:p>-335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3359" calcext:value-type="float">
            <text:p>-3359</text:p>
          </table:table-cell>
          <table:table-cell office:value-type="float" office:value="-41" calcext:value-type="float">
            <text:p>-41</text:p>
          </table:table-cell>
          <table:table-cell office:value-type="float" office:value="4833" calcext:value-type="float">
            <text:p>48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3355" calcext:value-type="float">
            <text:p>-3355</text:p>
          </table:table-cell>
          <table:table-cell office:value-type="float" office:value="-3347" calcext:value-type="float">
            <text:p>-334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3347" calcext:value-type="float">
            <text:p>-3347</text:p>
          </table:table-cell>
          <table:table-cell office:value-type="float" office:value="-40" calcext:value-type="float">
            <text:p>-40</text:p>
          </table:table-cell>
          <table:table-cell office:value-type="float" office:value="4845" calcext:value-type="float">
            <text:p>48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3324" calcext:value-type="float">
            <text:p>-3324</text:p>
          </table:table-cell>
          <table:table-cell office:value-type="float" office:value="-3315" calcext:value-type="float">
            <text:p>-331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3315" calcext:value-type="float">
            <text:p>-3315</text:p>
          </table:table-cell>
          <table:table-cell office:value-type="float" office:value="-40" calcext:value-type="float">
            <text:p>-40</text:p>
          </table:table-cell>
          <table:table-cell office:value-type="float" office:value="4877" calcext:value-type="float">
            <text:p>48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-3292" calcext:value-type="float">
            <text:p>-329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3292" calcext:value-type="float">
            <text:p>-3292</text:p>
          </table:table-cell>
          <table:table-cell office:value-type="float" office:value="-40" calcext:value-type="float">
            <text:p>-40</text:p>
          </table:table-cell>
          <table:table-cell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3263" calcext:value-type="float">
            <text:p>-3263</text:p>
          </table:table-cell>
          <table:table-cell office:value-type="float" office:value="-3258" calcext:value-type="float">
            <text:p>-32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3258" calcext:value-type="float">
            <text:p>-3258</text:p>
          </table:table-cell>
          <table:table-cell office:value-type="float" office:value="-39" calcext:value-type="float">
            <text:p>-39</text:p>
          </table:table-cell>
          <table:table-cell office:value-type="float" office:value="4934" calcext:value-type="float">
            <text:p>49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264" calcext:value-type="float">
            <text:p>-3264</text:p>
          </table:table-cell>
          <table:table-cell office:value-type="float" office:value="-3259" calcext:value-type="float">
            <text:p>-32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3259" calcext:value-type="float">
            <text:p>-3259</text:p>
          </table:table-cell>
          <table:table-cell office:value-type="float" office:value="-39" calcext:value-type="float">
            <text:p>-39</text:p>
          </table:table-cell>
          <table:table-cell office:value-type="float" office:value="4933" calcext:value-type="float">
            <text:p>49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3233" calcext:value-type="float">
            <text:p>-3233</text:p>
          </table:table-cell>
          <table:table-cell office:value-type="float" office:value="-3226" calcext:value-type="float">
            <text:p>-322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3226" calcext:value-type="float">
            <text:p>-3226</text:p>
          </table:table-cell>
          <table:table-cell office:value-type="float" office:value="-39" calcext:value-type="float">
            <text:p>-39</text:p>
          </table:table-cell>
          <table:table-cell office:value-type="float" office:value="4966" calcext:value-type="float">
            <text:p>49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3207" calcext:value-type="float">
            <text:p>-3207</text:p>
          </table:table-cell>
          <table:table-cell office:value-type="float" office:value="-3200" calcext:value-type="float">
            <text:p>-320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3200" calcext:value-type="float">
            <text:p>-3200</text:p>
          </table:table-cell>
          <table:table-cell office:value-type="float" office:value="-39" calcext:value-type="float">
            <text:p>-39</text:p>
          </table:table-cell>
          <table:table-cell office:value-type="float" office:value="4992" calcext:value-type="float">
            <text:p>49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3170" calcext:value-type="float">
            <text:p>-3170</text:p>
          </table:table-cell>
          <table:table-cell office:value-type="float" office:value="-3165" calcext:value-type="float">
            <text:p>-316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3165" calcext:value-type="float">
            <text:p>-3165</text:p>
          </table:table-cell>
          <table:table-cell office:value-type="float" office:value="-38" calcext:value-type="float">
            <text:p>-38</text:p>
          </table:table-cell>
          <table:table-cell office:value-type="float" office:value="5027" calcext:value-type="float">
            <text:p>5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3156" calcext:value-type="float">
            <text:p>-3156</text:p>
          </table:table-cell>
          <table:table-cell office:value-type="float" office:value="-3148" calcext:value-type="float">
            <text:p>-314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3148" calcext:value-type="float">
            <text:p>-3148</text:p>
          </table:table-cell>
          <table:table-cell office:value-type="float" office:value="-38" calcext:value-type="float">
            <text:p>-38</text:p>
          </table:table-cell>
          <table:table-cell office:value-type="float" office:value="5044" calcext:value-type="float">
            <text:p>5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3120" calcext:value-type="float">
            <text:p>-3120</text:p>
          </table:table-cell>
          <table:table-cell office:value-type="float" office:value="-3112" calcext:value-type="float">
            <text:p>-31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3112" calcext:value-type="float">
            <text:p>-3112</text:p>
          </table:table-cell>
          <table:table-cell office:value-type="float" office:value="-37" calcext:value-type="float">
            <text:p>-37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3093" calcext:value-type="float">
            <text:p>-3093</text:p>
          </table:table-cell>
          <table:table-cell office:value-type="float" office:value="-3091" calcext:value-type="float">
            <text:p>-30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3091" calcext:value-type="float">
            <text:p>-3091</text:p>
          </table:table-cell>
          <table:table-cell office:value-type="float" office:value="-37" calcext:value-type="float">
            <text:p>-37</text:p>
          </table:table-cell>
          <table:table-cell office:value-type="float" office:value="5101" calcext:value-type="float">
            <text:p>51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3053" calcext:value-type="float">
            <text:p>-3053</text:p>
          </table:table-cell>
          <table:table-cell office:value-type="float" office:value="-3055" calcext:value-type="float">
            <text:p>-305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3055" calcext:value-type="float">
            <text:p>-3055</text:p>
          </table:table-cell>
          <table:table-cell office:value-type="float" office:value="-37" calcext:value-type="float">
            <text:p>-37</text:p>
          </table:table-cell>
          <table:table-cell office:value-type="float" office:value="5137" calcext:value-type="float">
            <text:p>51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3035" calcext:value-type="float">
            <text:p>-3035</text:p>
          </table:table-cell>
          <table:table-cell office:value-type="float" office:value="-3033" calcext:value-type="float">
            <text:p>-303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3033" calcext:value-type="float">
            <text:p>-3033</text:p>
          </table:table-cell>
          <table:table-cell office:value-type="float" office:value="-37" calcext:value-type="float">
            <text:p>-37</text:p>
          </table:table-cell>
          <table:table-cell office:value-type="float" office:value="5159" calcext:value-type="float">
            <text:p>51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3002" calcext:value-type="float">
            <text:p>-3002</text:p>
          </table:table-cell>
          <table:table-cell office:value-type="float" office:value="-2993" calcext:value-type="float">
            <text:p>-299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2993" calcext:value-type="float">
            <text:p>-2993</text:p>
          </table:table-cell>
          <table:table-cell office:value-type="float" office:value="-36" calcext:value-type="float">
            <text:p>-36</text:p>
          </table:table-cell>
          <table:table-cell office:value-type="float" office:value="5199" calcext:value-type="float">
            <text:p>5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2967" calcext:value-type="float">
            <text:p>-2967</text:p>
          </table:table-cell>
          <table:table-cell office:value-type="float" office:value="-2968" calcext:value-type="float">
            <text:p>-296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2968" calcext:value-type="float">
            <text:p>-2968</text:p>
          </table:table-cell>
          <table:table-cell office:value-type="float" office:value="-36" calcext:value-type="float">
            <text:p>-36</text:p>
          </table:table-cell>
          <table:table-cell office:value-type="float" office:value="5224" calcext:value-type="float">
            <text:p>52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2936" calcext:value-type="float">
            <text:p>-2936</text:p>
          </table:table-cell>
          <table:table-cell office:value-type="float" office:value="-2932" calcext:value-type="float">
            <text:p>-293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2932" calcext:value-type="float">
            <text:p>-2932</text:p>
          </table:table-cell>
          <table:table-cell office:value-type="float" office:value="-35" calcext:value-type="float">
            <text:p>-35</text:p>
          </table:table-cell>
          <table:table-cell office:value-type="float" office:value="5260" calcext:value-type="float">
            <text:p>52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2919" calcext:value-type="float">
            <text:p>-2919</text:p>
          </table:table-cell>
          <table:table-cell office:value-type="float" office:value="-2917" calcext:value-type="float">
            <text:p>-291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917" calcext:value-type="float">
            <text:p>-2917</text:p>
          </table:table-cell>
          <table:table-cell office:value-type="float" office:value="-35" calcext:value-type="float">
            <text:p>-35</text:p>
          </table:table-cell>
          <table:table-cell office:value-type="float" office:value="5275" calcext:value-type="float">
            <text:p>52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2881" calcext:value-type="float">
            <text:p>-2881</text:p>
          </table:table-cell>
          <table:table-cell office:value-type="float" office:value="-2875" calcext:value-type="float">
            <text:p>-287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2875" calcext:value-type="float">
            <text:p>-2875</text:p>
          </table:table-cell>
          <table:table-cell office:value-type="float" office:value="-35" calcext:value-type="float">
            <text:p>-35</text:p>
          </table:table-cell>
          <table:table-cell office:value-type="float" office:value="5317" calcext:value-type="float">
            <text:p>5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-2846" calcext:value-type="float">
            <text:p>-284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2846" calcext:value-type="float">
            <text:p>-2846</text:p>
          </table:table-cell>
          <table:table-cell office:value-type="float" office:value="-34" calcext:value-type="float">
            <text:p>-34</text:p>
          </table:table-cell>
          <table:table-cell office:value-type="float" office:value="5346" calcext:value-type="float">
            <text:p>53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2807" calcext:value-type="float">
            <text:p>-2807</text:p>
          </table:table-cell>
          <table:table-cell office:value-type="float" office:value="-2808" calcext:value-type="float">
            <text:p>-280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2808" calcext:value-type="float">
            <text:p>-2808</text:p>
          </table:table-cell>
          <table:table-cell office:value-type="float" office:value="-34" calcext:value-type="float">
            <text:p>-34</text:p>
          </table:table-cell>
          <table:table-cell office:value-type="float" office:value="5384" calcext:value-type="float">
            <text:p>5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2815" calcext:value-type="float">
            <text:p>-2815</text:p>
          </table:table-cell>
          <table:table-cell office:value-type="float" office:value="-2808" calcext:value-type="float">
            <text:p>-28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2808" calcext:value-type="float">
            <text:p>-2808</text:p>
          </table:table-cell>
          <table:table-cell office:value-type="float" office:value="-34" calcext:value-type="float">
            <text:p>-34</text:p>
          </table:table-cell>
          <table:table-cell office:value-type="float" office:value="5384" calcext:value-type="float">
            <text:p>5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2773" calcext:value-type="float">
            <text:p>-2773</text:p>
          </table:table-cell>
          <table:table-cell office:value-type="float" office:value="-2762" calcext:value-type="float">
            <text:p>-276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2762" calcext:value-type="float">
            <text:p>-2762</text:p>
          </table:table-cell>
          <table:table-cell office:value-type="float" office:value="-33" calcext:value-type="float">
            <text:p>-33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2743" calcext:value-type="float">
            <text:p>-2743</text:p>
          </table:table-cell>
          <table:table-cell office:value-type="float" office:value="-2740" calcext:value-type="float">
            <text:p>-27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2740" calcext:value-type="float">
            <text:p>-2740</text:p>
          </table:table-cell>
          <table:table-cell office:value-type="float" office:value="-33" calcext:value-type="float">
            <text:p>-33</text:p>
          </table:table-cell>
          <table:table-cell office:value-type="float" office:value="5452" calcext:value-type="float">
            <text:p>54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2701" calcext:value-type="float">
            <text:p>-2701</text:p>
          </table:table-cell>
          <table:table-cell office:value-type="float" office:value="-2696" calcext:value-type="float">
            <text:p>-269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2696" calcext:value-type="float">
            <text:p>-2696</text:p>
          </table:table-cell>
          <table:table-cell office:value-type="float" office:value="-32" calcext:value-type="float">
            <text:p>-32</text:p>
          </table:table-cell>
          <table:table-cell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2685" calcext:value-type="float">
            <text:p>-2685</text:p>
          </table:table-cell>
          <table:table-cell office:value-type="float" office:value="-2677" calcext:value-type="float">
            <text:p>-267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2677" calcext:value-type="float">
            <text:p>-2677</text:p>
          </table:table-cell>
          <table:table-cell office:value-type="float" office:value="-32" calcext:value-type="float">
            <text:p>-32</text:p>
          </table:table-cell>
          <table:table-cell office:value-type="float" office:value="5515" calcext:value-type="float">
            <text:p>55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2645" calcext:value-type="float">
            <text:p>-2645</text:p>
          </table:table-cell>
          <table:table-cell office:value-type="float" office:value="-2640" calcext:value-type="float">
            <text:p>-26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2640" calcext:value-type="float">
            <text:p>-2640</text:p>
          </table:table-cell>
          <table:table-cell office:value-type="float" office:value="-32" calcext:value-type="float">
            <text:p>-32</text:p>
          </table:table-cell>
          <table:table-cell office:value-type="float" office:value="5552" calcext:value-type="float">
            <text:p>55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2610" calcext:value-type="float">
            <text:p>-2610</text:p>
          </table:table-cell>
          <table:table-cell office:value-type="float" office:value="-2603" calcext:value-type="float">
            <text:p>-260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2603" calcext:value-type="float">
            <text:p>-2603</text:p>
          </table:table-cell>
          <table:table-cell office:value-type="float" office:value="-31" calcext:value-type="float">
            <text:p>-31</text:p>
          </table:table-cell>
          <table:table-cell office:value-type="float" office:value="5589" calcext:value-type="float">
            <text:p>55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2562" calcext:value-type="float">
            <text:p>-2562</text:p>
          </table:table-cell>
          <table:table-cell office:value-type="float" office:value="-2559" calcext:value-type="float">
            <text:p>-25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2559" calcext:value-type="float">
            <text:p>-2559</text:p>
          </table:table-cell>
          <table:table-cell office:value-type="float" office:value="-31" calcext:value-type="float">
            <text:p>-31</text:p>
          </table:table-cell>
          <table:table-cell office:value-type="float" office:value="5633" calcext:value-type="float">
            <text:p>56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2549" calcext:value-type="float">
            <text:p>-2549</text:p>
          </table:table-cell>
          <table:table-cell office:value-type="float" office:value="-2534" calcext:value-type="float">
            <text:p>-253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2534" calcext:value-type="float">
            <text:p>-2534</text:p>
          </table:table-cell>
          <table:table-cell office:value-type="float" office:value="-30" calcext:value-type="float">
            <text:p>-30</text:p>
          </table:table-cell>
          <table:table-cell office:value-type="float" office:value="5658" calcext:value-type="float">
            <text:p>5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2503" calcext:value-type="float">
            <text:p>-2503</text:p>
          </table:table-cell>
          <table:table-cell office:value-type="float" office:value="-2494" calcext:value-type="float">
            <text:p>-249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2494" calcext:value-type="float">
            <text:p>-2494</text:p>
          </table:table-cell>
          <table:table-cell office:value-type="float" office:value="-30" calcext:value-type="float">
            <text:p>-30</text:p>
          </table:table-cell>
          <table:table-cell office:value-type="float" office:value="5698" calcext:value-type="float">
            <text:p>5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2470" calcext:value-type="float">
            <text:p>-2470</text:p>
          </table:table-cell>
          <table:table-cell office:value-type="float" office:value="-2463" calcext:value-type="float">
            <text:p>-246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2463" calcext:value-type="float">
            <text:p>-2463</text:p>
          </table:table-cell>
          <table:table-cell office:value-type="float" office:value="-30" calcext:value-type="float">
            <text:p>-30</text:p>
          </table:table-cell>
          <table:table-cell office:value-type="float" office:value="5729" calcext:value-type="float">
            <text:p>5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2424" calcext:value-type="float">
            <text:p>-2424</text:p>
          </table:table-cell>
          <table:table-cell office:value-type="float" office:value="-2415" calcext:value-type="float">
            <text:p>-241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2415" calcext:value-type="float">
            <text:p>-2415</text:p>
          </table:table-cell>
          <table:table-cell office:value-type="float" office:value="-29" calcext:value-type="float">
            <text:p>-29</text:p>
          </table:table-cell>
          <table:table-cell office:value-type="float" office:value="5777" calcext:value-type="float">
            <text:p>5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2407" calcext:value-type="float">
            <text:p>-2407</text:p>
          </table:table-cell>
          <table:table-cell office:value-type="float" office:value="-2390" calcext:value-type="float">
            <text:p>-239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2390" calcext:value-type="float">
            <text:p>-2390</text:p>
          </table:table-cell>
          <table:table-cell office:value-type="float" office:value="-29" calcext:value-type="float">
            <text:p>-29</text:p>
          </table:table-cell>
          <table:table-cell office:value-type="float" office:value="5802" calcext:value-type="float">
            <text:p>5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359" calcext:value-type="float">
            <text:p>-2359</text:p>
          </table:table-cell>
          <table:table-cell office:value-type="float" office:value="-2349" calcext:value-type="float">
            <text:p>-234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2349" calcext:value-type="float">
            <text:p>-2349</text:p>
          </table:table-cell>
          <table:table-cell office:value-type="float" office:value="-28" calcext:value-type="float">
            <text:p>-28</text:p>
          </table:table-cell>
          <table:table-cell office:value-type="float" office:value="5843" calcext:value-type="float">
            <text:p>58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325" calcext:value-type="float">
            <text:p>-2325</text:p>
          </table:table-cell>
          <table:table-cell office:value-type="float" office:value="-2318" calcext:value-type="float">
            <text:p>-231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2318" calcext:value-type="float">
            <text:p>-2318</text:p>
          </table:table-cell>
          <table:table-cell office:value-type="float" office:value="-28" calcext:value-type="float">
            <text:p>-28</text:p>
          </table:table-cell>
          <table:table-cell office:value-type="float" office:value="5874" calcext:value-type="float">
            <text:p>58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278" calcext:value-type="float">
            <text:p>-2278</text:p>
          </table:table-cell>
          <table:table-cell office:value-type="float" office:value="-2270" calcext:value-type="float">
            <text:p>-227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2270" calcext:value-type="float">
            <text:p>-2270</text:p>
          </table:table-cell>
          <table:table-cell office:value-type="float" office:value="-27" calcext:value-type="float">
            <text:p>-27</text:p>
          </table:table-cell>
          <table:table-cell office:value-type="float" office:value="5922" calcext:value-type="float">
            <text:p>5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2282" calcext:value-type="float">
            <text:p>-2282</text:p>
          </table:table-cell>
          <table:table-cell office:value-type="float" office:value="-2271" calcext:value-type="float">
            <text:p>-227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2271" calcext:value-type="float">
            <text:p>-2271</text:p>
          </table:table-cell>
          <table:table-cell office:value-type="float" office:value="-27" calcext:value-type="float">
            <text:p>-27</text:p>
          </table:table-cell>
          <table:table-cell office:value-type="float" office:value="5921" calcext:value-type="float">
            <text:p>59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2227" calcext:value-type="float">
            <text:p>-2227</text:p>
          </table:table-cell>
          <table:table-cell office:value-type="float" office:value="-2225" calcext:value-type="float">
            <text:p>-222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2225" calcext:value-type="float">
            <text:p>-2225</text:p>
          </table:table-cell>
          <table:table-cell office:value-type="float" office:value="-27" calcext:value-type="float">
            <text:p>-27</text:p>
          </table:table-cell>
          <table:table-cell office:value-type="float" office:value="5967" calcext:value-type="float">
            <text:p>59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2193" calcext:value-type="float">
            <text:p>-2193</text:p>
          </table:table-cell>
          <table:table-cell office:value-type="float" office:value="-2188" calcext:value-type="float">
            <text:p>-218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2188" calcext:value-type="float">
            <text:p>-2188</text:p>
          </table:table-cell>
          <table:table-cell office:value-type="float" office:value="-26" calcext:value-type="float">
            <text:p>-26</text:p>
          </table:table-cell>
          <table:table-cell office:value-type="float" office:value="6004" calcext:value-type="float">
            <text:p>6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2141" calcext:value-type="float">
            <text:p>-2141</text:p>
          </table:table-cell>
          <table:table-cell office:value-type="float" office:value="-2135" calcext:value-type="float">
            <text:p>-213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2135" calcext:value-type="float">
            <text:p>-2135</text:p>
          </table:table-cell>
          <table:table-cell office:value-type="float" office:value="-26" calcext:value-type="float">
            <text:p>-26</text:p>
          </table:table-cell>
          <table:table-cell office:value-type="float" office:value="6057" calcext:value-type="float">
            <text:p>60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2124" calcext:value-type="float">
            <text:p>-2124</text:p>
          </table:table-cell>
          <table:table-cell office:value-type="float" office:value="-2117" calcext:value-type="float">
            <text:p>-211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2117" calcext:value-type="float">
            <text:p>-2117</text:p>
          </table:table-cell>
          <table:table-cell office:value-type="float" office:value="-25" calcext:value-type="float">
            <text:p>-25</text:p>
          </table:table-cell>
          <table:table-cell office:value-type="float" office:value="6075" calcext:value-type="float">
            <text:p>6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2075" calcext:value-type="float">
            <text:p>-2075</text:p>
          </table:table-cell>
          <table:table-cell office:value-type="float" office:value="-2063" calcext:value-type="float">
            <text:p>-206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2063" calcext:value-type="float">
            <text:p>-2063</text:p>
          </table:table-cell>
          <table:table-cell office:value-type="float" office:value="-25" calcext:value-type="float">
            <text:p>-25</text:p>
          </table:table-cell>
          <table:table-cell office:value-type="float" office:value="6129" calcext:value-type="float">
            <text:p>61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office:value-type="float" office:value="-2027" calcext:value-type="float">
            <text:p>-202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2027" calcext:value-type="float">
            <text:p>-2027</text:p>
          </table:table-cell>
          <table:table-cell office:value-type="float" office:value="-24" calcext:value-type="float">
            <text:p>-24</text:p>
          </table:table-cell>
          <table:table-cell office:value-type="float" office:value="6165" calcext:value-type="float">
            <text:p>61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1980" calcext:value-type="float">
            <text:p>-1980</text:p>
          </table:table-cell>
          <table:table-cell office:value-type="float" office:value="-1974" calcext:value-type="float">
            <text:p>-197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1974" calcext:value-type="float">
            <text:p>-1974</text:p>
          </table:table-cell>
          <table:table-cell office:value-type="float" office:value="-24" calcext:value-type="float">
            <text:p>-24</text:p>
          </table:table-cell>
          <table:table-cell office:value-type="float" office:value="6218" calcext:value-type="float">
            <text:p>6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958" calcext:value-type="float">
            <text:p>-1958</text:p>
          </table:table-cell>
          <table:table-cell office:value-type="float" office:value="-1951" calcext:value-type="float">
            <text:p>-195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951" calcext:value-type="float">
            <text:p>-1951</text:p>
          </table:table-cell>
          <table:table-cell office:value-type="float" office:value="-23" calcext:value-type="float">
            <text:p>-23</text:p>
          </table:table-cell>
          <table:table-cell office:value-type="float" office:value="6241" calcext:value-type="float">
            <text:p>6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1906" calcext:value-type="float">
            <text:p>-1906</text:p>
          </table:table-cell>
          <table:table-cell office:value-type="float" office:value="-1900" calcext:value-type="float">
            <text:p>-190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1900" calcext:value-type="float">
            <text:p>-1900</text:p>
          </table:table-cell>
          <table:table-cell office:value-type="float" office:value="-23" calcext:value-type="float">
            <text:p>-23</text:p>
          </table:table-cell>
          <table:table-cell office:value-type="float" office:value="6292" calcext:value-type="float">
            <text:p>6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1864" calcext:value-type="float">
            <text:p>-1864</text:p>
          </table:table-cell>
          <table:table-cell office:value-type="float" office:value="-1861" calcext:value-type="float">
            <text:p>-186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1861" calcext:value-type="float">
            <text:p>-1861</text:p>
          </table:table-cell>
          <table:table-cell office:value-type="float" office:value="-22" calcext:value-type="float">
            <text:p>-22</text:p>
          </table:table-cell>
          <table:table-cell office:value-type="float" office:value="6331" calcext:value-type="float">
            <text:p>63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1810" calcext:value-type="float">
            <text:p>-1810</text:p>
          </table:table-cell>
          <table:table-cell office:value-type="float" office:value="-1803" calcext:value-type="float">
            <text:p>-180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1803" calcext:value-type="float">
            <text:p>-1803</text:p>
          </table:table-cell>
          <table:table-cell office:value-type="float" office:value="-22" calcext:value-type="float">
            <text:p>-22</text:p>
          </table:table-cell>
          <table:table-cell office:value-type="float" office:value="6389" calcext:value-type="float">
            <text:p>63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-1784" calcext:value-type="float">
            <text:p>-178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1784" calcext:value-type="float">
            <text:p>-1784</text:p>
          </table:table-cell>
          <table:table-cell office:value-type="float" office:value="-21" calcext:value-type="float">
            <text:p>-21</text:p>
          </table:table-cell>
          <table:table-cell office:value-type="float" office:value="6408" calcext:value-type="float">
            <text:p>64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-1727" calcext:value-type="float">
            <text:p>-172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727" calcext:value-type="float">
            <text:p>-1727</text:p>
          </table:table-cell>
          <table:table-cell office:value-type="float" office:value="-21" calcext:value-type="float">
            <text:p>-21</text:p>
          </table:table-cell>
          <table:table-cell office:value-type="float" office:value="6465" calcext:value-type="float">
            <text:p>6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2" calcext:value-type="float">
            <text:p>-168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682" calcext:value-type="float">
            <text:p>-1682</text:p>
          </table:table-cell>
          <table:table-cell office:value-type="float" office:value="-20" calcext:value-type="float">
            <text:p>-20</text:p>
          </table:table-cell>
          <table:table-cell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4" calcext:value-type="float">
            <text:p>-162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624" calcext:value-type="float">
            <text:p>-1624</text:p>
          </table:table-cell>
          <table:table-cell office:value-type="float" office:value="-19" calcext:value-type="float">
            <text:p>-19</text:p>
          </table:table-cell>
          <table:table-cell office:value-type="float" office:value="6568" calcext:value-type="float">
            <text:p>65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2" calcext:value-type="float">
            <text:p>-162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622" calcext:value-type="float">
            <text:p>-1622</text:p>
          </table:table-cell>
          <table:table-cell office:value-type="float" office:value="-19" calcext:value-type="float">
            <text:p>-19</text:p>
          </table:table-cell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62" calcext:value-type="float">
            <text:p>-156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562" calcext:value-type="float">
            <text:p>-1562</text:p>
          </table:table-cell>
          <table:table-cell office:value-type="float" office:value="-19" calcext:value-type="float">
            <text:p>-19</text:p>
          </table:table-cell>
          <table:table-cell office:value-type="float" office:value="6630" calcext:value-type="float">
            <text:p>66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26" calcext:value-type="float">
            <text:p>-1526</text:p>
          </table:table-cell>
          <table:table-cell office:value-type="float" office:value="-1521" calcext:value-type="float">
            <text:p>-152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521" calcext:value-type="float">
            <text:p>-1521</text:p>
          </table:table-cell>
          <table:table-cell office:value-type="float" office:value="-18" calcext:value-type="float">
            <text:p>-18</text:p>
          </table:table-cell>
          <table:table-cell office:value-type="float" office:value="6671" calcext:value-type="float">
            <text:p>66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1468" calcext:value-type="float">
            <text:p>-1468</text:p>
          </table:table-cell>
          <table:table-cell office:value-type="float" office:value="-1456" calcext:value-type="float">
            <text:p>-145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456" calcext:value-type="float">
            <text:p>-1456</text:p>
          </table:table-cell>
          <table:table-cell office:value-type="float" office:value="-17" calcext:value-type="float">
            <text:p>-17</text:p>
          </table:table-cell>
          <table:table-cell office:value-type="float" office:value="6736" calcext:value-type="float">
            <text:p>67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1442" calcext:value-type="float">
            <text:p>-1442</text:p>
          </table:table-cell>
          <table:table-cell office:value-type="float" office:value="-1434" calcext:value-type="float">
            <text:p>-143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434" calcext:value-type="float">
            <text:p>-1434</text:p>
          </table:table-cell>
          <table:table-cell office:value-type="float" office:value="-17" calcext:value-type="float">
            <text:p>-17</text:p>
          </table:table-cell>
          <table:table-cell office:value-type="float" office:value="6758" calcext:value-type="float">
            <text:p>67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1368" calcext:value-type="float">
            <text:p>-1368</text:p>
          </table:table-cell>
          <table:table-cell office:value-type="float" office:value="-1373" calcext:value-type="float">
            <text:p>-137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1373" calcext:value-type="float">
            <text:p>-1373</text:p>
          </table:table-cell>
          <table:table-cell office:value-type="float" office:value="-16" calcext:value-type="float">
            <text:p>-16</text:p>
          </table:table-cell>
          <table:table-cell office:value-type="float" office:value="6819" calcext:value-type="float">
            <text:p>68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-1326" calcext:value-type="float">
            <text:p>-132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1326" calcext:value-type="float">
            <text:p>-1326</text:p>
          </table:table-cell>
          <table:table-cell office:value-type="float" office:value="-16" calcext:value-type="float">
            <text:p>-16</text:p>
          </table:table-cell>
          <table:table-cell office:value-type="float" office:value="6866" calcext:value-type="float">
            <text:p>68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1268" calcext:value-type="float">
            <text:p>-1268</text:p>
          </table:table-cell>
          <table:table-cell office:value-type="float" office:value="-1258" calcext:value-type="float">
            <text:p>-125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1258" calcext:value-type="float">
            <text:p>-1258</text:p>
          </table:table-cell>
          <table:table-cell office:value-type="float" office:value="-15" calcext:value-type="float">
            <text:p>-15</text:p>
          </table:table-cell>
          <table:table-cell office:value-type="float" office:value="6934" calcext:value-type="float">
            <text:p>69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1246" calcext:value-type="float">
            <text:p>-1246</text:p>
          </table:table-cell>
          <table:table-cell office:value-type="float" office:value="-1233" calcext:value-type="float">
            <text:p>-123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1233" calcext:value-type="float">
            <text:p>-1233</text:p>
          </table:table-cell>
          <table:table-cell office:value-type="float" office:value="-15" calcext:value-type="float">
            <text:p>-15</text:p>
          </table:table-cell>
          <table:table-cell office:value-type="float" office:value="6959" calcext:value-type="float">
            <text:p>69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-1174" calcext:value-type="float">
            <text:p>-117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1174" calcext:value-type="float">
            <text:p>-1174</text:p>
          </table:table-cell>
          <table:table-cell office:value-type="float" office:value="-14" calcext:value-type="float">
            <text:p>-14</text:p>
          </table:table-cell>
          <table:table-cell office:value-type="float" office:value="7018" calcext:value-type="float">
            <text:p>7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1122" calcext:value-type="float">
            <text:p>-1122</text:p>
          </table:table-cell>
          <table:table-cell office:value-type="float" office:value="-1121" calcext:value-type="float">
            <text:p>-112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1121" calcext:value-type="float">
            <text:p>-1121</text:p>
          </table:table-cell>
          <table:table-cell office:value-type="float" office:value="-13" calcext:value-type="float">
            <text:p>-13</text:p>
          </table:table-cell>
          <table:table-cell office:value-type="float" office:value="7071" calcext:value-type="float">
            <text:p>7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1062" calcext:value-type="float">
            <text:p>-1062</text:p>
          </table:table-cell>
          <table:table-cell office:value-type="float" office:value="-1050" calcext:value-type="float">
            <text:p>-105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1050" calcext:value-type="float">
            <text:p>-1050</text:p>
          </table:table-cell>
          <table:table-cell office:value-type="float" office:value="-12" calcext:value-type="float">
            <text:p>-12</text:p>
          </table:table-cell>
          <table:table-cell office:value-type="float" office:value="7142" calcext:value-type="float">
            <text:p>7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29" calcext:value-type="float">
            <text:p>-1029</text:p>
          </table:table-cell>
          <table:table-cell office:value-type="float" office:value="-1020" calcext:value-type="float">
            <text:p>-10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1020" calcext:value-type="float">
            <text:p>-1020</text:p>
          </table:table-cell>
          <table:table-cell office:value-type="float" office:value="-12" calcext:value-type="float">
            <text:p>-12</text:p>
          </table:table-cell>
          <table:table-cell office:value-type="float" office:value="7172" calcext:value-type="float">
            <text:p>7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962" calcext:value-type="float">
            <text:p>-962</text:p>
          </table:table-cell>
          <table:table-cell office:value-type="float" office:value="-944" calcext:value-type="float">
            <text:p>-94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944" calcext:value-type="float">
            <text:p>-944</text:p>
          </table:table-cell>
          <table:table-cell office:value-type="float" office:value="-11" calcext:value-type="float">
            <text:p>-11</text:p>
          </table:table-cell>
          <table:table-cell office:value-type="float" office:value="7248" calcext:value-type="float">
            <text:p>7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906" calcext:value-type="float">
            <text:p>-906</text:p>
          </table:table-cell>
          <table:table-cell office:value-type="float" office:value="-894" calcext:value-type="float">
            <text:p>-89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-894" calcext:value-type="float">
            <text:p>-894</text:p>
          </table:table-cell>
          <table:table-cell office:value-type="float" office:value="-10" calcext:value-type="float">
            <text:p>-10</text:p>
          </table:table-cell>
          <table:table-cell office:value-type="float" office:value="7298" calcext:value-type="float">
            <text:p>7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835" calcext:value-type="float">
            <text:p>-835</text:p>
          </table:table-cell>
          <table:table-cell office:value-type="float" office:value="-827" calcext:value-type="float">
            <text:p>-82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827" calcext:value-type="float">
            <text:p>-827</text:p>
          </table:table-cell>
          <table:table-cell office:value-type="float" office:value="-10" calcext:value-type="float">
            <text:p>-10</text:p>
          </table:table-cell>
          <table:table-cell office:value-type="float" office:value="7365" calcext:value-type="float">
            <text:p>7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827" calcext:value-type="float">
            <text:p>-827</text:p>
          </table:table-cell>
          <table:table-cell office:value-type="float" office:value="-825" calcext:value-type="float">
            <text:p>-82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825" calcext:value-type="float">
            <text:p>-825</text:p>
          </table:table-cell>
          <table:table-cell office:value-type="float" office:value="-10" calcext:value-type="float">
            <text:p>-10</text:p>
          </table:table-cell>
          <table:table-cell office:value-type="float" office:value="7367" calcext:value-type="float">
            <text:p>73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763" calcext:value-type="float">
            <text:p>-763</text:p>
          </table:table-cell>
          <table:table-cell office:value-type="float" office:value="-756" calcext:value-type="float">
            <text:p>-75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756" calcext:value-type="float">
            <text:p>-756</text:p>
          </table:table-cell>
          <table:table-cell office:value-type="float" office:value="-9" calcext:value-type="float">
            <text:p>-9</text:p>
          </table:table-cell>
          <table:table-cell office:value-type="float" office:value="7436" calcext:value-type="float">
            <text:p>7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703" calcext:value-type="float">
            <text:p>-703</text:p>
          </table:table-cell>
          <table:table-cell office:value-type="float" office:value="-696" calcext:value-type="float">
            <text:p>-69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696" calcext:value-type="float">
            <text:p>-696</text:p>
          </table:table-cell>
          <table:table-cell office:value-type="float" office:value="-8" calcext:value-type="float">
            <text:p>-8</text:p>
          </table:table-cell>
          <table:table-cell office:value-type="float" office:value="7496" calcext:value-type="float">
            <text:p>7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626" calcext:value-type="float">
            <text:p>-626</text:p>
          </table:table-cell>
          <table:table-cell office:value-type="float" office:value="-611" calcext:value-type="float">
            <text:p>-61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611" calcext:value-type="float">
            <text:p>-611</text:p>
          </table:table-cell>
          <table:table-cell office:value-type="float" office:value="-7" calcext:value-type="float">
            <text:p>-7</text:p>
          </table:table-cell>
          <table:table-cell office:value-type="float" office:value="7581" calcext:value-type="float">
            <text:p>7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593" calcext:value-type="float">
            <text:p>-593</text:p>
          </table:table-cell>
          <table:table-cell office:value-type="float" office:value="-586" calcext:value-type="float">
            <text:p>-58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586" calcext:value-type="float">
            <text:p>-586</text:p>
          </table:table-cell>
          <table:table-cell office:value-type="float" office:value="-7" calcext:value-type="float">
            <text:p>-7</text:p>
          </table:table-cell>
          <table:table-cell office:value-type="float" office:value="7606" calcext:value-type="float">
            <text:p>76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502" calcext:value-type="float">
            <text:p>-502</text:p>
          </table:table-cell>
          <table:table-cell office:value-type="float" office:value="-507" calcext:value-type="float">
            <text:p>-50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507" calcext:value-type="float">
            <text:p>-507</text:p>
          </table:table-cell>
          <table:table-cell office:value-type="float" office:value="-6" calcext:value-type="float">
            <text:p>-6</text:p>
          </table:table-cell>
          <table:table-cell office:value-type="float" office:value="7685" calcext:value-type="float">
            <text:p>7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50" calcext:value-type="float">
            <text:p>-450</text:p>
          </table:table-cell>
          <table:table-cell office:value-type="float" office:value="-445" calcext:value-type="float">
            <text:p>-44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-445" calcext:value-type="float">
            <text:p>-445</text:p>
          </table:table-cell>
          <table:table-cell office:value-type="float" office:value="-5" calcext:value-type="float">
            <text:p>-5</text:p>
          </table:table-cell>
          <table:table-cell office:value-type="float" office:value="7747" calcext:value-type="float">
            <text:p>77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371" calcext:value-type="float">
            <text:p>-371</text:p>
          </table:table-cell>
          <table:table-cell office:value-type="float" office:value="-362" calcext:value-type="float">
            <text:p>-36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362" calcext:value-type="float">
            <text:p>-362</text:p>
          </table:table-cell>
          <table:table-cell office:value-type="float" office:value="-4" calcext:value-type="float">
            <text:p>-4</text:p>
          </table:table-cell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47" calcext:value-type="float">
            <text:p>-347</text:p>
          </table:table-cell>
          <table:table-cell office:value-type="float" office:value="-346" calcext:value-type="float">
            <text:p>-34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-346" calcext:value-type="float">
            <text:p>-346</text:p>
          </table:table-cell>
          <table:table-cell office:value-type="float" office:value="-4" calcext:value-type="float">
            <text:p>-4</text:p>
          </table:table-cell>
          <table:table-cell office:value-type="float" office:value="7846" calcext:value-type="float">
            <text:p>7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263" calcext:value-type="float">
            <text:p>-263</text:p>
          </table:table-cell>
          <table:table-cell office:value-type="float" office:value="-257" calcext:value-type="float">
            <text:p>-25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-257" calcext:value-type="float">
            <text:p>-257</text:p>
          </table:table-cell>
          <table:table-cell office:value-type="float" office:value="-3" calcext:value-type="float">
            <text:p>-3</text:p>
          </table:table-cell>
          <table:table-cell office:value-type="float" office:value="7935" calcext:value-type="float">
            <text:p>7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206" calcext:value-type="float">
            <text:p>-206</text:p>
          </table:table-cell>
          <table:table-cell office:value-type="float" office:value="-197" calcext:value-type="float">
            <text:p>-19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-197" calcext:value-type="float">
            <text:p>-197</text:p>
          </table:table-cell>
          <table:table-cell office:value-type="float" office:value="-2" calcext:value-type="float">
            <text:p>-2</text:p>
          </table:table-cell>
          <table:table-cell office:value-type="float" office:value="7995" calcext:value-type="float">
            <text:p>79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-115" calcext:value-type="float">
            <text:p>-115</text:p>
          </table:table-cell>
          <table:table-cell office:value-type="float" office:value="-110" calcext:value-type="float">
            <text:p>-1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-110" calcext:value-type="float">
            <text:p>-110</text:p>
          </table:table-cell>
          <table:table-cell office:value-type="float" office:value="-1" calcext:value-type="float">
            <text:p>-1</text:p>
          </table:table-cell>
          <table:table-cell office:value-type="float" office:value="8082" calcext:value-type="float">
            <text:p>8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284" calcext:value-type="float">
            <text:p>82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375" calcext:value-type="float">
            <text:p>8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8469" calcext:value-type="float">
            <text:p>8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35" calcext:value-type="float">
            <text:p>335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8548" calcext:value-type="float">
            <text:p>8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7" calcext:value-type="float">
            <text:p>437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8641" calcext:value-type="float">
            <text:p>8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8682" calcext:value-type="float">
            <text:p>86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79" calcext:value-type="float">
            <text:p>579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8874" calcext:value-type="float">
            <text:p>88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773" calcext:value-type="float">
            <text:p>773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8972" calcext:value-type="float">
            <text:p>89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924" calcext:value-type="float">
            <text:p>-1924</text:p>
          </table:table-cell>
          <table:table-cell office:value-type="float" office:value="-1922" calcext:value-type="float">
            <text:p>-192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1922" calcext:value-type="float">
            <text:p>-1922</text:p>
          </table:table-cell>
          <table:table-cell office:value-type="float" office:value="-23" calcext:value-type="float">
            <text:p>-23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891" calcext:value-type="float">
            <text:p>-1891</text:p>
          </table:table-cell>
          <table:table-cell office:value-type="float" office:value="-1887" calcext:value-type="float">
            <text:p>-1887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1887" calcext:value-type="float">
            <text:p>-1887</text:p>
          </table:table-cell>
          <table:table-cell office:value-type="float" office:value="-23" calcext:value-type="float">
            <text:p>-23</text:p>
          </table:table-cell>
          <table:table-cell office:value-type="float" office:value="6305" calcext:value-type="float">
            <text:p>63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865" calcext:value-type="float">
            <text:p>-1865</text:p>
          </table:table-cell>
          <table:table-cell office:value-type="float" office:value="-1860" calcext:value-type="float">
            <text:p>-186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1860" calcext:value-type="float">
            <text:p>-1860</text:p>
          </table:table-cell>
          <table:table-cell office:value-type="float" office:value="-22" calcext:value-type="float">
            <text:p>-22</text:p>
          </table:table-cell>
          <table:table-cell office:value-type="float" office:value="6332" calcext:value-type="float">
            <text:p>63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1825" calcext:value-type="float">
            <text:p>-1825</text:p>
          </table:table-cell>
          <table:table-cell office:value-type="float" office:value="-1823" calcext:value-type="float">
            <text:p>-1823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1823" calcext:value-type="float">
            <text:p>-1823</text:p>
          </table:table-cell>
          <table:table-cell office:value-type="float" office:value="-22" calcext:value-type="float">
            <text:p>-22</text:p>
          </table:table-cell>
          <table:table-cell office:value-type="float" office:value="6369" calcext:value-type="float">
            <text:p>63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1812" calcext:value-type="float">
            <text:p>-1812</text:p>
          </table:table-cell>
          <table:table-cell office:value-type="float" office:value="-1806" calcext:value-type="float">
            <text:p>-180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1806" calcext:value-type="float">
            <text:p>-1806</text:p>
          </table:table-cell>
          <table:table-cell office:value-type="float" office:value="-22" calcext:value-type="float">
            <text:p>-22</text:p>
          </table:table-cell>
          <table:table-cell office:value-type="float" office:value="6386" calcext:value-type="float">
            <text:p>63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1779" calcext:value-type="float">
            <text:p>-1779</text:p>
          </table:table-cell>
          <table:table-cell office:value-type="float" office:value="-1773" calcext:value-type="float">
            <text:p>-177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1773" calcext:value-type="float">
            <text:p>-1773</text:p>
          </table:table-cell>
          <table:table-cell office:value-type="float" office:value="-21" calcext:value-type="float">
            <text:p>-21</text:p>
          </table:table-cell>
          <table:table-cell office:value-type="float" office:value="6419" calcext:value-type="float">
            <text:p>6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2" calcext:value-type="float">
            <text:p>-174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1742" calcext:value-type="float">
            <text:p>-1742</text:p>
          </table:table-cell>
          <table:table-cell office:value-type="float" office:value="-21" calcext:value-type="float">
            <text:p>-21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1711" calcext:value-type="float">
            <text:p>-1711</text:p>
          </table:table-cell>
          <table:table-cell office:value-type="float" office:value="-1709" calcext:value-type="float">
            <text:p>-170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1709" calcext:value-type="float">
            <text:p>-1709</text:p>
          </table:table-cell>
          <table:table-cell office:value-type="float" office:value="-20" calcext:value-type="float">
            <text:p>-20</text:p>
          </table:table-cell>
          <table:table-cell office:value-type="float" office:value="6483" calcext:value-type="float">
            <text:p>64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1718" calcext:value-type="float">
            <text:p>-1718</text:p>
          </table:table-cell>
          <table:table-cell office:value-type="float" office:value="-1710" calcext:value-type="float">
            <text:p>-171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1710" calcext:value-type="float">
            <text:p>-1710</text:p>
          </table:table-cell>
          <table:table-cell office:value-type="float" office:value="-20" calcext:value-type="float">
            <text:p>-20</text:p>
          </table:table-cell>
          <table:table-cell office:value-type="float" office:value="6482" calcext:value-type="float">
            <text:p>64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4" calcext:value-type="float">
            <text:p>-167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1674" calcext:value-type="float">
            <text:p>-1674</text:p>
          </table:table-cell>
          <table:table-cell office:value-type="float" office:value="-20" calcext:value-type="float">
            <text:p>-20</text:p>
          </table:table-cell>
          <table:table-cell office:value-type="float" office:value="6518" calcext:value-type="float">
            <text:p>65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4" calcext:value-type="float">
            <text:p>-164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644" calcext:value-type="float">
            <text:p>-1644</text:p>
          </table:table-cell>
          <table:table-cell office:value-type="float" office:value="-20" calcext:value-type="float">
            <text:p>-20</text:p>
          </table:table-cell>
          <table:table-cell office:value-type="float" office:value="6548" calcext:value-type="float">
            <text:p>6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618" calcext:value-type="float">
            <text:p>-1618</text:p>
          </table:table-cell>
          <table:table-cell office:value-type="float" office:value="-1611" calcext:value-type="float">
            <text:p>-161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611" calcext:value-type="float">
            <text:p>-1611</text:p>
          </table:table-cell>
          <table:table-cell office:value-type="float" office:value="-19" calcext:value-type="float">
            <text:p>-19</text:p>
          </table:table-cell>
          <table:table-cell office:value-type="float" office:value="6581" calcext:value-type="float">
            <text:p>6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2" calcext:value-type="float">
            <text:p>-159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592" calcext:value-type="float">
            <text:p>-1592</text:p>
          </table:table-cell>
          <table:table-cell office:value-type="float" office:value="-19" calcext:value-type="float">
            <text:p>-19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558" calcext:value-type="float">
            <text:p>-1558</text:p>
          </table:table-cell>
          <table:table-cell office:value-type="float" office:value="-1551" calcext:value-type="float">
            <text:p>-155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551" calcext:value-type="float">
            <text:p>-1551</text:p>
          </table:table-cell>
          <table:table-cell office:value-type="float" office:value="-18" calcext:value-type="float">
            <text:p>-18</text:p>
          </table:table-cell>
          <table:table-cell office:value-type="float" office:value="6641" calcext:value-type="float">
            <text:p>6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2" calcext:value-type="float">
            <text:p>-152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1522" calcext:value-type="float">
            <text:p>-1522</text:p>
          </table:table-cell>
          <table:table-cell office:value-type="float" office:value="-18" calcext:value-type="float">
            <text:p>-18</text:p>
          </table:table-cell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1491" calcext:value-type="float">
            <text:p>-1491</text:p>
          </table:table-cell>
          <table:table-cell office:value-type="float" office:value="-1485" calcext:value-type="float">
            <text:p>-148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485" calcext:value-type="float">
            <text:p>-1485</text:p>
          </table:table-cell>
          <table:table-cell office:value-type="float" office:value="-18" calcext:value-type="float">
            <text:p>-18</text:p>
          </table:table-cell>
          <table:table-cell office:value-type="float" office:value="6707" calcext:value-type="float">
            <text:p>6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9" calcext:value-type="float">
            <text:p>-147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479" calcext:value-type="float">
            <text:p>-1479</text:p>
          </table:table-cell>
          <table:table-cell office:value-type="float" office:value="-18" calcext:value-type="float">
            <text:p>-18</text:p>
          </table:table-cell>
          <table:table-cell office:value-type="float" office:value="6713" calcext:value-type="float">
            <text:p>67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2" calcext:value-type="float">
            <text:p>-144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442" calcext:value-type="float">
            <text:p>-1442</text:p>
          </table:table-cell>
          <table:table-cell office:value-type="float" office:value="-17" calcext:value-type="float">
            <text:p>-17</text:p>
          </table:table-cell>
          <table:table-cell office:value-type="float" office:value="6750" calcext:value-type="float">
            <text:p>67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1418" calcext:value-type="float">
            <text:p>-1418</text:p>
          </table:table-cell>
          <table:table-cell office:value-type="float" office:value="-1406" calcext:value-type="float">
            <text:p>-140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406" calcext:value-type="float">
            <text:p>-1406</text:p>
          </table:table-cell>
          <table:table-cell office:value-type="float" office:value="-17" calcext:value-type="float">
            <text:p>-17</text:p>
          </table:table-cell>
          <table:table-cell office:value-type="float" office:value="6786" calcext:value-type="float">
            <text:p>67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1376" calcext:value-type="float">
            <text:p>-1376</text:p>
          </table:table-cell>
          <table:table-cell office:value-type="float" office:value="-1362" calcext:value-type="float">
            <text:p>-1362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1362" calcext:value-type="float">
            <text:p>-1362</text:p>
          </table:table-cell>
          <table:table-cell office:value-type="float" office:value="-16" calcext:value-type="float">
            <text:p>-16</text:p>
          </table:table-cell>
          <table:table-cell office:value-type="float" office:value="6830" calcext:value-type="float">
            <text:p>68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1349" calcext:value-type="float">
            <text:p>-1349</text:p>
          </table:table-cell>
          <table:table-cell office:value-type="float" office:value="-1348" calcext:value-type="float">
            <text:p>-134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1348" calcext:value-type="float">
            <text:p>-1348</text:p>
          </table:table-cell>
          <table:table-cell office:value-type="float" office:value="-16" calcext:value-type="float">
            <text:p>-16</text:p>
          </table:table-cell>
          <table:table-cell office:value-type="float" office:value="6844" calcext:value-type="float">
            <text:p>68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317" calcext:value-type="float">
            <text:p>-1317</text:p>
          </table:table-cell>
          <table:table-cell office:value-type="float" office:value="-1311" calcext:value-type="float">
            <text:p>-131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1311" calcext:value-type="float">
            <text:p>-1311</text:p>
          </table:table-cell>
          <table:table-cell office:value-type="float" office:value="-16" calcext:value-type="float">
            <text:p>-16</text:p>
          </table:table-cell>
          <table:table-cell office:value-type="float" office:value="6881" calcext:value-type="float">
            <text:p>6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277" calcext:value-type="float">
            <text:p>-1277</text:p>
          </table:table-cell>
          <table:table-cell office:value-type="float" office:value="-1276" calcext:value-type="float">
            <text:p>-127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1276" calcext:value-type="float">
            <text:p>-1276</text:p>
          </table:table-cell>
          <table:table-cell office:value-type="float" office:value="-15" calcext:value-type="float">
            <text:p>-15</text:p>
          </table:table-cell>
          <table:table-cell office:value-type="float" office:value="6916" calcext:value-type="float">
            <text:p>6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1246" calcext:value-type="float">
            <text:p>-1246</text:p>
          </table:table-cell>
          <table:table-cell office:value-type="float" office:value="-1238" calcext:value-type="float">
            <text:p>-123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1238" calcext:value-type="float">
            <text:p>-1238</text:p>
          </table:table-cell>
          <table:table-cell office:value-type="float" office:value="-15" calcext:value-type="float">
            <text:p>-15</text:p>
          </table:table-cell>
          <table:table-cell office:value-type="float" office:value="6954" calcext:value-type="float">
            <text:p>69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1244" calcext:value-type="float">
            <text:p>-1244</text:p>
          </table:table-cell>
          <table:table-cell office:value-type="float" office:value="-1234" calcext:value-type="float">
            <text:p>-123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1234" calcext:value-type="float">
            <text:p>-1234</text:p>
          </table:table-cell>
          <table:table-cell office:value-type="float" office:value="-15" calcext:value-type="float">
            <text:p>-15</text:p>
          </table:table-cell>
          <table:table-cell office:value-type="float" office:value="6958" calcext:value-type="float">
            <text:p>69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1207" calcext:value-type="float">
            <text:p>-1207</text:p>
          </table:table-cell>
          <table:table-cell office:value-type="float" office:value="-1198" calcext:value-type="float">
            <text:p>-119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1198" calcext:value-type="float">
            <text:p>-1198</text:p>
          </table:table-cell>
          <table:table-cell office:value-type="float" office:value="-14" calcext:value-type="float">
            <text:p>-14</text:p>
          </table:table-cell>
          <table:table-cell office:value-type="float" office:value="6994" calcext:value-type="float">
            <text:p>69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1171" calcext:value-type="float">
            <text:p>-1171</text:p>
          </table:table-cell>
          <table:table-cell office:value-type="float" office:value="-1165" calcext:value-type="float">
            <text:p>-116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1165" calcext:value-type="float">
            <text:p>-1165</text:p>
          </table:table-cell>
          <table:table-cell office:value-type="float" office:value="-14" calcext:value-type="float">
            <text:p>-14</text:p>
          </table:table-cell>
          <table:table-cell office:value-type="float" office:value="7027" calcext:value-type="float">
            <text:p>7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1122" calcext:value-type="float">
            <text:p>-1122</text:p>
          </table:table-cell>
          <table:table-cell office:value-type="float" office:value="-1119" calcext:value-type="float">
            <text:p>-111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1119" calcext:value-type="float">
            <text:p>-1119</text:p>
          </table:table-cell>
          <table:table-cell office:value-type="float" office:value="-13" calcext:value-type="float">
            <text:p>-13</text:p>
          </table:table-cell>
          <table:table-cell office:value-type="float" office:value="7073" calcext:value-type="float">
            <text:p>70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-1102" calcext:value-type="float">
            <text:p>-110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1102" calcext:value-type="float">
            <text:p>-1102</text:p>
          </table:table-cell>
          <table:table-cell office:value-type="float" office:value="-13" calcext:value-type="float">
            <text:p>-13</text:p>
          </table:table-cell>
          <table:table-cell office:value-type="float" office:value="7090" calcext:value-type="float">
            <text:p>70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-1062" calcext:value-type="float">
            <text:p>-1062</text:p>
          </table:table-cell>
          <table:table-cell office:value-type="float" office:value="-1052" calcext:value-type="float">
            <text:p>-105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1052" calcext:value-type="float">
            <text:p>-1052</text:p>
          </table:table-cell>
          <table:table-cell office:value-type="float" office:value="-12" calcext:value-type="float">
            <text:p>-12</text:p>
          </table:table-cell>
          <table:table-cell office:value-type="float" office:value="7140" calcext:value-type="float">
            <text:p>71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1025" calcext:value-type="float">
            <text:p>-1025</text:p>
          </table:table-cell>
          <table:table-cell office:value-type="float" office:value="-1022" calcext:value-type="float">
            <text:p>-102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-1022" calcext:value-type="float">
            <text:p>-1022</text:p>
          </table:table-cell>
          <table:table-cell office:value-type="float" office:value="-12" calcext:value-type="float">
            <text:p>-12</text:p>
          </table:table-cell>
          <table:table-cell office:value-type="float" office:value="7170" calcext:value-type="float">
            <text:p>71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84" calcext:value-type="float">
            <text:p>-984</text:p>
          </table:table-cell>
          <table:table-cell office:value-type="float" office:value="-974" calcext:value-type="float">
            <text:p>-97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974" calcext:value-type="float">
            <text:p>-974</text:p>
          </table:table-cell>
          <table:table-cell office:value-type="float" office:value="-11" calcext:value-type="float">
            <text:p>-11</text:p>
          </table:table-cell>
          <table:table-cell office:value-type="float" office:value="7218" calcext:value-type="float">
            <text:p>7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964" calcext:value-type="float">
            <text:p>-964</text:p>
          </table:table-cell>
          <table:table-cell office:value-type="float" office:value="-956" calcext:value-type="float">
            <text:p>-95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956" calcext:value-type="float">
            <text:p>-956</text:p>
          </table:table-cell>
          <table:table-cell office:value-type="float" office:value="-11" calcext:value-type="float">
            <text:p>-11</text:p>
          </table:table-cell>
          <table:table-cell office:value-type="float" office:value="7236" calcext:value-type="float">
            <text:p>72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918" calcext:value-type="float">
            <text:p>-918</text:p>
          </table:table-cell>
          <table:table-cell office:value-type="float" office:value="-914" calcext:value-type="float">
            <text:p>-914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-914" calcext:value-type="float">
            <text:p>-914</text:p>
          </table:table-cell>
          <table:table-cell office:value-type="float" office:value="-11" calcext:value-type="float">
            <text:p>-11</text:p>
          </table:table-cell>
          <table:table-cell office:value-type="float" office:value="7278" calcext:value-type="float">
            <text:p>72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878" calcext:value-type="float">
            <text:p>-878</text:p>
          </table:table-cell>
          <table:table-cell office:value-type="float" office:value="-875" calcext:value-type="float">
            <text:p>-87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875" calcext:value-type="float">
            <text:p>-875</text:p>
          </table:table-cell>
          <table:table-cell office:value-type="float" office:value="-10" calcext:value-type="float">
            <text:p>-10</text:p>
          </table:table-cell>
          <table:table-cell office:value-type="float" office:value="7317" calcext:value-type="float">
            <text:p>7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833" calcext:value-type="float">
            <text:p>-833</text:p>
          </table:table-cell>
          <table:table-cell office:value-type="float" office:value="-826" calcext:value-type="float">
            <text:p>-82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-826" calcext:value-type="float">
            <text:p>-826</text:p>
          </table:table-cell>
          <table:table-cell office:value-type="float" office:value="-10" calcext:value-type="float">
            <text:p>-10</text:p>
          </table:table-cell>
          <table:table-cell office:value-type="float" office:value="7366" calcext:value-type="float">
            <text:p>73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819" calcext:value-type="float">
            <text:p>-819</text:p>
          </table:table-cell>
          <table:table-cell office:value-type="float" office:value="-811" calcext:value-type="float">
            <text:p>-81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811" calcext:value-type="float">
            <text:p>-811</text:p>
          </table:table-cell>
          <table:table-cell office:value-type="float" office:value="-9" calcext:value-type="float">
            <text:p>-9</text:p>
          </table:table-cell>
          <table:table-cell office:value-type="float" office:value="7381" calcext:value-type="float">
            <text:p>7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770" calcext:value-type="float">
            <text:p>-770</text:p>
          </table:table-cell>
          <table:table-cell office:value-type="float" office:value="-759" calcext:value-type="float">
            <text:p>-759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759" calcext:value-type="float">
            <text:p>-759</text:p>
          </table:table-cell>
          <table:table-cell office:value-type="float" office:value="-9" calcext:value-type="float">
            <text:p>-9</text:p>
          </table:table-cell>
          <table:table-cell office:value-type="float" office:value="7433" calcext:value-type="float">
            <text:p>74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730" calcext:value-type="float">
            <text:p>-730</text:p>
          </table:table-cell>
          <table:table-cell office:value-type="float" office:value="-718" calcext:value-type="float">
            <text:p>-71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718" calcext:value-type="float">
            <text:p>-718</text:p>
          </table:table-cell>
          <table:table-cell office:value-type="float" office:value="-8" calcext:value-type="float">
            <text:p>-8</text:p>
          </table:table-cell>
          <table:table-cell office:value-type="float" office:value="7474" calcext:value-type="float">
            <text:p>74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85" calcext:value-type="float">
            <text:p>-685</text:p>
          </table:table-cell>
          <table:table-cell office:value-type="float" office:value="-670" calcext:value-type="float">
            <text:p>-67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670" calcext:value-type="float">
            <text:p>-670</text:p>
          </table:table-cell>
          <table:table-cell office:value-type="float" office:value="-8" calcext:value-type="float">
            <text:p>-8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80" calcext:value-type="float">
            <text:p>-680</text:p>
          </table:table-cell>
          <table:table-cell office:value-type="float" office:value="-672" calcext:value-type="float">
            <text:p>-67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672" calcext:value-type="float">
            <text:p>-672</text:p>
          </table:table-cell>
          <table:table-cell office:value-type="float" office:value="-8" calcext:value-type="float">
            <text:p>-8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638" calcext:value-type="float">
            <text:p>-638</text:p>
          </table:table-cell>
          <table:table-cell office:value-type="float" office:value="-626" calcext:value-type="float">
            <text:p>-6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626" calcext:value-type="float">
            <text:p>-626</text:p>
          </table:table-cell>
          <table:table-cell office:value-type="float" office:value="-7" calcext:value-type="float">
            <text:p>-7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597" calcext:value-type="float">
            <text:p>-597</text:p>
          </table:table-cell>
          <table:table-cell office:value-type="float" office:value="-590" calcext:value-type="float">
            <text:p>-59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590" calcext:value-type="float">
            <text:p>-590</text:p>
          </table:table-cell>
          <table:table-cell office:value-type="float" office:value="-7" calcext:value-type="float">
            <text:p>-7</text:p>
          </table:table-cell>
          <table:table-cell office:value-type="float" office:value="7602" calcext:value-type="float">
            <text:p>76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549" calcext:value-type="float">
            <text:p>-549</text:p>
          </table:table-cell>
          <table:table-cell office:value-type="float" office:value="-539" calcext:value-type="float">
            <text:p>-539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539" calcext:value-type="float">
            <text:p>-539</text:p>
          </table:table-cell>
          <table:table-cell office:value-type="float" office:value="-6" calcext:value-type="float">
            <text:p>-6</text:p>
          </table:table-cell>
          <table:table-cell office:value-type="float" office:value="7653" calcext:value-type="float">
            <text:p>76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23" calcext:value-type="float">
            <text:p>-523</text:p>
          </table:table-cell>
          <table:table-cell office:value-type="float" office:value="-517" calcext:value-type="float">
            <text:p>-517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517" calcext:value-type="float">
            <text:p>-517</text:p>
          </table:table-cell>
          <table:table-cell office:value-type="float" office:value="-6" calcext:value-type="float">
            <text:p>-6</text:p>
          </table:table-cell>
          <table:table-cell office:value-type="float" office:value="7675" calcext:value-type="float">
            <text:p>76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472" calcext:value-type="float">
            <text:p>-472</text:p>
          </table:table-cell>
          <table:table-cell office:value-type="float" office:value="-470" calcext:value-type="float">
            <text:p>-47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470" calcext:value-type="float">
            <text:p>-470</text:p>
          </table:table-cell>
          <table:table-cell office:value-type="float" office:value="-5" calcext:value-type="float">
            <text:p>-5</text:p>
          </table:table-cell>
          <table:table-cell office:value-type="float" office:value="7722" calcext:value-type="float">
            <text:p>77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29" calcext:value-type="float">
            <text:p>-429</text:p>
          </table:table-cell>
          <table:table-cell office:value-type="float" office:value="-419" calcext:value-type="float">
            <text:p>-419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-419" calcext:value-type="float">
            <text:p>-419</text:p>
          </table:table-cell>
          <table:table-cell office:value-type="float" office:value="-5" calcext:value-type="float">
            <text:p>-5</text:p>
          </table:table-cell>
          <table:table-cell office:value-type="float" office:value="7773" calcext:value-type="float">
            <text:p>7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380" calcext:value-type="float">
            <text:p>-380</text:p>
          </table:table-cell>
          <table:table-cell office:value-type="float" office:value="-370" calcext:value-type="float">
            <text:p>-37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370" calcext:value-type="float">
            <text:p>-370</text:p>
          </table:table-cell>
          <table:table-cell office:value-type="float" office:value="-4" calcext:value-type="float">
            <text:p>-4</text:p>
          </table:table-cell>
          <table:table-cell office:value-type="float" office:value="7822" calcext:value-type="float">
            <text:p>78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-354" calcext:value-type="float">
            <text:p>-354</text:p>
          </table:table-cell>
          <table:table-cell office:value-type="float" office:value="-351" calcext:value-type="float">
            <text:p>-351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351" calcext:value-type="float">
            <text:p>-351</text:p>
          </table:table-cell>
          <table:table-cell office:value-type="float" office:value="-4" calcext:value-type="float">
            <text:p>-4</text:p>
          </table:table-cell>
          <table:table-cell office:value-type="float" office:value="7841" calcext:value-type="float">
            <text:p>78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-294" calcext:value-type="float">
            <text:p>-294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  <table:table-cell office:value-type="float" office:value="7898" calcext:value-type="float">
            <text:p>7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-252" calcext:value-type="float">
            <text:p>-252</text:p>
          </table:table-cell>
          <table:table-cell office:value-type="float" office:value="-245" calcext:value-type="float">
            <text:p>-245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-245" calcext:value-type="float">
            <text:p>-245</text:p>
          </table:table-cell>
          <table:table-cell office:value-type="float" office:value="-2" calcext:value-type="float">
            <text:p>-2</text:p>
          </table:table-cell>
          <table:table-cell office:value-type="float" office:value="7947" calcext:value-type="float">
            <text:p>79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-206" calcext:value-type="float">
            <text:p>-206</text:p>
          </table:table-cell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-200" calcext:value-type="float">
            <text:p>-200</text:p>
          </table:table-cell>
          <table:table-cell office:value-type="float" office:value="-2" calcext:value-type="float">
            <text:p>-2</text:p>
          </table:table-cell>
          <table:table-cell office:value-type="float" office:value="7992" calcext:value-type="float">
            <text:p>79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70" calcext:value-type="float">
            <text:p>-170</text:p>
          </table:table-cell>
          <table:table-cell office:value-type="float" office:value="-171" calcext:value-type="float">
            <text:p>-17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-171" calcext:value-type="float">
            <text:p>-171</text:p>
          </table:table-cell>
          <table:table-cell office:value-type="float" office:value="-2" calcext:value-type="float">
            <text:p>-2</text:p>
          </table:table-cell>
          <table:table-cell office:value-type="float" office:value="8021" calcext:value-type="float">
            <text:p>8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24" calcext:value-type="float">
            <text:p>-124</text:p>
          </table:table-cell>
          <table:table-cell office:value-type="float" office:value="-119" calcext:value-type="float">
            <text:p>-11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-119" calcext:value-type="float">
            <text:p>-119</text:p>
          </table:table-cell>
          <table:table-cell office:value-type="float" office:value="-1" calcext:value-type="float">
            <text:p>-1</text:p>
          </table:table-cell>
          <table:table-cell office:value-type="float" office:value="8073" calcext:value-type="float">
            <text:p>80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8113" calcext:value-type="float">
            <text:p>8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8175" calcext:value-type="float">
            <text:p>8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8171" calcext:value-type="float">
            <text:p>8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229" calcext:value-type="float">
            <text:p>82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74" calcext:value-type="float">
            <text:p>82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8336" calcext:value-type="float">
            <text:p>8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8362" calcext:value-type="float">
            <text:p>8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425" calcext:value-type="float">
            <text:p>8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8474" calcext:value-type="float">
            <text:p>84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8536" calcext:value-type="float">
            <text:p>85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8558" calcext:value-type="float">
            <text:p>85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8628" calcext:value-type="float">
            <text:p>86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8669" calcext:value-type="float">
            <text:p>86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8744" calcext:value-type="float">
            <text:p>87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69" calcext:value-type="float">
            <text:p>569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8770" calcext:value-type="float">
            <text:p>87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39" calcext:value-type="float">
            <text:p>639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8836" calcext:value-type="float">
            <text:p>8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office:value-type="float" office:value="8886" calcext:value-type="float">
            <text:p>8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756" calcext:value-type="float">
            <text:p>756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8956" calcext:value-type="float">
            <text:p>89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51" calcext:value-type="float">
            <text:p>751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8956" calcext:value-type="float">
            <text:p>89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832" calcext:value-type="float">
            <text:p>832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float" office:value="9021" calcext:value-type="float">
            <text:p>9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883" calcext:value-type="float">
            <text:p>883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887" calcext:value-type="float">
            <text:p>887</text:p>
          </table:table-cell>
          <table:table-cell office:value-type="float" office:value="10" calcext:value-type="float">
            <text:p>10</text:p>
          </table:table-cell>
          <table:table-cell office:value-type="float" office:value="9079" calcext:value-type="float">
            <text:p>90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957" calcext:value-type="float">
            <text:p>957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float" office:value="9149" calcext:value-type="float">
            <text:p>9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87" calcext:value-type="float">
            <text:p>98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997" calcext:value-type="float">
            <text:p>997</text:p>
          </table:table-cell>
          <table:table-cell office:value-type="float" office:value="12" calcext:value-type="float">
            <text:p>12</text:p>
          </table:table-cell>
          <table:table-cell office:value-type="float" office:value="9189" calcext:value-type="float">
            <text:p>9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53" calcext:value-type="float">
            <text:p>1053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065" calcext:value-type="float">
            <text:p>1065</text:p>
          </table:table-cell>
          <table:table-cell office:value-type="float" office:value="13" calcext:value-type="float">
            <text:p>13</text:p>
          </table:table-cell>
          <table:table-cell office:value-type="float" office:value="9257" calcext:value-type="float">
            <text:p>92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10" calcext:value-type="float">
            <text:p>111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 office:value-type="float" office:value="9312" calcext:value-type="float">
            <text:p>93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196" calcext:value-type="float">
            <text:p>1196</text:p>
          </table:table-cell>
          <table:table-cell office:value-type="float" office:value="14" calcext:value-type="float">
            <text:p>14</text:p>
          </table:table-cell>
          <table:table-cell office:value-type="float" office:value="9388" calcext:value-type="float">
            <text:p>93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220" calcext:value-type="float">
            <text:p>1220</text:p>
          </table:table-cell>
          <table:table-cell office:value-type="float" office:value="1228" calcext:value-type="float">
            <text:p>12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228" calcext:value-type="float">
            <text:p>1228</text:p>
          </table:table-cell>
          <table:table-cell office:value-type="float" office:value="14" calcext:value-type="float">
            <text:p>14</text:p>
          </table:table-cell>
          <table:table-cell office:value-type="float" office:value="9420" calcext:value-type="float">
            <text:p>94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85" calcext:value-type="float">
            <text:p>1285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293" calcext:value-type="float">
            <text:p>1293</text:p>
          </table:table-cell>
          <table:table-cell office:value-type="float" office:value="15" calcext:value-type="float">
            <text:p>15</text:p>
          </table:table-cell>
          <table:table-cell office:value-type="float" office:value="9485" calcext:value-type="float">
            <text:p>9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54" calcext:value-type="float">
            <text:p>1354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364" calcext:value-type="float">
            <text:p>1364</text:p>
          </table:table-cell>
          <table:table-cell office:value-type="float" office:value="16" calcext:value-type="float">
            <text:p>16</text:p>
          </table:table-cell>
          <table:table-cell office:value-type="float" office:value="9556" calcext:value-type="float">
            <text:p>95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29" calcext:value-type="float">
            <text:p>1429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439" calcext:value-type="float">
            <text:p>1439</text:p>
          </table:table-cell>
          <table:table-cell office:value-type="float" office:value="17" calcext:value-type="float">
            <text:p>17</text:p>
          </table:table-cell>
          <table:table-cell office:value-type="float" office:value="9631" calcext:value-type="float">
            <text:p>9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62" calcext:value-type="float">
            <text:p>1462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478" calcext:value-type="float">
            <text:p>1478</text:p>
          </table:table-cell>
          <table:table-cell office:value-type="float" office:value="18" calcext:value-type="float">
            <text:p>18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49" calcext:value-type="float">
            <text:p>1549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560" calcext:value-type="float">
            <text:p>1560</text:p>
          </table:table-cell>
          <table:table-cell office:value-type="float" office:value="19" calcext:value-type="float">
            <text:p>19</text:p>
          </table:table-cell>
          <table:table-cell office:value-type="float" office:value="9752" calcext:value-type="float">
            <text:p>97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611" calcext:value-type="float">
            <text:p>1611</text:p>
          </table:table-cell>
          <table:table-cell office:value-type="float" office:value="1618" calcext:value-type="float">
            <text:p>161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618" calcext:value-type="float">
            <text:p>1618</text:p>
          </table:table-cell>
          <table:table-cell office:value-type="float" office:value="19" calcext:value-type="float">
            <text:p>19</text:p>
          </table:table-cell>
          <table:table-cell office:value-type="float" office:value="9810" calcext:value-type="float">
            <text:p>98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692" calcext:value-type="float">
            <text:p>1692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9891" calcext:value-type="float">
            <text:p>9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84" calcext:value-type="float">
            <text:p>1684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9886" calcext:value-type="float">
            <text:p>9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779" calcext:value-type="float">
            <text:p>1779</text:p>
          </table:table-cell>
          <table:table-cell office:value-type="float" office:value="1784" calcext:value-type="float">
            <text:p>178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784" calcext:value-type="float">
            <text:p>1784</text:p>
          </table:table-cell>
          <table:table-cell office:value-type="float" office:value="21" calcext:value-type="float">
            <text:p>21</text:p>
          </table:table-cell>
          <table:table-cell office:value-type="float" office:value="9976" calcext:value-type="float">
            <text:p>99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843" calcext:value-type="float">
            <text:p>1843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848" calcext:value-type="float">
            <text:p>1848</text:p>
          </table:table-cell>
          <table:table-cell office:value-type="float" office:value="22" calcext:value-type="float">
            <text:p>22</text:p>
          </table:table-cell>
          <table:table-cell office:value-type="float" office:value="10040" calcext:value-type="float">
            <text:p>100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923" calcext:value-type="float">
            <text:p>1923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931" calcext:value-type="float">
            <text:p>1931</text:p>
          </table:table-cell>
          <table:table-cell office:value-type="float" office:value="23" calcext:value-type="float">
            <text:p>23</text:p>
          </table:table-cell>
          <table:table-cell office:value-type="float" office:value="10123" calcext:value-type="float">
            <text:p>10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980" calcext:value-type="float">
            <text:p>1980</text:p>
          </table:table-cell>
          <table:table-cell office:value-type="float" office:value="24" calcext:value-type="float">
            <text:p>24</text:p>
          </table:table-cell>
          <table:table-cell office:value-type="float" office:value="10172" calcext:value-type="float">
            <text:p>10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052" calcext:value-type="float">
            <text:p>2052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069" calcext:value-type="float">
            <text:p>2069</text:p>
          </table:table-cell>
          <table:table-cell office:value-type="float" office:value="25" calcext:value-type="float">
            <text:p>25</text:p>
          </table:table-cell>
          <table:table-cell office:value-type="float" office:value="10261" calcext:value-type="float">
            <text:p>102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121" calcext:value-type="float">
            <text:p>2121</text:p>
          </table:table-cell>
          <table:table-cell office:value-type="float" office:value="2143" calcext:value-type="float">
            <text:p>214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2143" calcext:value-type="float">
            <text:p>2143</text:p>
          </table:table-cell>
          <table:table-cell office:value-type="float" office:value="26" calcext:value-type="float">
            <text:p>26</text:p>
          </table:table-cell>
          <table:table-cell office:value-type="float" office:value="10335" calcext:value-type="float">
            <text:p>103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219" calcext:value-type="float">
            <text:p>2219</text:p>
          </table:table-cell>
          <table:table-cell office:value-type="float" office:value="2244" calcext:value-type="float">
            <text:p>224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2244" calcext:value-type="float">
            <text:p>2244</text:p>
          </table:table-cell>
          <table:table-cell office:value-type="float" office:value="27" calcext:value-type="float">
            <text:p>27</text:p>
          </table:table-cell>
          <table:table-cell office:value-type="float" office:value="10436" calcext:value-type="float">
            <text:p>1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41" calcext:value-type="float">
            <text:p>2241</text:p>
          </table:table-cell>
          <table:table-cell office:value-type="float" office:value="2258" calcext:value-type="float">
            <text:p>225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258" calcext:value-type="float">
            <text:p>2258</text:p>
          </table:table-cell>
          <table:table-cell office:value-type="float" office:value="27" calcext:value-type="float">
            <text:p>27</text:p>
          </table:table-cell>
          <table:table-cell office:value-type="float" office:value="10450" calcext:value-type="float">
            <text:p>104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334" calcext:value-type="float">
            <text:p>2334</text:p>
          </table:table-cell>
          <table:table-cell office:value-type="float" office:value="2350" calcext:value-type="float">
            <text:p>235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350" calcext:value-type="float">
            <text:p>2350</text:p>
          </table:table-cell>
          <table:table-cell office:value-type="float" office:value="28" calcext:value-type="float">
            <text:p>28</text:p>
          </table:table-cell>
          <table:table-cell office:value-type="float" office:value="10542" calcext:value-type="float">
            <text:p>105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412" calcext:value-type="float">
            <text:p>2412</text:p>
          </table:table-cell>
          <table:table-cell office:value-type="float" office:value="2425" calcext:value-type="float">
            <text:p>2425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425" calcext:value-type="float">
            <text:p>2425</text:p>
          </table:table-cell>
          <table:table-cell office:value-type="float" office:value="29" calcext:value-type="float">
            <text:p>29</text:p>
          </table:table-cell>
          <table:table-cell office:value-type="float" office:value="10617" calcext:value-type="float">
            <text:p>106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506" calcext:value-type="float">
            <text:p>2506</text:p>
          </table:table-cell>
          <table:table-cell office:value-type="float" office:value="2532" calcext:value-type="float">
            <text:p>2532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2532" calcext:value-type="float">
            <text:p>2532</text:p>
          </table:table-cell>
          <table:table-cell office:value-type="float" office:value="30" calcext:value-type="float">
            <text:p>30</text:p>
          </table:table-cell>
          <table:table-cell office:value-type="float" office:value="10724" calcext:value-type="float">
            <text:p>10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559" calcext:value-type="float">
            <text:p>2559</text:p>
          </table:table-cell>
          <table:table-cell office:value-type="float" office:value="31" calcext:value-type="float">
            <text:p>31</text:p>
          </table:table-cell>
          <table:table-cell office:value-type="float" office:value="10751" calcext:value-type="float">
            <text:p>107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662" calcext:value-type="float">
            <text:p>2662</text:p>
          </table:table-cell>
          <table:table-cell office:value-type="float" office:value="2676" calcext:value-type="float">
            <text:p>2676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2676" calcext:value-type="float">
            <text:p>2676</text:p>
          </table:table-cell>
          <table:table-cell office:value-type="float" office:value="32" calcext:value-type="float">
            <text:p>32</text:p>
          </table:table-cell>
          <table:table-cell office:value-type="float" office:value="10868" calcext:value-type="float">
            <text:p>10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732" calcext:value-type="float">
            <text:p>2732</text:p>
          </table:table-cell>
          <table:table-cell office:value-type="float" office:value="2741" calcext:value-type="float">
            <text:p>274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741" calcext:value-type="float">
            <text:p>2741</text:p>
          </table:table-cell>
          <table:table-cell office:value-type="float" office:value="33" calcext:value-type="float">
            <text:p>33</text:p>
          </table:table-cell>
          <table:table-cell office:value-type="float" office:value="10933" calcext:value-type="float">
            <text:p>109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846" calcext:value-type="float">
            <text:p>2846</text:p>
          </table:table-cell>
          <table:table-cell office:value-type="float" office:value="2850" calcext:value-type="float">
            <text:p>285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850" calcext:value-type="float">
            <text:p>2850</text:p>
          </table:table-cell>
          <table:table-cell office:value-type="float" office:value="34" calcext:value-type="float">
            <text:p>34</text:p>
          </table:table-cell>
          <table:table-cell office:value-type="float" office:value="11042" calcext:value-type="float">
            <text:p>11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838" calcext:value-type="float">
            <text:p>2838</text:p>
          </table:table-cell>
          <table:table-cell office:value-type="float" office:value="2849" calcext:value-type="float">
            <text:p>2849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849" calcext:value-type="float">
            <text:p>2849</text:p>
          </table:table-cell>
          <table:table-cell office:value-type="float" office:value="34" calcext:value-type="float">
            <text:p>34</text:p>
          </table:table-cell>
          <table:table-cell office:value-type="float" office:value="11041" calcext:value-type="float">
            <text:p>11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943" calcext:value-type="float">
            <text:p>2943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946" calcext:value-type="float">
            <text:p>2946</text:p>
          </table:table-cell>
          <table:table-cell office:value-type="float" office:value="35" calcext:value-type="float">
            <text:p>35</text:p>
          </table:table-cell>
          <table:table-cell office:value-type="float" office:value="11138" calcext:value-type="float">
            <text:p>111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031" calcext:value-type="float">
            <text:p>3031</text:p>
          </table:table-cell>
          <table:table-cell office:value-type="float" office:value="3030" calcext:value-type="float">
            <text:p>303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030" calcext:value-type="float">
            <text:p>3030</text:p>
          </table:table-cell>
          <table:table-cell office:value-type="float" office:value="36" calcext:value-type="float">
            <text:p>36</text:p>
          </table:table-cell>
          <table:table-cell office:value-type="float" office:value="11222" calcext:value-type="float">
            <text:p>11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128" calcext:value-type="float">
            <text:p>3128</text:p>
          </table:table-cell>
          <table:table-cell office:value-type="float" office:value="3148" calcext:value-type="float">
            <text:p>314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3148" calcext:value-type="float">
            <text:p>3148</text:p>
          </table:table-cell>
          <table:table-cell office:value-type="float" office:value="38" calcext:value-type="float">
            <text:p>38</text:p>
          </table:table-cell>
          <table:table-cell office:value-type="float" office:value="11340" calcext:value-type="float">
            <text:p>113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178" calcext:value-type="float">
            <text:p>3178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193" calcext:value-type="float">
            <text:p>3193</text:p>
          </table:table-cell>
          <table:table-cell office:value-type="float" office:value="38" calcext:value-type="float">
            <text:p>38</text:p>
          </table:table-cell>
          <table:table-cell office:value-type="float" office:value="11385" calcext:value-type="float">
            <text:p>113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3308" calcext:value-type="float">
            <text:p>3308</text:p>
          </table:table-cell>
          <table:table-cell office:value-type="float" office:value="3309" calcext:value-type="float">
            <text:p>330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3309" calcext:value-type="float">
            <text:p>3309</text:p>
          </table:table-cell>
          <table:table-cell office:value-type="float" office:value="40" calcext:value-type="float">
            <text:p>40</text:p>
          </table:table-cell>
          <table:table-cell office:value-type="float" office:value="11501" calcext:value-type="float">
            <text:p>115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383" calcext:value-type="float">
            <text:p>3383</text:p>
          </table:table-cell>
          <table:table-cell office:value-type="float" office:value="3405" calcext:value-type="float">
            <text:p>340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3405" calcext:value-type="float">
            <text:p>3405</text:p>
          </table:table-cell>
          <table:table-cell office:value-type="float" office:value="41" calcext:value-type="float">
            <text:p>41</text:p>
          </table:table-cell>
          <table:table-cell office:value-type="float" office:value="11597" calcext:value-type="float">
            <text:p>11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3505" calcext:value-type="float">
            <text:p>3505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3520" calcext:value-type="float">
            <text:p>3520</text:p>
          </table:table-cell>
          <table:table-cell office:value-type="float" office:value="42" calcext:value-type="float">
            <text:p>42</text:p>
          </table:table-cell>
          <table:table-cell office:value-type="float" office:value="11712" calcext:value-type="float">
            <text:p>117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551" calcext:value-type="float">
            <text:p>3551</text:p>
          </table:table-cell>
          <table:table-cell office:value-type="float" office:value="43" calcext:value-type="float">
            <text:p>43</text:p>
          </table:table-cell>
          <table:table-cell office:value-type="float" office:value="11743" calcext:value-type="float">
            <text:p>117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7:21:13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20:09:43.070000000</meta:creation-date>
    <meta:generator>LibreOffice/6.2.8.2$Windows_X86_64 LibreOffice_project/f82ddfca21ebc1e222a662a32b25c0c9d20169ee</meta:generator>
    <dc:date>2021-11-11T17:23:58.640000000</dc:date>
    <meta:editing-duration>PT29M46S</meta:editing-duration>
    <meta:editing-cycles>3</meta:editing-cycles>
    <meta:document-statistic meta:table-count="1" meta:cell-count="54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B238:Sheet1.D463" svg:x="0.32cm" svg:y="0.18cm" svg:width="11.708cm" svg:height="8.64cm">
          <chartooo:coordinate-region svg:x="1.047cm" svg:y="0.379cm" svg:width="10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38:Sheet1.C463" chart:class="chart:scatter">
            <chart:domain table:cell-range-address="Sheet1.B238:Sheet1.B463"/>
            <chart:data-point chart:repeated="226"/>
          </chart:series>
          <chart:series chart:style-name="ch7" chart:values-cell-range-address="Sheet1.D238:Sheet1.D463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238:Sheet1.B463</svg:desc>
                </draw:g>
              </table:table-cell>
              <table:table-cell office:value-type="float" office:value="-46">
                <text:p>-46</text:p>
                <draw:g>
                  <svg:desc>Sheet1.C238:Sheet1.C463</svg:desc>
                </draw:g>
              </table:table-cell>
              <table:table-cell office:value-type="float" office:value="-46">
                <text:p>-46</text:p>
                <draw:g>
                  <svg:desc>Sheet1.D238:Sheet1.D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30">
                <text:p>-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1cm" svg:y="3.952cm" style:legend-expansion="high" chart:style-name="ch2"/>
        <chart:plot-area chart:style-name="ch3" table:cell-range-address="Sheet1.M238:Sheet1.O463" svg:x="0.32cm" svg:y="0.18cm" svg:width="11.681cm" svg:height="8.64cm">
          <chartooo:coordinate-region svg:x="1.418cm" svg:y="0.379cm" svg:width="10.30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38:Sheet1.N463" chart:class="chart:scatter">
            <chart:domain table:cell-range-address="Sheet1.M238:Sheet1.M463"/>
            <chart:data-point chart:repeated="226"/>
          </chart:series>
          <chart:series chart:style-name="ch7" chart:values-cell-range-address="Sheet1.O238:Sheet1.O463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M238:Sheet1.M463</svg:desc>
                </draw:g>
              </table:table-cell>
              <table:table-cell office:value-type="float" office:value="-3817">
                <text:p>-3817</text:p>
                <draw:g>
                  <svg:desc>Sheet1.N238:Sheet1.N463</svg:desc>
                </draw:g>
              </table:table-cell>
              <table:table-cell office:value-type="float" office:value="-3817.0386">
                <text:p>-3817.0386</text:p>
                <draw:g>
                  <svg:desc>Sheet1.O238:Sheet1.O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3809">
                <text:p>-3809</text:p>
              </table:table-cell>
              <table:table-cell office:value-type="float" office:value="-3809.6802">
                <text:p>-3809.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3783">
                <text:p>-3783</text:p>
              </table:table-cell>
              <table:table-cell office:value-type="float" office:value="-3784.4514">
                <text:p>-3784.4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3755">
                <text:p>-3755</text:p>
              </table:table-cell>
              <table:table-cell office:value-type="float" office:value="-3765.267">
                <text:p>-3765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3731">
                <text:p>-3731</text:p>
              </table:table-cell>
              <table:table-cell office:value-type="float" office:value="-3740.8266">
                <text:p>-3740.8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3717">
                <text:p>-3717</text:p>
              </table:table-cell>
              <table:table-cell office:value-type="float" office:value="-3723.219">
                <text:p>-3723.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3691">
                <text:p>-3691</text:p>
              </table:table-cell>
              <table:table-cell office:value-type="float" office:value="-3697.9902">
                <text:p>-3697.9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3669">
                <text:p>-3669</text:p>
              </table:table-cell>
              <table:table-cell office:value-type="float" office:value="-3678.2802">
                <text:p>-3678.2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3645">
                <text:p>-3645</text:p>
              </table:table-cell>
              <table:table-cell office:value-type="float" office:value="-3648.5838">
                <text:p>-3648.5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3646">
                <text:p>-3646</text:p>
              </table:table-cell>
              <table:table-cell office:value-type="float" office:value="-3652.7886">
                <text:p>-3652.7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3615">
                <text:p>-3615</text:p>
              </table:table-cell>
              <table:table-cell office:value-type="float" office:value="-3623.0922">
                <text:p>-3623.0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3596">
                <text:p>-3596</text:p>
              </table:table-cell>
              <table:table-cell office:value-type="float" office:value="-3596.2866">
                <text:p>-3596.2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3565">
                <text:p>-3565</text:p>
              </table:table-cell>
              <table:table-cell office:value-type="float" office:value="-3572.8974">
                <text:p>-3572.8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3549">
                <text:p>-3549</text:p>
              </table:table-cell>
              <table:table-cell office:value-type="float" office:value="-3561.0714">
                <text:p>-3561.0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3526">
                <text:p>-3526</text:p>
              </table:table-cell>
              <table:table-cell office:value-type="float" office:value="-3523.7538">
                <text:p>-3523.7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3502">
                <text:p>-3502</text:p>
              </table:table-cell>
              <table:table-cell office:value-type="float" office:value="-3501.9414">
                <text:p>-3501.9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3466">
                <text:p>-3466</text:p>
              </table:table-cell>
              <table:table-cell office:value-type="float" office:value="-3475.6614">
                <text:p>-3475.6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3453">
                <text:p>-3453</text:p>
              </table:table-cell>
              <table:table-cell office:value-type="float" office:value="-3458.5794">
                <text:p>-3458.5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3425">
                <text:p>-3425</text:p>
              </table:table-cell>
              <table:table-cell office:value-type="float" office:value="-3425.9922">
                <text:p>-3425.9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3397">
                <text:p>-3397</text:p>
              </table:table-cell>
              <table:table-cell office:value-type="float" office:value="-3402.3402">
                <text:p>-3402.3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3372">
                <text:p>-3372</text:p>
              </table:table-cell>
              <table:table-cell office:value-type="float" office:value="-3371.8554">
                <text:p>-3371.8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3355">
                <text:p>-3355</text:p>
              </table:table-cell>
              <table:table-cell office:value-type="float" office:value="-3356.8758">
                <text:p>-3356.8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3324">
                <text:p>-3324</text:p>
              </table:table-cell>
              <table:table-cell office:value-type="float" office:value="-3325.3398">
                <text:p>-3325.3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3292">
                <text:p>-3292</text:p>
              </table:table-cell>
              <table:table-cell office:value-type="float" office:value="-3299.8482">
                <text:p>-3299.8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263">
                <text:p>-3263</text:p>
              </table:table-cell>
              <table:table-cell office:value-type="float" office:value="-3262.5306">
                <text:p>-3262.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264">
                <text:p>-3264</text:p>
              </table:table-cell>
              <table:table-cell office:value-type="float" office:value="-3268.0494">
                <text:p>-3268.0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233">
                <text:p>-3233</text:p>
              </table:table-cell>
              <table:table-cell office:value-type="float" office:value="-3235.9878">
                <text:p>-3235.9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207">
                <text:p>-3207</text:p>
              </table:table-cell>
              <table:table-cell office:value-type="float" office:value="-3207.0798">
                <text:p>-3207.0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170">
                <text:p>-3170</text:p>
              </table:table-cell>
              <table:table-cell office:value-type="float" office:value="-3169.7622">
                <text:p>-3169.7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156">
                <text:p>-3156</text:p>
              </table:table-cell>
              <table:table-cell office:value-type="float" office:value="-3154.5198">
                <text:p>-3154.5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120">
                <text:p>-3120</text:p>
              </table:table-cell>
              <table:table-cell office:value-type="float" office:value="-3128.7654">
                <text:p>-3128.76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093">
                <text:p>-3093</text:p>
              </table:table-cell>
              <table:table-cell office:value-type="float" office:value="-3097.4922">
                <text:p>-3097.4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053">
                <text:p>-3053</text:p>
              </table:table-cell>
              <table:table-cell office:value-type="float" office:value="-3063.0654">
                <text:p>-3063.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035">
                <text:p>-3035</text:p>
              </table:table-cell>
              <table:table-cell office:value-type="float" office:value="-3039.6762">
                <text:p>-3039.6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002">
                <text:p>-3002</text:p>
              </table:table-cell>
              <table:table-cell office:value-type="float" office:value="-3003.6726">
                <text:p>-3003.6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967">
                <text:p>-2967</text:p>
              </table:table-cell>
              <table:table-cell office:value-type="float" office:value="-2975.8158">
                <text:p>-2975.8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936">
                <text:p>-2936</text:p>
              </table:table-cell>
              <table:table-cell office:value-type="float" office:value="-2939.8122">
                <text:p>-2939.8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919">
                <text:p>-2919</text:p>
              </table:table-cell>
              <table:table-cell office:value-type="float" office:value="-2922.7302">
                <text:p>-2922.7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881">
                <text:p>-2881</text:p>
              </table:table-cell>
              <table:table-cell office:value-type="float" office:value="-2883.573">
                <text:p>-2883.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846">
                <text:p>-2846</text:p>
              </table:table-cell>
              <table:table-cell office:value-type="float" office:value="-2856.2418">
                <text:p>-2856.2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807">
                <text:p>-2807</text:p>
              </table:table-cell>
              <table:table-cell office:value-type="float" office:value="-2814.7194">
                <text:p>-2814.7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815">
                <text:p>-2815</text:p>
              </table:table-cell>
              <table:table-cell office:value-type="float" office:value="-2815.7706">
                <text:p>-2815.7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773">
                <text:p>-2773</text:p>
              </table:table-cell>
              <table:table-cell office:value-type="float" office:value="-2770.8318">
                <text:p>-2770.8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743">
                <text:p>-2743</text:p>
              </table:table-cell>
              <table:table-cell office:value-type="float" office:value="-2743.7634">
                <text:p>-2743.7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701">
                <text:p>-2701</text:p>
              </table:table-cell>
              <table:table-cell office:value-type="float" office:value="-2702.7666">
                <text:p>-2702.7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685">
                <text:p>-2685</text:p>
              </table:table-cell>
              <table:table-cell office:value-type="float" office:value="-2686.473">
                <text:p>-2686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645">
                <text:p>-2645</text:p>
              </table:table-cell>
              <table:table-cell office:value-type="float" office:value="-2644.1622">
                <text:p>-2644.1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2610">
                <text:p>-2610</text:p>
              </table:table-cell>
              <table:table-cell office:value-type="float" office:value="-2612.3634">
                <text:p>-2612.3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2562">
                <text:p>-2562</text:p>
              </table:table-cell>
              <table:table-cell office:value-type="float" office:value="-2570.0526">
                <text:p>-2570.0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2549">
                <text:p>-2549</text:p>
              </table:table-cell>
              <table:table-cell office:value-type="float" office:value="-2540.8818">
                <text:p>-2540.8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2503">
                <text:p>-2503</text:p>
              </table:table-cell>
              <table:table-cell office:value-type="float" office:value="-2499.885">
                <text:p>-2499.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2470">
                <text:p>-2470</text:p>
              </table:table-cell>
              <table:table-cell office:value-type="float" office:value="-2470.977">
                <text:p>-2470.9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424">
                <text:p>-2424</text:p>
              </table:table-cell>
              <table:table-cell office:value-type="float" office:value="-2423.1474">
                <text:p>-2423.1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407">
                <text:p>-2407</text:p>
              </table:table-cell>
              <table:table-cell office:value-type="float" office:value="-2403.4374">
                <text:p>-2403.4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359">
                <text:p>-2359</text:p>
              </table:table-cell>
              <table:table-cell office:value-type="float" office:value="-2356.9218">
                <text:p>-2356.92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325">
                <text:p>-2325</text:p>
              </table:table-cell>
              <table:table-cell office:value-type="float" office:value="-2322.2322">
                <text:p>-2322.2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278">
                <text:p>-2278</text:p>
              </table:table-cell>
              <table:table-cell office:value-type="float" office:value="-2275.9794">
                <text:p>-2275.9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282">
                <text:p>-2282</text:p>
              </table:table-cell>
              <table:table-cell office:value-type="float" office:value="-2280.447">
                <text:p>-2280.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227">
                <text:p>-2227</text:p>
              </table:table-cell>
              <table:table-cell office:value-type="float" office:value="-2227.887">
                <text:p>-2227.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193">
                <text:p>-2193</text:p>
              </table:table-cell>
              <table:table-cell office:value-type="float" office:value="-2189.5182">
                <text:p>-2189.5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141">
                <text:p>-2141</text:p>
              </table:table-cell>
              <table:table-cell office:value-type="float" office:value="-2143.791">
                <text:p>-2143.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124">
                <text:p>-2124</text:p>
              </table:table-cell>
              <table:table-cell office:value-type="float" office:value="-2120.9274">
                <text:p>-2120.9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075">
                <text:p>-2075</text:p>
              </table:table-cell>
              <table:table-cell office:value-type="float" office:value="-2063.637">
                <text:p>-2063.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028">
                <text:p>-2028</text:p>
              </table:table-cell>
              <table:table-cell office:value-type="float" office:value="-2022.6402">
                <text:p>-2022.6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980">
                <text:p>-1980</text:p>
              </table:table-cell>
              <table:table-cell office:value-type="float" office:value="-1979.8038">
                <text:p>-1979.80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958">
                <text:p>-1958</text:p>
              </table:table-cell>
              <table:table-cell office:value-type="float" office:value="-1959.5682">
                <text:p>-1959.5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906">
                <text:p>-1906</text:p>
              </table:table-cell>
              <table:table-cell office:value-type="float" office:value="-1903.8546">
                <text:p>-1903.8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864">
                <text:p>-1864</text:p>
              </table:table-cell>
              <table:table-cell office:value-type="float" office:value="-1867.5882">
                <text:p>-1867.58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810">
                <text:p>-1810</text:p>
              </table:table-cell>
              <table:table-cell office:value-type="float" office:value="-1807.6698">
                <text:p>-1807.6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784">
                <text:p>-1784</text:p>
              </table:table-cell>
              <table:table-cell office:value-type="float" office:value="-1787.697">
                <text:p>-1787.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727">
                <text:p>-1727</text:p>
              </table:table-cell>
              <table:table-cell office:value-type="float" office:value="-1727.7786">
                <text:p>-1727.7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683">
                <text:p>-1683</text:p>
              </table:table-cell>
              <table:table-cell office:value-type="float" office:value="-1685.4678">
                <text:p>-1685.4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630">
                <text:p>-1630</text:p>
              </table:table-cell>
              <table:table-cell office:value-type="float" office:value="-1621.0818">
                <text:p>-1621.0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632">
                <text:p>-1632</text:p>
              </table:table-cell>
              <table:table-cell office:value-type="float" office:value="-1629.4914">
                <text:p>-1629.4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576">
                <text:p>-1576</text:p>
              </table:table-cell>
              <table:table-cell office:value-type="float" office:value="-1560.6378">
                <text:p>-1560.6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526">
                <text:p>-1526</text:p>
              </table:table-cell>
              <table:table-cell office:value-type="float" office:value="-1525.1598">
                <text:p>-1525.1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468">
                <text:p>-1468</text:p>
              </table:table-cell>
              <table:table-cell office:value-type="float" office:value="-1457.883">
                <text:p>-1457.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442">
                <text:p>-1442</text:p>
              </table:table-cell>
              <table:table-cell office:value-type="float" office:value="-1434.4938">
                <text:p>-1434.4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368">
                <text:p>-1368</text:p>
              </table:table-cell>
              <table:table-cell office:value-type="float" office:value="-1375.8894">
                <text:p>-1375.8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326">
                <text:p>-1326</text:p>
              </table:table-cell>
              <table:table-cell office:value-type="float" office:value="-1322.2782">
                <text:p>-1322.2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268">
                <text:p>-1268</text:p>
              </table:table-cell>
              <table:table-cell office:value-type="float" office:value="-1260.783">
                <text:p>-1260.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246">
                <text:p>-1246</text:p>
              </table:table-cell>
              <table:table-cell office:value-type="float" office:value="-1237.6566">
                <text:p>-1237.6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174">
                <text:p>-1174</text:p>
              </table:table-cell>
              <table:table-cell office:value-type="float" office:value="-1171.1682">
                <text:p>-1171.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122">
                <text:p>-1122</text:p>
              </table:table-cell>
              <table:table-cell office:value-type="float" office:value="-1120.4478">
                <text:p>-1120.4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062">
                <text:p>-1062</text:p>
              </table:table-cell>
              <table:table-cell office:value-type="float" office:value="-1050.0174">
                <text:p>-1050.0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029">
                <text:p>-1029</text:p>
              </table:table-cell>
              <table:table-cell office:value-type="float" office:value="-1025.3142">
                <text:p>-1025.31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962">
                <text:p>-962</text:p>
              </table:table-cell>
              <table:table-cell office:value-type="float" office:value="-954.621">
                <text:p>-954.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906">
                <text:p>-906</text:p>
              </table:table-cell>
              <table:table-cell office:value-type="float" office:value="-899.1702">
                <text:p>-899.1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835">
                <text:p>-835</text:p>
              </table:table-cell>
              <table:table-cell office:value-type="float" office:value="-820.593">
                <text:p>-820.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827">
                <text:p>-827</text:p>
              </table:table-cell>
              <table:table-cell office:value-type="float" office:value="-824.0094">
                <text:p>-824.0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763">
                <text:p>-763</text:p>
              </table:table-cell>
              <table:table-cell office:value-type="float" office:value="-751.2138">
                <text:p>-751.2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703">
                <text:p>-703</text:p>
              </table:table-cell>
              <table:table-cell office:value-type="float" office:value="-697.077">
                <text:p>-697.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626">
                <text:p>-626</text:p>
              </table:table-cell>
              <table:table-cell office:value-type="float" office:value="-619.8138">
                <text:p>-619.8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593">
                <text:p>-593</text:p>
              </table:table-cell>
              <table:table-cell office:value-type="float" office:value="-586.4382">
                <text:p>-586.4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502">
                <text:p>-502</text:p>
              </table:table-cell>
              <table:table-cell office:value-type="float" office:value="-505.4958">
                <text:p>-505.49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450">
                <text:p>-450</text:p>
              </table:table-cell>
              <table:table-cell office:value-type="float" office:value="-445.5774">
                <text:p>-445.57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371">
                <text:p>-371</text:p>
              </table:table-cell>
              <table:table-cell office:value-type="float" office:value="-363.0582">
                <text:p>-363.05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347">
                <text:p>-347</text:p>
              </table:table-cell>
              <table:table-cell office:value-type="float" office:value="-340.983">
                <text:p>-340.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263">
                <text:p>-263</text:p>
              </table:table-cell>
              <table:table-cell office:value-type="float" office:value="-257.6754">
                <text:p>-257.67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06">
                <text:p>-206</text:p>
              </table:table-cell>
              <table:table-cell office:value-type="float" office:value="-192.7638">
                <text:p>-192.7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15">
                <text:p>-115</text:p>
              </table:table-cell>
              <table:table-cell office:value-type="float" office:value="-110.2446">
                <text:p>-110.24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78">
                <text:p>-78</text:p>
              </table:table-cell>
              <table:table-cell office:value-type="float" office:value="-66.357">
                <text:p>-66.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20.6298">
                <text:p>20.6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95.5278">
                <text:p>95.5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185.4054">
                <text:p>185.4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73">
                <text:p>173</text:p>
              </table:table-cell>
              <table:table-cell office:value-type="float" office:value="179.361">
                <text:p>179.3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62">
                <text:p>262</text:p>
              </table:table-cell>
              <table:table-cell office:value-type="float" office:value="284.2182">
                <text:p>284.2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335">
                <text:p>335</text:p>
              </table:table-cell>
              <table:table-cell office:value-type="float" office:value="347.553">
                <text:p>347.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437">
                <text:p>437</text:p>
              </table:table-cell>
              <table:table-cell office:value-type="float" office:value="447.9426">
                <text:p>447.9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497.6118">
                <text:p>497.6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579">
                <text:p>579</text:p>
              </table:table-cell>
              <table:table-cell office:value-type="float" office:value="597.4758">
                <text:p>597.47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668">
                <text:p>668</text:p>
              </table:table-cell>
              <table:table-cell office:value-type="float" office:value="676.053">
                <text:p>676.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773">
                <text:p>773</text:p>
              </table:table-cell>
              <table:table-cell office:value-type="float" office:value="783.2754">
                <text:p>783.27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924">
                <text:p>-1924</text:p>
              </table:table-cell>
              <table:table-cell office:value-type="float" office:value="-1920.1482">
                <text:p>-1920.1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891">
                <text:p>-1891</text:p>
              </table:table-cell>
              <table:table-cell office:value-type="float" office:value="-1893.0798">
                <text:p>-1893.07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865">
                <text:p>-1865</text:p>
              </table:table-cell>
              <table:table-cell office:value-type="float" office:value="-1861.8066">
                <text:p>-1861.8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825">
                <text:p>-1825</text:p>
              </table:table-cell>
              <table:table-cell office:value-type="float" office:value="-1821.3354">
                <text:p>-1821.3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812">
                <text:p>-1812</text:p>
              </table:table-cell>
              <table:table-cell office:value-type="float" office:value="-1810.5606">
                <text:p>-1810.56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779">
                <text:p>-1779</text:p>
              </table:table-cell>
              <table:table-cell office:value-type="float" office:value="-1774.2942">
                <text:p>-1774.29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750">
                <text:p>-1750</text:p>
              </table:table-cell>
              <table:table-cell office:value-type="float" office:value="-1749.0654">
                <text:p>-1749.0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711">
                <text:p>-1711</text:p>
              </table:table-cell>
              <table:table-cell office:value-type="float" office:value="-1707.0174">
                <text:p>-1707.0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718">
                <text:p>-1718</text:p>
              </table:table-cell>
              <table:table-cell office:value-type="float" office:value="-1714.3758">
                <text:p>-1714.3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680">
                <text:p>-1680</text:p>
              </table:table-cell>
              <table:table-cell office:value-type="float" office:value="-1676.7954">
                <text:p>-1676.7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646">
                <text:p>-1646</text:p>
              </table:table-cell>
              <table:table-cell office:value-type="float" office:value="-1648.6758">
                <text:p>-1648.6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618">
                <text:p>-1618</text:p>
              </table:table-cell>
              <table:table-cell office:value-type="float" office:value="-1613.7234">
                <text:p>-1613.7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597">
                <text:p>-1597</text:p>
              </table:table-cell>
              <table:table-cell office:value-type="float" office:value="-1595.853">
                <text:p>-1595.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558">
                <text:p>-1558</text:p>
              </table:table-cell>
              <table:table-cell office:value-type="float" office:value="-1551.177">
                <text:p>-1551.1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520">
                <text:p>-1520</text:p>
              </table:table-cell>
              <table:table-cell office:value-type="float" office:value="-1530.6786">
                <text:p>-1530.6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491">
                <text:p>-1491</text:p>
              </table:table-cell>
              <table:table-cell office:value-type="float" office:value="-1489.9446">
                <text:p>-1489.9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480">
                <text:p>-1480</text:p>
              </table:table-cell>
              <table:table-cell office:value-type="float" office:value="-1482.849">
                <text:p>-1482.8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444">
                <text:p>-1444</text:p>
              </table:table-cell>
              <table:table-cell office:value-type="float" office:value="-1445.0058">
                <text:p>-1445.0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418">
                <text:p>-1418</text:p>
              </table:table-cell>
              <table:table-cell office:value-type="float" office:value="-1410.579">
                <text:p>-1410.5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376">
                <text:p>-1376</text:p>
              </table:table-cell>
              <table:table-cell office:value-type="float" office:value="-1373.2614">
                <text:p>-1373.2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349">
                <text:p>-1349</text:p>
              </table:table-cell>
              <table:table-cell office:value-type="float" office:value="-1344.3534">
                <text:p>-1344.3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317">
                <text:p>-1317</text:p>
              </table:table-cell>
              <table:table-cell office:value-type="float" office:value="-1304.6706">
                <text:p>-1304.6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277">
                <text:p>-1277</text:p>
              </table:table-cell>
              <table:table-cell office:value-type="float" office:value="-1281.2814">
                <text:p>-1281.2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246">
                <text:p>-1246</text:p>
              </table:table-cell>
              <table:table-cell office:value-type="float" office:value="-1237.9194">
                <text:p>-1237.91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244">
                <text:p>-1244</text:p>
              </table:table-cell>
              <table:table-cell office:value-type="float" office:value="-1240.8102">
                <text:p>-1240.8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207">
                <text:p>-1207</text:p>
              </table:table-cell>
              <table:table-cell office:value-type="float" office:value="-1186.4106">
                <text:p>-1186.4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171">
                <text:p>-1171</text:p>
              </table:table-cell>
              <table:table-cell office:value-type="float" office:value="-1163.0214">
                <text:p>-1163.02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122">
                <text:p>-1122</text:p>
              </table:table-cell>
              <table:table-cell office:value-type="float" office:value="-1123.3386">
                <text:p>-1123.3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102">
                <text:p>-1102</text:p>
              </table:table-cell>
              <table:table-cell office:value-type="float" office:value="-1094.1678">
                <text:p>-1094.1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062">
                <text:p>-1062</text:p>
              </table:table-cell>
              <table:table-cell office:value-type="float" office:value="-1053.4338">
                <text:p>-1053.43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025">
                <text:p>-1025</text:p>
              </table:table-cell>
              <table:table-cell office:value-type="float" office:value="-1026.891">
                <text:p>-1026.8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984">
                <text:p>-984</text:p>
              </table:table-cell>
              <table:table-cell office:value-type="float" office:value="-977.7474">
                <text:p>-977.7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964">
                <text:p>-964</text:p>
              </table:table-cell>
              <table:table-cell office:value-type="float" office:value="-955.935">
                <text:p>-955.9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918">
                <text:p>-918</text:p>
              </table:table-cell>
              <table:table-cell office:value-type="float" office:value="-903.9006">
                <text:p>-903.9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878">
                <text:p>-878</text:p>
              </table:table-cell>
              <table:table-cell office:value-type="float" office:value="-876.5694">
                <text:p>-876.5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833">
                <text:p>-833</text:p>
              </table:table-cell>
              <table:table-cell office:value-type="float" office:value="-832.9446">
                <text:p>-832.9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819">
                <text:p>-819</text:p>
              </table:table-cell>
              <table:table-cell office:value-type="float" office:value="-804.825">
                <text:p>-804.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770">
                <text:p>-770</text:p>
              </table:table-cell>
              <table:table-cell office:value-type="float" office:value="-764.6166">
                <text:p>-764.6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730">
                <text:p>-730</text:p>
              </table:table-cell>
              <table:table-cell office:value-type="float" office:value="-726.5106">
                <text:p>-726.5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685">
                <text:p>-685</text:p>
              </table:table-cell>
              <table:table-cell office:value-type="float" office:value="-678.1554">
                <text:p>-678.15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680">
                <text:p>-680</text:p>
              </table:table-cell>
              <table:table-cell office:value-type="float" office:value="-681.8346">
                <text:p>-681.8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638">
                <text:p>-638</text:p>
              </table:table-cell>
              <table:table-cell office:value-type="float" office:value="-630.8514">
                <text:p>-630.85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597">
                <text:p>-597</text:p>
              </table:table-cell>
              <table:table-cell office:value-type="float" office:value="-587.2266">
                <text:p>-587.2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549">
                <text:p>-549</text:p>
              </table:table-cell>
              <table:table-cell office:value-type="float" office:value="-545.7042">
                <text:p>-545.7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523">
                <text:p>-523</text:p>
              </table:table-cell>
              <table:table-cell office:value-type="float" office:value="-518.1102">
                <text:p>-518.1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472">
                <text:p>-472</text:p>
              </table:table-cell>
              <table:table-cell office:value-type="float" office:value="-467.6526">
                <text:p>-467.65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429">
                <text:p>-429</text:p>
              </table:table-cell>
              <table:table-cell office:value-type="float" office:value="-424.2906">
                <text:p>-424.29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380">
                <text:p>-380</text:p>
              </table:table-cell>
              <table:table-cell office:value-type="float" office:value="-367.5258">
                <text:p>-367.5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354">
                <text:p>-354</text:p>
              </table:table-cell>
              <table:table-cell office:value-type="float" office:value="-350.7066">
                <text:p>-350.70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94">
                <text:p>-294</text:p>
              </table:table-cell>
              <table:table-cell office:value-type="float" office:value="-292.365">
                <text:p>-292.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52">
                <text:p>-252</text:p>
              </table:table-cell>
              <table:table-cell office:value-type="float" office:value="-242.433">
                <text:p>-242.4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06">
                <text:p>-206</text:p>
              </table:table-cell>
              <table:table-cell office:value-type="float" office:value="-197.757">
                <text:p>-197.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70">
                <text:p>-170</text:p>
              </table:table-cell>
              <table:table-cell office:value-type="float" office:value="-169.9002">
                <text:p>-169.9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24">
                <text:p>-124</text:p>
              </table:table-cell>
              <table:table-cell office:value-type="float" office:value="-117.8658">
                <text:p>-117.8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76">
                <text:p>-76</text:p>
              </table:table-cell>
              <table:table-cell office:value-type="float" office:value="-64.5174">
                <text:p>-64.51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19">
                <text:p>-19</text:p>
              </table:table-cell>
              <table:table-cell office:value-type="float" office:value="-10.6434">
                <text:p>-10.64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23">
                <text:p>-23</text:p>
              </table:table-cell>
              <table:table-cell office:value-type="float" office:value="-12.2202">
                <text:p>-12.2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41">
                <text:p>41</text:p>
              </table:table-cell>
              <table:table-cell office:value-type="float" office:value="38.5002">
                <text:p>38.5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83">
                <text:p>83</text:p>
              </table:table-cell>
              <table:table-cell office:value-type="float" office:value="86.8554">
                <text:p>86.8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39">
                <text:p>139</text:p>
              </table:table-cell>
              <table:table-cell office:value-type="float" office:value="148.3506">
                <text:p>148.3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68">
                <text:p>168</text:p>
              </table:table-cell>
              <table:table-cell office:value-type="float" office:value="174.105">
                <text:p>174.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31">
                <text:p>231</text:p>
              </table:table-cell>
              <table:table-cell office:value-type="float" office:value="233.4978">
                <text:p>233.49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5">
                <text:p>275</text:p>
              </table:table-cell>
              <table:table-cell office:value-type="float" office:value="282.6414">
                <text:p>282.6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338">
                <text:p>338</text:p>
              </table:table-cell>
              <table:table-cell office:value-type="float" office:value="353.5974">
                <text:p>353.59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368">
                <text:p>368</text:p>
              </table:table-cell>
              <table:table-cell office:value-type="float" office:value="374.3586">
                <text:p>374.3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432">
                <text:p>432</text:p>
              </table:table-cell>
              <table:table-cell office:value-type="float" office:value="434.5398">
                <text:p>434.5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473">
                <text:p>473</text:p>
              </table:table-cell>
              <table:table-cell office:value-type="float" office:value="493.6698">
                <text:p>493.6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545">
                <text:p>545</text:p>
              </table:table-cell>
              <table:table-cell office:value-type="float" office:value="547.281">
                <text:p>547.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569">
                <text:p>569</text:p>
              </table:table-cell>
              <table:table-cell office:value-type="float" office:value="578.817">
                <text:p>578.8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639">
                <text:p>639</text:p>
              </table:table-cell>
              <table:table-cell office:value-type="float" office:value="650.5614">
                <text:p>650.56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695">
                <text:p>695</text:p>
              </table:table-cell>
              <table:table-cell office:value-type="float" office:value="700.2306">
                <text:p>700.2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756">
                <text:p>756</text:p>
              </table:table-cell>
              <table:table-cell office:value-type="float" office:value="770.3982">
                <text:p>770.39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751">
                <text:p>751</text:p>
              </table:table-cell>
              <table:table-cell office:value-type="float" office:value="768.5586">
                <text:p>768.5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832">
                <text:p>832</text:p>
              </table:table-cell>
              <table:table-cell office:value-type="float" office:value="835.5726">
                <text:p>835.57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883">
                <text:p>883</text:p>
              </table:table-cell>
              <table:table-cell office:value-type="float" office:value="896.0166">
                <text:p>896.0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957">
                <text:p>957</text:p>
              </table:table-cell>
              <table:table-cell office:value-type="float" office:value="977.7474">
                <text:p>977.7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987">
                <text:p>987</text:p>
              </table:table-cell>
              <table:table-cell office:value-type="float" office:value="996.669">
                <text:p>996.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053">
                <text:p>1053</text:p>
              </table:table-cell>
              <table:table-cell office:value-type="float" office:value="1066.8366">
                <text:p>1066.8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110">
                <text:p>1110</text:p>
              </table:table-cell>
              <table:table-cell office:value-type="float" office:value="1130.1714">
                <text:p>1130.1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195">
                <text:p>1195</text:p>
              </table:table-cell>
              <table:table-cell office:value-type="float" office:value="1204.281">
                <text:p>1204.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220">
                <text:p>1220</text:p>
              </table:table-cell>
              <table:table-cell office:value-type="float" office:value="1227.4074">
                <text:p>1227.4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285">
                <text:p>1285</text:p>
              </table:table-cell>
              <table:table-cell office:value-type="float" office:value="1308.087">
                <text:p>1308.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354">
                <text:p>1354</text:p>
              </table:table-cell>
              <table:table-cell office:value-type="float" office:value="1370.1078">
                <text:p>1370.10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429">
                <text:p>1429</text:p>
              </table:table-cell>
              <table:table-cell office:value-type="float" office:value="1444.4802">
                <text:p>1444.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62">
                <text:p>1462</text:p>
              </table:table-cell>
              <table:table-cell office:value-type="float" office:value="1479.4326">
                <text:p>1479.43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549">
                <text:p>1549</text:p>
              </table:table-cell>
              <table:table-cell office:value-type="float" office:value="1556.9586">
                <text:p>1556.9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611">
                <text:p>1611</text:p>
              </table:table-cell>
              <table:table-cell office:value-type="float" office:value="1626.6006">
                <text:p>1626.6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692">
                <text:p>1692</text:p>
              </table:table-cell>
              <table:table-cell office:value-type="float" office:value="1712.5362">
                <text:p>1712.5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684">
                <text:p>1684</text:p>
              </table:table-cell>
              <table:table-cell office:value-type="float" office:value="1718.055">
                <text:p>1718.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779">
                <text:p>1779</text:p>
              </table:table-cell>
              <table:table-cell office:value-type="float" office:value="1800.5742">
                <text:p>1800.57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843">
                <text:p>1843</text:p>
              </table:table-cell>
              <table:table-cell office:value-type="float" office:value="1862.8578">
                <text:p>1862.85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923">
                <text:p>1923</text:p>
              </table:table-cell>
              <table:table-cell office:value-type="float" office:value="1943.5374">
                <text:p>1943.53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978">
                <text:p>1978</text:p>
              </table:table-cell>
              <table:table-cell office:value-type="float" office:value="1986.6366">
                <text:p>1986.6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052">
                <text:p>2052</text:p>
              </table:table-cell>
              <table:table-cell office:value-type="float" office:value="2073.6234">
                <text:p>2073.62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121">
                <text:p>2121</text:p>
              </table:table-cell>
              <table:table-cell office:value-type="float" office:value="2147.4702">
                <text:p>2147.4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219">
                <text:p>2219</text:p>
              </table:table-cell>
              <table:table-cell office:value-type="float" office:value="2239.1874">
                <text:p>2239.18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241">
                <text:p>2241</text:p>
              </table:table-cell>
              <table:table-cell office:value-type="float" office:value="2260.2114">
                <text:p>2260.2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334">
                <text:p>2334</text:p>
              </table:table-cell>
              <table:table-cell office:value-type="float" office:value="2358.2358">
                <text:p>2358.23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412">
                <text:p>2412</text:p>
              </table:table-cell>
              <table:table-cell office:value-type="float" office:value="2429.7174">
                <text:p>2429.71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2506">
                <text:p>2506</text:p>
              </table:table-cell>
              <table:table-cell office:value-type="float" office:value="2530.8954">
                <text:p>2530.89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2564">
                <text:p>2564</text:p>
              </table:table-cell>
              <table:table-cell office:value-type="float" office:value="2579.2506">
                <text:p>2579.25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662">
                <text:p>2662</text:p>
              </table:table-cell>
              <table:table-cell office:value-type="float" office:value="2687.2614">
                <text:p>2687.2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732">
                <text:p>2732</text:p>
              </table:table-cell>
              <table:table-cell office:value-type="float" office:value="2763.4734">
                <text:p>2763.47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846">
                <text:p>2846</text:p>
              </table:table-cell>
              <table:table-cell office:value-type="float" office:value="2863.6002">
                <text:p>2863.6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838">
                <text:p>2838</text:p>
              </table:table-cell>
              <table:table-cell office:value-type="float" office:value="2863.6002">
                <text:p>2863.6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943">
                <text:p>2943</text:p>
              </table:table-cell>
              <table:table-cell office:value-type="float" office:value="2967.1434">
                <text:p>2967.14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031">
                <text:p>3031</text:p>
              </table:table-cell>
              <table:table-cell office:value-type="float" office:value="3049.9254">
                <text:p>3049.92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128">
                <text:p>3128</text:p>
              </table:table-cell>
              <table:table-cell office:value-type="float" office:value="3167.9226">
                <text:p>3167.92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178">
                <text:p>3178</text:p>
              </table:table-cell>
              <table:table-cell office:value-type="float" office:value="3210.4962">
                <text:p>3210.49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3308">
                <text:p>3308</text:p>
              </table:table-cell>
              <table:table-cell office:value-type="float" office:value="3328.2306">
                <text:p>3328.2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3383">
                <text:p>3383</text:p>
              </table:table-cell>
              <table:table-cell office:value-type="float" office:value="3409.173">
                <text:p>3409.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3505">
                <text:p>3505</text:p>
              </table:table-cell>
              <table:table-cell office:value-type="float" office:value="3523.7538">
                <text:p>3523.75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3537">
                <text:p>3537</text:p>
              </table:table-cell>
              <table:table-cell office:value-type="float" office:value="3546.6174">
                <text:p>3546.6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B475:Sheet1.D700" svg:x="0.32cm" svg:y="0.18cm" svg:width="11.708cm" svg:height="8.64cm">
          <chartooo:coordinate-region svg:x="1.418cm" svg:y="0.379cm" svg:width="10.3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75:Sheet1.C700" chart:class="chart:scatter">
            <chart:domain table:cell-range-address="Sheet1.B475:Sheet1.B700"/>
            <chart:data-point chart:repeated="226"/>
          </chart:series>
          <chart:series chart:style-name="ch7" chart:values-cell-range-address="Sheet1.D475:Sheet1.D700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475:Sheet1.B700</svg:desc>
                </draw:g>
              </table:table-cell>
              <table:table-cell office:value-type="float" office:value="-3817">
                <text:p>-3817</text:p>
                <draw:g>
                  <svg:desc>Sheet1.C475:Sheet1.C700</svg:desc>
                </draw:g>
              </table:table-cell>
              <table:table-cell office:value-type="float" office:value="-3808">
                <text:p>-3808</text:p>
                <draw:g>
                  <svg:desc>Sheet1.D475:Sheet1.D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3809">
                <text:p>-3809</text:p>
              </table:table-cell>
              <table:table-cell office:value-type="float" office:value="-3805">
                <text:p>-3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3783">
                <text:p>-3783</text:p>
              </table:table-cell>
              <table:table-cell office:value-type="float" office:value="-3779">
                <text:p>-3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3755">
                <text:p>-3755</text:p>
              </table:table-cell>
              <table:table-cell office:value-type="float" office:value="-3752">
                <text:p>-3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3731">
                <text:p>-3731</text:p>
              </table:table-cell>
              <table:table-cell office:value-type="float" office:value="-3728">
                <text:p>-3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3717">
                <text:p>-3717</text:p>
              </table:table-cell>
              <table:table-cell office:value-type="float" office:value="-3718">
                <text:p>-3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3691">
                <text:p>-369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3669">
                <text:p>-3669</text:p>
              </table:table-cell>
              <table:table-cell office:value-type="float" office:value="-3668">
                <text:p>-3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3645">
                <text:p>-3645</text:p>
              </table:table-cell>
              <table:table-cell office:value-type="float" office:value="-3634">
                <text:p>-3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3646">
                <text:p>-3646</text:p>
              </table:table-cell>
              <table:table-cell office:value-type="float" office:value="-3642">
                <text:p>-3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3615">
                <text:p>-3615</text:p>
              </table:table-cell>
              <table:table-cell office:value-type="float" office:value="-3614">
                <text:p>-3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3596">
                <text:p>-3596</text:p>
              </table:table-cell>
              <table:table-cell office:value-type="float" office:value="-3595">
                <text:p>-3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3565">
                <text:p>-3565</text:p>
              </table:table-cell>
              <table:table-cell office:value-type="float" office:value="-3563">
                <text:p>-3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3549">
                <text:p>-3549</text:p>
              </table:table-cell>
              <table:table-cell office:value-type="float" office:value="-3551">
                <text:p>-3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3526">
                <text:p>-3526</text:p>
              </table:table-cell>
              <table:table-cell office:value-type="float" office:value="-3518">
                <text:p>-3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3502">
                <text:p>-3502</text:p>
              </table:table-cell>
              <table:table-cell office:value-type="float" office:value="-3496">
                <text:p>-3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3466">
                <text:p>-3466</text:p>
              </table:table-cell>
              <table:table-cell office:value-type="float" office:value="-3468">
                <text:p>-3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3453">
                <text:p>-3453</text:p>
              </table:table-cell>
              <table:table-cell office:value-type="float" office:value="-3452">
                <text:p>-3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3425">
                <text:p>-3425</text:p>
              </table:table-cell>
              <table:table-cell office:value-type="float" office:value="-3421">
                <text:p>-3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3397">
                <text:p>-3397</text:p>
              </table:table-cell>
              <table:table-cell office:value-type="float" office:value="-3394">
                <text:p>-3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3372">
                <text:p>-3372</text:p>
              </table:table-cell>
              <table:table-cell office:value-type="float" office:value="-3359">
                <text:p>-3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3355">
                <text:p>-3355</text:p>
              </table:table-cell>
              <table:table-cell office:value-type="float" office:value="-3347">
                <text:p>-3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3324">
                <text:p>-3324</text:p>
              </table:table-cell>
              <table:table-cell office:value-type="float" office:value="-3315">
                <text:p>-3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3292">
                <text:p>-3292</text:p>
              </table:table-cell>
              <table:table-cell office:value-type="float" office:value="-3292">
                <text:p>-3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263">
                <text:p>-3263</text:p>
              </table:table-cell>
              <table:table-cell office:value-type="float" office:value="-3258">
                <text:p>-3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264">
                <text:p>-3264</text:p>
              </table:table-cell>
              <table:table-cell office:value-type="float" office:value="-3259">
                <text:p>-3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233">
                <text:p>-3233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207">
                <text:p>-3207</text:p>
              </table:table-cell>
              <table:table-cell office:value-type="float" office:value="-3200">
                <text:p>-3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170">
                <text:p>-3170</text:p>
              </table:table-cell>
              <table:table-cell office:value-type="float" office:value="-3165">
                <text:p>-3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156">
                <text:p>-3156</text:p>
              </table:table-cell>
              <table:table-cell office:value-type="float" office:value="-3148">
                <text:p>-3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120">
                <text:p>-3120</text:p>
              </table:table-cell>
              <table:table-cell office:value-type="float" office:value="-3112">
                <text:p>-3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093">
                <text:p>-3093</text:p>
              </table:table-cell>
              <table:table-cell office:value-type="float" office:value="-3091">
                <text:p>-3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053">
                <text:p>-3053</text:p>
              </table:table-cell>
              <table:table-cell office:value-type="float" office:value="-3055">
                <text:p>-3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035">
                <text:p>-3035</text:p>
              </table:table-cell>
              <table:table-cell office:value-type="float" office:value="-3033">
                <text:p>-3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002">
                <text:p>-3002</text:p>
              </table:table-cell>
              <table:table-cell office:value-type="float" office:value="-2993">
                <text:p>-2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967">
                <text:p>-2967</text:p>
              </table:table-cell>
              <table:table-cell office:value-type="float" office:value="-2968">
                <text:p>-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936">
                <text:p>-2936</text:p>
              </table:table-cell>
              <table:table-cell office:value-type="float" office:value="-2932">
                <text:p>-2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919">
                <text:p>-2919</text:p>
              </table:table-cell>
              <table:table-cell office:value-type="float" office:value="-2917">
                <text:p>-2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881">
                <text:p>-2881</text:p>
              </table:table-cell>
              <table:table-cell office:value-type="float" office:value="-2875">
                <text:p>-2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846">
                <text:p>-2846</text:p>
              </table:table-cell>
              <table:table-cell office:value-type="float" office:value="-2846">
                <text:p>-2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807">
                <text:p>-2807</text:p>
              </table:table-cell>
              <table:table-cell office:value-type="float" office:value="-2808">
                <text:p>-2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815">
                <text:p>-2815</text:p>
              </table:table-cell>
              <table:table-cell office:value-type="float" office:value="-2808">
                <text:p>-2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773">
                <text:p>-2773</text:p>
              </table:table-cell>
              <table:table-cell office:value-type="float" office:value="-2762">
                <text:p>-2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743">
                <text:p>-2743</text:p>
              </table:table-cell>
              <table:table-cell office:value-type="float" office:value="-2740">
                <text:p>-27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701">
                <text:p>-2701</text:p>
              </table:table-cell>
              <table:table-cell office:value-type="float" office:value="-2696">
                <text:p>-2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685">
                <text:p>-2685</text:p>
              </table:table-cell>
              <table:table-cell office:value-type="float" office:value="-2677">
                <text:p>-2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645">
                <text:p>-2645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2610">
                <text:p>-2610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2562">
                <text:p>-2562</text:p>
              </table:table-cell>
              <table:table-cell office:value-type="float" office:value="-2559">
                <text:p>-2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2549">
                <text:p>-2549</text:p>
              </table:table-cell>
              <table:table-cell office:value-type="float" office:value="-2534">
                <text:p>-25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2503">
                <text:p>-2503</text:p>
              </table:table-cell>
              <table:table-cell office:value-type="float" office:value="-2494">
                <text:p>-2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2470">
                <text:p>-2470</text:p>
              </table:table-cell>
              <table:table-cell office:value-type="float" office:value="-2463">
                <text:p>-2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424">
                <text:p>-2424</text:p>
              </table:table-cell>
              <table:table-cell office:value-type="float" office:value="-2415">
                <text:p>-2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407">
                <text:p>-2407</text:p>
              </table:table-cell>
              <table:table-cell office:value-type="float" office:value="-2390">
                <text:p>-23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359">
                <text:p>-2359</text:p>
              </table:table-cell>
              <table:table-cell office:value-type="float" office:value="-2349">
                <text:p>-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325">
                <text:p>-2325</text:p>
              </table:table-cell>
              <table:table-cell office:value-type="float" office:value="-2318">
                <text:p>-2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278">
                <text:p>-2278</text:p>
              </table:table-cell>
              <table:table-cell office:value-type="float" office:value="-2270">
                <text:p>-22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282">
                <text:p>-2282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227">
                <text:p>-2227</text:p>
              </table:table-cell>
              <table:table-cell office:value-type="float" office:value="-2225">
                <text:p>-2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193">
                <text:p>-2193</text:p>
              </table:table-cell>
              <table:table-cell office:value-type="float" office:value="-2188">
                <text:p>-2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141">
                <text:p>-2141</text:p>
              </table:table-cell>
              <table:table-cell office:value-type="float" office:value="-2135">
                <text:p>-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124">
                <text:p>-2124</text:p>
              </table:table-cell>
              <table:table-cell office:value-type="float" office:value="-2117">
                <text:p>-2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075">
                <text:p>-2075</text:p>
              </table:table-cell>
              <table:table-cell office:value-type="float" office:value="-2063">
                <text:p>-2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028">
                <text:p>-2028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980">
                <text:p>-1980</text:p>
              </table:table-cell>
              <table:table-cell office:value-type="float" office:value="-1974">
                <text:p>-1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958">
                <text:p>-1958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906">
                <text:p>-1906</text:p>
              </table:table-cell>
              <table:table-cell office:value-type="float" office:value="-1900">
                <text:p>-19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864">
                <text:p>-1864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810">
                <text:p>-1810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784">
                <text:p>-1784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727">
                <text:p>-1727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683">
                <text:p>-168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630">
                <text:p>-1630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632">
                <text:p>-1632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576">
                <text:p>-1576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526">
                <text:p>-1526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468">
                <text:p>-146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442">
                <text:p>-1442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368">
                <text:p>-1368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326">
                <text:p>-1326</text:p>
              </table:table-cell>
              <table:table-cell office:value-type="float" office:value="-1326">
                <text:p>-1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268">
                <text:p>-1268</text:p>
              </table:table-cell>
              <table:table-cell office:value-type="float" office:value="-1258">
                <text:p>-1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246">
                <text:p>-1246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174">
                <text:p>-1174</text:p>
              </table:table-cell>
              <table:table-cell office:value-type="float" office:value="-1174">
                <text:p>-1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122">
                <text:p>-1122</text:p>
              </table:table-cell>
              <table:table-cell office:value-type="float" office:value="-1121">
                <text:p>-1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062">
                <text:p>-1062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029">
                <text:p>-1029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962">
                <text:p>-962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906">
                <text:p>-906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835">
                <text:p>-835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827">
                <text:p>-827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763">
                <text:p>-763</text:p>
              </table:table-cell>
              <table:table-cell office:value-type="float" office:value="-756">
                <text:p>-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703">
                <text:p>-703</text:p>
              </table:table-cell>
              <table:table-cell office:value-type="float" office:value="-696">
                <text:p>-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626">
                <text:p>-62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593">
                <text:p>-593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502">
                <text:p>-502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450">
                <text:p>-450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371">
                <text:p>-371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347">
                <text:p>-347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263">
                <text:p>-263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06">
                <text:p>-20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15">
                <text:p>-11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78">
                <text:p>-7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62">
                <text:p>2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335">
                <text:p>33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437">
                <text:p>43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579">
                <text:p>57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668">
                <text:p>6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773">
                <text:p>77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924">
                <text:p>-1924</text:p>
              </table:table-cell>
              <table:table-cell office:value-type="float" office:value="-1922">
                <text:p>-1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891">
                <text:p>-1891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865">
                <text:p>-1865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825">
                <text:p>-1825</text:p>
              </table:table-cell>
              <table:table-cell office:value-type="float" office:value="-1823">
                <text:p>-18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812">
                <text:p>-1812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779">
                <text:p>-177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750">
                <text:p>-1750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711">
                <text:p>-1711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718">
                <text:p>-1718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680">
                <text:p>-1680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646">
                <text:p>-1646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618">
                <text:p>-1618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597">
                <text:p>-159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558">
                <text:p>-1558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520">
                <text:p>-1520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491">
                <text:p>-1491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480">
                <text:p>-1480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444">
                <text:p>-1444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418">
                <text:p>-1418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376">
                <text:p>-1376</text:p>
              </table:table-cell>
              <table:table-cell office:value-type="float" office:value="-1362">
                <text:p>-1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349">
                <text:p>-1349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317">
                <text:p>-1317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277">
                <text:p>-1277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246">
                <text:p>-1246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244">
                <text:p>-1244</text:p>
              </table:table-cell>
              <table:table-cell office:value-type="float" office:value="-1234">
                <text:p>-1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207">
                <text:p>-1207</text:p>
              </table:table-cell>
              <table:table-cell office:value-type="float" office:value="-1198">
                <text:p>-11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171">
                <text:p>-1171</text:p>
              </table:table-cell>
              <table:table-cell office:value-type="float" office:value="-1165">
                <text:p>-1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122">
                <text:p>-1122</text:p>
              </table:table-cell>
              <table:table-cell office:value-type="float" office:value="-1119">
                <text:p>-1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102">
                <text:p>-1102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062">
                <text:p>-1062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025">
                <text:p>-1025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984">
                <text:p>-984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964">
                <text:p>-964</text:p>
              </table:table-cell>
              <table:table-cell office:value-type="float" office:value="-956">
                <text:p>-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918">
                <text:p>-918</text:p>
              </table:table-cell>
              <table:table-cell office:value-type="float" office:value="-914">
                <text:p>-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878">
                <text:p>-878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833">
                <text:p>-833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819">
                <text:p>-819</text:p>
              </table:table-cell>
              <table:table-cell office:value-type="float" office:value="-811">
                <text:p>-8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770">
                <text:p>-770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730">
                <text:p>-730</text:p>
              </table:table-cell>
              <table:table-cell office:value-type="float" office:value="-718">
                <text:p>-7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685">
                <text:p>-685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680">
                <text:p>-680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638">
                <text:p>-638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597">
                <text:p>-597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549">
                <text:p>-549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523">
                <text:p>-523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472">
                <text:p>-472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429">
                <text:p>-42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380">
                <text:p>-38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354">
                <text:p>-354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94">
                <text:p>-2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52">
                <text:p>-252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06">
                <text:p>-20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70">
                <text:p>-17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24">
                <text:p>-12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76">
                <text:p>-7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19">
                <text:p>-1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23">
                <text:p>-2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31">
                <text:p>2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5">
                <text:p>27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338">
                <text:p>33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368">
                <text:p>3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432">
                <text:p>4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473">
                <text:p>47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545">
                <text:p>54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569">
                <text:p>56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639">
                <text:p>63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756">
                <text:p>75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751">
                <text:p>75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832">
                <text:p>83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883">
                <text:p>88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987">
                <text:p>98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053">
                <text:p>105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110">
                <text:p>11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220">
                <text:p>1220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285">
                <text:p>128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354">
                <text:p>135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429">
                <text:p>1429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62">
                <text:p>146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549">
                <text:p>154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611">
                <text:p>1611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692">
                <text:p>169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684">
                <text:p>168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843">
                <text:p>184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923">
                <text:p>192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978">
                <text:p>1978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052">
                <text:p>205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121">
                <text:p>2121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219">
                <text:p>2219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241">
                <text:p>2241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334">
                <text:p>233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412">
                <text:p>2412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2506">
                <text:p>250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662">
                <text:p>266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732">
                <text:p>2732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846">
                <text:p>284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838">
                <text:p>283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943">
                <text:p>2943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031">
                <text:p>3031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128">
                <text:p>312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178">
                <text:p>3178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3308">
                <text:p>3308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3383">
                <text:p>338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3505">
                <text:p>3505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